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F000005F80000061325BFEEED.svm"/>
  <manifest:file-entry manifest:media-type="image/png" manifest:full-path="Pictures/10000000000000200000002000309F1C.png"/>
  <manifest:file-entry manifest:media-type="" manifest:full-path="Pictures/20000E5900001CC900001CC9F78F821B.svm"/>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auto-grow-width="true" fo:min-height="0.253cm" fo:min-width="0.196cm"/>
    </style:style>
    <style:style style:name="gr2" style:family="graphic" style:parent-style-name="standard">
      <style:graphic-properties draw:stroke="none" draw:fill="none" draw:fill-color="#ffffff" draw:textarea-horizontal-align="left" draw:auto-grow-width="true" fo:min-height="0.139cm" fo:min-width="0.355cm"/>
    </style:style>
    <style:style style:name="gr3" style:family="graphic" style:parent-style-name="standard">
      <style:graphic-properties draw:stroke="none" draw:fill="solid" draw:fill-color="#e6e6e6" draw:textarea-horizontal-align="center" draw:textarea-vertical-align="middle"/>
    </style:style>
    <style:style style:name="gr4" style:family="graphic" style:parent-style-name="standard">
      <style:graphic-properties draw:stroke="solid" svg:stroke-color="#000000" draw:textarea-horizontal-align="center" draw:textarea-vertical-align="middle"/>
    </style:style>
    <style:style style:name="gr5" style:family="graphic" style:parent-style-name="standard">
      <style:graphic-properties draw:stroke="none" svg:stroke-color="#000000" draw:fill="solid" draw:fill-color="#e6e6e6" draw:textarea-horizontal-align="center" draw:textarea-vertical-align="middle"/>
    </style:style>
    <style:style style:name="gr6" style:family="graphic" style:parent-style-name="standard">
      <style:graphic-properties draw:stroke="none" svg:stroke-color="#000000" draw:fill="solid" draw:fill-color="#cccccc" draw:textarea-horizontal-align="center" draw:textarea-vertical-align="middle"/>
    </style:style>
    <style:style style:name="gr7" style:family="graphic" style:parent-style-name="standard">
      <style:graphic-properties draw:stroke="none" svg:stroke-color="#000000" draw:fill="solid" draw:fill-color="#ffffff" draw:textarea-horizontal-align="center" draw:textarea-vertical-align="middle"/>
    </style:style>
    <style:style style:name="gr8" style:family="graphic" style:parent-style-name="standard">
      <style:graphic-properties draw:stroke="none" svg:stroke-color="#000000" draw:fill="solid" draw:fill-color="#999999" draw:textarea-horizontal-align="center" draw:textarea-vertical-align="middle"/>
    </style:style>
    <style:style style:name="gr9" style:family="graphic" style:parent-style-name="standard">
      <style:graphic-properties draw:stroke="none" svg:stroke-color="#000000" draw:fill="solid" draw:fill-color="#b3b3b3" draw:textarea-horizontal-align="center" draw:textarea-vertical-align="middle"/>
    </style:style>
    <style:style style:name="gr10" style:family="graphic" style:parent-style-name="standard">
      <style:graphic-properties draw:stroke="none" svg:stroke-color="#000000" draw:fill="solid" draw:fill-color="#e6e6ff" draw:textarea-horizontal-align="center" draw:textarea-vertical-align="middle"/>
    </style:style>
    <style:style style:name="gr11" style:family="graphic" style:parent-style-name="standard">
      <style:graphic-properties draw:stroke="none" svg:stroke-color="#000000" draw:fill="solid" draw:fill-color="#c5c5db" draw:textarea-horizontal-align="center" draw:textarea-vertical-align="middle"/>
    </style:style>
    <style:style style:name="gr12" style:family="graphic" style:parent-style-name="standard">
      <style:graphic-properties draw:stroke="none" svg:stroke-color="#000000" draw:fill="solid" draw:fill-color="#808080" draw:textarea-horizontal-align="center" draw:textarea-vertical-align="middle"/>
    </style:style>
    <style:style style:name="gr13" style:family="graphic" style:parent-style-name="standard">
      <style:graphic-properties draw:stroke="none" svg:stroke-color="#000000" draw:fill="solid" draw:fill-color="#666666" draw:textarea-horizontal-align="center" draw:textarea-vertical-align="middle"/>
    </style:style>
    <style:style style:name="gr14" style:family="graphic" style:parent-style-name="standard">
      <style:graphic-properties draw:stroke="none" svg:stroke-color="#000000" draw:fill="solid" draw:fill-color="#4c4c4c" draw:textarea-horizontal-align="center" draw:textarea-vertical-align="middle"/>
    </style:style>
    <style:style style:name="gr15" style:family="graphic" style:parent-style-name="standard">
      <style:graphic-properties draw:stroke="none" svg:stroke-color="#000000" draw:fill="solid" draw:fill-color="#333333" draw:textarea-horizontal-align="center" draw:textarea-vertical-align="middle"/>
    </style:style>
    <style:style style:name="gr16" style:family="graphic" style:parent-style-name="standard">
      <style:graphic-properties draw:stroke="none" svg:stroke-color="#000000" draw:fill="solid" draw:fill-color="#e6e64c" draw:textarea-horizontal-align="center" draw:textarea-vertical-align="middle"/>
    </style:style>
    <style:style style:name="gr17" style:family="graphic" style:parent-style-name="standard">
      <style:graphic-properties draw:stroke="none" svg:stroke-color="#000000" draw:fill="solid" draw:fill-color="#000000"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81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fill="solid" draw:fill-color="#333333" draw:textarea-horizontal-align="justify" draw:textarea-vertical-align="middle" draw:auto-grow-height="false"/>
    </style:style>
    <style:style style:name="gr21" style:family="graphic" style:parent-style-name="standard">
      <style:graphic-properties draw:fill="solid" draw:fill-color="#808080" draw:textarea-horizontal-align="justify" draw:textarea-vertical-align="middle" draw:auto-grow-height="false"/>
    </style:style>
    <style:style style:name="gr22" style:family="graphic" style:parent-style-name="standard">
      <style:graphic-properties draw:fill="solid" draw:fill-color="#808080" draw:textarea-horizontal-align="justify" draw:textarea-vertical-align="middle" draw:auto-grow-height="false"/>
    </style:style>
    <style:style style:name="gr23" style:family="graphic" style:parent-style-name="standard">
      <style:graphic-properties draw:fill="solid" draw:fill-color="#ffffff" draw:textarea-horizontal-align="justify" draw:textarea-vertical-align="middle" draw:auto-grow-height="false"/>
    </style:style>
    <style:style style:name="gr24" style:family="graphic" style:parent-style-name="standard">
      <style:graphic-properties draw:fill="solid" draw:fill-color="#ffffff" draw:textarea-horizontal-align="justify" draw:textarea-vertical-align="middle" draw:auto-grow-height="false"/>
    </style:style>
    <style:style style:name="gr25" style:family="graphic" style:parent-style-name="standard">
      <style:graphic-properties draw:fill="solid" draw:fill-color="#333333" draw:textarea-horizontal-align="justify" draw:textarea-vertical-align="middle" draw:auto-grow-height="false"/>
    </style:style>
    <style:style style:name="gr26" style:family="graphic" style:parent-style-name="standard">
      <style:graphic-properties svg:stroke-width="0.152cm" draw:fill="solid" draw:fill-color="#ffffff" draw:textarea-horizontal-align="center" draw:textarea-vertical-align="middle" fo:padding-top="0.201cm" fo:padding-bottom="0.201cm" fo:padding-left="0.326cm" fo:padding-right="0.326cm"/>
    </style:style>
    <style:style style:name="gr27" style:family="graphic" style:parent-style-name="standard">
      <style:graphic-properties svg:stroke-width="0cm" draw:marker-start-width="0cm" draw:marker-end-width="0cm" draw:fill="none" draw:fill-color="#ffffff" draw:textarea-vertical-align="middle" draw:auto-grow-height="false" fo:min-height="0.749cm" fo:min-width="0.499cm" fo:padding-top="0.126cm" fo:padding-bottom="0.126cm" fo:padding-left="0.251cm" fo:padding-right="0.251cm"/>
    </style:style>
    <style:style style:name="gr28" style:family="graphic" style:parent-style-name="standard">
      <style:graphic-properties draw:stroke="none"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29" style:family="graphic">
      <style:graphic-properties style:protect="size"/>
    </style:style>
    <style:style style:name="gr30" style:family="graphic" style:parent-style-name="standard">
      <style:graphic-properties draw:marker-end="Arrow" draw:marker-end-width="0.3cm" draw:textarea-horizontal-align="center"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135cm"/>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svg:stroke-width="0.152cm" draw:textarea-horizontal-align="center" draw:textarea-vertical-align="middle" fo:padding-top="0.201cm" fo:padding-bottom="0.201cm" fo:padding-left="0.326cm" fo:padding-right="0.326cm"/>
    </style:style>
    <style:style style:name="gr34" style:family="graphic" style:parent-style-name="standard">
      <style:graphic-properties draw:stroke="solid" draw:stroke-dash="Fine_20_Dashed_20__28_var_29_" svg:stroke-width="0cm" draw:textarea-horizontal-align="center" draw:textarea-vertical-align="middle"/>
    </style:style>
    <style:style style:name="gr35" style:family="graphic" style:parent-style-name="standard">
      <style:graphic-properties draw:stroke="none" draw:stroke-dash="Fine_20_Dashed_20__28_var_29_" svg:stroke-width="0cm" svg:stroke-color="#000000" draw:fill="none" draw:fill-color="#ffffff" draw:textarea-horizontal-align="left" draw:auto-grow-height="true" draw:auto-grow-width="true" fo:min-height="0cm" fo:min-width="0cm"/>
    </style:style>
    <style:style style:name="gr3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cm" fo:min-width="0cm" fo:padding-top="0.201cm" fo:padding-bottom="0.201cm" fo:padding-left="0.326cm" fo:padding-right="0.326cm"/>
    </style:style>
    <style:style style:name="gr37" style:family="graphic" style:parent-style-name="standard">
      <style:graphic-properties svg:stroke-width="0cm" draw:marker-start-width="0.2cm" draw:marker-end-width="0.2cm" draw:fill="solid" draw:fill-color="#c0c0c0" draw:textarea-horizontal-align="center" draw:textarea-vertical-align="middle" fo:padding-top="0.125cm" fo:padding-bottom="0.125cm" fo:padding-left="0.25cm" fo:padding-right="0.25cm"/>
    </style:style>
    <style:style style:name="gr38" style:family="graphic" style:parent-style-name="standard">
      <style:graphic-properties svg:stroke-width="0cm" draw:marker-start-width="0.2cm" draw:marker-end-width="0.2cm" draw:fill="solid" draw:fill-color="#808080" draw:textarea-horizontal-align="center" draw:textarea-vertical-align="middle" fo:padding-top="0.125cm" fo:padding-bottom="0.125cm" fo:padding-left="0.25cm" fo:padding-right="0.25cm"/>
    </style:style>
    <style:style style:name="gr39" style:family="graphic" style:parent-style-name="standard">
      <style:graphic-properties draw:stroke="none" draw:fill="none" fo:min-height="0.662cm"/>
    </style:style>
    <style:style style:name="gr40" style:family="graphic" style:parent-style-name="standard">
      <style:graphic-properties draw:stroke="dash" draw:stroke-dash="Fine_20_Dashed_20__28_var_29_" svg:stroke-width="0.152cm" svg:stroke-color="#808080" draw:textarea-horizontal-align="center" draw:textarea-vertical-align="middle" fo:padding-top="0.201cm" fo:padding-bottom="0.201cm" fo:padding-left="0.326cm" fo:padding-right="0.326cm"/>
    </style:style>
    <style:style style:name="gr41" style:family="graphic" style:parent-style-name="standard">
      <style:graphic-properties draw:stroke="solid" draw:stroke-dash="Fine_20_Dashed_20__28_var_29_" svg:stroke-width="0cm" draw:marker-end="Arrow" draw:marker-end-width="0.3cm" draw:textarea-horizontal-align="center" draw:textarea-vertical-align="middle"/>
    </style:style>
    <style:style style:name="gr42" style:family="graphic" style:parent-style-name="standard">
      <style:graphic-properties draw:stroke="solid" draw:stroke-dash="Fine_20_Dashed_20__28_var_29_" svg:stroke-width="0.152cm" draw:textarea-horizontal-align="center" draw:textarea-vertical-align="middle" fo:padding-top="0.201cm" fo:padding-bottom="0.201cm" fo:padding-left="0.326cm" fo:padding-right="0.326cm"/>
    </style:style>
    <style:style style:name="gr43" style:family="graphic" style:parent-style-name="standard">
      <style:graphic-properties draw:stroke="none" draw:stroke-dash="Fine_20_Dashed_20__28_var_29_" svg:stroke-width="0cm" draw:marker-start-width="0cm" draw:marker-end-width="0cm" draw:fill="solid" draw:fill-color="#c0c0c0" draw:textarea-horizontal-align="center" draw:textarea-vertical-align="middle" fo:padding-top="0.126cm" fo:padding-bottom="0.126cm" fo:padding-left="0.251cm" fo:padding-right="0.251cm"/>
    </style:style>
    <style:style style:name="gr44"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45" style:family="graphic" style:parent-style-name="standard">
      <style:graphic-properties draw:stroke="solid" draw:stroke-dash="Fine_20_Dashed_20__28_var_29_" svg:stroke-width="0.152cm" svg:stroke-color="#808080" draw:textarea-horizontal-align="center" draw:textarea-vertical-align="middle" fo:padding-top="0.201cm" fo:padding-bottom="0.201cm" fo:padding-left="0.326cm" fo:padding-right="0.326cm"/>
    </style:style>
    <style:style style:name="gr46" style:family="graphic" style:parent-style-name="standard">
      <style:graphic-properties draw:stroke="none" draw:fill="solid" draw:fill-color="#c0c0c0" draw:textarea-horizontal-align="center" draw:textarea-vertical-align="middle"/>
    </style:style>
    <style:style style:name="gr47" style:family="graphic" style:parent-style-name="standard">
      <style:graphic-properties draw:stroke="none" draw:fill="none" draw:fill-color="#ffffff" draw:textarea-horizontal-align="center" draw:textarea-vertical-align="middle"/>
    </style:style>
    <style:style style:name="gr48" style:family="graphic" style:parent-style-name="standard">
      <style:graphic-properties draw:stroke="none" svg:stroke-color="#000000" draw:fill="none" draw:fill-color="#000000" draw:textarea-horizontal-align="center" draw:textarea-vertical-align="middle"/>
    </style:style>
    <style:style style:name="gr49" style:family="graphic" style:parent-style-name="standard">
      <style:graphic-properties draw:stroke="none" draw:fill="none" draw:fill-color="#ffffff" draw:textarea-horizontal-align="left" draw:auto-grow-width="true" fo:min-height="0.221cm" fo:min-width="0cm"/>
    </style:style>
    <style:style style:name="gr50" style:family="graphic" style:parent-style-name="standard">
      <style:graphic-properties draw:stroke="none" draw:fill="none" draw:fill-color="#ffffff" draw:textarea-horizontal-align="left" draw:auto-grow-width="true" fo:min-height="0.512cm" fo:min-width="0.885cm"/>
    </style:style>
    <style:style style:name="gr51" style:family="graphic" style:parent-style-name="standard">
      <style:graphic-properties draw:stroke="none" draw:fill="none" draw:fill-color="#ffffff" draw:textarea-horizontal-align="left" draw:auto-grow-width="true" fo:min-height="0.143cm" fo:min-width="1.283cm"/>
    </style:style>
    <style:style style:name="gr52" style:family="graphic" style:parent-style-name="standard">
      <style:graphic-properties draw:stroke="none" draw:fill="none" draw:fill-color="#ffffff" draw:textarea-horizontal-align="left" draw:auto-grow-width="true" fo:min-height="0.143cm" fo:min-width="1.547cm"/>
    </style:style>
    <style:style style:name="gr53" style:family="graphic" style:parent-style-name="standard">
      <style:graphic-properties draw:stroke="none" draw:fill="none" draw:fill-color="#ffffff" draw:textarea-horizontal-align="left" draw:auto-grow-width="true" fo:min-height="0.143cm" fo:min-width="3.459cm"/>
    </style:style>
    <style:style style:name="gr54" style:family="graphic" style:parent-style-name="standard">
      <style:graphic-properties draw:stroke="none" draw:fill="none" fo:min-height="0.48cm"/>
    </style:style>
    <style:style style:name="gr55" style:family="graphic" style:parent-style-name="standard">
      <style:graphic-properties draw:stroke="none" draw:stroke-dash="Fine_20_Dashed_20__28_var_29_" svg:stroke-width="0cm" svg:stroke-color="#000000" draw:fill="none" draw:fill-color="#ffffff" draw:textarea-horizontal-align="left" draw:auto-grow-height="true" draw:auto-grow-width="true" fo:min-height="0.622cm" fo:min-width="0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01cm" fo:min-width="0cm" fo:padding-top="0.201cm" fo:padding-bottom="0.201cm" fo:padding-left="0.326cm" fo:padding-right="0.326cm"/>
    </style:style>
    <style:style style:name="gr57" style:family="graphic" style:parent-style-name="standard">
      <style:graphic-properties draw:fill="none" draw:textarea-vertical-align="middle" draw:auto-grow-height="false" fo:min-height="0.749cm" fo:min-width="0.499cm"/>
    </style:style>
    <style:style style:name="gr58" style:family="graphic" style:parent-style-name="standard">
      <style:graphic-properties draw:stroke="none" draw:fill="solid" draw:fill-color="#ffffff" draw:textarea-horizontal-align="center" draw:textarea-vertical-align="middle"/>
    </style:style>
    <style:style style:name="gr59" style:family="graphic" style:parent-style-name="standard">
      <style:graphic-properties draw:stroke="none" svg:stroke-color="#000000" draw:fill="solid" draw:fill-color="#ffffff" draw:textarea-horizontal-align="center" draw:textarea-vertical-align="middle"/>
    </style:style>
    <style:style style:name="gr60" style:family="graphic" style:parent-style-name="standard">
      <style:graphic-properties draw:stroke="none" svg:stroke-color="#000000" draw:fill="solid" draw:fill-color="#c0c0c0" draw:textarea-horizontal-align="center" draw:textarea-vertical-align="middle"/>
    </style:style>
    <style:style style:name="gr61" style:family="graphic" style:parent-style-name="standard">
      <style:graphic-properties draw:stroke="solid" svg:stroke-color="#000000" draw:textarea-horizontal-align="center" draw:textarea-vertical-align="middle"/>
    </style:style>
    <style:style style:name="gr6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solid" svg:stroke-color="#000000" draw:fill="solid" draw:fill-color="#ffffff" draw:textarea-horizontal-align="center" draw:textarea-vertical-align="middle"/>
    </style:style>
    <style:style style:name="gr64" style:family="graphic" style:parent-style-name="standard">
      <style:graphic-properties draw:stroke="none" svg:stroke-color="#000000" draw:fill="solid" draw:fill-color="#33cc66" draw:textarea-horizontal-align="center" draw:textarea-vertical-align="middle"/>
    </style:style>
    <style:style style:name="gr65" style:family="graphic" style:parent-style-name="standard">
      <style:graphic-properties draw:stroke="solid" svg:stroke-color="#000000" draw:fill="solid" draw:fill-color="#33cc66" draw:textarea-horizontal-align="center" draw:textarea-vertical-align="middle"/>
    </style:style>
    <style:style style:name="gr66" style:family="graphic" style:parent-style-name="standard">
      <style:graphic-properties draw:stroke="none" svg:stroke-color="#000000" draw:fill="solid" draw:fill-color="#33cc66" draw:textarea-horizontal-align="center" draw:textarea-vertical-align="middle"/>
    </style:style>
    <style:style style:name="gr67" style:family="graphic" style:parent-style-name="standard">
      <style:graphic-properties draw:stroke="solid" svg:stroke-color="#000000" draw:fill="solid" draw:fill-color="#33cc66" draw:textarea-horizontal-align="center" draw:textarea-vertical-align="middle"/>
    </style:style>
    <style:style style:name="gr68" style:family="graphic" style:parent-style-name="standard">
      <style:graphic-properties draw:stroke="none" svg:stroke-color="#000000" draw:fill="solid" draw:fill-color="#00ffff" draw:textarea-horizontal-align="center" draw:textarea-vertical-align="middle"/>
    </style:style>
    <style:style style:name="gr69" style:family="graphic" style:parent-style-name="standard">
      <style:graphic-properties draw:stroke="solid" svg:stroke-color="#000000" draw:fill="solid" draw:fill-color="#00ffff" draw:textarea-horizontal-align="center" draw:textarea-vertical-align="middle"/>
    </style:style>
    <style:style style:name="gr70" style:family="graphic" style:parent-style-name="standard">
      <style:graphic-properties draw:stroke="solid" svg:stroke-color="#000000" draw:fill="solid" draw:fill-color="#ffffff" draw:textarea-horizontal-align="center" draw:textarea-vertical-align="middle"/>
    </style:style>
    <style:style style:name="gr71" style:family="graphic" style:parent-style-name="standard">
      <style:graphic-properties draw:fill="solid" draw:fill-color="#333333" draw:textarea-horizontal-align="center" draw:textarea-vertical-align="middle"/>
    </style:style>
    <style:style style:name="gr72" style:family="graphic" style:parent-style-name="standard">
      <style:graphic-properties draw:fill="solid" draw:fill-color="#808080" draw:textarea-horizontal-align="center" draw:textarea-vertical-align="middle"/>
    </style:style>
    <style:style style:name="gr73" style:family="graphic" style:parent-style-name="standard">
      <style:graphic-properties draw:fill="solid" draw:fill-color="#333333" draw:textarea-horizontal-align="center" draw:textarea-vertical-align="middle"/>
    </style:style>
    <style:style style:name="gr74" style:family="graphic" style:parent-style-name="standard">
      <style:graphic-properties draw:fill="solid" draw:fill-color="#808080" draw:textarea-horizontal-align="center" draw:textarea-vertical-align="middle"/>
    </style:style>
    <style:style style:name="gr75" style:family="graphic" style:parent-style-name="standard">
      <style:graphic-properties draw:fill="solid" draw:fill-color="#ffffff" draw:textarea-horizontal-align="center" draw:textarea-vertical-align="middle"/>
    </style:style>
    <style:style style:name="gr76" style:family="graphic" style:parent-style-name="standard">
      <style:graphic-properties draw:fill="solid" draw:fill-color="#ffffff" draw:textarea-horizontal-align="center" draw:textarea-vertical-align="middle"/>
    </style:style>
    <style:style style:name="gr77" style:family="graphic" style:parent-style-name="standard">
      <style:graphic-properties draw:ole-draw-aspect="1"/>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ov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0pt" style:font-size-asian="10pt" style:font-size-complex="10pt"/>
    </style:style>
    <style:style style:name="P5" style:family="paragraph">
      <style:paragraph-properties fo:text-align="center"/>
      <style:text-properties style:text-outline="false"/>
    </style:style>
    <style:style style:name="P6" style:family="paragraph">
      <style:paragraph-properties fo:text-align="center"/>
      <style:text-properties style:text-outline="false" fo:font-family="'Times New Roman'" style:font-family-generic="roman" style:font-pitch="variable" fo:font-size="12pt" fo:font-weight="bold" style:font-size-asian="12pt" style:font-weight-asian="bold" style:font-size-complex="12pt" style:font-weight-complex="bold"/>
    </style:style>
    <style:style style:name="P7" style:family="paragraph">
      <style:paragraph-properties fo:text-align="center"/>
      <style:text-properties fo:color="#ffffff" style:text-outline="false" fo:font-family="'Times New Roman'" style:font-family-generic="roman" style:font-pitch="variable" fo:font-size="12pt" fo:font-weight="bold" style:font-size-asian="12pt" style:font-weight-asian="bold" style:font-size-complex="12pt" style:font-weight-complex="bold"/>
    </style:style>
    <style:style style:name="P8" style:family="paragraph">
      <style:paragraph-properties fo:text-align="center"/>
      <style:text-properties style:text-outline="false" fo:font-family="'Times New Roman'" style:font-style-name="Bold" style:font-family-generic="roman" style:font-pitch="variable" fo:font-size="12pt" fo:font-weight="bold" style:font-size-asian="18pt" style:font-size-complex="18pt"/>
    </style:style>
    <style:style style:name="P9" style:family="paragraph">
      <style:text-properties style:text-outline="false"/>
    </style:style>
    <style:style style:name="P10" style:family="paragraph">
      <style:text-properties fo:font-size="12pt" style:font-size-asian="12pt" style:font-size-complex="12pt"/>
    </style:style>
    <style:style style:name="P11" style:family="paragraph">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text-properties fo:font-size="10pt" fo:font-style="italic" style:font-size-asian="10pt" style:font-style-asian="italic" style:font-size-complex="10pt" style:font-style-complex="italic"/>
    </style:style>
    <style:style style:name="P13" style:family="paragraph">
      <style:paragraph-properties fo:text-align="center"/>
      <style:text-properties fo:color="#000000"/>
    </style:style>
    <style:style style:name="P14" style:family="paragraph">
      <style:paragraph-properties fo:text-align="center"/>
      <style:text-properties fo:color="#000000" style:text-outline="false"/>
    </style:style>
    <style:style style:name="P15" style:family="paragraph">
      <style:paragraph-properties fo:text-align="center"/>
      <style:text-properties fo:font-size="12pt" style:font-size-asian="12pt" style:font-size-complex="12pt"/>
    </style:style>
    <style:style style:name="P16" style:family="paragraph">
      <style:text-properties style:use-window-font-color="true" style:text-outline="false" style:text-line-through-style="none" fo:font-family="Arial" style:font-family-generic="swiss" fo:font-size="12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P17" style:family="paragraph">
      <style:text-properties style:use-window-font-color="true" style:text-outline="false" style:text-line-through-style="none" fo:font-family="Arial" style:font-family-generic="swiss" fo:font-size="12pt" fo:letter-spacing="normal" fo:font-style="italic" fo:text-shadow="none" style:text-underline-style="none" fo:font-weight="bold"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P18" style:family="paragraph">
      <style:text-properties style:use-window-font-color="true" style:text-outline="false" style:text-line-through-style="none" fo:font-family="Arial" style:font-family-generic="swiss" fo:font-size="10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P19" style:family="paragraph">
      <style:text-properties style:use-window-font-color="true" style:text-outline="false" style:text-line-through-style="none" fo:font-family="Arial" style:font-family-generic="swiss" fo:font-size="10pt" fo:letter-spacing="normal" fo:font-style="italic"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P20" style:family="paragraph">
      <style:paragraph-properties fo:text-align="center"/>
      <style:text-properties fo:font-family="'Times New Roman'" style:font-style-name="Bold" style:font-family-generic="roman" style:font-pitch="variable" fo:font-size="12pt" fo:font-style="normal" fo:font-weight="bold"/>
    </style:style>
    <style:style style:name="P21" style:family="paragraph">
      <style:paragraph-properties fo:text-align="center"/>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style:style style:name="P22" style:family="paragraph">
      <style:paragraph-properties fo:text-align="center"/>
      <style:text-properties fo:color="#ffffff" style:text-outline="false"/>
    </style:style>
    <style:style style:name="P23" style:family="paragraph">
      <style:paragraph-properties fo:text-align="center"/>
      <style:text-properties fo:color="#ffffff" style:text-outline="false" fo:font-weight="bold" style:font-weight-asian="bold" style:font-weight-complex="bold"/>
    </style:style>
    <style:style style:name="P24" style:family="paragraph">
      <style:paragraph-properties fo:text-align="center"/>
      <style:text-properties fo:color="#000000" style:text-outline="false" fo:font-weight="bold" style:font-weight-asian="bold" style:font-weight-complex="bold"/>
    </style:style>
    <style:style style:name="P25" style:family="paragraph">
      <style:paragraph-properties fo:text-align="center"/>
      <style:text-properties fo:color="#000000" style:text-outline="false" fo:font-family="'Times New Roman'" style:font-family-generic="roman" style:font-pitch="variable" fo:font-size="12pt" fo:font-weight="bold" style:font-size-asian="12pt" style:font-weight-asian="bold" style:font-size-complex="12pt" style:font-weight-complex="bold"/>
    </style:style>
    <style:style style:name="P26" style:family="paragraph">
      <style:paragraph-properties fo:text-align="center"/>
      <style:text-properties style:text-outline="false" fo:font-weight="bold" style:font-weight-asian="bold" style:font-weight-complex="bold"/>
    </style:style>
    <style:style style:name="P27" style:family="paragraph">
      <style:paragraph-properties fo:text-align="center"/>
      <style:text-properties fo:color="#ffffff" style:text-outline="false" style:text-position="-33% 58%" fo:font-weight="bold" style:font-weight-asian="bold" style:font-weight-complex="bold"/>
    </style:style>
    <style:style style:name="P28" style:family="paragraph">
      <style:paragraph-properties fo:text-align="center"/>
      <style:text-properties style:text-outline="false" fo:font-family="'Times New Roman'" style:font-family-generic="roman" style:font-pitch="variable" fo:font-size="12pt" style:font-size-asian="12pt" style:font-size-complex="12pt"/>
    </style:style>
    <style:style style:name="P29" style:family="paragraph">
      <style:paragraph-properties fo:text-align="center"/>
      <style:text-properties style:text-outline="false" style:text-position="-33% 58%" fo:font-weight="bold" style:font-weight-asian="bold" style:font-weight-complex="bold"/>
    </style:style>
    <style:style style:name="T1" style:family="text">
      <style:text-properties style:use-window-font-color="true" style:text-outline="false" style:text-line-through-style="none" fo:font-family="Arial" style:font-family-generic="roman" style:font-pitch="variable" fo:font-size="9.89999961853027pt" fo:font-style="normal" fo:text-shadow="none" style:text-underline-style="none" fo:font-weight="normal" style:text-underline-mode="continuous" style:text-overline-mode="continuous" style:text-line-through-mode="continuous" style:font-family-asian="Arial" style:font-family-generic-asian="roman" style:font-pitch-asian="variable" style:font-size-asian="9.89999961853027pt" style:font-family-complex="Arial" style:font-family-generic-complex="roman" style:font-pitch-complex="variable" style:font-size-complex="9.89999961853027pt" style:text-scale="100%"/>
    </style:style>
    <style:style style:name="T2" style:family="text">
      <style:text-properties fo:font-size="10pt" style:font-size-asian="10pt" style:font-size-complex="10pt"/>
    </style:style>
    <style:style style:name="T3" style:family="text">
      <style:text-properties style:text-outline="false" fo:font-family="'Times New Roman'" style:font-family-generic="roman" style:font-pitch="variable" fo:font-size="12pt" fo:font-weight="bold" style:font-size-asian="12pt" style:font-weight-asian="bold" style:font-size-complex="12pt" style:font-weight-complex="bold"/>
    </style:style>
    <style:style style:name="T4" style:family="text">
      <style:text-properties fo:color="#ffffff" style:text-outline="false" fo:font-family="'Times New Roman'" style:font-family-generic="roman" style:font-pitch="variable" fo:font-size="12pt" fo:font-weight="bold" style:font-size-asian="12pt" style:font-weight-asian="bold" style:font-size-complex="12pt" style:font-weight-complex="bold"/>
    </style:style>
    <style:style style:name="T5" style:family="text">
      <style:text-properties style:text-outline="false" fo:font-family="'Times New Roman'" style:font-style-name="Bold" style:font-family-generic="roman" style:font-pitch="variable" fo:font-size="12pt" fo:font-weight="bold" style:font-size-asian="18pt" style:font-size-complex="18pt"/>
    </style:style>
    <style:style style:name="T6" style:family="text">
      <style:text-properties style:text-outline="false"/>
    </style:style>
    <style:style style:name="T7" style:family="text">
      <style:text-properties fo:font-size="12pt" style:font-size-asian="12pt" style:font-size-complex="12pt"/>
    </style:style>
    <style:style style:name="T8" style:family="text">
      <style:text-properties fo:font-size="12pt" fo:font-style="italic" fo:font-weight="bold" style:font-size-asian="12pt" style:font-style-asian="italic" style:font-weight-asian="bold" style:font-size-complex="12pt" style:font-style-complex="italic" style:font-weight-complex="bold"/>
    </style:style>
    <style:style style:name="T9" style:family="text">
      <style:text-properties fo:font-size="10pt" fo:font-style="italic" style:font-size-asian="10pt" style:font-style-asian="italic" style:font-size-complex="10pt" style:font-style-complex="italic"/>
    </style:style>
    <style:style style:name="T10" style:family="text">
      <style:text-properties fo:color="#000000" style:text-outline="false" fo:font-family="'Times New Roman'" style:font-family-generic="roman" style:font-pitch="variable" fo:font-size="12pt" fo:font-weight="bold" style:font-size-asian="12pt" style:font-weight-asian="bold" style:font-size-complex="12pt" style:font-weight-complex="bold"/>
    </style:style>
    <style:style style:name="T11" style:family="text">
      <style:text-properties fo:font-family="Arial" style:font-style-name="Regular" style:font-family-generic="swiss" style:font-pitch="variable" fo:font-size="12pt" style:font-family-asian="Arial" style:font-style-name-asian="Regular" style:font-family-generic-asian="swiss" style:font-pitch-asian="variable" style:font-size-asian="12pt" style:font-family-complex="Arial" style:font-style-name-complex="Regular" style:font-family-generic-complex="swiss" style:font-pitch-complex="variable" style:font-size-complex="12pt"/>
    </style:style>
    <style:style style:name="T12" style:family="text">
      <style:text-properties style:use-window-font-color="true" style:text-outline="false" style:text-line-through-style="none" fo:font-family="Arial" style:font-family-generic="swiss" fo:font-size="12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T13" style:family="text">
      <style:text-properties style:use-window-font-color="true" style:text-outline="false" style:text-line-through-style="none" fo:font-family="Arial" style:font-family-generic="swiss" fo:font-size="12pt" fo:letter-spacing="normal" fo:font-style="italic" fo:text-shadow="none" style:text-underline-style="none" fo:font-weight="bold" style:text-underline-mode="continuous" style:text-overline-mode="continuous" style:text-line-through-mode="continuous" style:font-family-asian="Arial" style:font-family-generic-asian="swiss" style:font-size-asian="12pt" style:font-family-complex="Arial" style:font-family-generic-complex="swiss" style:font-size-complex="12pt" style:text-scale="100%" style:text-overline-style="none" style:text-overline-color="font-color"/>
    </style:style>
    <style:style style:name="T14" style:family="text">
      <style:text-properties style:use-window-font-color="true" style:text-outline="false" style:text-line-through-style="none" fo:font-family="Arial" style:font-family-generic="swiss" fo:font-size="10pt" fo:letter-spacing="normal" fo:font-style="normal"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T15" style:family="text">
      <style:text-properties style:use-window-font-color="true" style:text-outline="false" style:text-line-through-style="none" fo:font-family="Arial" style:font-family-generic="swiss" fo:font-size="10pt" fo:letter-spacing="normal" fo:font-style="italic" fo:text-shadow="none" style:text-underline-style="none" fo:font-weight="normal" style:text-underline-mode="continuous" style:text-overline-mode="continuous" style:text-line-through-mode="continuous" style:font-family-asian="Arial" style:font-family-generic-asian="swiss" style:font-size-asian="10pt" style:font-family-complex="Arial" style:font-family-generic-complex="swiss" style:font-size-complex="10pt" style:text-scale="100%" style:text-overline-style="none" style:text-overline-color="font-color"/>
    </style:style>
    <style:style style:name="T16" style:family="text">
      <style:text-properties fo:font-family="'Times New Roman'" style:font-style-name="Bold" style:font-family-generic="roman" style:font-pitch="variable" fo:font-size="12pt" fo:font-style="normal" fo:font-weight="bold"/>
    </style:style>
    <style:style style:name="T17" style:family="text">
      <style:text-properties fo:font-family="'Times New Roman'" style:font-style-name="Bold" style:font-family-generic="roman" style:font-pitch="variable" fo:font-size="12pt" fo:font-style="normal"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416cm" svg:height="0.636cm" svg:x="7.069cm" svg:y="6.356cm">
          <draw:text-box>
            <text:p><text:span text:style-name="T1">South</text:span></text:p>
          </draw:text-box>
        </draw:frame>
        <draw:frame draw:style-name="gr2" draw:text-style-name="P1" draw:layer="layout" svg:width="1.353cm" svg:height="0.636cm" svg:x="7.122cm" svg:y="3.297cm">
          <draw:text-box>
            <text:p><text:span text:style-name="T1">North</text:span></text:p>
          </draw:text-box>
        </draw:frame>
        <draw:polygon draw:style-name="gr3" draw:text-style-name="P2" draw:layer="layout" svg:width="0.461cm" svg:height="0.462cm" svg:x="7.146cm" svg:y="3.626cm" svg:viewBox="0 0 462 463" draw:points="0,0 462,0 462,463 0,463">
          <text:p/>
        </draw:polygon>
        <draw:polyline draw:style-name="gr4" draw:text-style-name="P2" draw:layer="layout" svg:width="0.461cm" svg:height="0.462cm" svg:x="7.146cm" svg:y="3.626cm" svg:viewBox="0 0 462 463" draw:points="231,463 0,463 0,0 462,0 462,463 231,463">
          <text:p/>
        </draw:polyline>
        <draw:polygon draw:style-name="gr5" draw:text-style-name="P2" draw:layer="layout" svg:width="0.459cm" svg:height="0.462cm" svg:x="7.608cm" svg:y="3.626cm" svg:viewBox="0 0 460 463" draw:points="0,0 460,0 460,463 0,463">
          <text:p/>
        </draw:polygon>
        <draw:polyline draw:style-name="gr4" draw:text-style-name="P2" draw:layer="layout" svg:width="0.459cm" svg:height="0.462cm" svg:x="7.608cm" svg:y="3.626cm" svg:viewBox="0 0 460 463" draw:points="230,463 0,463 0,0 460,0 460,463 230,463">
          <text:p/>
        </draw:polyline>
        <draw:polygon draw:style-name="gr6" draw:text-style-name="P2" draw:layer="layout" svg:width="0.462cm" svg:height="0.462cm" svg:x="8.068cm" svg:y="3.626cm" svg:viewBox="0 0 463 463" draw:points="0,0 463,0 463,463 0,463">
          <text:p/>
        </draw:polygon>
        <draw:polyline draw:style-name="gr4" draw:text-style-name="P2" draw:layer="layout" svg:width="0.462cm" svg:height="0.462cm" svg:x="8.068cm" svg:y="3.626cm" svg:viewBox="0 0 463 463" draw:points="231,463 0,463 0,0 463,0 463,463 231,463">
          <text:p/>
        </draw:polyline>
        <draw:polygon draw:style-name="gr7" draw:text-style-name="P2" draw:layer="layout" svg:width="0.459cm" svg:height="0.461cm" svg:x="7.608cm" svg:y="4.088cm" svg:viewBox="0 0 460 462" draw:points="0,0 460,0 460,462 0,462">
          <text:p/>
        </draw:polygon>
        <draw:polyline draw:style-name="gr4" draw:text-style-name="P2" draw:layer="layout" svg:width="0.459cm" svg:height="0.461cm" svg:x="7.608cm" svg:y="4.088cm" svg:viewBox="0 0 460 462" draw:points="230,462 0,462 0,0 460,0 460,462 230,462">
          <text:p/>
        </draw:polyline>
        <draw:polygon draw:style-name="gr8" draw:text-style-name="P2" draw:layer="layout" svg:width="0.461cm" svg:height="0.461cm" svg:x="7.146cm" svg:y="4.55cm" svg:viewBox="0 0 462 462" draw:points="0,0 462,0 462,462 0,462">
          <text:p/>
        </draw:polygon>
        <draw:polyline draw:style-name="gr4" draw:text-style-name="P2" draw:layer="layout" svg:width="0.461cm" svg:height="0.461cm" svg:x="7.146cm" svg:y="4.55cm" svg:viewBox="0 0 462 462" draw:points="231,462 0,462 0,0 462,0 462,462 231,462">
          <text:p/>
        </draw:polyline>
        <draw:polygon draw:style-name="gr9" draw:text-style-name="P2" draw:layer="layout" svg:width="0.459cm" svg:height="0.461cm" svg:x="7.608cm" svg:y="4.55cm" svg:viewBox="0 0 460 462" draw:points="0,0 460,0 460,462 0,462">
          <text:p/>
        </draw:polygon>
        <draw:polyline draw:style-name="gr4" draw:text-style-name="P2" draw:layer="layout" svg:width="0.459cm" svg:height="0.461cm" svg:x="7.608cm" svg:y="4.55cm" svg:viewBox="0 0 460 462" draw:points="230,462 0,462 0,0 460,0 460,462 230,462">
          <text:p/>
        </draw:polyline>
        <draw:polygon draw:style-name="gr10" draw:text-style-name="P2" draw:layer="layout" svg:width="0.461cm" svg:height="0.461cm" svg:x="7.608cm" svg:y="4.088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text:p/>
        </draw:polygon>
        <draw:polyline draw:style-name="gr4" draw:text-style-name="P2" draw:layer="layout" svg:width="0.461cm" svg:height="0.461cm" svg:x="7.608cm" svg:y="4.088cm" svg:viewBox="0 0 462 462" draw:points="231,0 255,1 277,4 300,10 322,18 341,27 361,38 379,52 395,67 410,83 423,101 434,119 444,139 452,161 457,183 461,207 462,231 461,255 457,279 452,302 444,322 434,342 423,362 410,380 395,396 379,410 361,423 341,435 322,444 300,452 277,457 255,461 231,462 207,461 183,457 160,452 139,444 119,435 100,423 82,410 66,396 52,380 38,362 27,342 17,322 10,302 4,279 1,255 0,231 1,207 4,183 10,161 17,139 27,119 38,101 52,83 66,67 82,52 100,38 119,27 139,18 160,10 183,4 207,1 231,0">
          <text:p/>
        </draw:polyline>
        <draw:polygon draw:style-name="gr11" draw:text-style-name="P2" draw:layer="layout" svg:width="0.048cm" svg:height="0.048cm" svg:x="7.739cm" svg:y="4.224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text:p/>
        </draw:polygon>
        <draw:polyline draw:style-name="gr4" draw:text-style-name="P2" draw:layer="layout" svg:width="0.048cm" svg:height="0.048cm" svg:x="7.739cm" svg:y="4.224cm" svg:viewBox="0 0 49 49" draw:points="25,0 28,0 29,0 32,1 35,2 37,3 38,4 40,5 42,7 44,9 45,11 46,13 47,15 48,17 49,20 49,22 49,25 49,27 49,29 48,32 47,34 46,37 45,38 44,40 42,42 40,44 38,46 37,46 35,47 32,48 29,49 28,49 25,49 22,49 20,49 17,48 15,47 12,46 11,46 9,44 7,42 5,40 4,38 3,37 2,34 1,32 0,29 0,27 0,25 0,22 0,20 1,17 2,15 3,13 4,11 5,9 7,7 9,5 11,4 12,3 15,2 17,1 20,0 22,0 25,0">
          <text:p/>
        </draw:polyline>
        <draw:polygon draw:style-name="gr11" draw:text-style-name="P2" draw:layer="layout" svg:width="0.048cm" svg:height="0.048cm" svg:x="7.888cm" svg:y="4.224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text:p/>
        </draw:polygon>
        <draw:polyline draw:style-name="gr4" draw:text-style-name="P2" draw:layer="layout" svg:width="0.048cm" svg:height="0.048cm" svg:x="7.888cm" svg:y="4.224cm" svg:viewBox="0 0 49 49" draw:points="24,0 27,0 29,0 32,1 34,2 37,3 38,4 40,5 42,7 44,9 45,11 46,13 47,15 48,17 49,20 49,22 49,25 49,27 49,29 48,32 47,34 46,37 45,38 44,40 42,42 40,44 38,46 37,46 34,47 32,48 29,49 27,49 24,49 21,49 20,49 17,48 14,47 12,46 11,46 9,44 7,42 5,40 4,38 3,37 2,34 1,32 0,29 0,27 0,25 0,22 0,20 1,17 2,15 3,13 4,11 5,9 7,7 9,5 11,4 12,3 14,2 17,1 20,0 21,0 24,0">
          <text:p/>
        </draw:polyline>
        <draw:polyline draw:style-name="gr4" draw:text-style-name="P2" draw:layer="layout" svg:width="0.252cm" svg:height="0.031cm" svg:x="7.712cm" svg:y="4.42cm" svg:viewBox="0 0 253 32" draw:points="0,0 15,7 30,14 46,20 62,24 78,28 94,30 111,31 127,32 143,31 160,30 175,28 191,24 207,20 222,14 238,7 253,0">
          <text:p/>
        </draw:polyline>
        <draw:polygon draw:style-name="gr12" draw:text-style-name="P2" draw:layer="layout" svg:width="0.463cm" svg:height="0.461cm" svg:x="6.683cm" svg:y="3.164cm" svg:viewBox="0 0 464 462" draw:points="0,0 464,0 464,462 0,462">
          <text:p/>
        </draw:polygon>
        <draw:polyline draw:style-name="gr4" draw:text-style-name="P2" draw:layer="layout" svg:width="0.463cm" svg:height="0.461cm" svg:x="6.683cm" svg:y="3.164cm" svg:viewBox="0 0 464 462" draw:points="232,462 0,462 0,0 464,0 464,462 232,462">
          <text:p/>
        </draw:polyline>
        <draw:polygon draw:style-name="gr12" draw:text-style-name="P2" draw:layer="layout" svg:width="0.461cm" svg:height="0.461cm" svg:x="7.146cm" svg:y="3.164cm" svg:viewBox="0 0 462 462" draw:points="0,0 462,0 462,462 0,462">
          <text:p/>
        </draw:polygon>
        <draw:polyline draw:style-name="gr4" draw:text-style-name="P2" draw:layer="layout" svg:width="0.461cm" svg:height="0.461cm" svg:x="7.146cm" svg:y="3.164cm" svg:viewBox="0 0 462 462" draw:points="231,462 0,462 0,0 462,0 462,462 231,462">
          <text:p/>
        </draw:polyline>
        <draw:polygon draw:style-name="gr5" draw:text-style-name="P2" draw:layer="layout" svg:width="0.459cm" svg:height="0.461cm" svg:x="7.608cm" svg:y="3.164cm" svg:viewBox="0 0 460 462" draw:points="0,0 460,0 460,462 0,462">
          <text:p/>
        </draw:polygon>
        <draw:polyline draw:style-name="gr4" draw:text-style-name="P2" draw:layer="layout" svg:width="0.459cm" svg:height="0.461cm" svg:x="7.608cm" svg:y="3.164cm" svg:viewBox="0 0 460 462" draw:points="230,462 0,462 0,0 460,0 460,462 230,462">
          <text:p/>
        </draw:polyline>
        <draw:polygon draw:style-name="gr12" draw:text-style-name="P2" draw:layer="layout" svg:width="0.462cm" svg:height="0.461cm" svg:x="8.068cm" svg:y="3.164cm" svg:viewBox="0 0 463 462" draw:points="0,0 463,0 463,462 0,462">
          <text:p/>
        </draw:polygon>
        <draw:polyline draw:style-name="gr4" draw:text-style-name="P2" draw:layer="layout" svg:width="0.462cm" svg:height="0.461cm" svg:x="8.068cm" svg:y="3.164cm" svg:viewBox="0 0 463 462" draw:points="231,462 0,462 0,0 463,0 463,462 231,462">
          <text:p/>
        </draw:polyline>
        <draw:polygon draw:style-name="gr7" draw:text-style-name="P2" draw:layer="layout" svg:width="0.457cm" svg:height="0.458cm" svg:x="6.224cm" svg:y="2.705cm" svg:viewBox="0 0 458 459" draw:points="0,0 458,0 458,459 0,459">
          <text:p/>
        </draw:polygon>
        <draw:polyline draw:style-name="gr4" draw:text-style-name="P2" draw:layer="layout" svg:width="0.457cm" svg:height="0.458cm" svg:x="6.224cm" svg:y="2.705cm" svg:viewBox="0 0 458 459" draw:points="229,459 0,459 0,0 458,0 458,459 229,459">
          <text:p/>
        </draw:polyline>
        <draw:polygon draw:style-name="gr7" draw:text-style-name="P2" draw:layer="layout" svg:width="0.463cm" svg:height="0.458cm" svg:x="6.683cm" svg:y="2.705cm" svg:viewBox="0 0 464 459" draw:points="0,0 464,0 464,459 0,459">
          <text:p/>
        </draw:polygon>
        <draw:polyline draw:style-name="gr4" draw:text-style-name="P2" draw:layer="layout" svg:width="0.463cm" svg:height="0.458cm" svg:x="6.683cm" svg:y="2.705cm" svg:viewBox="0 0 464 459" draw:points="232,459 0,459 0,0 464,0 464,459 232,459">
          <text:p/>
        </draw:polyline>
        <draw:polygon draw:style-name="gr12" draw:text-style-name="P2" draw:layer="layout" svg:width="0.459cm" svg:height="0.458cm" svg:x="7.608cm" svg:y="2.705cm" svg:viewBox="0 0 460 459" draw:points="0,0 460,0 460,459 0,459">
          <text:p/>
        </draw:polygon>
        <draw:polyline draw:style-name="gr4" draw:text-style-name="P2" draw:layer="layout" svg:width="0.459cm" svg:height="0.458cm" svg:x="7.608cm" svg:y="2.705cm" svg:viewBox="0 0 460 459" draw:points="230,459 0,459 0,0 460,0 460,459 230,459">
          <text:p/>
        </draw:polyline>
        <draw:polygon draw:style-name="gr7" draw:text-style-name="P2" draw:layer="layout" svg:width="0.462cm" svg:height="0.458cm" svg:x="8.531cm" svg:y="2.705cm" svg:viewBox="0 0 463 459" draw:points="0,0 463,0 463,459 0,459">
          <text:p/>
        </draw:polygon>
        <draw:polyline draw:style-name="gr4" draw:text-style-name="P2" draw:layer="layout" svg:width="0.462cm" svg:height="0.458cm" svg:x="8.531cm" svg:y="2.705cm" svg:viewBox="0 0 463 459" draw:points="232,459 0,459 0,0 463,0 463,459 232,459">
          <text:p/>
        </draw:polyline>
        <draw:polygon draw:style-name="gr6" draw:text-style-name="P2" draw:layer="layout" svg:width="0.462cm" svg:height="0.461cm" svg:x="8.068cm" svg:y="4.088cm" svg:viewBox="0 0 463 462" draw:points="0,0 463,0 463,462 0,462">
          <text:p/>
        </draw:polygon>
        <draw:polyline draw:style-name="gr4" draw:text-style-name="P2" draw:layer="layout" svg:width="0.462cm" svg:height="0.461cm" svg:x="8.068cm" svg:y="4.088cm" svg:viewBox="0 0 463 462" draw:points="231,462 0,462 0,0 463,0 463,462 231,462">
          <text:p/>
        </draw:polyline>
        <draw:polygon draw:style-name="gr13" draw:text-style-name="P2" draw:layer="layout" svg:width="0.462cm" svg:height="0.461cm" svg:x="8.531cm" svg:y="3.164cm" svg:viewBox="0 0 463 462" draw:points="0,0 463,0 463,462 0,462">
          <text:p/>
        </draw:polygon>
        <draw:polyline draw:style-name="gr4" draw:text-style-name="P2" draw:layer="layout" svg:width="0.462cm" svg:height="0.461cm" svg:x="8.531cm" svg:y="3.164cm" svg:viewBox="0 0 463 462" draw:points="232,462 0,462 0,0 463,0 463,462 232,462">
          <text:p/>
        </draw:polyline>
        <draw:polygon draw:style-name="gr13" draw:text-style-name="P2" draw:layer="layout" svg:width="0.462cm" svg:height="0.462cm" svg:x="8.531cm" svg:y="3.626cm" svg:viewBox="0 0 463 463" draw:points="0,0 463,0 463,463 0,463">
          <text:p/>
        </draw:polygon>
        <draw:polyline draw:style-name="gr4" draw:text-style-name="P2" draw:layer="layout" svg:width="0.462cm" svg:height="0.462cm" svg:x="8.531cm" svg:y="3.626cm" svg:viewBox="0 0 463 463" draw:points="232,463 0,463 0,0 463,0 463,463 232,463">
          <text:p/>
        </draw:polyline>
        <draw:polygon draw:style-name="gr6" draw:text-style-name="P2" draw:layer="layout" svg:width="0.462cm" svg:height="0.461cm" svg:x="8.531cm" svg:y="4.088cm" svg:viewBox="0 0 463 462" draw:points="0,0 463,0 463,462 0,462">
          <text:p/>
        </draw:polygon>
        <draw:polyline draw:style-name="gr4" draw:text-style-name="P2" draw:layer="layout" svg:width="0.462cm" svg:height="0.461cm" svg:x="8.531cm" svg:y="4.088cm" svg:viewBox="0 0 463 462" draw:points="232,462 0,462 0,0 463,0 463,462 232,462">
          <text:p/>
        </draw:polyline>
        <draw:polygon draw:style-name="gr13" draw:text-style-name="P2" draw:layer="layout" svg:width="0.462cm" svg:height="0.461cm" svg:x="8.531cm" svg:y="4.55cm" svg:viewBox="0 0 463 462" draw:points="0,0 463,0 463,462 0,462">
          <text:p/>
        </draw:polygon>
        <draw:polyline draw:style-name="gr4" draw:text-style-name="P2" draw:layer="layout" svg:width="0.462cm" svg:height="0.461cm" svg:x="8.531cm" svg:y="4.55cm" svg:viewBox="0 0 463 462" draw:points="232,462 0,462 0,0 463,0 463,462 232,462">
          <text:p/>
        </draw:polyline>
        <draw:polygon draw:style-name="gr7" draw:text-style-name="P2" draw:layer="layout" svg:width="0.461cm" svg:height="0.458cm" svg:x="8.993cm" svg:y="2.705cm" svg:viewBox="0 0 462 459" draw:points="0,0 462,0 462,459 0,459">
          <text:p/>
        </draw:polygon>
        <draw:polyline draw:style-name="gr4" draw:text-style-name="P2" draw:layer="layout" svg:width="0.461cm" svg:height="0.458cm" svg:x="8.993cm" svg:y="2.705cm" svg:viewBox="0 0 462 459" draw:points="231,459 0,459 0,0 462,0 462,459 231,459">
          <text:p/>
        </draw:polyline>
        <draw:polygon draw:style-name="gr7" draw:text-style-name="P2" draw:layer="layout" svg:width="0.461cm" svg:height="0.461cm" svg:x="8.993cm" svg:y="3.164cm" svg:viewBox="0 0 462 462" draw:points="0,0 462,0 462,462 0,462">
          <text:p/>
        </draw:polygon>
        <draw:polyline draw:style-name="gr4" draw:text-style-name="P2" draw:layer="layout" svg:width="0.461cm" svg:height="0.461cm" svg:x="8.993cm" svg:y="3.164cm" svg:viewBox="0 0 462 462" draw:points="231,462 0,462 0,0 462,0 462,462 231,462">
          <text:p/>
        </draw:polyline>
        <draw:polygon draw:style-name="gr13" draw:text-style-name="P2" draw:layer="layout" svg:width="0.461cm" svg:height="0.461cm" svg:x="8.993cm" svg:y="4.088cm" svg:viewBox="0 0 462 462" draw:points="0,0 462,0 462,462 0,462">
          <text:p/>
        </draw:polygon>
        <draw:polyline draw:style-name="gr4" draw:text-style-name="P2" draw:layer="layout" svg:width="0.461cm" svg:height="0.461cm" svg:x="8.993cm" svg:y="4.088cm" svg:viewBox="0 0 462 462" draw:points="231,462 0,462 0,0 462,0 462,462 231,462">
          <text:p/>
        </draw:polyline>
        <draw:polygon draw:style-name="gr7" draw:text-style-name="P2" draw:layer="layout" svg:width="0.461cm" svg:height="0.462cm" svg:x="8.993cm" svg:y="5.012cm" svg:viewBox="0 0 462 463" draw:points="0,0 462,0 462,463 0,463">
          <text:p/>
        </draw:polygon>
        <draw:polyline draw:style-name="gr4" draw:text-style-name="P2" draw:layer="layout" svg:width="0.461cm" svg:height="0.462cm" svg:x="8.993cm" svg:y="5.012cm" svg:viewBox="0 0 462 463" draw:points="231,463 0,463 0,0 462,0 462,463 231,463">
          <text:p/>
        </draw:polyline>
        <draw:polygon draw:style-name="gr9" draw:text-style-name="P2" draw:layer="layout" svg:width="0.462cm" svg:height="0.461cm" svg:x="8.068cm" svg:y="4.55cm" svg:viewBox="0 0 463 462" draw:points="0,0 463,0 463,462 0,462">
          <text:p/>
        </draw:polygon>
        <draw:polyline draw:style-name="gr4" draw:text-style-name="P2" draw:layer="layout" svg:width="0.462cm" svg:height="0.461cm" svg:x="8.068cm" svg:y="4.55cm" svg:viewBox="0 0 463 462" draw:points="231,462 0,462 0,0 463,0 463,462 231,462">
          <text:p/>
        </draw:polyline>
        <draw:polygon draw:style-name="gr14" draw:text-style-name="P2" draw:layer="layout" svg:width="0.461cm" svg:height="0.462cm" svg:x="7.146cm" svg:y="5.012cm" svg:viewBox="0 0 462 463" draw:points="0,0 462,0 462,463 0,463">
          <text:p/>
        </draw:polygon>
        <draw:polyline draw:style-name="gr4" draw:text-style-name="P2" draw:layer="layout" svg:width="0.461cm" svg:height="0.462cm" svg:x="7.146cm" svg:y="5.012cm" svg:viewBox="0 0 462 463" draw:points="231,463 0,463 0,0 462,0 462,463 231,463">
          <text:p/>
        </draw:polyline>
        <draw:polygon draw:style-name="gr9" draw:text-style-name="P2" draw:layer="layout" svg:width="0.459cm" svg:height="0.462cm" svg:x="7.608cm" svg:y="5.012cm" svg:viewBox="0 0 460 463" draw:points="0,0 460,0 460,463 0,463">
          <text:p/>
        </draw:polygon>
        <draw:polyline draw:style-name="gr4" draw:text-style-name="P2" draw:layer="layout" svg:width="0.459cm" svg:height="0.462cm" svg:x="7.608cm" svg:y="5.012cm" svg:viewBox="0 0 460 463" draw:points="230,463 0,463 0,0 460,0 460,463 230,463">
          <text:p/>
        </draw:polyline>
        <draw:polygon draw:style-name="gr14" draw:text-style-name="P2" draw:layer="layout" svg:width="0.462cm" svg:height="0.462cm" svg:x="8.068cm" svg:y="5.012cm" svg:viewBox="0 0 463 463" draw:points="0,0 463,0 463,463 0,463">
          <text:p/>
        </draw:polygon>
        <draw:polyline draw:style-name="gr4" draw:text-style-name="P2" draw:layer="layout" svg:width="0.462cm" svg:height="0.462cm" svg:x="8.068cm" svg:y="5.012cm" svg:viewBox="0 0 463 463" draw:points="231,463 0,463 0,0 463,0 463,463 231,463">
          <text:p/>
        </draw:polyline>
        <draw:polygon draw:style-name="gr14" draw:text-style-name="P2" draw:layer="layout" svg:width="0.462cm" svg:height="0.462cm" svg:x="8.531cm" svg:y="5.012cm" svg:viewBox="0 0 463 463" draw:points="0,0 463,0 463,463 0,463">
          <text:p/>
        </draw:polygon>
        <draw:polyline draw:style-name="gr4" draw:text-style-name="P2" draw:layer="layout" svg:width="0.462cm" svg:height="0.462cm" svg:x="8.531cm" svg:y="5.012cm" svg:viewBox="0 0 463 463" draw:points="232,463 0,463 0,0 463,0 463,463 232,463">
          <text:p/>
        </draw:polyline>
        <draw:polygon draw:style-name="gr7" draw:text-style-name="P2" draw:layer="layout" svg:width="0.463cm" svg:height="0.458cm" svg:x="6.683cm" svg:y="5.474cm" svg:viewBox="0 0 464 459" draw:points="0,0 464,0 464,459 0,459">
          <text:p/>
        </draw:polygon>
        <draw:polyline draw:style-name="gr4" draw:text-style-name="P2" draw:layer="layout" svg:width="0.463cm" svg:height="0.458cm" svg:x="6.683cm" svg:y="5.474cm" svg:viewBox="0 0 464 459" draw:points="232,459 0,459 0,0 464,0 464,459 232,459">
          <text:p/>
        </draw:polyline>
        <draw:polygon draw:style-name="gr14" draw:text-style-name="P2" draw:layer="layout" svg:width="0.459cm" svg:height="0.458cm" svg:x="7.608cm" svg:y="5.474cm" svg:viewBox="0 0 460 459" draw:points="0,0 460,0 460,459 0,459">
          <text:p/>
        </draw:polygon>
        <draw:polyline draw:style-name="gr4" draw:text-style-name="P2" draw:layer="layout" svg:width="0.459cm" svg:height="0.458cm" svg:x="7.608cm" svg:y="5.474cm" svg:viewBox="0 0 460 459" draw:points="230,459 0,459 0,0 460,0 460,459 230,459">
          <text:p/>
        </draw:polyline>
        <draw:polygon draw:style-name="gr7" draw:text-style-name="P2" draw:layer="layout" svg:width="0.462cm" svg:height="0.458cm" svg:x="8.531cm" svg:y="5.474cm" svg:viewBox="0 0 463 459" draw:points="0,0 463,0 463,459 0,459">
          <text:p/>
        </draw:polygon>
        <draw:polyline draw:style-name="gr4" draw:text-style-name="P2" draw:layer="layout" svg:width="0.462cm" svg:height="0.458cm" svg:x="8.531cm" svg:y="5.474cm" svg:viewBox="0 0 463 459" draw:points="232,459 0,459 0,0 463,0 463,459 232,459">
          <text:p/>
        </draw:polyline>
        <draw:polygon draw:style-name="gr7" draw:text-style-name="P2" draw:layer="layout" svg:width="0.461cm" svg:height="0.458cm" svg:x="8.993cm" svg:y="5.474cm" svg:viewBox="0 0 462 459" draw:points="0,0 462,0 462,459 0,459">
          <text:p/>
        </draw:polygon>
        <draw:polyline draw:style-name="gr4" draw:text-style-name="P2" draw:layer="layout" svg:width="0.461cm" svg:height="0.458cm" svg:x="8.993cm" svg:y="5.474cm" svg:viewBox="0 0 462 459" draw:points="231,459 0,459 0,0 462,0 462,459 231,459">
          <text:p/>
        </draw:polyline>
        <draw:polygon draw:style-name="gr8" draw:text-style-name="P2" draw:layer="layout" svg:width="0.461cm" svg:height="0.461cm" svg:x="7.146cm" svg:y="4.088cm" svg:viewBox="0 0 462 462" draw:points="0,0 462,0 462,462 0,462">
          <text:p/>
        </draw:polygon>
        <draw:polyline draw:style-name="gr4" draw:text-style-name="P2" draw:layer="layout" svg:width="0.461cm" svg:height="0.461cm" svg:x="7.146cm" svg:y="4.088cm" svg:viewBox="0 0 462 462" draw:points="231,462 0,462 0,0 462,0 462,462 231,462">
          <text:p/>
        </draw:polyline>
        <draw:polygon draw:style-name="gr7" draw:text-style-name="P2" draw:layer="layout" svg:width="0.457cm" svg:height="0.461cm" svg:x="6.224cm" svg:y="3.164cm" svg:viewBox="0 0 458 462" draw:points="0,0 458,0 458,462 0,462">
          <text:p/>
        </draw:polygon>
        <draw:polyline draw:style-name="gr4" draw:text-style-name="P2" draw:layer="layout" svg:width="0.457cm" svg:height="0.461cm" svg:x="6.224cm" svg:y="3.164cm" svg:viewBox="0 0 458 462" draw:points="229,462 0,462 0,0 458,0 458,462 229,462">
          <text:p/>
        </draw:polyline>
        <draw:polygon draw:style-name="gr15" draw:text-style-name="P2" draw:layer="layout" svg:width="0.457cm" svg:height="0.461cm" svg:x="6.224cm" svg:y="4.088cm" svg:viewBox="0 0 458 462" draw:points="0,0 458,0 458,462 0,462">
          <text:p/>
        </draw:polygon>
        <draw:polyline draw:style-name="gr4" draw:text-style-name="P2" draw:layer="layout" svg:width="0.457cm" svg:height="0.461cm" svg:x="6.224cm" svg:y="4.088cm" svg:viewBox="0 0 458 462" draw:points="229,462 0,462 0,0 458,0 458,462 229,462">
          <text:p/>
        </draw:polyline>
        <draw:polygon draw:style-name="gr8" draw:text-style-name="P2" draw:layer="layout" svg:width="0.463cm" svg:height="0.461cm" svg:x="6.683cm" svg:y="4.088cm" svg:viewBox="0 0 464 462" draw:points="0,0 464,0 464,462 0,462">
          <text:p/>
        </draw:polygon>
        <draw:polyline draw:style-name="gr4" draw:text-style-name="P2" draw:layer="layout" svg:width="0.463cm" svg:height="0.461cm" svg:x="6.683cm" svg:y="4.088cm" svg:viewBox="0 0 464 462" draw:points="232,462 0,462 0,0 464,0 464,462 232,462">
          <text:p/>
        </draw:polyline>
        <draw:polygon draw:style-name="gr15" draw:text-style-name="P2" draw:layer="layout" svg:width="0.463cm" svg:height="0.462cm" svg:x="6.683cm" svg:y="3.626cm" svg:viewBox="0 0 464 463" draw:points="0,0 464,0 464,463 0,463">
          <text:p/>
        </draw:polygon>
        <draw:polyline draw:style-name="gr4" draw:text-style-name="P2" draw:layer="layout" svg:width="0.463cm" svg:height="0.462cm" svg:x="6.683cm" svg:y="3.626cm" svg:viewBox="0 0 464 463" draw:points="232,463 0,463 0,0 464,0 464,463 232,463">
          <text:p/>
        </draw:polyline>
        <draw:polygon draw:style-name="gr16" draw:text-style-name="P2" draw:layer="layout" svg:width="0.463cm" svg:height="0.462cm" svg:x="6.683cm" svg:y="5.012cm" svg:viewBox="0 0 464 463" draw:points="0,0 464,0 464,463 0,463">
          <text:p/>
        </draw:polygon>
        <draw:polyline draw:style-name="gr4" draw:text-style-name="P2" draw:layer="layout" svg:width="0.463cm" svg:height="0.462cm" svg:x="6.683cm" svg:y="5.012cm" svg:viewBox="0 0 464 463" draw:points="232,463 0,463 0,0 464,0 464,463 232,463">
          <text:p/>
        </draw:polyline>
        <draw:polygon draw:style-name="gr15" draw:text-style-name="P2" draw:layer="layout" svg:width="0.463cm" svg:height="0.461cm" svg:x="6.683cm" svg:y="4.55cm" svg:viewBox="0 0 464 462" draw:points="0,0 464,0 464,462 0,462">
          <text:p/>
        </draw:polygon>
        <draw:polyline draw:style-name="gr4" draw:text-style-name="P2" draw:layer="layout" svg:width="0.463cm" svg:height="0.461cm" svg:x="6.683cm" svg:y="4.55cm" svg:viewBox="0 0 464 462" draw:points="232,462 0,462 0,0 464,0 464,462 232,462">
          <text:p/>
        </draw:polyline>
        <draw:polygon draw:style-name="gr7" draw:text-style-name="P2" draw:layer="layout" svg:width="0.457cm" svg:height="0.458cm" svg:x="6.224cm" svg:y="5.474cm" svg:viewBox="0 0 458 459" draw:points="0,0 458,0 458,459 0,459">
          <text:p/>
        </draw:polygon>
        <draw:polyline draw:style-name="gr4" draw:text-style-name="P2" draw:layer="layout" svg:width="0.457cm" svg:height="0.458cm" svg:x="6.224cm" svg:y="5.474cm" svg:viewBox="0 0 458 459" draw:points="229,459 0,459 0,0 458,0 458,459 229,459">
          <text:p/>
        </draw:polyline>
        <draw:polygon draw:style-name="gr7" draw:text-style-name="P2" draw:layer="layout" svg:width="0.457cm" svg:height="0.462cm" svg:x="6.224cm" svg:y="5.012cm" svg:viewBox="0 0 458 463" draw:points="0,0 458,0 458,463 0,463">
          <text:p/>
        </draw:polygon>
        <draw:polyline draw:style-name="gr4" draw:text-style-name="P2" draw:layer="layout" svg:width="0.457cm" svg:height="0.462cm" svg:x="6.224cm" svg:y="5.012cm" svg:viewBox="0 0 458 463" draw:points="229,463 0,463 0,0 458,0 458,463 229,463">
          <text:p/>
        </draw:polyline>
        <draw:polygon draw:style-name="gr17" draw:text-style-name="P2" draw:layer="layout" svg:width="0.266cm" svg:height="0.399cm" svg:x="7.705cm" svg:y="3.626cm" svg:viewBox="0 0 267 400" draw:points="134,0 267,400 0,400">
          <text:p/>
        </draw:polygon>
        <draw:line draw:style-name="gr4" draw:text-style-name="P2" draw:layer="layout" svg:x1="7.839cm" svg:y1="4.088cm" svg:x2="7.839cm" svg:y2="3.946cm">
          <text:p/>
        </draw:line>
        <draw:polygon draw:style-name="gr17" draw:text-style-name="P2" draw:layer="layout" svg:width="0.398cm" svg:height="0.265cm" svg:x="8.131cm" svg:y="4.186cm" svg:viewBox="0 0 399 266" draw:points="399,133 0,266 0,0">
          <text:p/>
        </draw:polygon>
        <draw:line draw:style-name="gr4" draw:text-style-name="P2" draw:layer="layout" svg:x1="8.069cm" svg:y1="4.32cm" svg:x2="8.211cm" svg:y2="4.32cm">
          <text:p/>
        </draw:line>
        <draw:polygon draw:style-name="gr7" draw:text-style-name="P2" draw:layer="layout" svg:width="0.461cm" svg:height="0.461cm" svg:x="8.993cm" svg:y="4.55cm" svg:viewBox="0 0 462 462" draw:points="0,0 462,0 462,462 0,462">
          <text:p/>
        </draw:polygon>
        <draw:polyline draw:style-name="gr4" draw:text-style-name="P2" draw:layer="layout" svg:width="0.461cm" svg:height="0.461cm" svg:x="8.993cm" svg:y="4.55cm" svg:viewBox="0 0 462 462" draw:points="231,462 0,462 0,0 462,0 462,462 231,462">
          <text:p/>
        </draw:polyline>
        <draw:polygon draw:style-name="gr7" draw:text-style-name="P2" draw:layer="layout" svg:width="0.462cm" svg:height="0.458cm" svg:x="8.068cm" svg:y="5.474cm" svg:viewBox="0 0 463 459" draw:points="0,0 463,0 463,459 0,459">
          <text:p/>
        </draw:polygon>
        <draw:polyline draw:style-name="gr4" draw:text-style-name="P2" draw:layer="layout" svg:width="0.462cm" svg:height="0.458cm" svg:x="8.068cm" svg:y="5.474cm" svg:viewBox="0 0 463 459" draw:points="231,459 0,459 0,0 463,0 463,459 231,459">
          <text:p/>
        </draw:polyline>
        <draw:polygon draw:style-name="gr7" draw:text-style-name="P2" draw:layer="layout" svg:width="0.462cm" svg:height="0.458cm" svg:x="7.145cm" svg:y="5.474cm" svg:viewBox="0 0 463 459" draw:points="0,0 463,0 463,459 0,459">
          <text:p/>
        </draw:polygon>
        <draw:polyline draw:style-name="gr4" draw:text-style-name="P2" draw:layer="layout" svg:width="0.462cm" svg:height="0.458cm" svg:x="7.145cm" svg:y="5.474cm" svg:viewBox="0 0 463 459" draw:points="231,459 0,459 0,0 463,0 463,459 231,459">
          <text:p/>
        </draw:polyline>
        <draw:polygon draw:style-name="gr7" draw:text-style-name="P2" draw:layer="layout" svg:width="0.461cm" svg:height="0.461cm" svg:x="6.221cm" svg:y="4.55cm" svg:viewBox="0 0 462 462" draw:points="0,0 462,0 462,462 0,462">
          <text:p/>
        </draw:polygon>
        <draw:polyline draw:style-name="gr4" draw:text-style-name="P2" draw:layer="layout" svg:width="0.461cm" svg:height="0.461cm" svg:x="6.221cm" svg:y="4.55cm" svg:viewBox="0 0 462 462" draw:points="231,462 0,462 0,0 462,0 462,462 231,462">
          <text:p/>
        </draw:polyline>
        <draw:polygon draw:style-name="gr7" draw:text-style-name="P2" draw:layer="layout" svg:width="0.461cm" svg:height="0.462cm" svg:x="6.221cm" svg:y="3.626cm" svg:viewBox="0 0 462 463" draw:points="0,0 462,0 462,463 0,463">
          <text:p/>
        </draw:polygon>
        <draw:polyline draw:style-name="gr4" draw:text-style-name="P2" draw:layer="layout" svg:width="0.461cm" svg:height="0.462cm" svg:x="6.221cm" svg:y="3.626cm" svg:viewBox="0 0 462 463" draw:points="231,463 0,463 0,0 462,0 462,463 231,463">
          <text:p/>
        </draw:polyline>
        <draw:polygon draw:style-name="gr7" draw:text-style-name="P2" draw:layer="layout" svg:width="0.462cm" svg:height="0.458cm" svg:x="7.145cm" svg:y="2.705cm" svg:viewBox="0 0 463 459" draw:points="0,0 463,0 463,459 0,459">
          <text:p/>
        </draw:polygon>
        <draw:polyline draw:style-name="gr4" draw:text-style-name="P2" draw:layer="layout" svg:width="0.462cm" svg:height="0.458cm" svg:x="7.145cm" svg:y="2.705cm" svg:viewBox="0 0 463 459" draw:points="231,459 0,459 0,0 463,0 463,459 231,459">
          <text:p/>
        </draw:polyline>
        <draw:polygon draw:style-name="gr7" draw:text-style-name="P2" draw:layer="layout" svg:width="0.461cm" svg:height="0.462cm" svg:x="8.993cm" svg:y="3.626cm" svg:viewBox="0 0 462 463" draw:points="0,0 462,0 462,463 0,463">
          <text:p/>
        </draw:polygon>
        <draw:polyline draw:style-name="gr4" draw:text-style-name="P2" draw:layer="layout" svg:width="0.461cm" svg:height="0.462cm" svg:x="8.993cm" svg:y="3.626cm" svg:viewBox="0 0 462 463" draw:points="231,463 0,463 0,0 462,0 462,463 231,463">
          <text:p/>
        </draw:polyline>
        <draw:polygon draw:style-name="gr7" draw:text-style-name="P2" draw:layer="layout" svg:width="0.462cm" svg:height="0.458cm" svg:x="8.068cm" svg:y="2.705cm" svg:viewBox="0 0 463 459" draw:points="0,0 463,0 463,459 0,459">
          <text:p/>
        </draw:polygon>
        <draw:polyline draw:style-name="gr4" draw:text-style-name="P2" draw:layer="layout" svg:width="0.462cm" svg:height="0.458cm" svg:x="8.068cm" svg:y="2.705cm" svg:viewBox="0 0 463 459" draw:points="231,459 0,459 0,0 463,0 463,459 231,459">
          <text:p/>
        </draw:polyline>
        <draw:polygon draw:style-name="gr7" draw:text-style-name="P2" draw:layer="layout" svg:width="0.462cm" svg:height="0.462cm" svg:x="6.683cm" svg:y="5.933cm" svg:viewBox="0 0 463 463" draw:points="0,0 463,0 463,463 0,463">
          <text:p/>
        </draw:polygon>
        <draw:polyline draw:style-name="gr4" draw:text-style-name="P2" draw:layer="layout" svg:width="0.462cm" svg:height="0.462cm" svg:x="6.683cm" svg:y="5.933cm" svg:viewBox="0 0 463 463" draw:points="232,463 0,463 0,0 463,0 463,463 232,463">
          <text:p/>
        </draw:polyline>
        <draw:polygon draw:style-name="gr14" draw:text-style-name="P2" draw:layer="layout" svg:width="0.459cm" svg:height="0.462cm" svg:x="7.608cm" svg:y="5.933cm" svg:viewBox="0 0 460 463" draw:points="0,0 460,0 460,463 0,463">
          <text:p/>
        </draw:polygon>
        <draw:polyline draw:style-name="gr4" draw:text-style-name="P2" draw:layer="layout" svg:width="0.459cm" svg:height="0.462cm" svg:x="7.608cm" svg:y="5.933cm" svg:viewBox="0 0 460 463" draw:points="230,463 0,463 0,0 460,0 460,463 230,463">
          <text:p/>
        </draw:polyline>
        <draw:polygon draw:style-name="gr7" draw:text-style-name="P2" draw:layer="layout" svg:width="0.463cm" svg:height="0.462cm" svg:x="8.53cm" svg:y="5.933cm" svg:viewBox="0 0 464 463" draw:points="0,0 464,0 464,463 0,463">
          <text:p/>
        </draw:polygon>
        <draw:polyline draw:style-name="gr4" draw:text-style-name="P2" draw:layer="layout" svg:width="0.463cm" svg:height="0.462cm" svg:x="8.53cm" svg:y="5.933cm" svg:viewBox="0 0 464 463" draw:points="232,463 0,463 0,0 464,0 464,463 232,463">
          <text:p/>
        </draw:polyline>
        <draw:polygon draw:style-name="gr7" draw:text-style-name="P2" draw:layer="layout" svg:width="0.457cm" svg:height="0.462cm" svg:x="8.993cm" svg:y="5.933cm" svg:viewBox="0 0 458 463" draw:points="0,0 458,0 458,463 0,463">
          <text:p/>
        </draw:polygon>
        <draw:polyline draw:style-name="gr4" draw:text-style-name="P2" draw:layer="layout" svg:width="0.457cm" svg:height="0.462cm" svg:x="8.993cm" svg:y="5.933cm" svg:viewBox="0 0 458 463" draw:points="229,463 0,463 0,0 458,0 458,463 229,463">
          <text:p/>
        </draw:polyline>
        <draw:polygon draw:style-name="gr7" draw:text-style-name="P2" draw:layer="layout" svg:width="0.461cm" svg:height="0.462cm" svg:x="6.221cm" svg:y="5.933cm" svg:viewBox="0 0 462 463" draw:points="0,0 462,0 462,463 0,463">
          <text:p/>
        </draw:polygon>
        <draw:polyline draw:style-name="gr4" draw:text-style-name="P2" draw:layer="layout" svg:width="0.461cm" svg:height="0.462cm" svg:x="6.221cm" svg:y="5.933cm" svg:viewBox="0 0 462 463" draw:points="231,463 0,463 0,0 462,0 462,463 231,463">
          <text:p/>
        </draw:polyline>
        <draw:polygon draw:style-name="gr7" draw:text-style-name="P2" draw:layer="layout" svg:width="0.461cm" svg:height="0.462cm" svg:x="8.068cm" svg:y="5.933cm" svg:viewBox="0 0 462 463" draw:points="0,0 462,0 462,463 0,463">
          <text:p/>
        </draw:polygon>
        <draw:polyline draw:style-name="gr4" draw:text-style-name="P2" draw:layer="layout" svg:width="0.461cm" svg:height="0.462cm" svg:x="8.068cm" svg:y="5.933cm" svg:viewBox="0 0 462 463" draw:points="231,463 0,463 0,0 462,0 462,463 231,463">
          <text:p/>
        </draw:polyline>
        <draw:polygon draw:style-name="gr7" draw:text-style-name="P2" draw:layer="layout" svg:width="0.461cm" svg:height="0.462cm" svg:x="7.145cm" svg:y="5.933cm" svg:viewBox="0 0 462 463" draw:points="0,0 462,0 462,463 0,463">
          <text:p/>
        </draw:polygon>
        <draw:polyline draw:style-name="gr4" draw:text-style-name="P2" draw:layer="layout" svg:width="0.461cm" svg:height="0.462cm" svg:x="7.145cm" svg:y="5.933cm" svg:viewBox="0 0 462 463" draw:points="231,463 0,463 0,0 462,0 462,463 231,463">
          <text:p/>
        </draw:polyline>
        <draw:polygon draw:style-name="gr7" draw:text-style-name="P2" draw:layer="layout" svg:width="0.461cm" svg:height="0.458cm" svg:x="9.916cm" svg:y="2.705cm" svg:viewBox="0 0 462 459" draw:points="0,0 462,0 462,459 0,459">
          <text:p/>
        </draw:polygon>
        <draw:polyline draw:style-name="gr4" draw:text-style-name="P2" draw:layer="layout" svg:width="0.461cm" svg:height="0.458cm" svg:x="9.916cm" svg:y="2.705cm" svg:viewBox="0 0 462 459" draw:points="231,459 0,459 0,0 462,0 462,459 231,459">
          <text:p/>
        </draw:polyline>
        <draw:polygon draw:style-name="gr7" draw:text-style-name="P2" draw:layer="layout" svg:width="0.461cm" svg:height="0.461cm" svg:x="9.916cm" svg:y="3.164cm" svg:viewBox="0 0 462 462" draw:points="0,0 462,0 462,462 0,462">
          <text:p/>
        </draw:polygon>
        <draw:polyline draw:style-name="gr4" draw:text-style-name="P2" draw:layer="layout" svg:width="0.461cm" svg:height="0.461cm" svg:x="9.916cm" svg:y="3.164cm" svg:viewBox="0 0 462 462" draw:points="231,462 0,462 0,0 462,0 462,462 231,462">
          <text:p/>
        </draw:polyline>
        <draw:polygon draw:style-name="gr13" draw:text-style-name="P2" draw:layer="layout" svg:width="0.461cm" svg:height="0.461cm" svg:x="9.916cm" svg:y="4.088cm" svg:viewBox="0 0 462 462" draw:points="0,0 462,0 462,462 0,462">
          <text:p/>
        </draw:polygon>
        <draw:polyline draw:style-name="gr4" draw:text-style-name="P2" draw:layer="layout" svg:width="0.461cm" svg:height="0.461cm" svg:x="9.916cm" svg:y="4.088cm" svg:viewBox="0 0 462 462" draw:points="231,462 0,462 0,0 462,0 462,462 231,462">
          <text:p/>
        </draw:polyline>
        <draw:polygon draw:style-name="gr7" draw:text-style-name="P2" draw:layer="layout" svg:width="0.461cm" svg:height="0.462cm" svg:x="9.916cm" svg:y="5.012cm" svg:viewBox="0 0 462 463" draw:points="0,0 462,0 462,463 0,463">
          <text:p/>
        </draw:polygon>
        <draw:polyline draw:style-name="gr4" draw:text-style-name="P2" draw:layer="layout" svg:width="0.461cm" svg:height="0.462cm" svg:x="9.916cm" svg:y="5.012cm" svg:viewBox="0 0 462 463" draw:points="231,463 0,463 0,0 462,0 462,463 231,463">
          <text:p/>
        </draw:polyline>
        <draw:polygon draw:style-name="gr7" draw:text-style-name="P2" draw:layer="layout" svg:width="0.461cm" svg:height="0.458cm" svg:x="9.916cm" svg:y="5.474cm" svg:viewBox="0 0 462 459" draw:points="0,0 462,0 462,459 0,459">
          <text:p/>
        </draw:polygon>
        <draw:polyline draw:style-name="gr4" draw:text-style-name="P2" draw:layer="layout" svg:width="0.461cm" svg:height="0.458cm" svg:x="9.916cm" svg:y="5.474cm" svg:viewBox="0 0 462 459" draw:points="231,459 0,459 0,0 462,0 462,459 231,459">
          <text:p/>
        </draw:polyline>
        <draw:polygon draw:style-name="gr7" draw:text-style-name="P2" draw:layer="layout" svg:width="0.461cm" svg:height="0.461cm" svg:x="9.916cm" svg:y="4.55cm" svg:viewBox="0 0 462 462" draw:points="0,0 462,0 462,462 0,462">
          <text:p/>
        </draw:polygon>
        <draw:polyline draw:style-name="gr4" draw:text-style-name="P2" draw:layer="layout" svg:width="0.461cm" svg:height="0.461cm" svg:x="9.916cm" svg:y="4.55cm" svg:viewBox="0 0 462 462" draw:points="231,462 0,462 0,0 462,0 462,462 231,462">
          <text:p/>
        </draw:polyline>
        <draw:polygon draw:style-name="gr7" draw:text-style-name="P2" draw:layer="layout" svg:width="0.461cm" svg:height="0.462cm" svg:x="9.916cm" svg:y="3.626cm" svg:viewBox="0 0 462 463" draw:points="0,0 462,0 462,463 0,463">
          <text:p/>
        </draw:polygon>
        <draw:polyline draw:style-name="gr4" draw:text-style-name="P2" draw:layer="layout" svg:width="0.461cm" svg:height="0.462cm" svg:x="9.916cm" svg:y="3.626cm" svg:viewBox="0 0 462 463" draw:points="231,463 0,463 0,0 462,0 462,463 231,463">
          <text:p/>
        </draw:polyline>
        <draw:polygon draw:style-name="gr7" draw:text-style-name="P2" draw:layer="layout" svg:width="0.461cm" svg:height="0.462cm" svg:x="9.915cm" svg:y="5.933cm" svg:viewBox="0 0 462 463" draw:points="0,0 462,0 462,463 0,463">
          <text:p/>
        </draw:polygon>
        <draw:polyline draw:style-name="gr4" draw:text-style-name="P2" draw:layer="layout" svg:width="0.461cm" svg:height="0.462cm" svg:x="9.915cm" svg:y="5.933cm" svg:viewBox="0 0 462 463" draw:points="231,463 0,463 0,0 462,0 462,463 231,463">
          <text:p/>
        </draw:polyline>
        <draw:polygon draw:style-name="gr7" draw:text-style-name="P2" draw:layer="layout" svg:width="0.461cm" svg:height="0.463cm" svg:x="6.221cm" svg:y="2.241cm" svg:viewBox="0 0 462 464" draw:points="0,0 462,0 462,464 0,464">
          <text:p/>
        </draw:polygon>
        <draw:polyline draw:style-name="gr4" draw:text-style-name="P2" draw:layer="layout" svg:width="0.461cm" svg:height="0.463cm" svg:x="6.221cm" svg:y="2.241cm" svg:viewBox="0 0 462 464" draw:points="231,464 0,464 0,0 462,0 462,464 231,464">
          <text:p/>
        </draw:polyline>
        <draw:polygon draw:style-name="gr7" draw:text-style-name="P2" draw:layer="layout" svg:width="0.462cm" svg:height="0.463cm" svg:x="6.683cm" svg:y="2.241cm" svg:viewBox="0 0 463 464" draw:points="0,0 463,0 463,464 0,464">
          <text:p/>
        </draw:polygon>
        <draw:polyline draw:style-name="gr4" draw:text-style-name="P2" draw:layer="layout" svg:width="0.462cm" svg:height="0.463cm" svg:x="6.683cm" svg:y="2.241cm" svg:viewBox="0 0 463 464" draw:points="232,464 0,464 0,0 463,0 463,464 232,464">
          <text:p/>
        </draw:polyline>
        <draw:polygon draw:style-name="gr12" draw:text-style-name="P2" draw:layer="layout" svg:width="0.459cm" svg:height="0.463cm" svg:x="7.608cm" svg:y="2.241cm" svg:viewBox="0 0 460 464" draw:points="0,0 460,0 460,464 0,464">
          <text:p/>
        </draw:polygon>
        <draw:polyline draw:style-name="gr4" draw:text-style-name="P2" draw:layer="layout" svg:width="0.459cm" svg:height="0.463cm" svg:x="7.608cm" svg:y="2.241cm" svg:viewBox="0 0 460 464" draw:points="230,464 0,464 0,0 460,0 460,464 230,464">
          <text:p/>
        </draw:polyline>
        <draw:polygon draw:style-name="gr7" draw:text-style-name="P2" draw:layer="layout" svg:width="0.463cm" svg:height="0.463cm" svg:x="8.53cm" svg:y="2.241cm" svg:viewBox="0 0 464 464" draw:points="0,0 464,0 464,464 0,464">
          <text:p/>
        </draw:polygon>
        <draw:polyline draw:style-name="gr4" draw:text-style-name="P2" draw:layer="layout" svg:width="0.463cm" svg:height="0.463cm" svg:x="8.53cm" svg:y="2.241cm" svg:viewBox="0 0 464 464" draw:points="232,464 0,464 0,0 464,0 464,464 232,464">
          <text:p/>
        </draw:polyline>
        <draw:polygon draw:style-name="gr7" draw:text-style-name="P2" draw:layer="layout" svg:width="0.457cm" svg:height="0.463cm" svg:x="8.993cm" svg:y="2.241cm" svg:viewBox="0 0 458 464" draw:points="0,0 458,0 458,464 0,464">
          <text:p/>
        </draw:polygon>
        <draw:polyline draw:style-name="gr4" draw:text-style-name="P2" draw:layer="layout" svg:width="0.457cm" svg:height="0.463cm" svg:x="8.993cm" svg:y="2.241cm" svg:viewBox="0 0 458 464" draw:points="229,464 0,464 0,0 458,0 458,464 229,464">
          <text:p/>
        </draw:polyline>
        <draw:polygon draw:style-name="gr7" draw:text-style-name="P2" draw:layer="layout" svg:width="0.461cm" svg:height="0.463cm" svg:x="7.145cm" svg:y="2.241cm" svg:viewBox="0 0 462 464" draw:points="0,0 462,0 462,464 0,464">
          <text:p/>
        </draw:polygon>
        <draw:polyline draw:style-name="gr4" draw:text-style-name="P2" draw:layer="layout" svg:width="0.461cm" svg:height="0.463cm" svg:x="7.145cm" svg:y="2.241cm" svg:viewBox="0 0 462 464" draw:points="231,464 0,464 0,0 462,0 462,464 231,464">
          <text:p/>
        </draw:polyline>
        <draw:polygon draw:style-name="gr7" draw:text-style-name="P2" draw:layer="layout" svg:width="0.461cm" svg:height="0.463cm" svg:x="8.068cm" svg:y="2.241cm" svg:viewBox="0 0 462 464" draw:points="0,0 462,0 462,464 0,464">
          <text:p/>
        </draw:polygon>
        <draw:polyline draw:style-name="gr4" draw:text-style-name="P2" draw:layer="layout" svg:width="0.461cm" svg:height="0.463cm" svg:x="8.068cm" svg:y="2.241cm" svg:viewBox="0 0 462 464" draw:points="231,464 0,464 0,0 462,0 462,464 231,464">
          <text:p/>
        </draw:polyline>
        <draw:polygon draw:style-name="gr7" draw:text-style-name="P2" draw:layer="layout" svg:width="0.461cm" svg:height="0.463cm" svg:x="9.915cm" svg:y="2.241cm" svg:viewBox="0 0 462 464" draw:points="0,0 462,0 462,464 0,464">
          <text:p/>
        </draw:polygon>
        <draw:polyline draw:style-name="gr4" draw:text-style-name="P2" draw:layer="layout" svg:width="0.461cm" svg:height="0.463cm" svg:x="9.915cm" svg:y="2.241cm" svg:viewBox="0 0 462 464" draw:points="231,464 0,464 0,0 462,0 462,464 231,464">
          <text:p/>
        </draw:polyline>
        <draw:polygon draw:style-name="gr7" draw:text-style-name="P2" draw:layer="layout" svg:width="0.458cm" svg:height="0.458cm" svg:x="5.762cm" svg:y="2.705cm" svg:viewBox="0 0 459 459" draw:points="0,0 459,0 459,459 0,459">
          <text:p/>
        </draw:polygon>
        <draw:polyline draw:style-name="gr4" draw:text-style-name="P2" draw:layer="layout" svg:width="0.458cm" svg:height="0.458cm" svg:x="5.762cm" svg:y="2.705cm" svg:viewBox="0 0 459 459" draw:points="229,459 0,459 0,0 459,0 459,459 229,459">
          <text:p/>
        </draw:polyline>
        <draw:polygon draw:style-name="gr7" draw:text-style-name="P2" draw:layer="layout" svg:width="0.458cm" svg:height="0.461cm" svg:x="5.762cm" svg:y="3.164cm" svg:viewBox="0 0 459 462" draw:points="0,0 459,0 459,462 0,462">
          <text:p/>
        </draw:polygon>
        <draw:polyline draw:style-name="gr4" draw:text-style-name="P2" draw:layer="layout" svg:width="0.458cm" svg:height="0.461cm" svg:x="5.762cm" svg:y="3.164cm" svg:viewBox="0 0 459 462" draw:points="229,462 0,462 0,0 459,0 459,462 229,462">
          <text:p/>
        </draw:polyline>
        <draw:polygon draw:style-name="gr15" draw:text-style-name="P2" draw:layer="layout" svg:width="0.458cm" svg:height="0.461cm" svg:x="5.762cm" svg:y="4.088cm" svg:viewBox="0 0 459 462" draw:points="0,0 459,0 459,462 0,462">
          <text:p/>
        </draw:polygon>
        <draw:polyline draw:style-name="gr4" draw:text-style-name="P2" draw:layer="layout" svg:width="0.458cm" svg:height="0.461cm" svg:x="5.762cm" svg:y="4.088cm" svg:viewBox="0 0 459 462" draw:points="229,462 0,462 0,0 459,0 459,462 229,462">
          <text:p/>
        </draw:polyline>
        <draw:polygon draw:style-name="gr7" draw:text-style-name="P2" draw:layer="layout" svg:width="0.458cm" svg:height="0.458cm" svg:x="5.762cm" svg:y="5.474cm" svg:viewBox="0 0 459 459" draw:points="0,0 459,0 459,459 0,459">
          <text:p/>
        </draw:polygon>
        <draw:polyline draw:style-name="gr4" draw:text-style-name="P2" draw:layer="layout" svg:width="0.458cm" svg:height="0.458cm" svg:x="5.762cm" svg:y="5.474cm" svg:viewBox="0 0 459 459" draw:points="229,459 0,459 0,0 459,0 459,459 229,459">
          <text:p/>
        </draw:polyline>
        <draw:polygon draw:style-name="gr7" draw:text-style-name="P2" draw:layer="layout" svg:width="0.458cm" svg:height="0.462cm" svg:x="5.762cm" svg:y="5.012cm" svg:viewBox="0 0 459 463" draw:points="0,0 459,0 459,463 0,463">
          <text:p/>
        </draw:polygon>
        <draw:polyline draw:style-name="gr4" draw:text-style-name="P2" draw:layer="layout" svg:width="0.458cm" svg:height="0.462cm" svg:x="5.762cm" svg:y="5.012cm" svg:viewBox="0 0 459 463" draw:points="229,463 0,463 0,0 459,0 459,463 229,463">
          <text:p/>
        </draw:polyline>
        <draw:polygon draw:style-name="gr7" draw:text-style-name="P2" draw:layer="layout" svg:width="0.459cm" svg:height="0.461cm" svg:x="5.761cm" svg:y="4.55cm" svg:viewBox="0 0 460 462" draw:points="0,0 460,0 460,462 0,462">
          <text:p/>
        </draw:polygon>
        <draw:polyline draw:style-name="gr4" draw:text-style-name="P2" draw:layer="layout" svg:width="0.459cm" svg:height="0.461cm" svg:x="5.761cm" svg:y="4.55cm" svg:viewBox="0 0 460 462" draw:points="230,462 0,462 0,0 460,0 460,462 230,462">
          <text:p/>
        </draw:polyline>
        <draw:polygon draw:style-name="gr7" draw:text-style-name="P2" draw:layer="layout" svg:width="0.459cm" svg:height="0.462cm" svg:x="5.761cm" svg:y="3.626cm" svg:viewBox="0 0 460 463" draw:points="0,0 460,0 460,463 0,463">
          <text:p/>
        </draw:polygon>
        <draw:polyline draw:style-name="gr4" draw:text-style-name="P2" draw:layer="layout" svg:width="0.459cm" svg:height="0.462cm" svg:x="5.761cm" svg:y="3.626cm" svg:viewBox="0 0 460 463" draw:points="230,463 0,463 0,0 460,0 460,463 230,463">
          <text:p/>
        </draw:polyline>
        <draw:polygon draw:style-name="gr7" draw:text-style-name="P2" draw:layer="layout" svg:width="0.459cm" svg:height="0.462cm" svg:x="5.761cm" svg:y="5.933cm" svg:viewBox="0 0 460 463" draw:points="0,0 460,0 460,463 0,463">
          <text:p/>
        </draw:polygon>
        <draw:polyline draw:style-name="gr4" draw:text-style-name="P2" draw:layer="layout" svg:width="0.459cm" svg:height="0.462cm" svg:x="5.761cm" svg:y="5.933cm" svg:viewBox="0 0 460 463" draw:points="230,463 0,463 0,0 460,0 460,463 230,463">
          <text:p/>
        </draw:polyline>
        <draw:polygon draw:style-name="gr7" draw:text-style-name="P2" draw:layer="layout" svg:width="0.459cm" svg:height="0.463cm" svg:x="5.761cm" svg:y="2.241cm" svg:viewBox="0 0 460 464" draw:points="0,0 460,0 460,464 0,464">
          <text:p/>
        </draw:polygon>
        <draw:polyline draw:style-name="gr4" draw:text-style-name="P2" draw:layer="layout" svg:width="0.459cm" svg:height="0.463cm" svg:x="5.761cm" svg:y="2.241cm" svg:viewBox="0 0 460 464" draw:points="230,464 0,464 0,0 460,0 460,464 230,464">
          <text:p/>
        </draw:polyline>
        <draw:polygon draw:style-name="gr7" draw:text-style-name="P2" draw:layer="layout" svg:width="0.459cm" svg:height="0.458cm" svg:x="9.455cm" svg:y="2.705cm" svg:viewBox="0 0 460 459" draw:points="0,0 460,0 460,459 0,459">
          <text:p/>
        </draw:polygon>
        <draw:polyline draw:style-name="gr4" draw:text-style-name="P2" draw:layer="layout" svg:width="0.459cm" svg:height="0.458cm" svg:x="9.455cm" svg:y="2.705cm" svg:viewBox="0 0 460 459" draw:points="230,459 0,459 0,0 460,0 460,459 230,459">
          <text:p/>
        </draw:polyline>
        <draw:polygon draw:style-name="gr7" draw:text-style-name="P2" draw:layer="layout" svg:width="0.459cm" svg:height="0.461cm" svg:x="9.455cm" svg:y="3.164cm" svg:viewBox="0 0 460 462" draw:points="0,0 460,0 460,462 0,462">
          <text:p/>
        </draw:polygon>
        <draw:polyline draw:style-name="gr4" draw:text-style-name="P2" draw:layer="layout" svg:width="0.459cm" svg:height="0.461cm" svg:x="9.455cm" svg:y="3.164cm" svg:viewBox="0 0 460 462" draw:points="230,462 0,462 0,0 460,0 460,462 230,462">
          <text:p/>
        </draw:polyline>
        <draw:polygon draw:style-name="gr13" draw:text-style-name="P2" draw:layer="layout" svg:width="0.459cm" svg:height="0.461cm" svg:x="9.455cm" svg:y="4.088cm" svg:viewBox="0 0 460 462" draw:points="0,0 460,0 460,462 0,462">
          <text:p/>
        </draw:polygon>
        <draw:polyline draw:style-name="gr4" draw:text-style-name="P2" draw:layer="layout" svg:width="0.459cm" svg:height="0.461cm" svg:x="9.455cm" svg:y="4.088cm" svg:viewBox="0 0 460 462" draw:points="230,462 0,462 0,0 460,0 460,462 230,462">
          <text:p/>
        </draw:polyline>
        <draw:polygon draw:style-name="gr7" draw:text-style-name="P2" draw:layer="layout" svg:width="0.459cm" svg:height="0.462cm" svg:x="9.455cm" svg:y="5.012cm" svg:viewBox="0 0 460 463" draw:points="0,0 460,0 460,463 0,463">
          <text:p/>
        </draw:polygon>
        <draw:polyline draw:style-name="gr4" draw:text-style-name="P2" draw:layer="layout" svg:width="0.459cm" svg:height="0.462cm" svg:x="9.455cm" svg:y="5.012cm" svg:viewBox="0 0 460 463" draw:points="230,463 0,463 0,0 460,0 460,463 230,463">
          <text:p/>
        </draw:polyline>
        <draw:polygon draw:style-name="gr7" draw:text-style-name="P2" draw:layer="layout" svg:width="0.459cm" svg:height="0.458cm" svg:x="9.455cm" svg:y="5.474cm" svg:viewBox="0 0 460 459" draw:points="0,0 460,0 460,459 0,459">
          <text:p/>
        </draw:polygon>
        <draw:polyline draw:style-name="gr4" draw:text-style-name="P2" draw:layer="layout" svg:width="0.459cm" svg:height="0.458cm" svg:x="9.455cm" svg:y="5.474cm" svg:viewBox="0 0 460 459" draw:points="230,459 0,459 0,0 460,0 460,459 230,459">
          <text:p/>
        </draw:polyline>
        <draw:polygon draw:style-name="gr7" draw:text-style-name="P2" draw:layer="layout" svg:width="0.459cm" svg:height="0.461cm" svg:x="9.455cm" svg:y="4.55cm" svg:viewBox="0 0 460 462" draw:points="0,0 460,0 460,462 0,462">
          <text:p/>
        </draw:polygon>
        <draw:polyline draw:style-name="gr4" draw:text-style-name="P2" draw:layer="layout" svg:width="0.459cm" svg:height="0.461cm" svg:x="9.455cm" svg:y="4.55cm" svg:viewBox="0 0 460 462" draw:points="230,462 0,462 0,0 460,0 460,462 230,462">
          <text:p/>
        </draw:polyline>
        <draw:polygon draw:style-name="gr7" draw:text-style-name="P2" draw:layer="layout" svg:width="0.459cm" svg:height="0.462cm" svg:x="9.455cm" svg:y="3.626cm" svg:viewBox="0 0 460 463" draw:points="0,0 460,0 460,463 0,463">
          <text:p/>
        </draw:polygon>
        <draw:polyline draw:style-name="gr4" draw:text-style-name="P2" draw:layer="layout" svg:width="0.459cm" svg:height="0.462cm" svg:x="9.455cm" svg:y="3.626cm" svg:viewBox="0 0 460 463" draw:points="230,463 0,463 0,0 460,0 460,463 230,463">
          <text:p/>
        </draw:polyline>
        <draw:polygon draw:style-name="gr7" draw:text-style-name="P2" draw:layer="layout" svg:width="0.462cm" svg:height="0.462cm" svg:x="9.451cm" svg:y="5.933cm" svg:viewBox="0 0 463 463" draw:points="0,0 463,0 463,463 0,463">
          <text:p/>
        </draw:polygon>
        <draw:polyline draw:style-name="gr4" draw:text-style-name="P2" draw:layer="layout" svg:width="0.462cm" svg:height="0.462cm" svg:x="9.451cm" svg:y="5.933cm" svg:viewBox="0 0 463 463" draw:points="232,463 0,463 0,0 463,0 463,463 232,463">
          <text:p/>
        </draw:polyline>
        <draw:polygon draw:style-name="gr7" draw:text-style-name="P2" draw:layer="layout" svg:width="0.462cm" svg:height="0.463cm" svg:x="9.451cm" svg:y="2.241cm" svg:viewBox="0 0 463 464" draw:points="0,0 463,0 463,464 0,464">
          <text:p/>
        </draw:polygon>
        <draw:polyline draw:style-name="gr4" draw:text-style-name="P2" draw:layer="layout" svg:width="0.462cm" svg:height="0.463cm" svg:x="9.451cm" svg:y="2.241cm" svg:viewBox="0 0 463 464" draw:points="232,464 0,464 0,0 463,0 463,464 232,464">
          <text:p/>
        </draw:polyline>
        <draw:polygon draw:style-name="gr7" draw:text-style-name="P2" draw:layer="layout" svg:width="0.461cm" svg:height="0.461cm" svg:x="6.221cm" svg:y="1.779cm" svg:viewBox="0 0 462 462" draw:points="0,0 462,0 462,462 0,462">
          <text:p/>
        </draw:polygon>
        <draw:polyline draw:style-name="gr4" draw:text-style-name="P2" draw:layer="layout" svg:width="0.461cm" svg:height="0.461cm" svg:x="6.221cm" svg:y="1.779cm" svg:viewBox="0 0 462 462" draw:points="231,462 0,462 0,0 462,0 462,462 231,462">
          <text:p/>
        </draw:polyline>
        <draw:polygon draw:style-name="gr7" draw:text-style-name="P2" draw:layer="layout" svg:width="0.462cm" svg:height="0.461cm" svg:x="6.683cm" svg:y="1.779cm" svg:viewBox="0 0 463 462" draw:points="0,0 463,0 463,462 0,462">
          <text:p/>
        </draw:polygon>
        <draw:polyline draw:style-name="gr4" draw:text-style-name="P2" draw:layer="layout" svg:width="0.462cm" svg:height="0.461cm" svg:x="6.683cm" svg:y="1.779cm" svg:viewBox="0 0 463 462" draw:points="232,462 0,462 0,0 463,0 463,462 232,462">
          <text:p/>
        </draw:polyline>
        <draw:polygon draw:style-name="gr12" draw:text-style-name="P2" draw:layer="layout" svg:width="0.459cm" svg:height="0.461cm" svg:x="7.608cm" svg:y="1.779cm" svg:viewBox="0 0 460 462" draw:points="0,0 460,0 460,462 0,462">
          <text:p/>
        </draw:polygon>
        <draw:polyline draw:style-name="gr4" draw:text-style-name="P2" draw:layer="layout" svg:width="0.459cm" svg:height="0.461cm" svg:x="7.608cm" svg:y="1.779cm" svg:viewBox="0 0 460 462" draw:points="230,462 0,462 0,0 460,0 460,462 230,462">
          <text:p/>
        </draw:polyline>
        <draw:polygon draw:style-name="gr7" draw:text-style-name="P2" draw:layer="layout" svg:width="0.463cm" svg:height="0.461cm" svg:x="8.53cm" svg:y="1.779cm" svg:viewBox="0 0 464 462" draw:points="0,0 464,0 464,462 0,462">
          <text:p/>
        </draw:polygon>
        <draw:polyline draw:style-name="gr4" draw:text-style-name="P2" draw:layer="layout" svg:width="0.463cm" svg:height="0.461cm" svg:x="8.53cm" svg:y="1.779cm" svg:viewBox="0 0 464 462" draw:points="232,462 0,462 0,0 464,0 464,462 232,462">
          <text:p/>
        </draw:polyline>
        <draw:polygon draw:style-name="gr7" draw:text-style-name="P2" draw:layer="layout" svg:width="0.457cm" svg:height="0.461cm" svg:x="8.993cm" svg:y="1.779cm" svg:viewBox="0 0 458 462" draw:points="0,0 458,0 458,462 0,462">
          <text:p/>
        </draw:polygon>
        <draw:polyline draw:style-name="gr4" draw:text-style-name="P2" draw:layer="layout" svg:width="0.457cm" svg:height="0.461cm" svg:x="8.993cm" svg:y="1.779cm" svg:viewBox="0 0 458 462" draw:points="229,462 0,462 0,0 458,0 458,462 229,462">
          <text:p/>
        </draw:polyline>
        <draw:polygon draw:style-name="gr7" draw:text-style-name="P2" draw:layer="layout" svg:width="0.461cm" svg:height="0.461cm" svg:x="7.145cm" svg:y="1.779cm" svg:viewBox="0 0 462 462" draw:points="0,0 462,0 462,462 0,462">
          <text:p/>
        </draw:polygon>
        <draw:polyline draw:style-name="gr4" draw:text-style-name="P2" draw:layer="layout" svg:width="0.461cm" svg:height="0.461cm" svg:x="7.145cm" svg:y="1.779cm" svg:viewBox="0 0 462 462" draw:points="231,462 0,462 0,0 462,0 462,462 231,462">
          <text:p/>
        </draw:polyline>
        <draw:polygon draw:style-name="gr7" draw:text-style-name="P2" draw:layer="layout" svg:width="0.461cm" svg:height="0.461cm" svg:x="8.068cm" svg:y="1.779cm" svg:viewBox="0 0 462 462" draw:points="0,0 462,0 462,462 0,462">
          <text:p/>
        </draw:polygon>
        <draw:polyline draw:style-name="gr4" draw:text-style-name="P2" draw:layer="layout" svg:width="0.461cm" svg:height="0.461cm" svg:x="8.068cm" svg:y="1.779cm" svg:viewBox="0 0 462 462" draw:points="231,462 0,462 0,0 462,0 462,462 231,462">
          <text:p/>
        </draw:polyline>
        <draw:polygon draw:style-name="gr7" draw:text-style-name="P2" draw:layer="layout" svg:width="0.461cm" svg:height="0.461cm" svg:x="9.915cm" svg:y="1.779cm" svg:viewBox="0 0 462 462" draw:points="0,0 462,0 462,462 0,462">
          <text:p/>
        </draw:polygon>
        <draw:polyline draw:style-name="gr4" draw:text-style-name="P2" draw:layer="layout" svg:width="0.461cm" svg:height="0.461cm" svg:x="9.915cm" svg:y="1.779cm" svg:viewBox="0 0 462 462" draw:points="231,462 0,462 0,0 462,0 462,462 231,462">
          <text:p/>
        </draw:polyline>
        <draw:polygon draw:style-name="gr7" draw:text-style-name="P2" draw:layer="layout" svg:width="0.459cm" svg:height="0.461cm" svg:x="5.761cm" svg:y="1.779cm" svg:viewBox="0 0 460 462" draw:points="0,0 460,0 460,462 0,462">
          <text:p/>
        </draw:polygon>
        <draw:polyline draw:style-name="gr4" draw:text-style-name="P2" draw:layer="layout" svg:width="0.459cm" svg:height="0.461cm" svg:x="5.761cm" svg:y="1.779cm" svg:viewBox="0 0 460 462" draw:points="230,462 0,462 0,0 460,0 460,462 230,462">
          <text:p/>
        </draw:polyline>
        <draw:polygon draw:style-name="gr7" draw:text-style-name="P2" draw:layer="layout" svg:width="0.462cm" svg:height="0.461cm" svg:x="9.451cm" svg:y="1.779cm" svg:viewBox="0 0 463 462" draw:points="0,0 463,0 463,462 0,462">
          <text:p/>
        </draw:polygon>
        <draw:polyline draw:style-name="gr4" draw:text-style-name="P2" draw:layer="layout" svg:width="0.462cm" svg:height="0.461cm" svg:x="9.451cm" svg:y="1.779cm" svg:viewBox="0 0 463 462" draw:points="232,462 0,462 0,0 463,0 463,462 232,462">
          <text:p/>
        </draw:polyline>
        <draw:polygon draw:style-name="gr7" draw:text-style-name="P2" draw:layer="layout" svg:width="0.462cm" svg:height="0.458cm" svg:x="5.299cm" svg:y="2.705cm" svg:viewBox="0 0 463 459" draw:points="0,0 463,0 463,459 0,459">
          <text:p/>
        </draw:polygon>
        <draw:polyline draw:style-name="gr4" draw:text-style-name="P2" draw:layer="layout" svg:width="0.462cm" svg:height="0.458cm" svg:x="5.299cm" svg:y="2.705cm" svg:viewBox="0 0 463 459" draw:points="231,459 0,459 0,0 463,0 463,459 231,459">
          <text:p/>
        </draw:polyline>
        <draw:polygon draw:style-name="gr7" draw:text-style-name="P2" draw:layer="layout" svg:width="0.462cm" svg:height="0.461cm" svg:x="5.299cm" svg:y="3.164cm" svg:viewBox="0 0 463 462" draw:points="0,0 463,0 463,462 0,462">
          <text:p/>
        </draw:polygon>
        <draw:polyline draw:style-name="gr4" draw:text-style-name="P2" draw:layer="layout" svg:width="0.462cm" svg:height="0.461cm" svg:x="5.299cm" svg:y="3.164cm" svg:viewBox="0 0 463 462" draw:points="231,462 0,462 0,0 463,0 463,462 231,462">
          <text:p/>
        </draw:polyline>
        <draw:polygon draw:style-name="gr15" draw:text-style-name="P2" draw:layer="layout" svg:width="0.462cm" svg:height="0.461cm" svg:x="5.299cm" svg:y="4.088cm" svg:viewBox="0 0 463 462" draw:points="0,0 463,0 463,462 0,462">
          <text:p/>
        </draw:polygon>
        <draw:polyline draw:style-name="gr4" draw:text-style-name="P2" draw:layer="layout" svg:width="0.462cm" svg:height="0.461cm" svg:x="5.299cm" svg:y="4.088cm" svg:viewBox="0 0 463 462" draw:points="231,462 0,462 0,0 463,0 463,462 231,462">
          <text:p/>
        </draw:polyline>
        <draw:polygon draw:style-name="gr7" draw:text-style-name="P2" draw:layer="layout" svg:width="0.462cm" svg:height="0.458cm" svg:x="5.299cm" svg:y="5.474cm" svg:viewBox="0 0 463 459" draw:points="0,0 463,0 463,459 0,459">
          <text:p/>
        </draw:polygon>
        <draw:polyline draw:style-name="gr4" draw:text-style-name="P2" draw:layer="layout" svg:width="0.462cm" svg:height="0.458cm" svg:x="5.299cm" svg:y="5.474cm" svg:viewBox="0 0 463 459" draw:points="231,459 0,459 0,0 463,0 463,459 231,459">
          <text:p/>
        </draw:polyline>
        <draw:polygon draw:style-name="gr7" draw:text-style-name="P2" draw:layer="layout" svg:width="0.462cm" svg:height="0.462cm" svg:x="5.299cm" svg:y="5.012cm" svg:viewBox="0 0 463 463" draw:points="0,0 463,0 463,463 0,463">
          <text:p/>
        </draw:polygon>
        <draw:polyline draw:style-name="gr4" draw:text-style-name="P2" draw:layer="layout" svg:width="0.462cm" svg:height="0.462cm" svg:x="5.299cm" svg:y="5.012cm" svg:viewBox="0 0 463 463" draw:points="231,463 0,463 0,0 463,0 463,463 231,463">
          <text:p/>
        </draw:polyline>
        <draw:polygon draw:style-name="gr7" draw:text-style-name="P2" draw:layer="layout" svg:width="0.462cm" svg:height="0.461cm" svg:x="5.298cm" svg:y="4.55cm" svg:viewBox="0 0 463 462" draw:points="0,0 463,0 463,462 0,462">
          <text:p/>
        </draw:polygon>
        <draw:polyline draw:style-name="gr4" draw:text-style-name="P2" draw:layer="layout" svg:width="0.462cm" svg:height="0.461cm" svg:x="5.298cm" svg:y="4.55cm" svg:viewBox="0 0 463 462" draw:points="231,462 0,462 0,0 463,0 463,462 231,462">
          <text:p/>
        </draw:polyline>
        <draw:polygon draw:style-name="gr7" draw:text-style-name="P2" draw:layer="layout" svg:width="0.462cm" svg:height="0.462cm" svg:x="5.298cm" svg:y="3.626cm" svg:viewBox="0 0 463 463" draw:points="0,0 463,0 463,463 0,463">
          <text:p/>
        </draw:polygon>
        <draw:polyline draw:style-name="gr4" draw:text-style-name="P2" draw:layer="layout" svg:width="0.462cm" svg:height="0.462cm" svg:x="5.298cm" svg:y="3.626cm" svg:viewBox="0 0 463 463" draw:points="231,463 0,463 0,0 463,0 463,463 231,463">
          <text:p/>
        </draw:polyline>
        <draw:polyline draw:style-name="gr4" draw:text-style-name="P2" draw:layer="layout" svg:width="0.462cm" svg:height="0.462cm" svg:x="5.298cm" svg:y="5.933cm" svg:viewBox="0 0 463 463" draw:points="231,463 0,463 0,0 463,0 463,463 231,463">
          <text:p/>
        </draw:polyline>
        <draw:polygon draw:style-name="gr7" draw:text-style-name="P2" draw:layer="layout" svg:width="0.462cm" svg:height="0.463cm" svg:x="5.298cm" svg:y="2.241cm" svg:viewBox="0 0 463 464" draw:points="0,0 463,0 463,464 0,464">
          <text:p/>
        </draw:polygon>
        <draw:polyline draw:style-name="gr4" draw:text-style-name="P2" draw:layer="layout" svg:width="0.462cm" svg:height="0.463cm" svg:x="5.298cm" svg:y="2.241cm" svg:viewBox="0 0 463 464" draw:points="231,464 0,464 0,0 463,0 463,464 231,464">
          <text:p/>
        </draw:polyline>
        <draw:polygon draw:style-name="gr7" draw:text-style-name="P2" draw:layer="layout" svg:width="0.462cm" svg:height="0.461cm" svg:x="5.298cm" svg:y="1.779cm" svg:viewBox="0 0 463 462" draw:points="0,0 463,0 463,462 0,462">
          <text:p/>
        </draw:polygon>
        <draw:polyline draw:style-name="gr4" draw:text-style-name="P2" draw:layer="layout" svg:width="0.462cm" svg:height="0.461cm" svg:x="5.298cm" svg:y="1.779cm" svg:viewBox="0 0 463 462" draw:points="231,462 0,462 0,0 463,0 463,462 231,462">
          <text:p/>
        </draw:polyline>
        <draw:polygon draw:style-name="gr7" draw:text-style-name="P2" draw:layer="layout" svg:width="0.462cm" svg:height="0.462cm" svg:x="6.683cm" svg:y="6.396cm" svg:viewBox="0 0 463 463" draw:points="0,0 463,0 463,463 0,463">
          <text:p/>
        </draw:polygon>
        <draw:polyline draw:style-name="gr4" draw:text-style-name="P2" draw:layer="layout" svg:width="0.462cm" svg:height="0.462cm" svg:x="6.683cm" svg:y="6.396cm" svg:viewBox="0 0 463 463" draw:points="232,463 0,463 0,0 463,0 463,463 232,463">
          <text:p/>
        </draw:polyline>
        <draw:polygon draw:style-name="gr14" draw:text-style-name="P2" draw:layer="layout" svg:width="0.459cm" svg:height="0.462cm" svg:x="7.608cm" svg:y="6.396cm" svg:viewBox="0 0 460 463" draw:points="0,0 460,0 460,463 0,463">
          <text:p/>
        </draw:polygon>
        <draw:polyline draw:style-name="gr4" draw:text-style-name="P2" draw:layer="layout" svg:width="0.459cm" svg:height="0.462cm" svg:x="7.608cm" svg:y="6.396cm" svg:viewBox="0 0 460 463" draw:points="230,463 0,463 0,0 460,0 460,463 230,463">
          <text:p/>
        </draw:polyline>
        <draw:polygon draw:style-name="gr7" draw:text-style-name="P2" draw:layer="layout" svg:width="0.463cm" svg:height="0.462cm" svg:x="8.53cm" svg:y="6.396cm" svg:viewBox="0 0 464 463" draw:points="0,0 464,0 464,463 0,463">
          <text:p/>
        </draw:polygon>
        <draw:polyline draw:style-name="gr4" draw:text-style-name="P2" draw:layer="layout" svg:width="0.463cm" svg:height="0.462cm" svg:x="8.53cm" svg:y="6.396cm" svg:viewBox="0 0 464 463" draw:points="232,463 0,463 0,0 464,0 464,463 232,463">
          <text:p/>
        </draw:polyline>
        <draw:polygon draw:style-name="gr7" draw:text-style-name="P2" draw:layer="layout" svg:width="0.457cm" svg:height="0.462cm" svg:x="8.993cm" svg:y="6.396cm" svg:viewBox="0 0 458 463" draw:points="0,0 458,0 458,463 0,463">
          <text:p/>
        </draw:polygon>
        <draw:polyline draw:style-name="gr4" draw:text-style-name="P2" draw:layer="layout" svg:width="0.457cm" svg:height="0.462cm" svg:x="8.993cm" svg:y="6.396cm" svg:viewBox="0 0 458 463" draw:points="229,463 0,463 0,0 458,0 458,463 229,463">
          <text:p/>
        </draw:polyline>
        <draw:polygon draw:style-name="gr7" draw:text-style-name="P2" draw:layer="layout" svg:width="0.461cm" svg:height="0.462cm" svg:x="6.221cm" svg:y="6.396cm" svg:viewBox="0 0 462 463" draw:points="0,0 462,0 462,463 0,463">
          <text:p/>
        </draw:polygon>
        <draw:polyline draw:style-name="gr4" draw:text-style-name="P2" draw:layer="layout" svg:width="0.461cm" svg:height="0.462cm" svg:x="6.221cm" svg:y="6.396cm" svg:viewBox="0 0 462 463" draw:points="231,463 0,463 0,0 462,0 462,463 231,463">
          <text:p/>
        </draw:polyline>
        <draw:polygon draw:style-name="gr7" draw:text-style-name="P2" draw:layer="layout" svg:width="0.461cm" svg:height="0.462cm" svg:x="8.068cm" svg:y="6.396cm" svg:viewBox="0 0 462 463" draw:points="0,0 462,0 462,463 0,463">
          <text:p/>
        </draw:polygon>
        <draw:polyline draw:style-name="gr4" draw:text-style-name="P2" draw:layer="layout" svg:width="0.461cm" svg:height="0.462cm" svg:x="8.068cm" svg:y="6.396cm" svg:viewBox="0 0 462 463" draw:points="231,463 0,463 0,0 462,0 462,463 231,463">
          <text:p/>
        </draw:polyline>
        <draw:polygon draw:style-name="gr7" draw:text-style-name="P2" draw:layer="layout" svg:width="0.461cm" svg:height="0.462cm" svg:x="7.145cm" svg:y="6.396cm" svg:viewBox="0 0 462 463" draw:points="0,0 462,0 462,463 0,463">
          <text:p/>
        </draw:polygon>
        <draw:polyline draw:style-name="gr4" draw:text-style-name="P2" draw:layer="layout" svg:width="0.461cm" svg:height="0.462cm" svg:x="7.145cm" svg:y="6.396cm" svg:viewBox="0 0 462 463" draw:points="231,463 0,463 0,0 462,0 462,463 231,463">
          <text:p/>
        </draw:polyline>
        <draw:polyline draw:style-name="gr4" draw:text-style-name="P2" draw:layer="layout" svg:width="0.461cm" svg:height="0.462cm" svg:x="9.915cm" svg:y="6.396cm" svg:viewBox="0 0 462 463" draw:points="231,463 0,463 0,0 462,0 462,463 231,463">
          <text:p/>
        </draw:polyline>
        <draw:polyline draw:style-name="gr4" draw:text-style-name="P2" draw:layer="layout" svg:width="0.459cm" svg:height="0.462cm" svg:x="5.761cm" svg:y="6.396cm" svg:viewBox="0 0 460 463" draw:points="230,463 0,463 0,0 460,0 460,463 230,463">
          <text:p/>
        </draw:polyline>
        <draw:polygon draw:style-name="gr7" draw:text-style-name="P2" draw:layer="layout" svg:width="0.462cm" svg:height="0.462cm" svg:x="9.451cm" svg:y="6.396cm" svg:viewBox="0 0 463 463" draw:points="0,0 463,0 463,463 0,463">
          <text:p/>
        </draw:polygon>
        <draw:polyline draw:style-name="gr4" draw:text-style-name="P2" draw:layer="layout" svg:width="0.462cm" svg:height="0.462cm" svg:x="9.451cm" svg:y="6.396cm" svg:viewBox="0 0 463 463" draw:points="232,463 0,463 0,0 463,0 463,463 232,463">
          <text:p/>
        </draw:polyline>
        <draw:polygon draw:style-name="gr15" draw:text-style-name="P2" draw:layer="layout" svg:width="0.461cm" svg:height="0.463cm" svg:x="6.684cm" svg:y="5.012cm" svg:viewBox="0 0 462 464" draw:points="0,0 462,0 462,464 0,464">
          <text:p/>
        </draw:polygon>
        <draw:polyline draw:style-name="gr4" draw:text-style-name="P2" draw:layer="layout" svg:width="0.461cm" svg:height="0.463cm" svg:x="6.684cm" svg:y="5.012cm" svg:viewBox="0 0 462 464" draw:points="231,464 0,464 0,0 462,0 462,464 231,464">
          <text:p/>
        </draw:polyline>
        <draw:polygon draw:style-name="gr15" draw:text-style-name="P2" draw:layer="layout" svg:width="0.458cm" svg:height="0.462cm" svg:x="5.762cm" svg:y="3.626cm" svg:viewBox="0 0 459 463" draw:points="0,0 459,0 459,463 0,463">
          <text:p/>
        </draw:polygon>
        <draw:polyline draw:style-name="gr4" draw:text-style-name="P2" draw:layer="layout" svg:width="0.458cm" svg:height="0.462cm" svg:x="5.762cm" svg:y="3.626cm" svg:viewBox="0 0 459 463" draw:points="229,463 0,463 0,0 459,0 459,463 229,463">
          <text:p/>
        </draw:polyline>
        <draw:polygon draw:style-name="gr15" draw:text-style-name="P2" draw:layer="layout" svg:width="0.458cm" svg:height="0.461cm" svg:x="5.762cm" svg:y="4.55cm" svg:viewBox="0 0 459 462" draw:points="0,0 459,0 459,462 0,462">
          <text:p/>
        </draw:polygon>
        <draw:polyline draw:style-name="gr4" draw:text-style-name="P2" draw:layer="layout" svg:width="0.458cm" svg:height="0.461cm" svg:x="5.762cm" svg:y="4.55cm" svg:viewBox="0 0 459 462" draw:points="229,462 0,462 0,0 459,0 459,462 229,462">
          <text:p/>
        </draw:polyline>
        <draw:polygon draw:style-name="gr15" draw:text-style-name="P2" draw:layer="layout" svg:width="0.461cm" svg:height="0.462cm" svg:x="6.221cm" svg:y="3.626cm" svg:viewBox="0 0 462 463" draw:points="0,0 462,0 462,463 0,463">
          <text:p/>
        </draw:polygon>
        <draw:polyline draw:style-name="gr4" draw:text-style-name="P2" draw:layer="layout" svg:width="0.461cm" svg:height="0.462cm" svg:x="6.221cm" svg:y="3.626cm" svg:viewBox="0 0 462 463" draw:points="231,463 0,463 0,0 462,0 462,463 231,463">
          <text:p/>
        </draw:polyline>
        <draw:polygon draw:style-name="gr15" draw:text-style-name="P2" draw:layer="layout" svg:width="0.461cm" svg:height="0.461cm" svg:x="6.221cm" svg:y="4.55cm" svg:viewBox="0 0 462 462" draw:points="0,0 462,0 462,462 0,462">
          <text:p/>
        </draw:polygon>
        <draw:polyline draw:style-name="gr4" draw:text-style-name="P2" draw:layer="layout" svg:width="0.461cm" svg:height="0.461cm" svg:x="6.221cm" svg:y="4.55cm" svg:viewBox="0 0 462 462" draw:points="231,462 0,462 0,0 462,0 462,462 231,462">
          <text:p/>
        </draw:polyline>
        <draw:polygon draw:style-name="gr15" draw:text-style-name="P2" draw:layer="layout" svg:width="0.461cm" svg:height="0.462cm" svg:x="6.221cm" svg:y="5.012cm" svg:viewBox="0 0 462 463" draw:points="0,0 462,0 462,463 0,463">
          <text:p/>
        </draw:polygon>
        <draw:polyline draw:style-name="gr4" draw:text-style-name="P2" draw:layer="layout" svg:width="0.461cm" svg:height="0.462cm" svg:x="6.221cm" svg:y="5.012cm" svg:viewBox="0 0 462 463" draw:points="231,463 0,463 0,0 462,0 462,463 231,463">
          <text:p/>
        </draw:polyline>
        <draw:polygon draw:style-name="gr15" draw:text-style-name="P2" draw:layer="layout" svg:width="0.461cm" svg:height="0.461cm" svg:x="6.221cm" svg:y="3.164cm" svg:viewBox="0 0 462 462" draw:points="0,0 462,0 462,462 0,462">
          <text:p/>
        </draw:polygon>
        <draw:polyline draw:style-name="gr4" draw:text-style-name="P2" draw:layer="layout" svg:width="0.461cm" svg:height="0.461cm" svg:x="6.221cm" svg:y="3.164cm" svg:viewBox="0 0 462 462" draw:points="231,462 0,462 0,0 462,0 462,462 231,462">
          <text:p/>
        </draw:polyline>
        <draw:polygon draw:style-name="gr15" draw:text-style-name="P2" draw:layer="layout" svg:width="0.458cm" svg:height="0.461cm" svg:x="5.762cm" svg:y="3.164cm" svg:viewBox="0 0 459 462" draw:points="0,0 459,0 459,462 0,462">
          <text:p/>
        </draw:polygon>
        <draw:polyline draw:style-name="gr4" draw:text-style-name="P2" draw:layer="layout" svg:width="0.458cm" svg:height="0.461cm" svg:x="5.762cm" svg:y="3.164cm" svg:viewBox="0 0 459 462" draw:points="229,462 0,462 0,0 459,0 459,462 229,462">
          <text:p/>
        </draw:polyline>
        <draw:polygon draw:style-name="gr15" draw:text-style-name="P2" draw:layer="layout" svg:width="0.458cm" svg:height="0.462cm" svg:x="5.762cm" svg:y="5.012cm" svg:viewBox="0 0 459 463" draw:points="0,0 459,0 459,463 0,463">
          <text:p/>
        </draw:polygon>
        <draw:polyline draw:style-name="gr4" draw:text-style-name="P2" draw:layer="layout" svg:width="0.458cm" svg:height="0.462cm" svg:x="5.762cm" svg:y="5.012cm" svg:viewBox="0 0 459 463" draw:points="229,463 0,463 0,0 459,0 459,463 229,463">
          <text:p/>
        </draw:polyline>
        <draw:polygon draw:style-name="gr14" draw:text-style-name="P2" draw:layer="layout" svg:width="0.461cm" svg:height="0.462cm" svg:x="7.145cm" svg:y="5.933cm" svg:viewBox="0 0 462 463" draw:points="0,0 462,0 462,463 0,463">
          <text:p/>
        </draw:polygon>
        <draw:polyline draw:style-name="gr4" draw:text-style-name="P2" draw:layer="layout" svg:width="0.461cm" svg:height="0.462cm" svg:x="7.145cm" svg:y="5.933cm" svg:viewBox="0 0 462 463" draw:points="231,463 0,463 0,0 462,0 462,463 231,463">
          <text:p/>
        </draw:polyline>
        <draw:polygon draw:style-name="gr14" draw:text-style-name="P2" draw:layer="layout" svg:width="0.461cm" svg:height="0.462cm" svg:x="8.068cm" svg:y="5.933cm" svg:viewBox="0 0 462 463" draw:points="0,0 462,0 462,463 0,463">
          <text:p/>
        </draw:polygon>
        <draw:polyline draw:style-name="gr4" draw:text-style-name="P2" draw:layer="layout" svg:width="0.461cm" svg:height="0.462cm" svg:x="8.068cm" svg:y="5.933cm" svg:viewBox="0 0 462 463" draw:points="231,463 0,463 0,0 462,0 462,463 231,463">
          <text:p/>
        </draw:polyline>
        <draw:polygon draw:style-name="gr14" draw:text-style-name="P2" draw:layer="layout" svg:width="0.462cm" svg:height="0.462cm" svg:x="6.683cm" svg:y="5.933cm" svg:viewBox="0 0 463 463" draw:points="0,0 463,0 463,463 0,463">
          <text:p/>
        </draw:polygon>
        <draw:polyline draw:style-name="gr4" draw:text-style-name="P2" draw:layer="layout" svg:width="0.462cm" svg:height="0.462cm" svg:x="6.683cm" svg:y="5.933cm" svg:viewBox="0 0 463 463" draw:points="232,463 0,463 0,0 463,0 463,463 232,463">
          <text:p/>
        </draw:polyline>
        <draw:polygon draw:style-name="gr14" draw:text-style-name="P2" draw:layer="layout" svg:width="0.462cm" svg:height="0.462cm" svg:x="8.531cm" svg:y="5.933cm" svg:viewBox="0 0 463 463" draw:points="0,0 463,0 463,463 0,463">
          <text:p/>
        </draw:polygon>
        <draw:polyline draw:style-name="gr4" draw:text-style-name="P2" draw:layer="layout" svg:width="0.462cm" svg:height="0.462cm" svg:x="8.531cm" svg:y="5.933cm" svg:viewBox="0 0 463 463" draw:points="232,463 0,463 0,0 463,0 463,463 232,463">
          <text:p/>
        </draw:polyline>
        <draw:polygon draw:style-name="gr14" draw:text-style-name="P2" draw:layer="layout" svg:width="0.461cm" svg:height="0.458cm" svg:x="7.146cm" svg:y="5.474cm" svg:viewBox="0 0 462 459" draw:points="0,0 462,0 462,459 0,459">
          <text:p/>
        </draw:polygon>
        <draw:polyline draw:style-name="gr4" draw:text-style-name="P2" draw:layer="layout" svg:width="0.461cm" svg:height="0.458cm" svg:x="7.146cm" svg:y="5.474cm" svg:viewBox="0 0 462 459" draw:points="231,459 0,459 0,0 462,0 462,459 231,459">
          <text:p/>
        </draw:polyline>
        <draw:polygon draw:style-name="gr14" draw:text-style-name="P2" draw:layer="layout" svg:width="0.461cm" svg:height="0.458cm" svg:x="8.068cm" svg:y="5.474cm" svg:viewBox="0 0 462 459" draw:points="0,0 462,0 462,459 0,459">
          <text:p/>
        </draw:polygon>
        <draw:polyline draw:style-name="gr4" draw:text-style-name="P2" draw:layer="layout" svg:width="0.461cm" svg:height="0.458cm" svg:x="8.068cm" svg:y="5.474cm" svg:viewBox="0 0 462 459" draw:points="231,459 0,459 0,0 462,0 462,459 231,459">
          <text:p/>
        </draw:polyline>
        <draw:polygon draw:style-name="gr14" draw:text-style-name="P2" draw:layer="layout" svg:width="0.462cm" svg:height="0.458cm" svg:x="6.683cm" svg:y="5.474cm" svg:viewBox="0 0 463 459" draw:points="0,0 463,0 463,459 0,459">
          <text:p/>
        </draw:polygon>
        <draw:polyline draw:style-name="gr4" draw:text-style-name="P2" draw:layer="layout" svg:width="0.462cm" svg:height="0.458cm" svg:x="6.683cm" svg:y="5.474cm" svg:viewBox="0 0 463 459" draw:points="232,459 0,459 0,0 463,0 463,459 232,459">
          <text:p/>
        </draw:polyline>
        <draw:polygon draw:style-name="gr14" draw:text-style-name="P2" draw:layer="layout" svg:width="0.462cm" svg:height="0.458cm" svg:x="8.531cm" svg:y="5.474cm" svg:viewBox="0 0 463 459" draw:points="0,0 463,0 463,459 0,459">
          <text:p/>
        </draw:polygon>
        <draw:polyline draw:style-name="gr4" draw:text-style-name="P2" draw:layer="layout" svg:width="0.462cm" svg:height="0.458cm" svg:x="8.531cm" svg:y="5.474cm" svg:viewBox="0 0 463 459" draw:points="232,459 0,459 0,0 463,0 463,459 232,459">
          <text:p/>
        </draw:polyline>
        <draw:polygon draw:style-name="gr15" draw:text-style-name="P2" draw:layer="layout" svg:width="0.461cm" svg:height="0.458cm" svg:x="6.221cm" svg:y="5.474cm" svg:viewBox="0 0 462 459" draw:points="0,0 462,0 462,459 0,459">
          <text:p/>
        </draw:polygon>
        <draw:polyline draw:style-name="gr4" draw:text-style-name="P2" draw:layer="layout" svg:width="0.461cm" svg:height="0.458cm" svg:x="6.221cm" svg:y="5.474cm" svg:viewBox="0 0 462 459" draw:points="231,459 0,459 0,0 462,0 462,459 231,459">
          <text:p/>
        </draw:polyline>
        <draw:polygon draw:style-name="gr14" draw:text-style-name="P2" draw:layer="layout" svg:width="0.46cm" svg:height="0.458cm" svg:x="8.994cm" svg:y="5.474cm" svg:viewBox="0 0 461 459" draw:points="0,0 461,0 461,459 0,459">
          <text:p/>
        </draw:polygon>
        <draw:polyline draw:style-name="gr4" draw:text-style-name="P2" draw:layer="layout" svg:width="0.46cm" svg:height="0.458cm" svg:x="8.994cm" svg:y="5.474cm" svg:viewBox="0 0 461 459" draw:points="230,459 0,459 0,0 461,0 461,459 230,459">
          <text:p/>
        </draw:polyline>
        <draw:polygon draw:style-name="gr13" draw:text-style-name="P2" draw:layer="layout" svg:width="0.459cm" svg:height="0.461cm" svg:x="9.455cm" svg:y="4.55cm" svg:viewBox="0 0 460 462" draw:points="0,0 460,0 460,462 0,462">
          <text:p/>
        </draw:polygon>
        <draw:polyline draw:style-name="gr4" draw:text-style-name="P2" draw:layer="layout" svg:width="0.459cm" svg:height="0.461cm" svg:x="9.455cm" svg:y="4.55cm" svg:viewBox="0 0 460 462" draw:points="230,462 0,462 0,0 460,0 460,462 230,462">
          <text:p/>
        </draw:polyline>
        <draw:polygon draw:style-name="gr13" draw:text-style-name="P2" draw:layer="layout" svg:width="0.459cm" svg:height="0.462cm" svg:x="9.455cm" svg:y="3.626cm" svg:viewBox="0 0 460 463" draw:points="0,0 460,0 460,463 0,463">
          <text:p/>
        </draw:polygon>
        <draw:polyline draw:style-name="gr4" draw:text-style-name="P2" draw:layer="layout" svg:width="0.459cm" svg:height="0.462cm" svg:x="9.455cm" svg:y="3.626cm" svg:viewBox="0 0 460 463" draw:points="230,463 0,463 0,0 460,0 460,463 230,463">
          <text:p/>
        </draw:polyline>
        <draw:polygon draw:style-name="gr13" draw:text-style-name="P2" draw:layer="layout" svg:width="0.459cm" svg:height="0.462cm" svg:x="9.455cm" svg:y="5.012cm" svg:viewBox="0 0 460 463" draw:points="0,0 460,0 460,463 0,463">
          <text:p/>
        </draw:polygon>
        <draw:polyline draw:style-name="gr4" draw:text-style-name="P2" draw:layer="layout" svg:width="0.459cm" svg:height="0.462cm" svg:x="9.455cm" svg:y="5.012cm" svg:viewBox="0 0 460 463" draw:points="230,463 0,463 0,0 460,0 460,463 230,463">
          <text:p/>
        </draw:polyline>
        <draw:polygon draw:style-name="gr13" draw:text-style-name="P2" draw:layer="layout" svg:width="0.459cm" svg:height="0.461cm" svg:x="9.455cm" svg:y="3.164cm" svg:viewBox="0 0 460 462" draw:points="0,0 460,0 460,462 0,462">
          <text:p/>
        </draw:polygon>
        <draw:polyline draw:style-name="gr4" draw:text-style-name="P2" draw:layer="layout" svg:width="0.459cm" svg:height="0.461cm" svg:x="9.455cm" svg:y="3.164cm" svg:viewBox="0 0 460 462" draw:points="230,462 0,462 0,0 460,0 460,462 230,462">
          <text:p/>
        </draw:polyline>
        <draw:polygon draw:style-name="gr13" draw:text-style-name="P2" draw:layer="layout" svg:width="0.461cm" svg:height="0.461cm" svg:x="8.993cm" svg:y="4.55cm" svg:viewBox="0 0 462 462" draw:points="0,0 462,0 462,462 0,462">
          <text:p/>
        </draw:polygon>
        <draw:polyline draw:style-name="gr4" draw:text-style-name="P2" draw:layer="layout" svg:width="0.461cm" svg:height="0.461cm" svg:x="8.993cm" svg:y="4.55cm" svg:viewBox="0 0 462 462" draw:points="231,462 0,462 0,0 462,0 462,462 231,462">
          <text:p/>
        </draw:polyline>
        <draw:polygon draw:style-name="gr13" draw:text-style-name="P2" draw:layer="layout" svg:width="0.461cm" svg:height="0.462cm" svg:x="8.993cm" svg:y="5.012cm" svg:viewBox="0 0 462 463" draw:points="0,0 462,0 462,463 0,463">
          <text:p/>
        </draw:polygon>
        <draw:polyline draw:style-name="gr4" draw:text-style-name="P2" draw:layer="layout" svg:width="0.461cm" svg:height="0.462cm" svg:x="8.993cm" svg:y="5.012cm" svg:viewBox="0 0 462 463" draw:points="231,463 0,463 0,0 462,0 462,463 231,463">
          <text:p/>
        </draw:polyline>
        <draw:polygon draw:style-name="gr13" draw:text-style-name="P2" draw:layer="layout" svg:width="0.461cm" svg:height="0.462cm" svg:x="8.993cm" svg:y="3.626cm" svg:viewBox="0 0 462 463" draw:points="0,0 462,0 462,463 0,463">
          <text:p/>
        </draw:polygon>
        <draw:polyline draw:style-name="gr4" draw:text-style-name="P2" draw:layer="layout" svg:width="0.461cm" svg:height="0.462cm" svg:x="8.993cm" svg:y="3.626cm" svg:viewBox="0 0 462 463" draw:points="231,463 0,463 0,0 462,0 462,463 231,463">
          <text:p/>
        </draw:polyline>
        <draw:polygon draw:style-name="gr13" draw:text-style-name="P2" draw:layer="layout" svg:width="0.461cm" svg:height="0.461cm" svg:x="8.993cm" svg:y="3.164cm" svg:viewBox="0 0 462 462" draw:points="0,0 462,0 462,462 0,462">
          <text:p/>
        </draw:polygon>
        <draw:polyline draw:style-name="gr4" draw:text-style-name="P2" draw:layer="layout" svg:width="0.461cm" svg:height="0.461cm" svg:x="8.993cm" svg:y="3.164cm" svg:viewBox="0 0 462 462" draw:points="231,462 0,462 0,0 462,0 462,462 231,462">
          <text:p/>
        </draw:polyline>
        <draw:polygon draw:style-name="gr13" draw:text-style-name="P2" draw:layer="layout" svg:width="0.461cm" svg:height="0.458cm" svg:x="8.993cm" svg:y="2.705cm" svg:viewBox="0 0 462 459" draw:points="0,0 462,0 462,459 0,459">
          <text:p/>
        </draw:polygon>
        <draw:polyline draw:style-name="gr4" draw:text-style-name="P2" draw:layer="layout" svg:width="0.461cm" svg:height="0.458cm" svg:x="8.993cm" svg:y="2.705cm" svg:viewBox="0 0 462 459" draw:points="231,459 0,459 0,0 462,0 462,459 231,459">
          <text:p/>
        </draw:polyline>
        <draw:polygon draw:style-name="gr12" draw:text-style-name="P2" draw:layer="layout" svg:width="0.461cm" svg:height="0.463cm" svg:x="7.145cm" svg:y="2.241cm" svg:viewBox="0 0 462 464" draw:points="0,0 462,0 462,464 0,464">
          <text:p/>
        </draw:polygon>
        <draw:polyline draw:style-name="gr4" draw:text-style-name="P2" draw:layer="layout" svg:width="0.461cm" svg:height="0.463cm" svg:x="7.145cm" svg:y="2.241cm" svg:viewBox="0 0 462 464" draw:points="231,464 0,464 0,0 462,0 462,464 231,464">
          <text:p/>
        </draw:polyline>
        <draw:polygon draw:style-name="gr12" draw:text-style-name="P2" draw:layer="layout" svg:width="0.461cm" svg:height="0.463cm" svg:x="8.069cm" svg:y="2.241cm" svg:viewBox="0 0 462 464" draw:points="0,0 462,0 462,464 0,464">
          <text:p/>
        </draw:polygon>
        <draw:polyline draw:style-name="gr4" draw:text-style-name="P2" draw:layer="layout" svg:width="0.461cm" svg:height="0.463cm" svg:x="8.069cm" svg:y="2.241cm" svg:viewBox="0 0 462 464" draw:points="231,464 0,464 0,0 462,0 462,464 231,464">
          <text:p/>
        </draw:polyline>
        <draw:polygon draw:style-name="gr12" draw:text-style-name="P2" draw:layer="layout" svg:width="0.461cm" svg:height="0.458cm" svg:x="7.146cm" svg:y="2.705cm" svg:viewBox="0 0 462 459" draw:points="0,0 462,0 462,459 0,459">
          <text:p/>
        </draw:polygon>
        <draw:polyline draw:style-name="gr4" draw:text-style-name="P2" draw:layer="layout" svg:width="0.461cm" svg:height="0.458cm" svg:x="7.146cm" svg:y="2.705cm" svg:viewBox="0 0 462 459" draw:points="231,459 0,459 0,0 462,0 462,459 231,459">
          <text:p/>
        </draw:polyline>
        <draw:polygon draw:style-name="gr12" draw:text-style-name="P2" draw:layer="layout" svg:width="0.461cm" svg:height="0.458cm" svg:x="8.069cm" svg:y="2.705cm" svg:viewBox="0 0 462 459" draw:points="0,0 462,0 462,459 0,459">
          <text:p/>
        </draw:polygon>
        <draw:polyline draw:style-name="gr4" draw:text-style-name="P2" draw:layer="layout" svg:width="0.461cm" svg:height="0.458cm" svg:x="8.069cm" svg:y="2.705cm" svg:viewBox="0 0 462 459" draw:points="231,459 0,459 0,0 462,0 462,459 231,459">
          <text:p/>
        </draw:polyline>
        <draw:polygon draw:style-name="gr12" draw:text-style-name="P2" draw:layer="layout" svg:width="0.462cm" svg:height="0.458cm" svg:x="8.531cm" svg:y="2.705cm" svg:viewBox="0 0 463 459" draw:points="0,0 463,0 463,459 0,459">
          <text:p/>
        </draw:polygon>
        <draw:polyline draw:style-name="gr4" draw:text-style-name="P2" draw:layer="layout" svg:width="0.462cm" svg:height="0.458cm" svg:x="8.531cm" svg:y="2.705cm" svg:viewBox="0 0 463 459" draw:points="232,459 0,459 0,0 463,0 463,459 232,459">
          <text:p/>
        </draw:polyline>
        <draw:polygon draw:style-name="gr12" draw:text-style-name="P2" draw:layer="layout" svg:width="0.462cm" svg:height="0.458cm" svg:x="6.683cm" svg:y="2.705cm" svg:viewBox="0 0 463 459" draw:points="0,0 463,0 463,459 0,459">
          <text:p/>
        </draw:polygon>
        <draw:polyline draw:style-name="gr4" draw:text-style-name="P2" draw:layer="layout" svg:width="0.462cm" svg:height="0.458cm" svg:x="6.683cm" svg:y="2.705cm" svg:viewBox="0 0 463 459" draw:points="232,459 0,459 0,0 463,0 463,459 232,459">
          <text:p/>
        </draw:polyline>
        <draw:polygon draw:style-name="gr12" draw:text-style-name="P2" draw:layer="layout" svg:width="0.462cm" svg:height="0.463cm" svg:x="6.683cm" svg:y="2.241cm" svg:viewBox="0 0 463 464" draw:points="0,0 463,0 463,464 0,464">
          <text:p/>
        </draw:polygon>
        <draw:polyline draw:style-name="gr4" draw:text-style-name="P2" draw:layer="layout" svg:width="0.462cm" svg:height="0.463cm" svg:x="6.683cm" svg:y="2.241cm" svg:viewBox="0 0 463 464" draw:points="232,464 0,464 0,0 463,0 463,464 232,464">
          <text:p/>
        </draw:polyline>
        <draw:polygon draw:style-name="gr12" draw:text-style-name="P2" draw:layer="layout" svg:width="0.462cm" svg:height="0.463cm" svg:x="8.531cm" svg:y="2.241cm" svg:viewBox="0 0 463 464" draw:points="0,0 463,0 463,464 0,464">
          <text:p/>
        </draw:polygon>
        <draw:polyline draw:style-name="gr4" draw:text-style-name="P2" draw:layer="layout" svg:width="0.462cm" svg:height="0.463cm" svg:x="8.531cm" svg:y="2.241cm" svg:viewBox="0 0 463 464" draw:points="232,464 0,464 0,0 463,0 463,464 232,464">
          <text:p/>
        </draw:polyline>
        <draw:polygon draw:style-name="gr12" draw:text-style-name="P2" draw:layer="layout" svg:width="0.457cm" svg:height="0.458cm" svg:x="6.224cm" svg:y="2.705cm" svg:viewBox="0 0 458 459" draw:points="0,0 458,0 458,459 0,459">
          <text:p/>
        </draw:polygon>
        <draw:polyline draw:style-name="gr4" draw:text-style-name="P2" draw:layer="layout" svg:width="0.457cm" svg:height="0.458cm" svg:x="6.224cm" svg:y="2.705cm" svg:viewBox="0 0 458 459" draw:points="229,459 0,459 0,0 458,0 458,459 229,459">
          <text:p/>
        </draw:polyline>
        <draw:polygon draw:style-name="gr17" draw:text-style-name="P2" draw:layer="layout" svg:width="0.266cm" svg:height="0.399cm" svg:x="7.706cm" svg:y="4.612cm" svg:viewBox="0 0 267 400" draw:points="134,400 0,0 267,0">
          <text:p/>
        </draw:polygon>
        <draw:line draw:style-name="gr4" draw:text-style-name="P2" draw:layer="layout" svg:x1="7.84cm" svg:y1="4.55cm" svg:x2="7.84cm" svg:y2="4.692cm">
          <text:p/>
        </draw:line>
        <draw:polygon draw:style-name="gr17" draw:text-style-name="P2" draw:layer="layout" svg:width="0.399cm" svg:height="0.265cm" svg:x="7.146cm" svg:y="4.186cm" svg:viewBox="0 0 400 266" draw:points="0,133 400,0 400,266">
          <text:p/>
        </draw:polygon>
        <draw:line draw:style-name="gr4" draw:text-style-name="P2" draw:layer="layout" svg:x1="7.608cm" svg:y1="4.319cm" svg:x2="7.466cm" svg:y2="4.319cm">
          <text:p/>
        </draw:line>
        <draw:frame draw:style-name="gr18" draw:text-style-name="P3" draw:layer="layout" svg:width="10.16cm" svg:height="1.204cm" svg:x="4.127cm" svg:y="3.063cm">
          <draw:text-box>
            <text:p/>
          </draw:text-box>
        </draw:frame>
        <draw:polygon draw:style-name="gr5" draw:text-style-name="P2" draw:layer="layout" svg:width="0.459cm" svg:height="0.461cm" svg:x="11.112cm" svg:y="2.109cm" svg:viewBox="0 0 460 462" draw:points="0,0 460,0 460,462 0,462">
          <text:p/>
        </draw:polygon>
        <draw:polygon draw:style-name="gr6" draw:text-style-name="P2" draw:layer="layout" svg:width="0.462cm" svg:height="0.462cm" svg:x="11.747cm" svg:y="2.109cm" svg:viewBox="0 0 463 463" draw:points="0,0 463,0 463,463 0,463">
          <text:p/>
        </draw:polygon>
        <draw:polygon draw:style-name="gr9" draw:text-style-name="P2" draw:layer="layout" svg:width="0.459cm" svg:height="0.462cm" svg:x="12.382cm" svg:y="2.109cm" svg:viewBox="0 0 460 463" draw:points="0,0 460,0 460,463 0,463">
          <text:p/>
        </draw:polygon>
        <draw:polygon draw:style-name="gr8" draw:text-style-name="P2" draw:layer="layout" svg:width="0.463cm" svg:height="0.461cm" svg:x="13.017cm" svg:y="2.109cm" svg:viewBox="0 0 464 462" draw:points="0,0 464,0 464,462 0,462">
          <text:p/>
        </draw:polygon>
        <draw:polygon draw:style-name="gr12" draw:text-style-name="P2" draw:layer="layout" svg:width="0.461cm" svg:height="0.461cm" svg:x="11.112cm" svg:y="3.697cm" svg:viewBox="0 0 462 462" draw:points="0,0 462,0 462,462 0,462">
          <text:p/>
        </draw:polygon>
        <draw:polygon draw:style-name="gr13" draw:text-style-name="P2" draw:layer="layout" svg:width="0.462cm" svg:height="0.461cm" svg:x="11.747cm" svg:y="3.697cm" svg:viewBox="0 0 463 462" draw:points="0,0 463,0 463,462 0,462">
          <text:p/>
        </draw:polygon>
        <draw:polygon draw:style-name="gr14" draw:text-style-name="P2" draw:layer="layout" svg:width="0.462cm" svg:height="0.458cm" svg:x="12.382cm" svg:y="3.697cm" svg:viewBox="0 0 463 459" draw:points="0,0 463,0 463,459 0,459">
          <text:p/>
        </draw:polygon>
        <draw:polygon draw:style-name="gr15" draw:text-style-name="P2" draw:layer="layout" svg:width="0.457cm" svg:height="0.461cm" svg:x="13.017cm" svg:y="3.697cm" svg:viewBox="0 0 458 462" draw:points="0,0 458,0 458,462 0,462">
          <text:p/>
        </draw:polygon>
        <draw:frame draw:style-name="gr19" draw:text-style-name="P4" draw:layer="layout" svg:width="3.347cm" svg:height="0.64cm" svg:x="10.94cm" svg:y="2.427cm">
          <draw:text-box>
            <text:p><text:span text:style-name="T2">surveillance range</text:span></text:p>
          </draw:text-box>
        </draw:frame>
        <draw:frame draw:style-name="gr19" draw:text-style-name="P4" draw:layer="layout" svg:width="2.238cm" svg:height="0.64cm" svg:x="10.94cm" svg:y="4.009cm">
          <draw:text-box>
            <text:p><text:span text:style-name="T2">sight range</text:span></text:p>
          </draw:text-box>
        </draw:frame>
        <draw:custom-shape draw:style-name="gr20" draw:text-style-name="P5" draw:layer="layout" svg:width="0.508cm" svg:height="0.508cm" svg:x="0.88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90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2.41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2.921cm" svg:y="7.23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93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44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95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905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953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0.889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9.779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3.429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969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97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461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905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953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905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413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2.921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937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445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953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0.88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9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90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2.41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2.921cm" svg:y="12.31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42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93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44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95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46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96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8.76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271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8.763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271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779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8.255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8.763cm" svg:y="9.779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9.271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779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0.287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8.763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271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779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0.79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9.271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3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77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28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0.79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30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1.81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84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4.35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4.859cm" svg:y="7.23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5.875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383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891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7.23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843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7.74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7.747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5.367cm" svg:y="7.74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5.875cm" svg:y="7.74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891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7.74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8.25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8.25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335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8.763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5.367cm" svg:y="8.763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8.76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8.76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9.271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3.335cm" svg:y="9.271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4.859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367cm" svg:y="9.27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875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9.27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9.27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2.827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335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4.351cm" svg:y="9.77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4.859cm" svg:y="9.779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5.367cm" svg:y="9.77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875cm" svg:y="9.779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16.383cm" svg:y="9.77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6.891cm" svg:y="9.779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9.77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907cm" svg:y="9.77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335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4.859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367cm" svg:y="10.28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875cm" svg:y="10.28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10.287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16.891cm" svg:y="10.28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0.28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335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10.79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15.367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10.79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7.399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0.79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3.843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11.30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891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1.30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843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351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4.859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875cm" svg:y="11.81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6.383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891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1.81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2.82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3.335cm" svg:y="12.319cm">
          <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13.843cm" svg:y="12.31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14.351cm" svg:y="12.31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14.859cm" svg:y="12.31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15.367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5.875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383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6.891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399cm" svg:y="12.31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17.907cm" svg:y="12.319cm">
          <text:p/>
          <draw:enhanced-geometry svg:viewBox="0 0 21600 21600" draw:glue-points="10800 0 0 10800 10800 21600 21600 10800" draw:type="flowchart-process" draw:enhanced-path="M 0 0 L 21600 0 21600 21600 0 21600 0 0 Z N"/>
        </draw:custom-shape>
        <draw:line draw:style-name="gr26" draw:text-style-name="P5" draw:layer="layout" svg:x1="15.875cm" svg:y1="10.287cm" svg:x2="18.034cm" svg:y2="12.446cm">
          <text:p/>
        </draw:line>
        <draw:line draw:style-name="gr26" draw:text-style-name="P5" draw:layer="layout" svg:x1="15.367cm" svg:y1="10.287cm" svg:x2="13.208cm" svg:y2="12.446cm">
          <text:p/>
        </draw:line>
        <draw:line draw:style-name="gr26" draw:text-style-name="P5" draw:layer="layout" svg:x1="15.875cm" svg:y1="9.779cm" svg:x2="18.034cm" svg:y2="7.62cm">
          <text:p/>
        </draw:line>
        <draw:line draw:style-name="gr26" draw:text-style-name="P5" draw:layer="layout" svg:x1="15.367cm" svg:y1="9.779cm" svg:x2="13.208cm" svg:y2="7.62cm">
          <text:p/>
        </draw:line>
        <draw:custom-shape draw:style-name="gr24" draw:text-style-name="P8" draw:layer="layout" svg:width="0.508cm" svg:height="0.508cm" svg:x="8.255cm" svg:y="15.113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8.255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8.763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8.763cm" svg:y="15.621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9.271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9.271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9.779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9.779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0.287cm" svg:y="15.113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0.287cm" svg:y="15.621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0.795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0.795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1.303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1.303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1.811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1.811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319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319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7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827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335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3.335cm" svg:y="15.621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843cm" svg:y="15.113cm">
          <text:p text:style-name="P2"><text:span text:style-name="T5">-</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3.843cm" svg:y="15.621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7" draw:text-style-name="P5" draw:layer="layout" svg:width="0.381cm" svg:height="1.27cm" draw:transform="rotate (-1.57079632679579) translate (9.652cm 14.605cm)">
          <text:p/>
          <draw:enhanced-geometry svg:viewBox="0 0 21600 21600" draw:glue-points="21600 0 0 10800 21600 21600" draw:text-areas="13800 ?f9 21600 ?f10" draw:type="left-brace" draw:modifiers="1250.5902192242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5" draw:layer="layout" svg:width="0.381cm" svg:height="1.27cm" draw:transform="rotate (-1.57079632679579) translate (11.176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5" draw:layer="layout" svg:width="0.381cm" svg:height="1.27cm" draw:transform="rotate (-1.57079632679579) translate (12.7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7" draw:text-style-name="P5" draw:layer="layout" svg:width="0.381cm" svg:height="1.27cm" draw:transform="rotate (-1.57079632679579) translate (14.224cm 14.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8" draw:text-style-name="P9" draw:layer="layout" svg:width="1.111cm" svg:height="1.115cm" svg:x="8.414cm" svg:y="13.716cm">
          <draw:text-box>
            <text:p><text:span text:style-name="T6">N</text:span></text:p>
          </draw:text-box>
        </draw:frame>
        <draw:frame draw:style-name="gr28" draw:text-style-name="P9" draw:layer="layout" svg:width="1.077cm" svg:height="1.115cm" svg:x="9.906cm" svg:y="13.716cm">
          <draw:text-box>
            <text:p><text:span text:style-name="T6">E</text:span></text:p>
          </draw:text-box>
        </draw:frame>
        <draw:frame draw:style-name="gr28" draw:text-style-name="P9" draw:layer="layout" svg:width="1.077cm" svg:height="1.115cm" svg:x="11.496cm" svg:y="13.716cm">
          <draw:text-box>
            <text:p><text:span text:style-name="T6">S</text:span></text:p>
          </draw:text-box>
        </draw:frame>
        <draw:frame draw:style-name="gr28" draw:text-style-name="P9" draw:layer="layout" svg:width="1.255cm" svg:height="1.115cm" svg:x="12.969cm" svg:y="13.716cm">
          <draw:text-box>
            <text:p><text:span text:style-name="T6">W</text:span></text:p>
          </draw:text-box>
        </draw:frame>
        <presentation:notes draw:style-name="dp2">
          <draw:page-thumbnail draw:style-name="gr2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20" draw:text-style-name="P5" draw:layer="layout" svg:width="0.508cm" svg:height="0.508cm" svg:x="4.191cm" svg:y="0.82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99cm" svg:y="0.82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207cm" svg:y="0.82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715cm" svg:y="0.82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223cm" svg:y="0.82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31cm" svg:y="0.82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0.82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0.82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0.82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0.82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91cm" svg:y="1.33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99cm" svg:y="1.33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207cm" svg:y="1.33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15cm" svg:y="1.33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23cm" svg:y="1.333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6.731cm" svg:y="1.333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7.239cm" svg:y="1.333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47cm" svg:y="1.33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1.33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33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1.33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91cm" svg:y="1.8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99cm" svg:y="1.84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07cm" svg:y="1.84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15cm" svg:y="1.84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23cm" svg:y="1.84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31cm" svg:y="1.84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39cm" svg:y="1.84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47cm" svg:y="1.84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55cm" svg:y="1.8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1.8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1.8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91cm" svg:y="2.3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99cm" svg:y="2.3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07cm" svg:y="2.3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15cm" svg:y="2.3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23cm" svg:y="2.349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731cm" svg:y="2.349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39cm" svg:y="2.3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47cm" svg:y="2.3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55cm" svg:y="2.3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63cm" svg:y="2.34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2.34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91cm" svg:y="2.857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4.699cm" svg:y="2.857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07cm" svg:y="2.85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15cm" svg:y="2.85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23cm" svg:y="2.85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31cm" svg:y="2.85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239cm" svg:y="2.85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47cm" svg:y="2.85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55cm" svg:y="2.85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63cm" svg:y="2.85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2.85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91cm" svg:y="3.3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99cm" svg:y="3.3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07cm" svg:y="3.36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715cm" svg:y="3.36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23cm" svg:y="3.365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731cm" svg:y="3.365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239cm" svg:y="3.365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7.747cm" svg:y="3.365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8.255cm" svg:y="3.365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63cm" svg:y="3.3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9.271cm" svg:y="3.36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91cm" svg:y="3.8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99cm" svg:y="3.8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07cm" svg:y="3.8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15cm" svg:y="3.87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23cm" svg:y="3.87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31cm" svg:y="3.87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239cm" svg:y="3.8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47cm" svg:y="3.873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8.255cm" svg:y="3.873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63cm" svg:y="3.87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3.87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91cm" svg:y="4.3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99cm" svg:y="4.3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07cm" svg:y="4.3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15cm" svg:y="4.3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23cm" svg:y="4.38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31cm" svg:y="4.3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39cm" svg:y="4.3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47cm" svg:y="4.3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55cm" svg:y="4.3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63cm" svg:y="4.38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4.38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91cm" svg:y="4.88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99cm" svg:y="4.8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07cm" svg:y="4.8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15cm" svg:y="4.8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23cm" svg:y="4.8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31cm" svg:y="4.8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39cm" svg:y="4.8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47cm" svg:y="4.8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55cm" svg:y="4.88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4.88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4.88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91cm" svg:y="5.39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99cm" svg:y="5.39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207cm" svg:y="5.3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15cm" svg:y="5.3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23cm" svg:y="5.3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31cm" svg:y="5.3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39cm" svg:y="5.3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47cm" svg:y="5.39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5.39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5.39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5.39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91cm" svg:y="5.9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99cm" svg:y="5.905cm">
          <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5.207cm" svg:y="5.90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5.715cm" svg:y="5.90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6.223cm" svg:y="5.90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31cm" svg:y="5.9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39cm" svg:y="5.9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47cm" svg:y="5.9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55cm" svg:y="5.9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63cm" svg:y="5.9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71cm" svg:y="5.905cm">
          <text:p/>
          <draw:enhanced-geometry svg:viewBox="0 0 21600 21600" draw:glue-points="10800 0 0 10800 10800 21600 21600 10800" draw:type="flowchart-process" draw:enhanced-path="M 0 0 L 21600 0 21600 21600 0 21600 0 0 Z N"/>
        </draw:custom-shape>
        <draw:line draw:style-name="gr26" draw:text-style-name="P5" draw:layer="layout" svg:x1="7.239cm" svg:y1="3.873cm" svg:x2="9.398cm" svg:y2="6.032cm">
          <text:p/>
        </draw:line>
        <draw:line draw:style-name="gr26" draw:text-style-name="P5" draw:layer="layout" svg:x1="6.731cm" svg:y1="3.873cm" svg:x2="4.572cm" svg:y2="6.032cm">
          <text:p/>
        </draw:line>
        <draw:line draw:style-name="gr26" draw:text-style-name="P5" draw:layer="layout" svg:x1="7.239cm" svg:y1="3.365cm" svg:x2="9.398cm" svg:y2="1.206cm">
          <text:p/>
        </draw:line>
        <draw:line draw:style-name="gr26" draw:text-style-name="P5" draw:layer="layout" svg:x1="6.731cm" svg:y1="3.365cm" svg:x2="4.572cm" svg:y2="1.206cm">
          <text:p/>
        </draw:line>
        <draw:custom-shape draw:style-name="gr22" draw:text-style-name="P8" draw:layer="layout" svg:width="0.508cm" svg:height="0.508cm" svg:x="1.309cm" svg:y="3.8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17cm" svg:y="3.8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25cm" svg:y="3.8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833cm" svg:y="3.8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09cm" svg:y="2.83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17cm" svg:y="2.835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25cm" svg:y="2.83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33cm" svg:y="2.83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09cm" svg:y="3.34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17cm" svg:y="3.34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25cm" svg:y="3.34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33cm" svg:y="3.34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309cm" svg:y="4.359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17cm" svg:y="4.359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25cm" svg:y="4.35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833cm" svg:y="4.35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309cm" svg:y="4.86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17cm" svg:y="4.86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25cm" svg:y="4.86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833cm" svg:y="4.867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801cm" svg:y="3.851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801cm" svg:y="2.835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801cm" svg:y="3.343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801cm" svg:y="4.359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801cm" svg:y="4.867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09cm" svg:y="1.819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17cm" svg:y="1.819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25cm" svg:y="1.819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33cm" svg:y="1.819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09cm" svg:y="2.327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17cm" svg:y="2.32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25cm" svg:y="2.32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33cm" svg:y="2.32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801cm" svg:y="2.327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18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688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196cm" svg:y="13.2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04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12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2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28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3.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3.78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13.78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18cm" svg:y="13.78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3.78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13.788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704cm" svg:y="13.788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212cm" svg:y="13.788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2cm" svg:y="13.788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228cm" svg:y="13.788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13.78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3.78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4.29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14.29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14.29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4.29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14.29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04cm" svg:y="14.296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212cm" svg:y="14.296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4.29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14.29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14.29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4.29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4.8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72cm" svg:y="14.8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14.804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5.688cm" svg:y="14.804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6.196cm" svg:y="14.804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6.704cm" svg:y="14.8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12cm" svg:y="14.8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4.8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14.8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36cm" svg:y="14.80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4.80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5.31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4.672cm" svg:y="15.31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15.31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5.31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96cm" svg:y="15.31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04cm" svg:y="15.31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212cm" svg:y="15.31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5.31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15.31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36cm" svg:y="15.31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5.31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64cm" svg:y="15.8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72cm" svg:y="15.8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15.8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88cm" svg:y="15.8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96cm" svg:y="15.82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704cm" svg:y="15.82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212cm" svg:y="15.82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7.72cm" svg:y="15.8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8.228cm" svg:y="15.82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8.736cm" svg:y="15.82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9.244cm" svg:y="15.82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6.32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72cm" svg:y="16.32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16.32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6.328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96cm" svg:y="16.328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04cm" svg:y="16.328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212cm" svg:y="16.32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6.328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8.228cm" svg:y="16.32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36cm" svg:y="16.328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9.244cm" svg:y="16.328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6.8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72cm" svg:y="16.8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16.8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6.8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16.83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04cm" svg:y="16.8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12cm" svg:y="16.8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6.8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16.8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36cm" svg:y="16.8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6.8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7.34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17.3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17.3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7.3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17.3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04cm" svg:y="17.3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12cm" svg:y="17.3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7.3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17.34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17.34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7.34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7.85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17.85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18cm" svg:y="17.8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7.8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17.8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04cm" svg:y="17.8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12cm" svg:y="17.8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7.85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28cm" svg:y="17.85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17.85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7.85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8.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18.36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18cm" svg:y="18.36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688cm" svg:y="18.36cm">
          <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6.196cm" svg:y="18.36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6.704cm" svg:y="18.36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7.212cm" svg:y="18.36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2cm" svg:y="18.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28cm" svg:y="18.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18.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8.36cm">
          <text:p/>
          <draw:enhanced-geometry svg:viewBox="0 0 21600 21600" draw:glue-points="10800 0 0 10800 10800 21600 21600 10800" draw:type="flowchart-process" draw:enhanced-path="M 0 0 L 21600 0 21600 21600 0 21600 0 0 Z N"/>
        </draw:custom-shape>
        <draw:line draw:style-name="gr26" draw:text-style-name="P5" draw:layer="layout" svg:x1="7.212cm" svg:y1="16.328cm" svg:x2="9.371cm" svg:y2="18.487cm">
          <text:p/>
        </draw:line>
        <draw:line draw:style-name="gr26" draw:text-style-name="P5" draw:layer="layout" svg:x1="6.704cm" svg:y1="16.328cm" svg:x2="4.545cm" svg:y2="18.487cm">
          <text:p/>
        </draw:line>
        <draw:line draw:style-name="gr26" draw:text-style-name="P5" draw:layer="layout" svg:x1="7.212cm" svg:y1="15.82cm" svg:x2="9.371cm" svg:y2="13.661cm">
          <text:p/>
        </draw:line>
        <draw:line draw:style-name="gr26" draw:text-style-name="P5" draw:layer="layout" svg:x1="6.704cm" svg:y1="15.82cm" svg:x2="4.545cm" svg:y2="13.661cm">
          <text:p/>
        </draw:line>
        <draw:custom-shape draw:style-name="gr22" draw:text-style-name="P8" draw:layer="layout" svg:width="0.508cm" svg:height="0.508cm" svg:x="1.282cm" svg:y="16.306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9cm" svg:y="16.30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98cm" svg:y="16.30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806cm" svg:y="16.30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cm" svg:y="15.2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cm" svg:y="15.2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98cm" svg:y="15.2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06cm" svg:y="15.2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cm" svg:y="15.79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cm" svg:y="15.79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98cm" svg:y="15.79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06cm" svg:y="15.79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82cm" svg:y="16.814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9cm" svg:y="16.814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98cm" svg:y="16.814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806cm" svg:y="16.81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82cm" svg:y="17.322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9cm" svg:y="17.32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98cm" svg:y="17.32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806cm" svg:y="17.32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74cm" svg:y="16.306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74cm" svg:y="15.29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74cm" svg:y="15.798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74cm" svg:y="16.814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74cm" svg:y="17.322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cm" svg:y="14.274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cm" svg:y="14.274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98cm" svg:y="14.274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06cm" svg:y="14.274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cm" svg:y="14.78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cm" svg:y="14.78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98cm" svg:y="14.78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06cm" svg:y="14.78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74cm" svg:y="14.782cm">
          <text:p text:style-name="P2"><text:span text:style-name="T5">A</text:span></text:p>
          <draw:enhanced-geometry svg:viewBox="0 0 21600 21600" draw:glue-points="10800 0 0 10800 10800 21600 21600 10800" draw:type="flowchart-process" draw:enhanced-path="M 0 0 L 21600 0 21600 21600 0 21600 0 0 Z N"/>
        </draw:custom-shape>
        <draw:line draw:style-name="gr30" draw:text-style-name="P2" draw:layer="layout" svg:x1="10.902cm" svg:y1="17.061cm" svg:x2="10.902cm" svg:y2="13.886cm">
          <text:p/>
        </draw:line>
        <draw:line draw:style-name="gr30" draw:text-style-name="P2" draw:layer="layout" svg:x1="10.267cm" svg:y1="16.426cm" svg:x2="19.157cm" svg:y2="16.426cm">
          <text:p/>
        </draw:line>
        <draw:frame draw:style-name="gr31" draw:text-style-name="P10" draw:layer="layout" svg:width="0.739cm" svg:height="0.725cm" svg:x="10.267cm" svg:y="16.426cm">
          <draw:text-box>
            <text:p><text:span text:style-name="T7">0</text:span></text:p>
          </draw:text-box>
        </draw:frame>
        <draw:line draw:style-name="gr32" draw:text-style-name="P2" draw:layer="layout" svg:x1="10.584cm" svg:y1="14.521cm" svg:x2="11.219cm" svg:y2="14.521cm">
          <text:p/>
        </draw:line>
        <draw:frame draw:style-name="gr19" draw:text-style-name="P10" draw:layer="layout" svg:width="0.739cm" svg:height="0.725cm" svg:x="10.267cm" svg:y="14.521cm">
          <draw:text-box>
            <text:p><text:span text:style-name="T7">1</text:span></text:p>
          </draw:text-box>
        </draw:frame>
        <draw:line draw:style-name="gr33" draw:text-style-name="P2" draw:layer="layout" svg:x1="10.902cm" svg:y1="16.426cm" svg:x2="12.807cm" svg:y2="16.426cm">
          <text:p/>
        </draw:line>
        <draw:line draw:style-name="gr34" draw:text-style-name="P2" draw:layer="layout" svg:x1="11.537cm" svg:y1="16.426cm" svg:x2="11.537cm" svg:y2="16.743cm">
          <text:p/>
        </draw:line>
        <draw:line draw:style-name="gr34" draw:text-style-name="P2" draw:layer="layout" svg:x1="12.172cm" svg:y1="16.426cm" svg:x2="12.172cm" svg:y2="16.743cm">
          <text:p/>
        </draw:line>
        <draw:line draw:style-name="gr34" draw:text-style-name="P2" draw:layer="layout" svg:x1="13.442cm" svg:y1="16.426cm" svg:x2="13.442cm" svg:y2="16.743cm">
          <text:p/>
        </draw:line>
        <draw:line draw:style-name="gr34" draw:text-style-name="P2" draw:layer="layout" svg:x1="14.077cm" svg:y1="16.426cm" svg:x2="14.077cm" svg:y2="16.743cm">
          <text:p/>
        </draw:line>
        <draw:line draw:style-name="gr34" draw:text-style-name="P2" draw:layer="layout" svg:x1="14.712cm" svg:y1="16.426cm" svg:x2="14.712cm" svg:y2="16.743cm">
          <text:p/>
        </draw:line>
        <draw:line draw:style-name="gr34" draw:text-style-name="P2" draw:layer="layout" svg:x1="15.347cm" svg:y1="16.426cm" svg:x2="15.347cm" svg:y2="16.743cm">
          <text:p/>
        </draw:line>
        <draw:line draw:style-name="gr34" draw:text-style-name="P2" draw:layer="layout" svg:x1="15.982cm" svg:y1="16.426cm" svg:x2="15.982cm" svg:y2="16.743cm">
          <text:p/>
        </draw:line>
        <draw:line draw:style-name="gr34" draw:text-style-name="P2" draw:layer="layout" svg:x1="16.617cm" svg:y1="16.426cm" svg:x2="16.617cm" svg:y2="16.743cm">
          <text:p/>
        </draw:line>
        <draw:line draw:style-name="gr34" draw:text-style-name="P2" draw:layer="layout" svg:x1="17.252cm" svg:y1="16.426cm" svg:x2="17.252cm" svg:y2="16.743cm">
          <text:p/>
        </draw:line>
        <draw:line draw:style-name="gr34" draw:text-style-name="P2" draw:layer="layout" svg:x1="17.887cm" svg:y1="16.426cm" svg:x2="17.887cm" svg:y2="16.743cm">
          <text:p/>
        </draw:line>
        <draw:line draw:style-name="gr34" draw:text-style-name="P2" draw:layer="layout" svg:x1="18.522cm" svg:y1="16.426cm" svg:x2="18.522cm" svg:y2="16.743cm">
          <text:p/>
        </draw:line>
        <draw:frame draw:style-name="gr35" draw:text-style-name="P10" draw:layer="layout" svg:width="0.739cm" svg:height="0.725cm" svg:x="10.902cm" svg:y="16.426cm">
          <draw:text-box>
            <text:p><text:span text:style-name="T7">1</text:span></text:p>
          </draw:text-box>
        </draw:frame>
        <draw:frame draw:style-name="gr35" draw:text-style-name="P10" draw:layer="layout" svg:width="0.739cm" svg:height="0.725cm" svg:x="11.433cm" svg:y="16.426cm">
          <draw:text-box>
            <text:p><text:span text:style-name="T7">2</text:span></text:p>
          </draw:text-box>
        </draw:frame>
        <draw:frame draw:style-name="gr35" draw:text-style-name="P10" draw:layer="layout" svg:width="0.739cm" svg:height="0.725cm" svg:x="12.068cm" svg:y="16.426cm">
          <draw:text-box>
            <text:p><text:span text:style-name="T7">3</text:span></text:p>
          </draw:text-box>
        </draw:frame>
        <draw:frame draw:style-name="gr35" draw:text-style-name="P10" draw:layer="layout" svg:width="0.739cm" svg:height="0.725cm" svg:x="12.703cm" svg:y="16.426cm">
          <draw:text-box>
            <text:p><text:span text:style-name="T7">4</text:span></text:p>
          </draw:text-box>
        </draw:frame>
        <draw:frame draw:style-name="gr35" draw:text-style-name="P10" draw:layer="layout" svg:width="0.739cm" svg:height="0.725cm" svg:x="13.338cm" svg:y="16.426cm">
          <draw:text-box>
            <text:p><text:span text:style-name="T7">5</text:span></text:p>
          </draw:text-box>
        </draw:frame>
        <draw:frame draw:style-name="gr35" draw:text-style-name="P10" draw:layer="layout" svg:width="0.739cm" svg:height="0.725cm" svg:x="13.973cm" svg:y="16.426cm">
          <draw:text-box>
            <text:p><text:span text:style-name="T7">6</text:span></text:p>
          </draw:text-box>
        </draw:frame>
        <draw:frame draw:style-name="gr35" draw:text-style-name="P10" draw:layer="layout" svg:width="0.739cm" svg:height="0.725cm" svg:x="14.608cm" svg:y="16.426cm">
          <draw:text-box>
            <text:p><text:span text:style-name="T7">7</text:span></text:p>
          </draw:text-box>
        </draw:frame>
        <draw:frame draw:style-name="gr35" draw:text-style-name="P10" draw:layer="layout" svg:width="0.739cm" svg:height="0.725cm" svg:x="15.243cm" svg:y="16.426cm">
          <draw:text-box>
            <text:p><text:span text:style-name="T7">8</text:span></text:p>
          </draw:text-box>
        </draw:frame>
        <draw:frame draw:style-name="gr35" draw:text-style-name="P10" draw:layer="layout" svg:width="0.739cm" svg:height="0.725cm" svg:x="15.878cm" svg:y="16.426cm">
          <draw:text-box>
            <text:p><text:span text:style-name="T7">9</text:span></text:p>
          </draw:text-box>
        </draw:frame>
        <draw:frame draw:style-name="gr35" draw:text-style-name="P10" draw:layer="layout" svg:width="0.976cm" svg:height="0.725cm" svg:x="16.513cm" svg:y="16.426cm">
          <draw:text-box>
            <text:p><text:span text:style-name="T7">10</text:span></text:p>
          </draw:text-box>
        </draw:frame>
        <draw:frame draw:style-name="gr35" draw:text-style-name="P10" draw:layer="layout" svg:width="0.947cm" svg:height="0.725cm" svg:x="17.148cm" svg:y="16.426cm">
          <draw:text-box>
            <text:p><text:span text:style-name="T7">11</text:span></text:p>
          </draw:text-box>
        </draw:frame>
        <draw:frame draw:style-name="gr35" draw:text-style-name="P10" draw:layer="layout" svg:width="0.976cm" svg:height="0.725cm" svg:x="17.783cm" svg:y="16.426cm">
          <draw:text-box>
            <text:p><text:span text:style-name="T7">12</text:span></text:p>
          </draw:text-box>
        </draw:frame>
        <draw:frame draw:style-name="gr35" draw:text-style-name="P11" draw:layer="layout" svg:width="1.895cm" svg:height="0.734cm" svg:x="10.902cm" svg:y="13.792cm">
          <draw:text-box>
            <text:p><text:span text:style-name="T8">reward</text:span></text:p>
          </draw:text-box>
        </draw:frame>
        <draw:frame draw:style-name="gr36" draw:text-style-name="P11" draw:layer="layout" svg:width="1.526cm" svg:height="0.886cm" svg:x="18.268cm" svg:y="15.524cm">
          <draw:text-box>
            <text:p><text:span text:style-name="T8">time</text:span></text:p>
          </draw:text-box>
        </draw:frame>
        <draw:line draw:style-name="gr34" draw:text-style-name="P2" draw:layer="layout" svg:x1="12.807cm" svg:y1="16.426cm" svg:x2="12.807cm" svg:y2="16.743cm">
          <text:p/>
        </draw:line>
        <draw:custom-shape draw:style-name="gr20" draw:text-style-name="P5" draw:layer="layout" svg:width="0.508cm" svg:height="0.508cm" svg:x="4.164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18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688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196cm" svg:y="6.82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04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12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2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28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6.82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7.3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7.3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18cm" svg:y="7.3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7.33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7.336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704cm" svg:y="7.336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7.212cm" svg:y="7.336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2cm" svg:y="7.336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228cm" svg:y="7.3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7.3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7.33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7.84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7.8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7.8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7.8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7.8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04cm" svg:y="7.844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212cm" svg:y="7.844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7.84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7.84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7.84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7.84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8.3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72cm" svg:y="8.3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8.352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5.688cm" svg:y="8.3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8.352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6.704cm" svg:y="8.3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12cm" svg:y="8.3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8.3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8.35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36cm" svg:y="8.35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8.35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8.86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4.672cm" svg:y="8.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8.86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5.688cm" svg:y="8.86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96cm" svg:y="8.8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04cm" svg:y="8.8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212cm" svg:y="8.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8.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8.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36cm" svg:y="8.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8.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64cm" svg:y="9.36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72cm" svg:y="9.36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9.368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88cm" svg:y="9.368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96cm" svg:y="9.368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704cm" svg:y="9.368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212cm" svg:y="9.368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7.72cm" svg:y="9.368cm">
          <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8.228cm" svg:y="9.368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8.736cm" svg:y="9.368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9.244cm" svg:y="9.368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20" draw:text-style-name="P5" draw:layer="layout" svg:width="0.508cm" svg:height="0.508cm" svg:x="4.164cm" svg:y="9.87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72cm" svg:y="9.87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9.87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9.87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96cm" svg:y="9.87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04cm" svg:y="9.87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212cm" svg:y="9.87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9.876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8.228cm" svg:y="9.876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8.736cm" svg:y="9.876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9.244cm" svg:y="9.87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0.38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72cm" svg:y="10.38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10.38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0.38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10.384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04cm" svg:y="10.38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12cm" svg:y="10.38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0.38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10.38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36cm" svg:y="10.38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0.38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0.89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10.89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cm" svg:y="10.89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0.89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10.89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04cm" svg:y="10.89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12cm" svg:y="10.89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0.89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28cm" svg:y="10.89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10.89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0.89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1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18cm" svg:y="11.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88cm" svg:y="11.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96cm" svg:y="11.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04cm" svg:y="11.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12cm" svg:y="11.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cm" svg:y="1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28cm" svg:y="1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1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64cm" svg:y="11.90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72cm" svg:y="11.908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18cm" svg:y="11.908cm">
          <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5.688cm" svg:y="11.908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7" draw:layer="layout" svg:width="0.508cm" svg:height="0.508cm" svg:x="6.196cm" svg:y="11.908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6.704cm" svg:y="11.908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7.212cm" svg:y="11.90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2cm" svg:y="11.90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28cm" svg:y="11.90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36cm" svg:y="11.90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244cm" svg:y="11.908cm">
          <text:p/>
          <draw:enhanced-geometry svg:viewBox="0 0 21600 21600" draw:glue-points="10800 0 0 10800 10800 21600 21600 10800" draw:type="flowchart-process" draw:enhanced-path="M 0 0 L 21600 0 21600 21600 0 21600 0 0 Z N"/>
        </draw:custom-shape>
        <draw:line draw:style-name="gr26" draw:text-style-name="P5" draw:layer="layout" svg:x1="7.212cm" svg:y1="9.876cm" svg:x2="9.371cm" svg:y2="12.035cm">
          <text:p/>
        </draw:line>
        <draw:line draw:style-name="gr26" draw:text-style-name="P5" draw:layer="layout" svg:x1="6.704cm" svg:y1="9.876cm" svg:x2="4.545cm" svg:y2="12.035cm">
          <text:p/>
        </draw:line>
        <draw:line draw:style-name="gr26" draw:text-style-name="P5" draw:layer="layout" svg:x1="7.212cm" svg:y1="9.368cm" svg:x2="9.371cm" svg:y2="7.209cm">
          <text:p/>
        </draw:line>
        <draw:line draw:style-name="gr26" draw:text-style-name="P5" draw:layer="layout" svg:x1="6.704cm" svg:y1="9.368cm" svg:x2="4.545cm" svg:y2="7.209cm">
          <text:p/>
        </draw:line>
        <draw:custom-shape draw:style-name="gr22" draw:text-style-name="P8" draw:layer="layout" svg:width="0.508cm" svg:height="0.508cm" svg:x="1.282cm" svg:y="9.854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9cm" svg:y="9.85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98cm" svg:y="9.85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806cm" svg:y="9.85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cm" svg:y="8.83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cm" svg:y="8.83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98cm" svg:y="8.83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06cm" svg:y="8.83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cm" svg:y="9.34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cm" svg:y="9.34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98cm" svg:y="9.34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06cm" svg:y="9.34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82cm" svg:y="10.362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9cm" svg:y="10.362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98cm" svg:y="10.362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806cm" svg:y="10.36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82cm" svg:y="10.8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9cm" svg:y="10.8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98cm" svg:y="10.8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806cm" svg:y="10.87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74cm" svg:y="9.854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74cm" svg:y="8.838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74cm" svg:y="9.346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74cm" svg:y="10.362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74cm" svg:y="10.87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cm" svg:y="7.822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cm" svg:y="7.822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98cm" svg:y="7.822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06cm" svg:y="7.822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82cm" svg:y="8.3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cm" svg:y="8.3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98cm" svg:y="8.3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806cm" svg:y="8.3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74cm" svg:y="8.33cm">
          <text:p text:style-name="P2"><text:span text:style-name="T5">A</text:span></text:p>
          <draw:enhanced-geometry svg:viewBox="0 0 21600 21600" draw:glue-points="10800 0 0 10800 10800 21600 21600 10800" draw:type="flowchart-process" draw:enhanced-path="M 0 0 L 21600 0 21600 21600 0 21600 0 0 Z N"/>
        </draw:custom-shape>
        <draw:line draw:style-name="gr30" draw:text-style-name="P2" draw:layer="layout" svg:x1="10.902cm" svg:y1="10.609cm" svg:x2="10.902cm" svg:y2="7.434cm">
          <text:p/>
        </draw:line>
        <draw:line draw:style-name="gr30" draw:text-style-name="P2" draw:layer="layout" svg:x1="10.267cm" svg:y1="9.974cm" svg:x2="19.157cm" svg:y2="9.974cm">
          <text:p/>
        </draw:line>
        <draw:frame draw:style-name="gr31" draw:text-style-name="P10" draw:layer="layout" svg:width="0.739cm" svg:height="0.725cm" svg:x="10.267cm" svg:y="9.974cm">
          <draw:text-box>
            <text:p><text:span text:style-name="T7">0</text:span></text:p>
          </draw:text-box>
        </draw:frame>
        <draw:line draw:style-name="gr32" draw:text-style-name="P2" draw:layer="layout" svg:x1="10.584cm" svg:y1="8.069cm" svg:x2="11.219cm" svg:y2="8.069cm">
          <text:p/>
        </draw:line>
        <draw:frame draw:style-name="gr19" draw:text-style-name="P10" draw:layer="layout" svg:width="0.739cm" svg:height="0.725cm" svg:x="10.267cm" svg:y="8.069cm">
          <draw:text-box>
            <text:p><text:span text:style-name="T7">1</text:span></text:p>
          </draw:text-box>
        </draw:frame>
        <draw:line draw:style-name="gr33" draw:text-style-name="P2" draw:layer="layout" svg:x1="10.902cm" svg:y1="9.974cm" svg:x2="12.172cm" svg:y2="9.974cm">
          <text:p/>
        </draw:line>
        <draw:line draw:style-name="gr34" draw:text-style-name="P2" draw:layer="layout" svg:x1="11.537cm" svg:y1="9.974cm" svg:x2="11.537cm" svg:y2="10.291cm">
          <text:p/>
        </draw:line>
        <draw:line draw:style-name="gr34" draw:text-style-name="P2" draw:layer="layout" svg:x1="12.172cm" svg:y1="9.974cm" svg:x2="12.172cm" svg:y2="10.291cm">
          <text:p/>
        </draw:line>
        <draw:line draw:style-name="gr34" draw:text-style-name="P2" draw:layer="layout" svg:x1="13.442cm" svg:y1="9.974cm" svg:x2="13.442cm" svg:y2="10.291cm">
          <text:p/>
        </draw:line>
        <draw:line draw:style-name="gr34" draw:text-style-name="P2" draw:layer="layout" svg:x1="14.077cm" svg:y1="9.974cm" svg:x2="14.077cm" svg:y2="10.291cm">
          <text:p/>
        </draw:line>
        <draw:line draw:style-name="gr34" draw:text-style-name="P2" draw:layer="layout" svg:x1="14.712cm" svg:y1="9.974cm" svg:x2="14.712cm" svg:y2="10.291cm">
          <text:p/>
        </draw:line>
        <draw:line draw:style-name="gr34" draw:text-style-name="P2" draw:layer="layout" svg:x1="15.347cm" svg:y1="9.974cm" svg:x2="15.347cm" svg:y2="10.291cm">
          <text:p/>
        </draw:line>
        <draw:line draw:style-name="gr34" draw:text-style-name="P2" draw:layer="layout" svg:x1="15.982cm" svg:y1="9.974cm" svg:x2="15.982cm" svg:y2="10.291cm">
          <text:p/>
        </draw:line>
        <draw:line draw:style-name="gr34" draw:text-style-name="P2" draw:layer="layout" svg:x1="16.617cm" svg:y1="9.974cm" svg:x2="16.617cm" svg:y2="10.291cm">
          <text:p/>
        </draw:line>
        <draw:line draw:style-name="gr34" draw:text-style-name="P2" draw:layer="layout" svg:x1="17.252cm" svg:y1="9.974cm" svg:x2="17.252cm" svg:y2="10.291cm">
          <text:p/>
        </draw:line>
        <draw:line draw:style-name="gr34" draw:text-style-name="P2" draw:layer="layout" svg:x1="17.887cm" svg:y1="9.974cm" svg:x2="17.887cm" svg:y2="10.291cm">
          <text:p/>
        </draw:line>
        <draw:line draw:style-name="gr34" draw:text-style-name="P2" draw:layer="layout" svg:x1="18.522cm" svg:y1="9.974cm" svg:x2="18.522cm" svg:y2="10.291cm">
          <text:p/>
        </draw:line>
        <draw:frame draw:style-name="gr35" draw:text-style-name="P10" draw:layer="layout" svg:width="0.739cm" svg:height="0.725cm" svg:x="10.902cm" svg:y="9.974cm">
          <draw:text-box>
            <text:p><text:span text:style-name="T7">1</text:span></text:p>
          </draw:text-box>
        </draw:frame>
        <draw:frame draw:style-name="gr35" draw:text-style-name="P10" draw:layer="layout" svg:width="0.739cm" svg:height="0.725cm" svg:x="11.433cm" svg:y="9.974cm">
          <draw:text-box>
            <text:p><text:span text:style-name="T7">2</text:span></text:p>
          </draw:text-box>
        </draw:frame>
        <draw:frame draw:style-name="gr35" draw:text-style-name="P10" draw:layer="layout" svg:width="0.739cm" svg:height="0.725cm" svg:x="12.068cm" svg:y="9.974cm">
          <draw:text-box>
            <text:p><text:span text:style-name="T7">3</text:span></text:p>
          </draw:text-box>
        </draw:frame>
        <draw:frame draw:style-name="gr35" draw:text-style-name="P10" draw:layer="layout" svg:width="0.739cm" svg:height="0.725cm" svg:x="12.703cm" svg:y="9.974cm">
          <draw:text-box>
            <text:p><text:span text:style-name="T7">4</text:span></text:p>
          </draw:text-box>
        </draw:frame>
        <draw:frame draw:style-name="gr35" draw:text-style-name="P10" draw:layer="layout" svg:width="0.739cm" svg:height="0.725cm" svg:x="13.338cm" svg:y="9.974cm">
          <draw:text-box>
            <text:p><text:span text:style-name="T7">5</text:span></text:p>
          </draw:text-box>
        </draw:frame>
        <draw:frame draw:style-name="gr35" draw:text-style-name="P10" draw:layer="layout" svg:width="0.739cm" svg:height="0.725cm" svg:x="13.973cm" svg:y="9.974cm">
          <draw:text-box>
            <text:p><text:span text:style-name="T7">6</text:span></text:p>
          </draw:text-box>
        </draw:frame>
        <draw:frame draw:style-name="gr35" draw:text-style-name="P10" draw:layer="layout" svg:width="0.739cm" svg:height="0.725cm" svg:x="14.608cm" svg:y="9.974cm">
          <draw:text-box>
            <text:p><text:span text:style-name="T7">7</text:span></text:p>
          </draw:text-box>
        </draw:frame>
        <draw:frame draw:style-name="gr35" draw:text-style-name="P10" draw:layer="layout" svg:width="0.739cm" svg:height="0.725cm" svg:x="15.243cm" svg:y="9.974cm">
          <draw:text-box>
            <text:p><text:span text:style-name="T7">8</text:span></text:p>
          </draw:text-box>
        </draw:frame>
        <draw:frame draw:style-name="gr35" draw:text-style-name="P10" draw:layer="layout" svg:width="0.739cm" svg:height="0.725cm" svg:x="15.878cm" svg:y="9.974cm">
          <draw:text-box>
            <text:p><text:span text:style-name="T7">9</text:span></text:p>
          </draw:text-box>
        </draw:frame>
        <draw:frame draw:style-name="gr35" draw:text-style-name="P10" draw:layer="layout" svg:width="0.976cm" svg:height="0.725cm" svg:x="16.513cm" svg:y="9.974cm">
          <draw:text-box>
            <text:p><text:span text:style-name="T7">10</text:span></text:p>
          </draw:text-box>
        </draw:frame>
        <draw:frame draw:style-name="gr35" draw:text-style-name="P10" draw:layer="layout" svg:width="0.947cm" svg:height="0.725cm" svg:x="17.148cm" svg:y="9.974cm">
          <draw:text-box>
            <text:p><text:span text:style-name="T7">11</text:span></text:p>
          </draw:text-box>
        </draw:frame>
        <draw:frame draw:style-name="gr35" draw:text-style-name="P10" draw:layer="layout" svg:width="0.976cm" svg:height="0.725cm" svg:x="17.783cm" svg:y="9.974cm">
          <draw:text-box>
            <text:p><text:span text:style-name="T7">12</text:span></text:p>
          </draw:text-box>
        </draw:frame>
        <draw:frame draw:style-name="gr35" draw:text-style-name="P11" draw:layer="layout" svg:width="1.895cm" svg:height="0.734cm" svg:x="10.902cm" svg:y="7.34cm">
          <draw:text-box>
            <text:p><text:span text:style-name="T8">reward</text:span></text:p>
          </draw:text-box>
        </draw:frame>
        <draw:frame draw:style-name="gr36" draw:text-style-name="P11" draw:layer="layout" svg:width="1.526cm" svg:height="0.886cm" svg:x="18.268cm" svg:y="9.072cm">
          <draw:text-box>
            <text:p><text:span text:style-name="T8">time</text:span></text:p>
          </draw:text-box>
        </draw:frame>
        <draw:line draw:style-name="gr34" draw:text-style-name="P2" draw:layer="layout" svg:x1="12.807cm" svg:y1="9.974cm" svg:x2="12.807cm" svg:y2="10.291cm">
          <text:p/>
        </draw:line>
        <draw:custom-shape draw:style-name="gr20" draw:text-style-name="P5" draw:layer="layout" svg:width="0.508cm" svg:height="0.508cm" svg:x="9.271cm" svg:y="0.825cm">
          <text:p/>
          <draw:enhanced-geometry svg:viewBox="0 0 21600 21600" draw:glue-points="10800 0 0 10800 10800 21600 21600 10800" draw:type="flowchart-process" draw:enhanced-path="M 0 0 L 21600 0 21600 21600 0 21600 0 0 Z N"/>
        </draw:custom-shape>
        <draw:line draw:style-name="gr30" draw:text-style-name="P2" draw:layer="layout" svg:x1="10.929cm" svg:y1="4.606cm" svg:x2="10.929cm" svg:y2="1.431cm">
          <text:p/>
        </draw:line>
        <draw:line draw:style-name="gr30" draw:text-style-name="P2" draw:layer="layout" svg:x1="10.294cm" svg:y1="3.971cm" svg:x2="19.184cm" svg:y2="3.971cm">
          <text:p/>
        </draw:line>
        <draw:frame draw:style-name="gr31" draw:text-style-name="P10" draw:layer="layout" svg:width="0.739cm" svg:height="0.725cm" svg:x="10.294cm" svg:y="3.971cm">
          <draw:text-box>
            <text:p><text:span text:style-name="T7">0</text:span></text:p>
          </draw:text-box>
        </draw:frame>
        <draw:line draw:style-name="gr32" draw:text-style-name="P2" draw:layer="layout" svg:x1="10.611cm" svg:y1="2.066cm" svg:x2="11.246cm" svg:y2="2.066cm">
          <text:p/>
        </draw:line>
        <draw:frame draw:style-name="gr19" draw:text-style-name="P10" draw:layer="layout" svg:width="0.739cm" svg:height="0.725cm" svg:x="10.294cm" svg:y="2.066cm">
          <draw:text-box>
            <text:p><text:span text:style-name="T7">1</text:span></text:p>
          </draw:text-box>
        </draw:frame>
        <draw:line draw:style-name="gr33" draw:text-style-name="P2" draw:layer="layout" svg:x1="10.929cm" svg:y1="3.971cm" svg:x2="11.564cm" svg:y2="3.971cm">
          <text:p/>
        </draw:line>
        <draw:line draw:style-name="gr34" draw:text-style-name="P2" draw:layer="layout" svg:x1="11.564cm" svg:y1="3.971cm" svg:x2="11.564cm" svg:y2="4.288cm">
          <text:p/>
        </draw:line>
        <draw:line draw:style-name="gr34" draw:text-style-name="P2" draw:layer="layout" svg:x1="12.199cm" svg:y1="3.971cm" svg:x2="12.199cm" svg:y2="4.288cm">
          <text:p/>
        </draw:line>
        <draw:line draw:style-name="gr34" draw:text-style-name="P2" draw:layer="layout" svg:x1="13.469cm" svg:y1="3.971cm" svg:x2="13.469cm" svg:y2="4.288cm">
          <text:p/>
        </draw:line>
        <draw:line draw:style-name="gr34" draw:text-style-name="P2" draw:layer="layout" svg:x1="14.104cm" svg:y1="3.971cm" svg:x2="14.104cm" svg:y2="4.288cm">
          <text:p/>
        </draw:line>
        <draw:line draw:style-name="gr34" draw:text-style-name="P2" draw:layer="layout" svg:x1="14.739cm" svg:y1="3.971cm" svg:x2="14.739cm" svg:y2="4.288cm">
          <text:p/>
        </draw:line>
        <draw:line draw:style-name="gr34" draw:text-style-name="P2" draw:layer="layout" svg:x1="15.374cm" svg:y1="3.971cm" svg:x2="15.374cm" svg:y2="4.288cm">
          <text:p/>
        </draw:line>
        <draw:line draw:style-name="gr34" draw:text-style-name="P2" draw:layer="layout" svg:x1="16.009cm" svg:y1="3.971cm" svg:x2="16.009cm" svg:y2="4.288cm">
          <text:p/>
        </draw:line>
        <draw:line draw:style-name="gr34" draw:text-style-name="P2" draw:layer="layout" svg:x1="16.644cm" svg:y1="3.971cm" svg:x2="16.644cm" svg:y2="4.288cm">
          <text:p/>
        </draw:line>
        <draw:line draw:style-name="gr34" draw:text-style-name="P2" draw:layer="layout" svg:x1="17.279cm" svg:y1="3.971cm" svg:x2="17.279cm" svg:y2="4.288cm">
          <text:p/>
        </draw:line>
        <draw:line draw:style-name="gr34" draw:text-style-name="P2" draw:layer="layout" svg:x1="17.914cm" svg:y1="3.971cm" svg:x2="17.914cm" svg:y2="4.288cm">
          <text:p/>
        </draw:line>
        <draw:line draw:style-name="gr34" draw:text-style-name="P2" draw:layer="layout" svg:x1="18.549cm" svg:y1="3.971cm" svg:x2="18.549cm" svg:y2="4.288cm">
          <text:p/>
        </draw:line>
        <draw:frame draw:style-name="gr35" draw:text-style-name="P10" draw:layer="layout" svg:width="0.739cm" svg:height="0.725cm" svg:x="10.929cm" svg:y="3.971cm">
          <draw:text-box>
            <text:p><text:span text:style-name="T7">1</text:span></text:p>
          </draw:text-box>
        </draw:frame>
        <draw:frame draw:style-name="gr35" draw:text-style-name="P10" draw:layer="layout" svg:width="0.739cm" svg:height="0.725cm" svg:x="11.46cm" svg:y="3.971cm">
          <draw:text-box>
            <text:p><text:span text:style-name="T7">2</text:span></text:p>
          </draw:text-box>
        </draw:frame>
        <draw:frame draw:style-name="gr35" draw:text-style-name="P10" draw:layer="layout" svg:width="0.739cm" svg:height="0.725cm" svg:x="12.095cm" svg:y="3.971cm">
          <draw:text-box>
            <text:p><text:span text:style-name="T7">3</text:span></text:p>
          </draw:text-box>
        </draw:frame>
        <draw:frame draw:style-name="gr35" draw:text-style-name="P10" draw:layer="layout" svg:width="0.739cm" svg:height="0.725cm" svg:x="12.73cm" svg:y="3.971cm">
          <draw:text-box>
            <text:p><text:span text:style-name="T7">4</text:span></text:p>
          </draw:text-box>
        </draw:frame>
        <draw:frame draw:style-name="gr35" draw:text-style-name="P10" draw:layer="layout" svg:width="0.739cm" svg:height="0.725cm" svg:x="13.365cm" svg:y="3.971cm">
          <draw:text-box>
            <text:p><text:span text:style-name="T7">5</text:span></text:p>
          </draw:text-box>
        </draw:frame>
        <draw:frame draw:style-name="gr35" draw:text-style-name="P10" draw:layer="layout" svg:width="0.739cm" svg:height="0.725cm" svg:x="14cm" svg:y="3.971cm">
          <draw:text-box>
            <text:p><text:span text:style-name="T7">6</text:span></text:p>
          </draw:text-box>
        </draw:frame>
        <draw:frame draw:style-name="gr35" draw:text-style-name="P10" draw:layer="layout" svg:width="0.739cm" svg:height="0.725cm" svg:x="14.635cm" svg:y="3.971cm">
          <draw:text-box>
            <text:p><text:span text:style-name="T7">7</text:span></text:p>
          </draw:text-box>
        </draw:frame>
        <draw:frame draw:style-name="gr35" draw:text-style-name="P10" draw:layer="layout" svg:width="0.739cm" svg:height="0.725cm" svg:x="15.27cm" svg:y="3.971cm">
          <draw:text-box>
            <text:p><text:span text:style-name="T7">8</text:span></text:p>
          </draw:text-box>
        </draw:frame>
        <draw:frame draw:style-name="gr35" draw:text-style-name="P10" draw:layer="layout" svg:width="0.739cm" svg:height="0.725cm" svg:x="15.905cm" svg:y="3.971cm">
          <draw:text-box>
            <text:p><text:span text:style-name="T7">9</text:span></text:p>
          </draw:text-box>
        </draw:frame>
        <draw:frame draw:style-name="gr35" draw:text-style-name="P10" draw:layer="layout" svg:width="0.976cm" svg:height="0.725cm" svg:x="16.54cm" svg:y="3.971cm">
          <draw:text-box>
            <text:p><text:span text:style-name="T7">10</text:span></text:p>
          </draw:text-box>
        </draw:frame>
        <draw:frame draw:style-name="gr35" draw:text-style-name="P10" draw:layer="layout" svg:width="0.947cm" svg:height="0.725cm" svg:x="17.175cm" svg:y="3.971cm">
          <draw:text-box>
            <text:p><text:span text:style-name="T7">11</text:span></text:p>
          </draw:text-box>
        </draw:frame>
        <draw:frame draw:style-name="gr35" draw:text-style-name="P10" draw:layer="layout" svg:width="0.976cm" svg:height="0.725cm" svg:x="17.81cm" svg:y="3.971cm">
          <draw:text-box>
            <text:p><text:span text:style-name="T7">12</text:span></text:p>
          </draw:text-box>
        </draw:frame>
        <draw:frame draw:style-name="gr35" draw:text-style-name="P11" draw:layer="layout" svg:width="1.895cm" svg:height="0.734cm" svg:x="10.929cm" svg:y="1.337cm">
          <draw:text-box>
            <text:p><text:span text:style-name="T8">reward</text:span></text:p>
          </draw:text-box>
        </draw:frame>
        <draw:frame draw:style-name="gr36" draw:text-style-name="P11" draw:layer="layout" svg:width="1.526cm" svg:height="0.886cm" svg:x="18.295cm" svg:y="3.069cm">
          <draw:text-box>
            <text:p><text:span text:style-name="T8">time</text:span></text:p>
          </draw:text-box>
        </draw:frame>
        <draw:line draw:style-name="gr34" draw:text-style-name="P2" draw:layer="layout" svg:x1="12.834cm" svg:y1="3.971cm" svg:x2="12.834cm" svg:y2="4.288cm">
          <text:p/>
        </draw:line>
        <presentation:notes draw:style-name="dp2">
          <draw:page-thumbnail draw:style-name="gr2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ellipse draw:style-name="gr37" draw:text-style-name="P2" draw:layer="layout" svg:width="0.635cm" svg:height="2.718cm" svg:x="11.985cm" svg:y="1.815cm">
          <text:p/>
        </draw:ellipse>
        <draw:ellipse draw:style-name="gr37" draw:text-style-name="P2" draw:layer="layout" svg:width="0.635cm" svg:height="2.718cm" svg:x="12.012cm" svg:y="14.335cm">
          <text:p/>
        </draw:ellipse>
        <draw:ellipse draw:style-name="gr37" draw:text-style-name="P2" draw:layer="layout" svg:width="0.635cm" svg:height="2.718cm" svg:x="11.957cm" svg:y="8.406cm">
          <text:p/>
        </draw:ellipse>
        <draw:custom-shape draw:style-name="gr20" draw:text-style-name="P5" draw:layer="layout" svg:width="0.508cm" svg:height="0.508cm" svg:x="3.665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3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81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189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697cm" svg:y="0.81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5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13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21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29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7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5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5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3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81cm" svg:y="1.32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9cm" svg:y="1.32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7cm" svg:y="1.32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205cm" svg:y="1.32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713cm" svg:y="1.32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1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29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7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5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5cm" svg:y="1.8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3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1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9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7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5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3cm" svg:y="1.83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221cm" svg:y="1.83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29cm" svg:y="1.83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7cm" svg:y="1.8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5cm" svg:y="1.8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5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3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1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9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7cm" svg:y="2.338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205cm" svg:y="2.338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3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1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9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7cm" svg:y="2.33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5cm" svg:y="2.33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5cm" svg:y="2.846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4.173cm" svg:y="2.84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1cm" svg:y="2.84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9cm" svg:y="2.84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97cm" svg:y="2.84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05cm" svg:y="2.84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13cm" svg:y="2.84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1cm" svg:y="2.84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9cm" svg:y="2.84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7cm" svg:y="2.84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5cm" svg:y="2.84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665cm" svg:y="3.35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3cm" svg:y="3.35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1cm" svg:y="3.354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5.189cm" svg:y="3.354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5.697cm" svg:y="3.354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205cm" svg:y="3.354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13cm" svg:y="3.354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7.221cm" svg:y="3.354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29cm" svg:y="3.35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7cm" svg:y="3.35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45cm" svg:y="3.35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5cm" svg:y="3.86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3cm" svg:y="3.86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1cm" svg:y="3.86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9cm" svg:y="3.86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97cm" svg:y="3.86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05cm" svg:y="3.86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13cm" svg:y="3.86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1cm" svg:y="3.86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29cm" svg:y="3.862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8.237cm" svg:y="3.862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45cm" svg:y="3.862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5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3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1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9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7cm" svg:y="4.3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05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3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1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9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7cm" svg:y="4.37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45cm" svg:y="4.37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5cm" svg:y="4.87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3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1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9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7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5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3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1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29cm" svg:y="4.87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7cm" svg:y="4.87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5cm" svg:y="4.87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5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3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81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89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7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5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3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1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29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7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5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5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3cm" svg:y="5.894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4.681cm" svg:y="5.894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189cm" svg:y="5.894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697cm" svg:y="5.89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5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13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21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29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7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5cm" svg:y="5.894cm">
          <text:p/>
          <draw:enhanced-geometry svg:viewBox="0 0 21600 21600" draw:glue-points="10800 0 0 10800 10800 21600 21600 10800" draw:type="flowchart-process" draw:enhanced-path="M 0 0 L 21600 0 21600 21600 0 21600 0 0 Z N"/>
        </draw:custom-shape>
        <draw:line draw:style-name="gr26" draw:text-style-name="P5" draw:layer="layout" svg:x1="6.713cm" svg:y1="3.862cm" svg:x2="8.872cm" svg:y2="6.021cm">
          <text:p/>
        </draw:line>
        <draw:line draw:style-name="gr26" draw:text-style-name="P5" draw:layer="layout" svg:x1="6.205cm" svg:y1="3.862cm" svg:x2="4.046cm" svg:y2="6.021cm">
          <text:p/>
        </draw:line>
        <draw:line draw:style-name="gr26" draw:text-style-name="P5" draw:layer="layout" svg:x1="6.713cm" svg:y1="3.354cm" svg:x2="8.872cm" svg:y2="1.195cm">
          <text:p/>
        </draw:line>
        <draw:line draw:style-name="gr26" draw:text-style-name="P5" draw:layer="layout" svg:x1="6.205cm" svg:y1="3.354cm" svg:x2="4.046cm" svg:y2="1.195cm">
          <text:p/>
        </draw:line>
        <draw:custom-shape draw:style-name="gr22" draw:text-style-name="P8" draw:layer="layout" svg:width="0.508cm" svg:height="0.508cm" svg:x="0.783cm" svg:y="3.8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91cm" svg:y="3.8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99cm" svg:y="3.8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07cm" svg:y="3.8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3cm" svg:y="2.82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1cm" svg:y="2.82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9cm" svg:y="2.82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7cm" svg:y="2.82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3cm" svg:y="3.33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1cm" svg:y="3.33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9cm" svg:y="3.33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7cm" svg:y="3.332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83cm" svg:y="4.348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91cm" svg:y="4.348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99cm" svg:y="4.34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07cm" svg:y="4.34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83cm" svg:y="4.85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91cm" svg:y="4.85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99cm" svg:y="4.85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07cm" svg:y="4.85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75cm" svg:y="3.84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75cm" svg:y="2.824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75cm" svg:y="3.332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75cm" svg:y="4.348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75cm" svg:y="4.856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3cm" svg:y="1.808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1cm" svg:y="1.808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9cm" svg:y="1.808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7cm" svg:y="1.808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3cm" svg:y="2.316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1cm" svg:y="2.31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99cm" svg:y="2.31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7cm" svg:y="2.31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75cm" svg:y="2.316cm">
          <text:p text:style-name="P2"><text:span text:style-name="T5">A</text:span></text:p>
          <draw:enhanced-geometry svg:viewBox="0 0 21600 21600" draw:glue-points="10800 0 0 10800 10800 21600 21600 10800" draw:type="flowchart-process" draw:enhanced-path="M 0 0 L 21600 0 21600 21600 0 21600 0 0 Z N"/>
        </draw:custom-shape>
        <draw:line draw:style-name="gr30" draw:text-style-name="P2" draw:layer="layout" svg:x1="10.403cm" svg:y1="4.595cm" svg:x2="10.403cm" svg:y2="1.42cm">
          <text:p/>
        </draw:line>
        <draw:line draw:style-name="gr30" draw:text-style-name="P2" draw:layer="layout" svg:x1="9.768cm" svg:y1="3.96cm" svg:x2="18.658cm" svg:y2="3.96cm">
          <text:p/>
        </draw:line>
        <draw:frame draw:style-name="gr31" draw:text-style-name="P10" draw:layer="layout" svg:width="0.739cm" svg:height="0.725cm" svg:x="9.768cm" svg:y="3.96cm">
          <draw:text-box>
            <text:p><text:span text:style-name="T7">0</text:span></text:p>
          </draw:text-box>
        </draw:frame>
        <draw:line draw:style-name="gr32" draw:text-style-name="P2" draw:layer="layout" svg:x1="10.085cm" svg:y1="2.055cm" svg:x2="10.72cm" svg:y2="2.055cm">
          <text:p/>
        </draw:line>
        <draw:frame draw:style-name="gr19" draw:text-style-name="P10" draw:layer="layout" svg:width="0.739cm" svg:height="0.725cm" svg:x="9.768cm" svg:y="2.055cm">
          <draw:text-box>
            <text:p><text:span text:style-name="T7">1</text:span></text:p>
          </draw:text-box>
        </draw:frame>
        <draw:line draw:style-name="gr34" draw:text-style-name="P2" draw:layer="layout" svg:x1="11.038cm" svg:y1="3.96cm" svg:x2="11.038cm" svg:y2="4.277cm">
          <text:p/>
        </draw:line>
        <draw:line draw:style-name="gr34" draw:text-style-name="P2" draw:layer="layout" svg:x1="11.673cm" svg:y1="3.96cm" svg:x2="11.673cm" svg:y2="4.277cm">
          <text:p/>
        </draw:line>
        <draw:line draw:style-name="gr34" draw:text-style-name="P2" draw:layer="layout" svg:x1="12.943cm" svg:y1="3.96cm" svg:x2="12.943cm" svg:y2="4.277cm">
          <text:p/>
        </draw:line>
        <draw:line draw:style-name="gr34" draw:text-style-name="P2" draw:layer="layout" svg:x1="13.578cm" svg:y1="3.96cm" svg:x2="13.578cm" svg:y2="4.277cm">
          <text:p/>
        </draw:line>
        <draw:line draw:style-name="gr34" draw:text-style-name="P2" draw:layer="layout" svg:x1="14.213cm" svg:y1="3.96cm" svg:x2="14.213cm" svg:y2="4.277cm">
          <text:p/>
        </draw:line>
        <draw:line draw:style-name="gr34" draw:text-style-name="P2" draw:layer="layout" svg:x1="14.848cm" svg:y1="3.96cm" svg:x2="14.848cm" svg:y2="4.277cm">
          <text:p/>
        </draw:line>
        <draw:line draw:style-name="gr34" draw:text-style-name="P2" draw:layer="layout" svg:x1="15.483cm" svg:y1="3.96cm" svg:x2="15.483cm" svg:y2="4.277cm">
          <text:p/>
        </draw:line>
        <draw:line draw:style-name="gr34" draw:text-style-name="P2" draw:layer="layout" svg:x1="16.118cm" svg:y1="3.96cm" svg:x2="16.118cm" svg:y2="4.277cm">
          <text:p/>
        </draw:line>
        <draw:line draw:style-name="gr34" draw:text-style-name="P2" draw:layer="layout" svg:x1="16.753cm" svg:y1="3.96cm" svg:x2="16.753cm" svg:y2="4.277cm">
          <text:p/>
        </draw:line>
        <draw:line draw:style-name="gr34" draw:text-style-name="P2" draw:layer="layout" svg:x1="17.388cm" svg:y1="3.96cm" svg:x2="17.388cm" svg:y2="4.277cm">
          <text:p/>
        </draw:line>
        <draw:line draw:style-name="gr34" draw:text-style-name="P2" draw:layer="layout" svg:x1="18.023cm" svg:y1="3.96cm" svg:x2="18.023cm" svg:y2="4.277cm">
          <text:p/>
        </draw:line>
        <draw:frame draw:style-name="gr35" draw:text-style-name="P10" draw:layer="layout" svg:width="0.739cm" svg:height="0.725cm" svg:x="10.403cm" svg:y="3.96cm">
          <draw:text-box>
            <text:p><text:span text:style-name="T7">1</text:span></text:p>
          </draw:text-box>
        </draw:frame>
        <draw:frame draw:style-name="gr35" draw:text-style-name="P10" draw:layer="layout" svg:width="0.739cm" svg:height="0.725cm" svg:x="10.934cm" svg:y="3.96cm">
          <draw:text-box>
            <text:p><text:span text:style-name="T7">2</text:span></text:p>
          </draw:text-box>
        </draw:frame>
        <draw:frame draw:style-name="gr35" draw:text-style-name="P10" draw:layer="layout" svg:width="0.739cm" svg:height="0.725cm" svg:x="11.569cm" svg:y="3.96cm">
          <draw:text-box>
            <text:p><text:span text:style-name="T7">3</text:span></text:p>
          </draw:text-box>
        </draw:frame>
        <draw:frame draw:style-name="gr35" draw:text-style-name="P10" draw:layer="layout" svg:width="0.739cm" svg:height="0.725cm" svg:x="12.204cm" svg:y="3.96cm">
          <draw:text-box>
            <text:p><text:span text:style-name="T7">4</text:span></text:p>
          </draw:text-box>
        </draw:frame>
        <draw:frame draw:style-name="gr35" draw:text-style-name="P10" draw:layer="layout" svg:width="0.739cm" svg:height="0.725cm" svg:x="12.839cm" svg:y="3.96cm">
          <draw:text-box>
            <text:p><text:span text:style-name="T7">5</text:span></text:p>
          </draw:text-box>
        </draw:frame>
        <draw:frame draw:style-name="gr35" draw:text-style-name="P10" draw:layer="layout" svg:width="0.739cm" svg:height="0.725cm" svg:x="13.474cm" svg:y="3.96cm">
          <draw:text-box>
            <text:p><text:span text:style-name="T7">6</text:span></text:p>
          </draw:text-box>
        </draw:frame>
        <draw:frame draw:style-name="gr35" draw:text-style-name="P10" draw:layer="layout" svg:width="0.739cm" svg:height="0.725cm" svg:x="14.109cm" svg:y="3.96cm">
          <draw:text-box>
            <text:p><text:span text:style-name="T7">7</text:span></text:p>
          </draw:text-box>
        </draw:frame>
        <draw:frame draw:style-name="gr35" draw:text-style-name="P10" draw:layer="layout" svg:width="0.739cm" svg:height="0.725cm" svg:x="14.744cm" svg:y="3.96cm">
          <draw:text-box>
            <text:p><text:span text:style-name="T7">8</text:span></text:p>
          </draw:text-box>
        </draw:frame>
        <draw:frame draw:style-name="gr35" draw:text-style-name="P10" draw:layer="layout" svg:width="0.739cm" svg:height="0.725cm" svg:x="15.379cm" svg:y="3.96cm">
          <draw:text-box>
            <text:p><text:span text:style-name="T7">9</text:span></text:p>
          </draw:text-box>
        </draw:frame>
        <draw:frame draw:style-name="gr35" draw:text-style-name="P10" draw:layer="layout" svg:width="0.976cm" svg:height="0.725cm" svg:x="16.014cm" svg:y="3.96cm">
          <draw:text-box>
            <text:p><text:span text:style-name="T7">10</text:span></text:p>
          </draw:text-box>
        </draw:frame>
        <draw:frame draw:style-name="gr35" draw:text-style-name="P10" draw:layer="layout" svg:width="0.947cm" svg:height="0.725cm" svg:x="16.649cm" svg:y="3.96cm">
          <draw:text-box>
            <text:p><text:span text:style-name="T7">11</text:span></text:p>
          </draw:text-box>
        </draw:frame>
        <draw:frame draw:style-name="gr35" draw:text-style-name="P10" draw:layer="layout" svg:width="0.976cm" svg:height="0.725cm" svg:x="17.284cm" svg:y="3.96cm">
          <draw:text-box>
            <text:p><text:span text:style-name="T7">12</text:span></text:p>
          </draw:text-box>
        </draw:frame>
        <draw:frame draw:style-name="gr35" draw:text-style-name="P11" draw:layer="layout" svg:width="1.895cm" svg:height="0.734cm" svg:x="10.403cm" svg:y="1.326cm">
          <draw:text-box>
            <text:p><text:span text:style-name="T8">reward</text:span></text:p>
          </draw:text-box>
        </draw:frame>
        <draw:frame draw:style-name="gr36" draw:text-style-name="P11" draw:layer="layout" svg:width="1.526cm" svg:height="0.886cm" svg:x="17.769cm" svg:y="3.058cm">
          <draw:text-box>
            <text:p><text:span text:style-name="T8">time</text:span></text:p>
          </draw:text-box>
        </draw:frame>
        <draw:line draw:style-name="gr34" draw:text-style-name="P2" draw:layer="layout" svg:x1="12.308cm" svg:y1="3.96cm" svg:x2="12.308cm" svg:y2="4.277cm">
          <text:p/>
        </draw:line>
        <draw:line draw:style-name="gr33" draw:text-style-name="P2" draw:layer="layout" svg:x1="12.304cm" svg:y1="2.133cm" svg:x2="12.304cm" svg:y2="4.038cm">
          <text:p/>
        </draw:line>
        <draw:line draw:style-name="gr33" draw:text-style-name="P2" draw:layer="layout" svg:x1="10.403cm" svg:y1="3.96cm" svg:x2="12.308cm" svg:y2="3.96cm">
          <text:p/>
        </draw:line>
        <draw:line draw:style-name="gr33" draw:text-style-name="P2" draw:layer="layout" svg:x1="12.304cm" svg:y1="2.134cm" svg:x2="12.952cm" svg:y2="2.135cm">
          <text:p/>
        </draw:line>
        <draw:frame draw:style-name="gr19" draw:text-style-name="P12" draw:layer="layout" svg:width="1.692cm" svg:height="1.039cm" svg:x="10.403cm" svg:y="2.26cm">
          <draw:text-box>
            <text:p><text:span text:style-name="T9">positive</text:span></text:p>
            <text:p><text:span text:style-name="T9">event</text:span></text:p>
          </draw:text-box>
        </draw:frame>
        <draw:custom-shape draw:style-name="gr20" draw:text-style-name="P5" draw:layer="layout" svg:width="0.508cm" svg:height="0.508cm" svg:x="3.637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45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53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161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669cm" svg:y="7.40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7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685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193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01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09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7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37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45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53cm" svg:y="7.9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1cm" svg:y="7.9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69cm" svg:y="7.913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177cm" svg:y="7.913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685cm" svg:y="7.9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3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01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09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7cm" svg:y="7.913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37cm" svg:y="8.421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45cm" svg:y="8.42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3cm" svg:y="8.42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1cm" svg:y="8.42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69cm" svg:y="8.42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7cm" svg:y="8.421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6.685cm" svg:y="8.421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3cm" svg:y="8.421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01cm" svg:y="8.421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209cm" svg:y="8.421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7cm" svg:y="8.421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37cm" svg:y="8.92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45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3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1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69cm" svg:y="8.929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6.177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85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3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01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09cm" svg:y="8.92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7cm" svg:y="8.92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37cm" svg:y="9.437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4.145cm" svg:y="9.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3cm" svg:y="9.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1cm" svg:y="9.437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5.669cm" svg:y="9.437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6.177cm" svg:y="9.437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685cm" svg:y="9.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3cm" svg:y="9.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01cm" svg:y="9.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09cm" svg:y="9.43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7cm" svg:y="9.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637cm" svg:y="9.94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45cm" svg:y="9.94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3cm" svg:y="9.94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161cm" svg:y="9.94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69cm" svg:y="9.945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177cm" svg:y="9.945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685cm" svg:y="9.945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7.193cm" svg:y="9.945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01cm" svg:y="9.94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09cm" svg:y="9.94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17cm" svg:y="9.9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37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45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3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1cm" svg:y="10.45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69cm" svg:y="10.45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77cm" svg:y="10.45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685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3cm" svg:y="10.453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01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09cm" svg:y="10.453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17cm" svg:y="10.453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37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45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3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1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69cm" svg:y="10.96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77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85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3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01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09cm" svg:y="10.96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7cm" svg:y="10.961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37cm" svg:y="11.46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45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3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1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69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7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85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3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01cm" svg:y="11.46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09cm" svg:y="11.46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7cm" svg:y="11.46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37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45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53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1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69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7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85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3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01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09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7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37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45cm" svg:y="12.485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4.653cm" svg:y="12.485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161cm" svg:y="12.485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669cm" svg:y="12.48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7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685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193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01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09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7cm" svg:y="12.485cm">
          <text:p/>
          <draw:enhanced-geometry svg:viewBox="0 0 21600 21600" draw:glue-points="10800 0 0 10800 10800 21600 21600 10800" draw:type="flowchart-process" draw:enhanced-path="M 0 0 L 21600 0 21600 21600 0 21600 0 0 Z N"/>
        </draw:custom-shape>
        <draw:line draw:style-name="gr26" draw:text-style-name="P5" draw:layer="layout" svg:x1="6.685cm" svg:y1="10.453cm" svg:x2="8.844cm" svg:y2="12.612cm">
          <text:p/>
        </draw:line>
        <draw:line draw:style-name="gr26" draw:text-style-name="P5" draw:layer="layout" svg:x1="6.177cm" svg:y1="10.453cm" svg:x2="4.018cm" svg:y2="12.612cm">
          <text:p/>
        </draw:line>
        <draw:line draw:style-name="gr26" draw:text-style-name="P5" draw:layer="layout" svg:x1="6.685cm" svg:y1="9.945cm" svg:x2="8.844cm" svg:y2="7.786cm">
          <text:p/>
        </draw:line>
        <draw:line draw:style-name="gr26" draw:text-style-name="P5" draw:layer="layout" svg:x1="6.177cm" svg:y1="9.945cm" svg:x2="4.018cm" svg:y2="7.786cm">
          <text:p/>
        </draw:line>
        <draw:custom-shape draw:style-name="gr22" draw:text-style-name="P8" draw:layer="layout" svg:width="0.508cm" svg:height="0.508cm" svg:x="0.755cm" svg:y="10.431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63cm" svg:y="10.43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71cm" svg:y="10.43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79cm" svg:y="10.43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55cm" svg:y="9.41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63cm" svg:y="9.41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71cm" svg:y="9.41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79cm" svg:y="9.41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55cm" svg:y="9.923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63cm" svg:y="9.92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71cm" svg:y="9.92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79cm" svg:y="9.92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55cm" svg:y="10.939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63cm" svg:y="10.93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71cm" svg:y="10.93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79cm" svg:y="10.93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55cm" svg:y="11.44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63cm" svg:y="11.44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71cm" svg:y="11.44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79cm" svg:y="11.44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47cm" svg:y="10.431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47cm" svg:y="9.415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47cm" svg:y="9.923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47cm" svg:y="10.939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47cm" svg:y="11.447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55cm" svg:y="8.399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63cm" svg:y="8.399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71cm" svg:y="8.399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79cm" svg:y="8.399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55cm" svg:y="8.90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63cm" svg:y="8.90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71cm" svg:y="8.90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79cm" svg:y="8.90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47cm" svg:y="8.907cm">
          <text:p text:style-name="P2"><text:span text:style-name="T5">A</text:span></text:p>
          <draw:enhanced-geometry svg:viewBox="0 0 21600 21600" draw:glue-points="10800 0 0 10800 10800 21600 21600 10800" draw:type="flowchart-process" draw:enhanced-path="M 0 0 L 21600 0 21600 21600 0 21600 0 0 Z N"/>
        </draw:custom-shape>
        <draw:line draw:style-name="gr30" draw:text-style-name="P2" draw:layer="layout" svg:x1="10.375cm" svg:y1="11.186cm" svg:x2="10.375cm" svg:y2="8.011cm">
          <text:p/>
        </draw:line>
        <draw:line draw:style-name="gr30" draw:text-style-name="P2" draw:layer="layout" svg:x1="9.74cm" svg:y1="10.551cm" svg:x2="18.63cm" svg:y2="10.551cm">
          <text:p/>
        </draw:line>
        <draw:frame draw:style-name="gr31" draw:text-style-name="P10" draw:layer="layout" svg:width="0.739cm" svg:height="0.725cm" svg:x="9.74cm" svg:y="10.551cm">
          <draw:text-box>
            <text:p><text:span text:style-name="T7">0</text:span></text:p>
          </draw:text-box>
        </draw:frame>
        <draw:line draw:style-name="gr32" draw:text-style-name="P2" draw:layer="layout" svg:x1="10.057cm" svg:y1="8.646cm" svg:x2="10.692cm" svg:y2="8.646cm">
          <text:p/>
        </draw:line>
        <draw:frame draw:style-name="gr19" draw:text-style-name="P10" draw:layer="layout" svg:width="0.739cm" svg:height="0.725cm" svg:x="9.74cm" svg:y="8.646cm">
          <draw:text-box>
            <text:p><text:span text:style-name="T7">1</text:span></text:p>
          </draw:text-box>
        </draw:frame>
        <draw:line draw:style-name="gr34" draw:text-style-name="P2" draw:layer="layout" svg:x1="11.01cm" svg:y1="10.551cm" svg:x2="11.01cm" svg:y2="10.868cm">
          <text:p/>
        </draw:line>
        <draw:line draw:style-name="gr34" draw:text-style-name="P2" draw:layer="layout" svg:x1="11.645cm" svg:y1="10.551cm" svg:x2="11.645cm" svg:y2="10.868cm">
          <text:p/>
        </draw:line>
        <draw:line draw:style-name="gr34" draw:text-style-name="P2" draw:layer="layout" svg:x1="12.915cm" svg:y1="10.551cm" svg:x2="12.915cm" svg:y2="10.868cm">
          <text:p/>
        </draw:line>
        <draw:line draw:style-name="gr34" draw:text-style-name="P2" draw:layer="layout" svg:x1="13.55cm" svg:y1="10.551cm" svg:x2="13.55cm" svg:y2="10.868cm">
          <text:p/>
        </draw:line>
        <draw:line draw:style-name="gr34" draw:text-style-name="P2" draw:layer="layout" svg:x1="14.185cm" svg:y1="10.551cm" svg:x2="14.185cm" svg:y2="10.868cm">
          <text:p/>
        </draw:line>
        <draw:line draw:style-name="gr34" draw:text-style-name="P2" draw:layer="layout" svg:x1="14.82cm" svg:y1="10.551cm" svg:x2="14.82cm" svg:y2="10.868cm">
          <text:p/>
        </draw:line>
        <draw:line draw:style-name="gr34" draw:text-style-name="P2" draw:layer="layout" svg:x1="15.455cm" svg:y1="10.551cm" svg:x2="15.455cm" svg:y2="10.868cm">
          <text:p/>
        </draw:line>
        <draw:line draw:style-name="gr34" draw:text-style-name="P2" draw:layer="layout" svg:x1="16.09cm" svg:y1="10.551cm" svg:x2="16.09cm" svg:y2="10.868cm">
          <text:p/>
        </draw:line>
        <draw:line draw:style-name="gr34" draw:text-style-name="P2" draw:layer="layout" svg:x1="16.725cm" svg:y1="10.551cm" svg:x2="16.725cm" svg:y2="10.868cm">
          <text:p/>
        </draw:line>
        <draw:line draw:style-name="gr34" draw:text-style-name="P2" draw:layer="layout" svg:x1="17.36cm" svg:y1="10.551cm" svg:x2="17.36cm" svg:y2="10.868cm">
          <text:p/>
        </draw:line>
        <draw:line draw:style-name="gr34" draw:text-style-name="P2" draw:layer="layout" svg:x1="17.995cm" svg:y1="10.551cm" svg:x2="17.995cm" svg:y2="10.868cm">
          <text:p/>
        </draw:line>
        <draw:frame draw:style-name="gr35" draw:text-style-name="P10" draw:layer="layout" svg:width="0.739cm" svg:height="0.725cm" svg:x="10.375cm" svg:y="10.551cm">
          <draw:text-box>
            <text:p><text:span text:style-name="T7">1</text:span></text:p>
          </draw:text-box>
        </draw:frame>
        <draw:frame draw:style-name="gr35" draw:text-style-name="P10" draw:layer="layout" svg:width="0.739cm" svg:height="0.725cm" svg:x="10.906cm" svg:y="10.551cm">
          <draw:text-box>
            <text:p><text:span text:style-name="T7">2</text:span></text:p>
          </draw:text-box>
        </draw:frame>
        <draw:frame draw:style-name="gr35" draw:text-style-name="P10" draw:layer="layout" svg:width="0.739cm" svg:height="0.725cm" svg:x="11.541cm" svg:y="10.551cm">
          <draw:text-box>
            <text:p><text:span text:style-name="T7">3</text:span></text:p>
          </draw:text-box>
        </draw:frame>
        <draw:frame draw:style-name="gr35" draw:text-style-name="P10" draw:layer="layout" svg:width="0.739cm" svg:height="0.725cm" svg:x="12.176cm" svg:y="10.551cm">
          <draw:text-box>
            <text:p><text:span text:style-name="T7">4</text:span></text:p>
          </draw:text-box>
        </draw:frame>
        <draw:frame draw:style-name="gr35" draw:text-style-name="P10" draw:layer="layout" svg:width="0.739cm" svg:height="0.725cm" svg:x="12.811cm" svg:y="10.551cm">
          <draw:text-box>
            <text:p><text:span text:style-name="T7">5</text:span></text:p>
          </draw:text-box>
        </draw:frame>
        <draw:frame draw:style-name="gr35" draw:text-style-name="P10" draw:layer="layout" svg:width="0.739cm" svg:height="0.725cm" svg:x="13.446cm" svg:y="10.551cm">
          <draw:text-box>
            <text:p><text:span text:style-name="T7">6</text:span></text:p>
          </draw:text-box>
        </draw:frame>
        <draw:frame draw:style-name="gr35" draw:text-style-name="P10" draw:layer="layout" svg:width="0.739cm" svg:height="0.725cm" svg:x="14.081cm" svg:y="10.551cm">
          <draw:text-box>
            <text:p><text:span text:style-name="T7">7</text:span></text:p>
          </draw:text-box>
        </draw:frame>
        <draw:frame draw:style-name="gr35" draw:text-style-name="P10" draw:layer="layout" svg:width="0.739cm" svg:height="0.725cm" svg:x="14.716cm" svg:y="10.551cm">
          <draw:text-box>
            <text:p><text:span text:style-name="T7">8</text:span></text:p>
          </draw:text-box>
        </draw:frame>
        <draw:frame draw:style-name="gr35" draw:text-style-name="P10" draw:layer="layout" svg:width="0.739cm" svg:height="0.725cm" svg:x="15.351cm" svg:y="10.551cm">
          <draw:text-box>
            <text:p><text:span text:style-name="T7">9</text:span></text:p>
          </draw:text-box>
        </draw:frame>
        <draw:frame draw:style-name="gr35" draw:text-style-name="P10" draw:layer="layout" svg:width="0.976cm" svg:height="0.725cm" svg:x="15.986cm" svg:y="10.551cm">
          <draw:text-box>
            <text:p><text:span text:style-name="T7">10</text:span></text:p>
          </draw:text-box>
        </draw:frame>
        <draw:frame draw:style-name="gr35" draw:text-style-name="P10" draw:layer="layout" svg:width="0.947cm" svg:height="0.725cm" svg:x="16.621cm" svg:y="10.551cm">
          <draw:text-box>
            <text:p><text:span text:style-name="T7">11</text:span></text:p>
          </draw:text-box>
        </draw:frame>
        <draw:frame draw:style-name="gr35" draw:text-style-name="P10" draw:layer="layout" svg:width="0.976cm" svg:height="0.725cm" svg:x="17.256cm" svg:y="10.551cm">
          <draw:text-box>
            <text:p><text:span text:style-name="T7">12</text:span></text:p>
          </draw:text-box>
        </draw:frame>
        <draw:frame draw:style-name="gr35" draw:text-style-name="P11" draw:layer="layout" svg:width="1.895cm" svg:height="0.734cm" svg:x="10.375cm" svg:y="7.917cm">
          <draw:text-box>
            <text:p><text:span text:style-name="T8">reward</text:span></text:p>
          </draw:text-box>
        </draw:frame>
        <draw:frame draw:style-name="gr36" draw:text-style-name="P11" draw:layer="layout" svg:width="1.526cm" svg:height="0.886cm" svg:x="17.741cm" svg:y="9.649cm">
          <draw:text-box>
            <text:p><text:span text:style-name="T8">time</text:span></text:p>
          </draw:text-box>
        </draw:frame>
        <draw:line draw:style-name="gr34" draw:text-style-name="P2" draw:layer="layout" svg:x1="12.28cm" svg:y1="10.551cm" svg:x2="12.28cm" svg:y2="10.868cm">
          <text:p/>
        </draw:line>
        <draw:line draw:style-name="gr33" draw:text-style-name="P2" draw:layer="layout" svg:x1="12.276cm" svg:y1="8.724cm" svg:x2="12.276cm" svg:y2="10.629cm">
          <text:p/>
        </draw:line>
        <draw:line draw:style-name="gr33" draw:text-style-name="P2" draw:layer="layout" svg:x1="10.375cm" svg:y1="10.551cm" svg:x2="12.28cm" svg:y2="10.551cm">
          <text:p/>
        </draw:line>
        <draw:line draw:style-name="gr33" draw:text-style-name="P2" draw:layer="layout" svg:x1="12.276cm" svg:y1="8.725cm" svg:x2="13.465cm" svg:y2="8.725cm">
          <text:p/>
        </draw:line>
        <draw:frame draw:style-name="gr19" draw:text-style-name="P12" draw:layer="layout" svg:width="1.692cm" svg:height="1.039cm" svg:x="10.375cm" svg:y="8.851cm">
          <draw:text-box>
            <text:p><text:span text:style-name="T9">positive</text:span></text:p>
            <text:p><text:span text:style-name="T9">event</text:span></text:p>
          </draw:text-box>
        </draw:frame>
        <draw:custom-shape draw:style-name="gr20" draw:text-style-name="P5" draw:layer="layout" svg:width="0.508cm" svg:height="0.508cm" svg:x="3.692cm" svg:y="13.334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2cm" svg:y="13.334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708cm" svg:y="13.334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5.216cm" svg:y="13.33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724cm" svg:y="13.33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32cm" svg:y="13.33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4cm" svg:y="13.33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48cm" svg:y="13.33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56cm" svg:y="13.33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64cm" svg:y="13.33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72cm" svg:y="13.33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92cm" svg:y="13.84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2cm" svg:y="13.84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708cm" svg:y="13.84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16cm" svg:y="13.84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24cm" svg:y="13.84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232cm" svg:y="13.84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74cm" svg:y="13.84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48cm" svg:y="13.84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56cm" svg:y="13.84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64cm" svg:y="13.84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72cm" svg:y="13.842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92cm" svg:y="14.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2cm" svg:y="14.3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708cm" svg:y="14.3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16cm" svg:y="14.3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24cm" svg:y="14.3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32cm" svg:y="14.35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6.74cm" svg:y="14.3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48cm" svg:y="14.35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56cm" svg:y="14.35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264cm" svg:y="14.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72cm" svg:y="14.35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92cm" svg:y="14.858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2cm" svg:y="14.85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708cm" svg:y="14.85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16cm" svg:y="14.85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24cm" svg:y="14.858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6.232cm" svg:y="14.858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6.74cm" svg:y="14.858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48cm" svg:y="14.858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56cm" svg:y="14.858cm">
          <text:p text:style-name="P2"><text:span text:style-name="T3">T</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22" draw:text-style-name="P5" draw:layer="layout" svg:width="0.508cm" svg:height="0.508cm" svg:x="8.264cm" svg:y="14.858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72cm" svg:y="14.858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92cm" svg:y="15.366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4.2cm" svg:y="15.36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708cm" svg:y="15.36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16cm" svg:y="15.366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5.724cm" svg:y="15.366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6.232cm" svg:y="15.366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4cm" svg:y="15.36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48cm" svg:y="15.366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56cm" svg:y="15.366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8.264cm" svg:y="15.36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72cm" svg:y="15.36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692cm" svg:y="15.87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2cm" svg:y="15.87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708cm" svg:y="15.874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216cm" svg:y="15.874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5.724cm" svg:y="15.874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232cm" svg:y="15.874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4cm" svg:y="15.874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7.248cm" svg:y="15.874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56cm" svg:y="15.87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64cm" svg:y="15.87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72cm" svg:y="15.87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92cm" svg:y="16.38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2cm" svg:y="16.38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708cm" svg:y="16.38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16cm" svg:y="16.38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724cm" svg:y="16.38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32cm" svg:y="16.38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4cm" svg:y="16.38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48cm" svg:y="16.38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56cm" svg:y="16.38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64cm" svg:y="16.382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72cm" svg:y="16.38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92cm" svg:y="16.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2cm" svg:y="16.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708cm" svg:y="16.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16cm" svg:y="16.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24cm" svg:y="16.8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32cm" svg:y="16.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4cm" svg:y="16.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48cm" svg:y="16.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56cm" svg:y="16.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64cm" svg:y="16.89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72cm" svg:y="16.8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92cm" svg:y="17.39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2cm" svg:y="17.39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708cm" svg:y="17.39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16cm" svg:y="17.39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24cm" svg:y="17.39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32cm" svg:y="17.39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4cm" svg:y="17.39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48cm" svg:y="17.39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56cm" svg:y="17.39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64cm" svg:y="17.398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72cm" svg:y="17.398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92cm" svg:y="17.906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2cm" svg:y="17.90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708cm" svg:y="17.90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216cm" svg:y="17.90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724cm" svg:y="17.90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32cm" svg:y="17.90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4cm" svg:y="17.90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48cm" svg:y="17.90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56cm" svg:y="17.90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64cm" svg:y="17.90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72cm" svg:y="17.906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92cm" svg:y="18.4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2cm" svg:y="18.414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4.708cm" svg:y="18.414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216cm" svg:y="18.414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724cm" svg:y="18.41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32cm" svg:y="18.4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4cm" svg:y="18.4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48cm" svg:y="18.4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56cm" svg:y="18.4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64cm" svg:y="18.4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72cm" svg:y="18.414cm">
          <text:p/>
          <draw:enhanced-geometry svg:viewBox="0 0 21600 21600" draw:glue-points="10800 0 0 10800 10800 21600 21600 10800" draw:type="flowchart-process" draw:enhanced-path="M 0 0 L 21600 0 21600 21600 0 21600 0 0 Z N"/>
        </draw:custom-shape>
        <draw:line draw:style-name="gr26" draw:text-style-name="P5" draw:layer="layout" svg:x1="6.74cm" svg:y1="16.382cm" svg:x2="8.899cm" svg:y2="18.541cm">
          <text:p/>
        </draw:line>
        <draw:line draw:style-name="gr26" draw:text-style-name="P5" draw:layer="layout" svg:x1="6.232cm" svg:y1="16.382cm" svg:x2="4.073cm" svg:y2="18.541cm">
          <text:p/>
        </draw:line>
        <draw:line draw:style-name="gr26" draw:text-style-name="P5" draw:layer="layout" svg:x1="6.74cm" svg:y1="15.874cm" svg:x2="8.899cm" svg:y2="13.715cm">
          <text:p/>
        </draw:line>
        <draw:line draw:style-name="gr26" draw:text-style-name="P5" draw:layer="layout" svg:x1="6.232cm" svg:y1="15.874cm" svg:x2="4.073cm" svg:y2="13.715cm">
          <text:p/>
        </draw:line>
        <draw:custom-shape draw:style-name="gr22" draw:text-style-name="P8" draw:layer="layout" svg:width="0.508cm" svg:height="0.508cm" svg:x="0.81cm" svg:y="16.36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318cm" svg:y="16.3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26cm" svg:y="16.3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34cm" svg:y="16.3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81cm" svg:y="15.34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18cm" svg:y="15.34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26cm" svg:y="15.34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34cm" svg:y="15.34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81cm" svg:y="15.852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18cm" svg:y="15.85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26cm" svg:y="15.85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34cm" svg:y="15.85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81cm" svg:y="16.86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318cm" svg:y="16.868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26cm" svg:y="16.86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34cm" svg:y="16.86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81cm" svg:y="17.37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318cm" svg:y="17.37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26cm" svg:y="17.37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34cm" svg:y="17.37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302cm" svg:y="16.36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302cm" svg:y="15.344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302cm" svg:y="15.852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302cm" svg:y="16.868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302cm" svg:y="17.376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81cm" svg:y="14.328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18cm" svg:y="14.328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26cm" svg:y="14.328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34cm" svg:y="14.328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81cm" svg:y="14.83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318cm" svg:y="14.83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26cm" svg:y="14.83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34cm" svg:y="14.83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302cm" svg:y="14.836cm">
          <text:p text:style-name="P2"><text:span text:style-name="T5">A</text:span></text:p>
          <draw:enhanced-geometry svg:viewBox="0 0 21600 21600" draw:glue-points="10800 0 0 10800 10800 21600 21600 10800" draw:type="flowchart-process" draw:enhanced-path="M 0 0 L 21600 0 21600 21600 0 21600 0 0 Z N"/>
        </draw:custom-shape>
        <draw:line draw:style-name="gr30" draw:text-style-name="P2" draw:layer="layout" svg:x1="10.43cm" svg:y1="17.115cm" svg:x2="10.43cm" svg:y2="13.94cm">
          <text:p/>
        </draw:line>
        <draw:line draw:style-name="gr30" draw:text-style-name="P2" draw:layer="layout" svg:x1="9.795cm" svg:y1="16.48cm" svg:x2="18.685cm" svg:y2="16.48cm">
          <text:p/>
        </draw:line>
        <draw:frame draw:style-name="gr31" draw:text-style-name="P10" draw:layer="layout" svg:width="0.739cm" svg:height="0.725cm" svg:x="9.795cm" svg:y="16.48cm">
          <draw:text-box>
            <text:p><text:span text:style-name="T7">0</text:span></text:p>
          </draw:text-box>
        </draw:frame>
        <draw:line draw:style-name="gr32" draw:text-style-name="P2" draw:layer="layout" svg:x1="10.112cm" svg:y1="14.575cm" svg:x2="10.747cm" svg:y2="14.575cm">
          <text:p/>
        </draw:line>
        <draw:frame draw:style-name="gr19" draw:text-style-name="P10" draw:layer="layout" svg:width="0.739cm" svg:height="0.725cm" svg:x="9.795cm" svg:y="14.575cm">
          <draw:text-box>
            <text:p><text:span text:style-name="T7">1</text:span></text:p>
          </draw:text-box>
        </draw:frame>
        <draw:line draw:style-name="gr34" draw:text-style-name="P2" draw:layer="layout" svg:x1="11.065cm" svg:y1="16.48cm" svg:x2="11.065cm" svg:y2="16.797cm">
          <text:p/>
        </draw:line>
        <draw:line draw:style-name="gr34" draw:text-style-name="P2" draw:layer="layout" svg:x1="11.7cm" svg:y1="16.48cm" svg:x2="11.7cm" svg:y2="16.797cm">
          <text:p/>
        </draw:line>
        <draw:line draw:style-name="gr34" draw:text-style-name="P2" draw:layer="layout" svg:x1="12.97cm" svg:y1="16.48cm" svg:x2="12.97cm" svg:y2="16.797cm">
          <text:p/>
        </draw:line>
        <draw:line draw:style-name="gr34" draw:text-style-name="P2" draw:layer="layout" svg:x1="13.605cm" svg:y1="16.48cm" svg:x2="13.605cm" svg:y2="16.797cm">
          <text:p/>
        </draw:line>
        <draw:line draw:style-name="gr34" draw:text-style-name="P2" draw:layer="layout" svg:x1="14.24cm" svg:y1="16.48cm" svg:x2="14.24cm" svg:y2="16.797cm">
          <text:p/>
        </draw:line>
        <draw:line draw:style-name="gr34" draw:text-style-name="P2" draw:layer="layout" svg:x1="14.875cm" svg:y1="16.48cm" svg:x2="14.875cm" svg:y2="16.797cm">
          <text:p/>
        </draw:line>
        <draw:line draw:style-name="gr34" draw:text-style-name="P2" draw:layer="layout" svg:x1="15.51cm" svg:y1="16.48cm" svg:x2="15.51cm" svg:y2="16.797cm">
          <text:p/>
        </draw:line>
        <draw:line draw:style-name="gr34" draw:text-style-name="P2" draw:layer="layout" svg:x1="16.145cm" svg:y1="16.48cm" svg:x2="16.145cm" svg:y2="16.797cm">
          <text:p/>
        </draw:line>
        <draw:line draw:style-name="gr34" draw:text-style-name="P2" draw:layer="layout" svg:x1="16.78cm" svg:y1="16.48cm" svg:x2="16.78cm" svg:y2="16.797cm">
          <text:p/>
        </draw:line>
        <draw:line draw:style-name="gr34" draw:text-style-name="P2" draw:layer="layout" svg:x1="17.415cm" svg:y1="16.48cm" svg:x2="17.415cm" svg:y2="16.797cm">
          <text:p/>
        </draw:line>
        <draw:line draw:style-name="gr34" draw:text-style-name="P2" draw:layer="layout" svg:x1="18.05cm" svg:y1="16.48cm" svg:x2="18.05cm" svg:y2="16.797cm">
          <text:p/>
        </draw:line>
        <draw:frame draw:style-name="gr35" draw:text-style-name="P10" draw:layer="layout" svg:width="0.739cm" svg:height="0.725cm" svg:x="10.43cm" svg:y="16.48cm">
          <draw:text-box>
            <text:p><text:span text:style-name="T7">1</text:span></text:p>
          </draw:text-box>
        </draw:frame>
        <draw:frame draw:style-name="gr35" draw:text-style-name="P10" draw:layer="layout" svg:width="0.739cm" svg:height="0.725cm" svg:x="10.961cm" svg:y="16.48cm">
          <draw:text-box>
            <text:p><text:span text:style-name="T7">2</text:span></text:p>
          </draw:text-box>
        </draw:frame>
        <draw:frame draw:style-name="gr35" draw:text-style-name="P10" draw:layer="layout" svg:width="0.739cm" svg:height="0.725cm" svg:x="11.596cm" svg:y="16.48cm">
          <draw:text-box>
            <text:p><text:span text:style-name="T7">3</text:span></text:p>
          </draw:text-box>
        </draw:frame>
        <draw:frame draw:style-name="gr35" draw:text-style-name="P10" draw:layer="layout" svg:width="0.739cm" svg:height="0.725cm" svg:x="12.231cm" svg:y="16.48cm">
          <draw:text-box>
            <text:p><text:span text:style-name="T7">4</text:span></text:p>
          </draw:text-box>
        </draw:frame>
        <draw:frame draw:style-name="gr35" draw:text-style-name="P10" draw:layer="layout" svg:width="0.739cm" svg:height="0.725cm" svg:x="12.866cm" svg:y="16.48cm">
          <draw:text-box>
            <text:p><text:span text:style-name="T7">5</text:span></text:p>
          </draw:text-box>
        </draw:frame>
        <draw:frame draw:style-name="gr35" draw:text-style-name="P10" draw:layer="layout" svg:width="0.739cm" svg:height="0.725cm" svg:x="13.501cm" svg:y="16.48cm">
          <draw:text-box>
            <text:p><text:span text:style-name="T7">6</text:span></text:p>
          </draw:text-box>
        </draw:frame>
        <draw:frame draw:style-name="gr35" draw:text-style-name="P10" draw:layer="layout" svg:width="0.739cm" svg:height="0.725cm" svg:x="14.136cm" svg:y="16.48cm">
          <draw:text-box>
            <text:p><text:span text:style-name="T7">7</text:span></text:p>
          </draw:text-box>
        </draw:frame>
        <draw:frame draw:style-name="gr35" draw:text-style-name="P10" draw:layer="layout" svg:width="0.739cm" svg:height="0.725cm" svg:x="14.771cm" svg:y="16.48cm">
          <draw:text-box>
            <text:p><text:span text:style-name="T7">8</text:span></text:p>
          </draw:text-box>
        </draw:frame>
        <draw:frame draw:style-name="gr35" draw:text-style-name="P10" draw:layer="layout" svg:width="0.739cm" svg:height="0.725cm" svg:x="15.406cm" svg:y="16.48cm">
          <draw:text-box>
            <text:p><text:span text:style-name="T7">9</text:span></text:p>
          </draw:text-box>
        </draw:frame>
        <draw:frame draw:style-name="gr35" draw:text-style-name="P10" draw:layer="layout" svg:width="0.976cm" svg:height="0.725cm" svg:x="16.041cm" svg:y="16.48cm">
          <draw:text-box>
            <text:p><text:span text:style-name="T7">10</text:span></text:p>
          </draw:text-box>
        </draw:frame>
        <draw:frame draw:style-name="gr35" draw:text-style-name="P10" draw:layer="layout" svg:width="0.947cm" svg:height="0.725cm" svg:x="16.676cm" svg:y="16.48cm">
          <draw:text-box>
            <text:p><text:span text:style-name="T7">11</text:span></text:p>
          </draw:text-box>
        </draw:frame>
        <draw:frame draw:style-name="gr35" draw:text-style-name="P10" draw:layer="layout" svg:width="0.976cm" svg:height="0.725cm" svg:x="17.311cm" svg:y="16.48cm">
          <draw:text-box>
            <text:p><text:span text:style-name="T7">12</text:span></text:p>
          </draw:text-box>
        </draw:frame>
        <draw:frame draw:style-name="gr35" draw:text-style-name="P11" draw:layer="layout" svg:width="1.895cm" svg:height="0.734cm" svg:x="10.43cm" svg:y="13.846cm">
          <draw:text-box>
            <text:p><text:span text:style-name="T8">reward</text:span></text:p>
          </draw:text-box>
        </draw:frame>
        <draw:frame draw:style-name="gr36" draw:text-style-name="P11" draw:layer="layout" svg:width="1.526cm" svg:height="0.886cm" svg:x="17.796cm" svg:y="15.578cm">
          <draw:text-box>
            <text:p><text:span text:style-name="T8">time</text:span></text:p>
          </draw:text-box>
        </draw:frame>
        <draw:line draw:style-name="gr34" draw:text-style-name="P2" draw:layer="layout" svg:x1="12.335cm" svg:y1="16.48cm" svg:x2="12.335cm" svg:y2="16.797cm">
          <text:p/>
        </draw:line>
        <draw:line draw:style-name="gr33" draw:text-style-name="P2" draw:layer="layout" svg:x1="12.331cm" svg:y1="14.653cm" svg:x2="12.331cm" svg:y2="16.558cm">
          <text:p/>
        </draw:line>
        <draw:line draw:style-name="gr33" draw:text-style-name="P2" draw:layer="layout" svg:x1="10.43cm" svg:y1="16.48cm" svg:x2="12.335cm" svg:y2="16.48cm">
          <text:p/>
        </draw:line>
        <draw:line draw:style-name="gr33" draw:text-style-name="P2" draw:layer="layout" svg:x1="12.331cm" svg:y1="14.654cm" svg:x2="14.13cm" svg:y2="14.654cm">
          <text:p/>
        </draw:line>
        <draw:frame draw:style-name="gr19" draw:text-style-name="P12" draw:layer="layout" svg:width="1.692cm" svg:height="1.039cm" svg:x="10.43cm" svg:y="14.78cm">
          <draw:text-box>
            <text:p><text:span text:style-name="T9">positive</text:span></text:p>
            <text:p><text:span text:style-name="T9">event</text:span></text:p>
          </draw:text-box>
        </draw:frame>
        <presentation:notes draw:style-name="dp2">
          <draw:page-thumbnail draw:style-name="gr29"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ellipse draw:style-name="gr37" draw:text-style-name="P2" draw:layer="layout" svg:width="0.635cm" svg:height="2.718cm" svg:x="11.986cm" svg:y="1.815cm">
          <text:p/>
        </draw:ellipse>
        <draw:ellipse draw:style-name="gr37" draw:text-style-name="P2" draw:layer="layout" svg:width="0.635cm" svg:height="2.718cm" svg:x="11.958cm" svg:y="8.406cm">
          <text:p/>
        </draw:ellipse>
        <draw:ellipse draw:style-name="gr38" draw:text-style-name="P2" draw:layer="layout" svg:width="0.573cm" svg:height="2.718cm" svg:x="14.502cm" svg:y="8.344cm">
          <text:p/>
        </draw:ellipse>
        <draw:custom-shape draw:style-name="gr20" draw:text-style-name="P5" draw:layer="layout" svg:width="0.508cm" svg:height="0.508cm" svg:x="3.666cm" svg:y="0.814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174cm" svg:y="0.814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682cm" svg:y="0.814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5.19cm" svg:y="0.814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698cm" svg:y="0.81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14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22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3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0.81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82cm" svg:y="1.32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32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1.32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206cm" svg:y="1.32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714cm" svg:y="1.32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3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32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1.8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1.8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4cm" svg:y="1.83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222cm" svg:y="1.83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3cm" svg:y="1.8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1.8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8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4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2.338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206cm" svg:y="2.338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6.714cm" svg:y="2.338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3cm" svg:y="2.33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8cm" svg:y="2.33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2.338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66cm" svg:y="2.846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4.174cm" svg:y="2.84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2.84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2.84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98cm" svg:y="2.846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6.206cm" svg:y="2.846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14cm" svg:y="2.84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2.846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3cm" svg:y="2.846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8.238cm" svg:y="2.846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2.846cm">
          <text:p/>
          <draw:enhanced-geometry svg:viewBox="0 0 21600 21600" draw:glue-points="10800 0 0 10800 10800 21600 21600 10800" draw:type="flowchart-process" draw:enhanced-path="M 0 0 L 21600 0 21600 21600 0 21600 0 0 Z N"/>
        </draw:custom-shape>
        <draw:custom-shape draw:style-name="gr22" draw:text-style-name="P14" draw:layer="layout" svg:width="0.508cm" svg:height="0.508cm" svg:x="3.666cm" svg:y="3.354cm">
          <text:p text:style-name="P13"><text:span text:style-name="T10">T</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21" draw:text-style-name="P5" draw:layer="layout" svg:width="0.508cm" svg:height="0.508cm" svg:x="4.174cm" svg:y="3.35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3.354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5.19cm" svg:y="3.354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98cm" svg:y="3.354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206cm" svg:y="3.354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14cm" svg:y="3.354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7.222cm" svg:y="3.354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3cm" svg:y="3.35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8cm" svg:y="3.35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46cm" svg:y="3.35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3.86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4cm" svg:y="3.86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3.86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3.86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98cm" svg:y="3.86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06cm" svg:y="3.86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14cm" svg:y="3.86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3.86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3cm" svg:y="3.862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8.238cm" svg:y="3.862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46cm" svg:y="3.86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4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4.3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06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4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3cm" svg:y="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8cm" svg:y="4.37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46cm" svg:y="4.3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4.87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4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4.87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3cm" svg:y="4.87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4.878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46cm" svg:y="4.878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82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4cm" svg:y="5.38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3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5.38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5.386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66cm" svg:y="5.894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5.894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4.682cm" svg:y="5.894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19cm" svg:y="5.894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698cm" svg:y="5.89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14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22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3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5.89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5.894cm">
          <text:p/>
          <draw:enhanced-geometry svg:viewBox="0 0 21600 21600" draw:glue-points="10800 0 0 10800 10800 21600 21600 10800" draw:type="flowchart-process" draw:enhanced-path="M 0 0 L 21600 0 21600 21600 0 21600 0 0 Z N"/>
        </draw:custom-shape>
        <draw:line draw:style-name="gr26" draw:text-style-name="P5" draw:layer="layout" svg:x1="6.714cm" svg:y1="3.862cm" svg:x2="8.873cm" svg:y2="6.021cm">
          <text:p/>
        </draw:line>
        <draw:line draw:style-name="gr26" draw:text-style-name="P5" draw:layer="layout" svg:x1="6.206cm" svg:y1="3.862cm" svg:x2="4.047cm" svg:y2="6.021cm">
          <text:p/>
        </draw:line>
        <draw:line draw:style-name="gr26" draw:text-style-name="P5" draw:layer="layout" svg:x1="6.714cm" svg:y1="3.354cm" svg:x2="8.873cm" svg:y2="1.195cm">
          <text:p/>
        </draw:line>
        <draw:line draw:style-name="gr26" draw:text-style-name="P5" draw:layer="layout" svg:x1="6.206cm" svg:y1="3.354cm" svg:x2="4.047cm" svg:y2="1.195cm">
          <text:p/>
        </draw:line>
        <draw:custom-shape draw:style-name="gr22" draw:text-style-name="P8" draw:layer="layout" svg:width="0.508cm" svg:height="0.508cm" svg:x="0.784cm" svg:y="3.84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92cm" svg:y="3.8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cm" svg:y="3.8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08cm" svg:y="3.8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4cm" svg:y="2.82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2cm" svg:y="2.82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cm" svg:y="2.82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8cm" svg:y="2.82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4cm" svg:y="3.332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2cm" svg:y="3.33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cm" svg:y="3.33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8cm" svg:y="3.33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84cm" svg:y="4.34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92cm" svg:y="4.348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cm" svg:y="4.34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08cm" svg:y="4.348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84cm" svg:y="4.85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92cm" svg:y="4.85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cm" svg:y="4.85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08cm" svg:y="4.85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76cm" svg:y="3.84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76cm" svg:y="2.824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76cm" svg:y="3.332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76cm" svg:y="4.348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76cm" svg:y="4.856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4cm" svg:y="1.808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2cm" svg:y="1.808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cm" svg:y="1.808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8cm" svg:y="1.808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4cm" svg:y="2.31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2cm" svg:y="2.31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cm" svg:y="2.31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8cm" svg:y="2.31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76cm" svg:y="2.316cm">
          <text:p text:style-name="P2"><text:span text:style-name="T5">A</text:span></text:p>
          <draw:enhanced-geometry svg:viewBox="0 0 21600 21600" draw:glue-points="10800 0 0 10800 10800 21600 21600 10800" draw:type="flowchart-process" draw:enhanced-path="M 0 0 L 21600 0 21600 21600 0 21600 0 0 Z N"/>
        </draw:custom-shape>
        <draw:line draw:style-name="gr30" draw:text-style-name="P2" draw:layer="layout" svg:x1="10.404cm" svg:y1="4.595cm" svg:x2="10.404cm" svg:y2="1.42cm">
          <text:p/>
        </draw:line>
        <draw:line draw:style-name="gr30" draw:text-style-name="P2" draw:layer="layout" svg:x1="9.769cm" svg:y1="3.96cm" svg:x2="18.659cm" svg:y2="3.96cm">
          <text:p/>
        </draw:line>
        <draw:frame draw:style-name="gr31" draw:text-style-name="P10" draw:layer="layout" svg:width="0.739cm" svg:height="0.725cm" svg:x="9.769cm" svg:y="3.96cm">
          <draw:text-box>
            <text:p><text:span text:style-name="T7">0</text:span></text:p>
          </draw:text-box>
        </draw:frame>
        <draw:line draw:style-name="gr32" draw:text-style-name="P2" draw:layer="layout" svg:x1="10.086cm" svg:y1="2.055cm" svg:x2="10.721cm" svg:y2="2.055cm">
          <text:p/>
        </draw:line>
        <draw:frame draw:style-name="gr19" draw:text-style-name="P10" draw:layer="layout" svg:width="0.739cm" svg:height="0.725cm" svg:x="9.769cm" svg:y="2.055cm">
          <draw:text-box>
            <text:p><text:span text:style-name="T7">1</text:span></text:p>
          </draw:text-box>
        </draw:frame>
        <draw:line draw:style-name="gr34" draw:text-style-name="P2" draw:layer="layout" svg:x1="11.039cm" svg:y1="3.96cm" svg:x2="11.039cm" svg:y2="4.277cm">
          <text:p/>
        </draw:line>
        <draw:line draw:style-name="gr34" draw:text-style-name="P2" draw:layer="layout" svg:x1="11.674cm" svg:y1="3.96cm" svg:x2="11.674cm" svg:y2="4.277cm">
          <text:p/>
        </draw:line>
        <draw:line draw:style-name="gr34" draw:text-style-name="P2" draw:layer="layout" svg:x1="12.944cm" svg:y1="3.96cm" svg:x2="12.944cm" svg:y2="4.277cm">
          <text:p/>
        </draw:line>
        <draw:line draw:style-name="gr34" draw:text-style-name="P2" draw:layer="layout" svg:x1="13.579cm" svg:y1="3.96cm" svg:x2="13.579cm" svg:y2="4.277cm">
          <text:p/>
        </draw:line>
        <draw:line draw:style-name="gr34" draw:text-style-name="P2" draw:layer="layout" svg:x1="14.214cm" svg:y1="3.96cm" svg:x2="14.214cm" svg:y2="4.277cm">
          <text:p/>
        </draw:line>
        <draw:line draw:style-name="gr34" draw:text-style-name="P2" draw:layer="layout" svg:x1="14.849cm" svg:y1="3.96cm" svg:x2="14.849cm" svg:y2="4.277cm">
          <text:p/>
        </draw:line>
        <draw:line draw:style-name="gr34" draw:text-style-name="P2" draw:layer="layout" svg:x1="15.484cm" svg:y1="3.96cm" svg:x2="15.484cm" svg:y2="4.277cm">
          <text:p/>
        </draw:line>
        <draw:line draw:style-name="gr34" draw:text-style-name="P2" draw:layer="layout" svg:x1="16.119cm" svg:y1="3.96cm" svg:x2="16.119cm" svg:y2="4.277cm">
          <text:p/>
        </draw:line>
        <draw:line draw:style-name="gr34" draw:text-style-name="P2" draw:layer="layout" svg:x1="16.754cm" svg:y1="3.96cm" svg:x2="16.754cm" svg:y2="4.277cm">
          <text:p/>
        </draw:line>
        <draw:line draw:style-name="gr34" draw:text-style-name="P2" draw:layer="layout" svg:x1="17.389cm" svg:y1="3.96cm" svg:x2="17.389cm" svg:y2="4.277cm">
          <text:p/>
        </draw:line>
        <draw:line draw:style-name="gr34" draw:text-style-name="P2" draw:layer="layout" svg:x1="18.024cm" svg:y1="3.96cm" svg:x2="18.024cm" svg:y2="4.277cm">
          <text:p/>
        </draw:line>
        <draw:frame draw:style-name="gr35" draw:text-style-name="P10" draw:layer="layout" svg:width="0.739cm" svg:height="0.725cm" svg:x="10.404cm" svg:y="3.96cm">
          <draw:text-box>
            <text:p><text:span text:style-name="T7">1</text:span></text:p>
          </draw:text-box>
        </draw:frame>
        <draw:frame draw:style-name="gr35" draw:text-style-name="P10" draw:layer="layout" svg:width="0.739cm" svg:height="0.725cm" svg:x="10.935cm" svg:y="3.96cm">
          <draw:text-box>
            <text:p><text:span text:style-name="T7">2</text:span></text:p>
          </draw:text-box>
        </draw:frame>
        <draw:frame draw:style-name="gr35" draw:text-style-name="P10" draw:layer="layout" svg:width="0.739cm" svg:height="0.725cm" svg:x="11.57cm" svg:y="3.96cm">
          <draw:text-box>
            <text:p><text:span text:style-name="T7">3</text:span></text:p>
          </draw:text-box>
        </draw:frame>
        <draw:frame draw:style-name="gr35" draw:text-style-name="P10" draw:layer="layout" svg:width="0.739cm" svg:height="0.725cm" svg:x="12.205cm" svg:y="3.96cm">
          <draw:text-box>
            <text:p><text:span text:style-name="T7">4</text:span></text:p>
          </draw:text-box>
        </draw:frame>
        <draw:frame draw:style-name="gr35" draw:text-style-name="P10" draw:layer="layout" svg:width="0.739cm" svg:height="0.725cm" svg:x="12.84cm" svg:y="3.96cm">
          <draw:text-box>
            <text:p><text:span text:style-name="T7">5</text:span></text:p>
          </draw:text-box>
        </draw:frame>
        <draw:frame draw:style-name="gr35" draw:text-style-name="P10" draw:layer="layout" svg:width="0.739cm" svg:height="0.725cm" svg:x="13.475cm" svg:y="3.96cm">
          <draw:text-box>
            <text:p><text:span text:style-name="T7">6</text:span></text:p>
          </draw:text-box>
        </draw:frame>
        <draw:frame draw:style-name="gr35" draw:text-style-name="P10" draw:layer="layout" svg:width="0.739cm" svg:height="0.725cm" svg:x="14.11cm" svg:y="3.96cm">
          <draw:text-box>
            <text:p><text:span text:style-name="T7">7</text:span></text:p>
          </draw:text-box>
        </draw:frame>
        <draw:frame draw:style-name="gr35" draw:text-style-name="P10" draw:layer="layout" svg:width="0.739cm" svg:height="0.725cm" svg:x="14.745cm" svg:y="3.96cm">
          <draw:text-box>
            <text:p><text:span text:style-name="T7">8</text:span></text:p>
          </draw:text-box>
        </draw:frame>
        <draw:frame draw:style-name="gr35" draw:text-style-name="P10" draw:layer="layout" svg:width="0.739cm" svg:height="0.725cm" svg:x="15.38cm" svg:y="3.96cm">
          <draw:text-box>
            <text:p><text:span text:style-name="T7">9</text:span></text:p>
          </draw:text-box>
        </draw:frame>
        <draw:frame draw:style-name="gr35" draw:text-style-name="P10" draw:layer="layout" svg:width="0.976cm" svg:height="0.725cm" svg:x="16.015cm" svg:y="3.96cm">
          <draw:text-box>
            <text:p><text:span text:style-name="T7">10</text:span></text:p>
          </draw:text-box>
        </draw:frame>
        <draw:frame draw:style-name="gr35" draw:text-style-name="P10" draw:layer="layout" svg:width="0.947cm" svg:height="0.725cm" svg:x="16.65cm" svg:y="3.96cm">
          <draw:text-box>
            <text:p><text:span text:style-name="T7">11</text:span></text:p>
          </draw:text-box>
        </draw:frame>
        <draw:frame draw:style-name="gr35" draw:text-style-name="P10" draw:layer="layout" svg:width="0.976cm" svg:height="0.725cm" svg:x="17.285cm" svg:y="3.96cm">
          <draw:text-box>
            <text:p><text:span text:style-name="T7">12</text:span></text:p>
          </draw:text-box>
        </draw:frame>
        <draw:frame draw:style-name="gr35" draw:text-style-name="P11" draw:layer="layout" svg:width="1.895cm" svg:height="0.734cm" svg:x="10.404cm" svg:y="1.326cm">
          <draw:text-box>
            <text:p><text:span text:style-name="T8">reward</text:span></text:p>
          </draw:text-box>
        </draw:frame>
        <draw:frame draw:style-name="gr36" draw:text-style-name="P11" draw:layer="layout" svg:width="1.526cm" svg:height="0.886cm" svg:x="17.77cm" svg:y="3.058cm">
          <draw:text-box>
            <text:p><text:span text:style-name="T8">time</text:span></text:p>
          </draw:text-box>
        </draw:frame>
        <draw:line draw:style-name="gr34" draw:text-style-name="P2" draw:layer="layout" svg:x1="12.309cm" svg:y1="3.96cm" svg:x2="12.309cm" svg:y2="4.277cm">
          <text:p/>
        </draw:line>
        <draw:line draw:style-name="gr33" draw:text-style-name="P2" draw:layer="layout" svg:x1="12.305cm" svg:y1="2.133cm" svg:x2="12.305cm" svg:y2="4.038cm">
          <text:p/>
        </draw:line>
        <draw:line draw:style-name="gr33" draw:text-style-name="P2" draw:layer="layout" svg:x1="10.404cm" svg:y1="3.96cm" svg:x2="12.309cm" svg:y2="3.96cm">
          <text:p/>
        </draw:line>
        <draw:line draw:style-name="gr33" draw:text-style-name="P2" draw:layer="layout" svg:x1="12.305cm" svg:y1="2.134cm" svg:x2="14.961cm" svg:y2="2.133cm">
          <text:p/>
        </draw:line>
        <draw:frame draw:style-name="gr19" draw:text-style-name="P12" draw:layer="layout" svg:width="1.692cm" svg:height="1.039cm" svg:x="10.404cm" svg:y="2.26cm">
          <draw:text-box>
            <text:p><text:span text:style-name="T9">positive</text:span></text:p>
            <text:p><text:span text:style-name="T9">event</text:span></text:p>
          </draw:text-box>
        </draw:frame>
        <draw:custom-shape draw:style-name="gr20" draw:text-style-name="P5" draw:layer="layout" svg:width="0.508cm" svg:height="0.508cm" svg:x="3.638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46cm" svg:y="7.405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654cm" svg:y="7.40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5.162cm" svg:y="7.40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5.67cm" svg:y="7.40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8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686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194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02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1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8cm" svg:y="7.4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38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46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54cm" svg:y="7.9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2cm" svg:y="7.9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7cm" svg:y="7.913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178cm" svg:y="7.913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686cm" svg:y="7.9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4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02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1cm" svg:y="7.9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8cm" svg:y="7.913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38cm" svg:y="8.421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146cm" svg:y="8.42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4cm" svg:y="8.42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2cm" svg:y="8.42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7cm" svg:y="8.42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8cm" svg:y="8.421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6.686cm" svg:y="8.421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194cm" svg:y="8.421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02cm" svg:y="8.421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21cm" svg:y="8.42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8cm" svg:y="8.421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38cm" svg:y="8.92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4.146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4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2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7cm" svg:y="8.929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6.178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86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4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02cm" svg:y="8.92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1cm" svg:y="8.92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8cm" svg:y="8.929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38cm" svg:y="9.437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2" draw:text-style-name="P6" draw:layer="layout" svg:width="0.508cm" svg:height="0.508cm" svg:x="4.146cm" svg:y="9.437cm">
          <text:p text:style-name="P13"><text:span text:style-name="T10">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4cm" svg:y="9.43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2cm" svg:y="9.437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5.67cm" svg:y="9.43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78cm" svg:y="9.43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686cm" svg:y="9.437cm">
          <text:p/>
          <draw:enhanced-geometry svg:viewBox="0 0 21600 21600" draw:glue-points="10800 0 0 10800 10800 21600 21600 10800" draw:type="flowchart-process" draw:enhanced-path="M 0 0 L 21600 0 21600 21600 0 21600 0 0 Z N"/>
        </draw:custom-shape>
        <draw:custom-shape draw:style-name="gr22" draw:text-style-name="P14" draw:layer="layout" svg:width="0.508cm" svg:height="0.508cm" svg:x="7.194cm" svg:y="9.437cm">
          <text:p text:style-name="P13"><text:span text:style-name="T10">F</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02cm" svg:y="9.437cm">
          <text:p/>
          <draw:enhanced-geometry svg:viewBox="0 0 21600 21600" draw:glue-points="10800 0 0 10800 10800 21600 21600 10800" draw:type="flowchart-process" draw:enhanced-path="M 0 0 L 21600 0 21600 21600 0 21600 0 0 Z N"/>
        </draw:custom-shape>
        <draw:custom-shape draw:style-name="gr22" draw:text-style-name="P14" draw:layer="layout" svg:width="0.508cm" svg:height="0.508cm" svg:x="8.21cm" svg:y="9.437cm">
          <text:p text:style-name="P13"><text:span text:style-name="T10">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18cm" svg:y="9.437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638cm" svg:y="9.945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4.146cm" svg:y="9.945cm">
          <text:p text:style-name="P13"><text:span text:style-name="T10">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4cm" svg:y="9.94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162cm" svg:y="9.945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7cm" svg:y="9.945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178cm" svg:y="9.945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686cm" svg:y="9.945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7.194cm" svg:y="9.945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02cm" svg:y="9.94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1cm" svg:y="9.94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18cm" svg:y="9.9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38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46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4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2cm" svg:y="10.45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7cm" svg:y="10.45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78cm" svg:y="10.45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686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4cm" svg:y="10.453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02cm" svg:y="10.45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1cm" svg:y="10.453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18cm" svg:y="10.45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38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46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4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2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7cm" svg:y="10.96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78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86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4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02cm" svg:y="10.96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1cm" svg:y="10.96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8cm" svg:y="10.961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38cm" svg:y="11.469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146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54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2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7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8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86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4cm" svg:y="11.46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02cm" svg:y="11.46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1cm" svg:y="11.46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8cm" svg:y="11.469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38cm" svg:y="11.977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46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54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62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7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8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86cm" svg:y="11.97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94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02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1cm" svg:y="11.97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8cm" svg:y="11.977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38cm" svg:y="12.48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146cm" svg:y="12.48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4.654cm" svg:y="12.485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162cm" svg:y="12.485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67cm" svg:y="12.48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78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686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194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02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1cm" svg:y="12.48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18cm" svg:y="12.485cm">
          <text:p/>
          <draw:enhanced-geometry svg:viewBox="0 0 21600 21600" draw:glue-points="10800 0 0 10800 10800 21600 21600 10800" draw:type="flowchart-process" draw:enhanced-path="M 0 0 L 21600 0 21600 21600 0 21600 0 0 Z N"/>
        </draw:custom-shape>
        <draw:line draw:style-name="gr26" draw:text-style-name="P5" draw:layer="layout" svg:x1="6.686cm" svg:y1="10.453cm" svg:x2="8.845cm" svg:y2="12.612cm">
          <text:p/>
        </draw:line>
        <draw:line draw:style-name="gr26" draw:text-style-name="P5" draw:layer="layout" svg:x1="6.178cm" svg:y1="10.453cm" svg:x2="4.019cm" svg:y2="12.612cm">
          <text:p/>
        </draw:line>
        <draw:line draw:style-name="gr26" draw:text-style-name="P5" draw:layer="layout" svg:x1="6.686cm" svg:y1="9.945cm" svg:x2="8.845cm" svg:y2="7.786cm">
          <text:p/>
        </draw:line>
        <draw:line draw:style-name="gr26" draw:text-style-name="P5" draw:layer="layout" svg:x1="6.178cm" svg:y1="9.945cm" svg:x2="4.019cm" svg:y2="7.786cm">
          <text:p/>
        </draw:line>
        <draw:custom-shape draw:style-name="gr22" draw:text-style-name="P8" draw:layer="layout" svg:width="0.508cm" svg:height="0.508cm" svg:x="0.756cm" svg:y="10.431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64cm" svg:y="10.43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72cm" svg:y="10.43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8cm" svg:y="10.43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56cm" svg:y="9.41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64cm" svg:y="9.41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72cm" svg:y="9.41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8cm" svg:y="9.41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56cm" svg:y="9.92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64cm" svg:y="9.92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72cm" svg:y="9.92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8cm" svg:y="9.92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56cm" svg:y="10.93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64cm" svg:y="10.939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72cm" svg:y="10.93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8cm" svg:y="10.939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56cm" svg:y="11.44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64cm" svg:y="11.447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772cm" svg:y="11.44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8cm" svg:y="11.44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48cm" svg:y="10.431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48cm" svg:y="9.415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48cm" svg:y="9.923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48cm" svg:y="10.939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48cm" svg:y="11.447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56cm" svg:y="8.399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64cm" svg:y="8.399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72cm" svg:y="8.399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8cm" svg:y="8.399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56cm" svg:y="8.90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64cm" svg:y="8.90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772cm" svg:y="8.90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8cm" svg:y="8.90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48cm" svg:y="8.907cm">
          <text:p text:style-name="P2"><text:span text:style-name="T5">A</text:span></text:p>
          <draw:enhanced-geometry svg:viewBox="0 0 21600 21600" draw:glue-points="10800 0 0 10800 10800 21600 21600 10800" draw:type="flowchart-process" draw:enhanced-path="M 0 0 L 21600 0 21600 21600 0 21600 0 0 Z N"/>
        </draw:custom-shape>
        <draw:line draw:style-name="gr30" draw:text-style-name="P2" draw:layer="layout" svg:x1="10.376cm" svg:y1="11.186cm" svg:x2="10.376cm" svg:y2="8.011cm">
          <text:p/>
        </draw:line>
        <draw:line draw:style-name="gr30" draw:text-style-name="P2" draw:layer="layout" svg:x1="9.741cm" svg:y1="10.551cm" svg:x2="18.631cm" svg:y2="10.551cm">
          <text:p/>
        </draw:line>
        <draw:frame draw:style-name="gr31" draw:text-style-name="P10" draw:layer="layout" svg:width="0.739cm" svg:height="0.725cm" svg:x="9.741cm" svg:y="10.551cm">
          <draw:text-box>
            <text:p><text:span text:style-name="T7">0</text:span></text:p>
          </draw:text-box>
        </draw:frame>
        <draw:line draw:style-name="gr32" draw:text-style-name="P2" draw:layer="layout" svg:x1="10.058cm" svg:y1="8.646cm" svg:x2="10.693cm" svg:y2="8.646cm">
          <text:p/>
        </draw:line>
        <draw:frame draw:style-name="gr19" draw:text-style-name="P10" draw:layer="layout" svg:width="0.739cm" svg:height="0.725cm" svg:x="9.741cm" svg:y="8.646cm">
          <draw:text-box>
            <text:p><text:span text:style-name="T7">1</text:span></text:p>
          </draw:text-box>
        </draw:frame>
        <draw:line draw:style-name="gr34" draw:text-style-name="P2" draw:layer="layout" svg:x1="11.011cm" svg:y1="10.551cm" svg:x2="11.011cm" svg:y2="10.868cm">
          <text:p/>
        </draw:line>
        <draw:line draw:style-name="gr34" draw:text-style-name="P2" draw:layer="layout" svg:x1="11.646cm" svg:y1="10.551cm" svg:x2="11.646cm" svg:y2="10.868cm">
          <text:p/>
        </draw:line>
        <draw:line draw:style-name="gr34" draw:text-style-name="P2" draw:layer="layout" svg:x1="12.916cm" svg:y1="10.551cm" svg:x2="12.916cm" svg:y2="10.868cm">
          <text:p/>
        </draw:line>
        <draw:line draw:style-name="gr34" draw:text-style-name="P2" draw:layer="layout" svg:x1="13.551cm" svg:y1="10.551cm" svg:x2="13.551cm" svg:y2="10.868cm">
          <text:p/>
        </draw:line>
        <draw:line draw:style-name="gr34" draw:text-style-name="P2" draw:layer="layout" svg:x1="14.186cm" svg:y1="10.551cm" svg:x2="14.186cm" svg:y2="10.868cm">
          <text:p/>
        </draw:line>
        <draw:line draw:style-name="gr34" draw:text-style-name="P2" draw:layer="layout" svg:x1="14.821cm" svg:y1="10.551cm" svg:x2="14.821cm" svg:y2="10.868cm">
          <text:p/>
        </draw:line>
        <draw:line draw:style-name="gr34" draw:text-style-name="P2" draw:layer="layout" svg:x1="15.456cm" svg:y1="10.551cm" svg:x2="15.456cm" svg:y2="10.868cm">
          <text:p/>
        </draw:line>
        <draw:line draw:style-name="gr34" draw:text-style-name="P2" draw:layer="layout" svg:x1="16.091cm" svg:y1="10.551cm" svg:x2="16.091cm" svg:y2="10.868cm">
          <text:p/>
        </draw:line>
        <draw:line draw:style-name="gr34" draw:text-style-name="P2" draw:layer="layout" svg:x1="16.726cm" svg:y1="10.551cm" svg:x2="16.726cm" svg:y2="10.868cm">
          <text:p/>
        </draw:line>
        <draw:line draw:style-name="gr34" draw:text-style-name="P2" draw:layer="layout" svg:x1="17.361cm" svg:y1="10.551cm" svg:x2="17.361cm" svg:y2="10.868cm">
          <text:p/>
        </draw:line>
        <draw:line draw:style-name="gr34" draw:text-style-name="P2" draw:layer="layout" svg:x1="17.996cm" svg:y1="10.551cm" svg:x2="17.996cm" svg:y2="10.868cm">
          <text:p/>
        </draw:line>
        <draw:frame draw:style-name="gr35" draw:text-style-name="P10" draw:layer="layout" svg:width="0.739cm" svg:height="0.725cm" svg:x="10.376cm" svg:y="10.551cm">
          <draw:text-box>
            <text:p><text:span text:style-name="T7">1</text:span></text:p>
          </draw:text-box>
        </draw:frame>
        <draw:frame draw:style-name="gr35" draw:text-style-name="P10" draw:layer="layout" svg:width="0.739cm" svg:height="0.725cm" svg:x="10.907cm" svg:y="10.551cm">
          <draw:text-box>
            <text:p><text:span text:style-name="T7">2</text:span></text:p>
          </draw:text-box>
        </draw:frame>
        <draw:frame draw:style-name="gr35" draw:text-style-name="P10" draw:layer="layout" svg:width="0.739cm" svg:height="0.725cm" svg:x="11.542cm" svg:y="10.551cm">
          <draw:text-box>
            <text:p><text:span text:style-name="T7">3</text:span></text:p>
          </draw:text-box>
        </draw:frame>
        <draw:frame draw:style-name="gr35" draw:text-style-name="P10" draw:layer="layout" svg:width="0.739cm" svg:height="0.725cm" svg:x="12.177cm" svg:y="10.551cm">
          <draw:text-box>
            <text:p><text:span text:style-name="T7">4</text:span></text:p>
          </draw:text-box>
        </draw:frame>
        <draw:frame draw:style-name="gr35" draw:text-style-name="P10" draw:layer="layout" svg:width="0.739cm" svg:height="0.725cm" svg:x="12.812cm" svg:y="10.551cm">
          <draw:text-box>
            <text:p><text:span text:style-name="T7">5</text:span></text:p>
          </draw:text-box>
        </draw:frame>
        <draw:frame draw:style-name="gr35" draw:text-style-name="P10" draw:layer="layout" svg:width="0.739cm" svg:height="0.725cm" svg:x="13.447cm" svg:y="10.551cm">
          <draw:text-box>
            <text:p><text:span text:style-name="T7">6</text:span></text:p>
          </draw:text-box>
        </draw:frame>
        <draw:frame draw:style-name="gr35" draw:text-style-name="P10" draw:layer="layout" svg:width="0.739cm" svg:height="0.725cm" svg:x="14.082cm" svg:y="10.551cm">
          <draw:text-box>
            <text:p><text:span text:style-name="T7">7</text:span></text:p>
          </draw:text-box>
        </draw:frame>
        <draw:frame draw:style-name="gr35" draw:text-style-name="P10" draw:layer="layout" svg:width="0.739cm" svg:height="0.725cm" svg:x="14.717cm" svg:y="10.551cm">
          <draw:text-box>
            <text:p><text:span text:style-name="T7">8</text:span></text:p>
          </draw:text-box>
        </draw:frame>
        <draw:frame draw:style-name="gr35" draw:text-style-name="P10" draw:layer="layout" svg:width="0.739cm" svg:height="0.725cm" svg:x="15.352cm" svg:y="10.551cm">
          <draw:text-box>
            <text:p><text:span text:style-name="T7">9</text:span></text:p>
          </draw:text-box>
        </draw:frame>
        <draw:frame draw:style-name="gr35" draw:text-style-name="P10" draw:layer="layout" svg:width="0.976cm" svg:height="0.725cm" svg:x="15.987cm" svg:y="10.551cm">
          <draw:text-box>
            <text:p><text:span text:style-name="T7">10</text:span></text:p>
          </draw:text-box>
        </draw:frame>
        <draw:frame draw:style-name="gr35" draw:text-style-name="P10" draw:layer="layout" svg:width="0.947cm" svg:height="0.725cm" svg:x="16.622cm" svg:y="10.551cm">
          <draw:text-box>
            <text:p><text:span text:style-name="T7">11</text:span></text:p>
          </draw:text-box>
        </draw:frame>
        <draw:frame draw:style-name="gr35" draw:text-style-name="P10" draw:layer="layout" svg:width="0.976cm" svg:height="0.725cm" svg:x="17.257cm" svg:y="10.551cm">
          <draw:text-box>
            <text:p><text:span text:style-name="T7">12</text:span></text:p>
          </draw:text-box>
        </draw:frame>
        <draw:frame draw:style-name="gr35" draw:text-style-name="P11" draw:layer="layout" svg:width="1.895cm" svg:height="0.734cm" svg:x="10.376cm" svg:y="7.917cm">
          <draw:text-box>
            <text:p><text:span text:style-name="T8">reward</text:span></text:p>
          </draw:text-box>
        </draw:frame>
        <draw:frame draw:style-name="gr36" draw:text-style-name="P11" draw:layer="layout" svg:width="1.526cm" svg:height="0.886cm" svg:x="17.742cm" svg:y="9.649cm">
          <draw:text-box>
            <text:p><text:span text:style-name="T8">time</text:span></text:p>
          </draw:text-box>
        </draw:frame>
        <draw:line draw:style-name="gr34" draw:text-style-name="P2" draw:layer="layout" svg:x1="12.281cm" svg:y1="10.551cm" svg:x2="12.281cm" svg:y2="10.868cm">
          <text:p/>
        </draw:line>
        <draw:line draw:style-name="gr33" draw:text-style-name="P2" draw:layer="layout" svg:x1="12.277cm" svg:y1="8.724cm" svg:x2="12.277cm" svg:y2="10.629cm">
          <text:p/>
        </draw:line>
        <draw:line draw:style-name="gr33" draw:text-style-name="P2" draw:layer="layout" svg:x1="10.376cm" svg:y1="10.551cm" svg:x2="12.281cm" svg:y2="10.551cm">
          <text:p/>
        </draw:line>
        <draw:line draw:style-name="gr33" draw:text-style-name="P2" draw:layer="layout" svg:x1="12.277cm" svg:y1="8.725cm" svg:x2="14.821cm" svg:y2="8.727cm">
          <text:p/>
        </draw:line>
        <draw:frame draw:style-name="gr19" draw:text-style-name="P12" draw:layer="layout" svg:width="1.692cm" svg:height="1.039cm" svg:x="10.376cm" svg:y="8.851cm">
          <draw:text-box>
            <text:p><text:span text:style-name="T9">positive</text:span></text:p>
            <text:p><text:span text:style-name="T9">event</text:span></text:p>
          </draw:text-box>
        </draw:frame>
        <draw:line draw:style-name="gr33" draw:text-style-name="P2" draw:layer="layout" svg:x1="14.821cm" svg:y1="8.725cm" svg:x2="14.821cm" svg:y2="10.63cm">
          <text:p/>
        </draw:line>
        <draw:line draw:style-name="gr33" draw:text-style-name="P2" draw:layer="layout" svg:x1="14.817cm" svg:y1="10.549cm" svg:x2="15.456cm" svg:y2="10.549cm">
          <text:p/>
        </draw:line>
        <draw:frame draw:style-name="gr39" draw:text-style-name="P12" draw:layer="layout" svg:width="1.895cm" svg:height="1.039cm" svg:x="15.257cm" svg:y="8.691cm">
          <draw:text-box>
            <text:p><text:span text:style-name="T9">negative </text:span></text:p>
            <text:p><text:span text:style-name="T9">event</text:span></text:p>
          </draw:text-box>
        </draw:frame>
        <draw:ellipse draw:style-name="gr37" draw:text-style-name="P2" draw:layer="layout" svg:width="0.635cm" svg:height="2.718cm" svg:x="11.986cm" svg:y="14.501cm">
          <text:p/>
        </draw:ellipse>
        <draw:ellipse draw:style-name="gr38" draw:text-style-name="P2" draw:layer="layout" svg:width="0.573cm" svg:height="2.718cm" svg:x="14.53cm" svg:y="14.439cm">
          <text:p/>
        </draw:ellipse>
        <draw:custom-shape draw:style-name="gr20" draw:text-style-name="P5" draw:layer="layout" svg:width="0.508cm" svg:height="0.508cm" svg:x="3.666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82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19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698cm" svg:y="13.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14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22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3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3.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14.00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14.00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82cm" svg:y="14.00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4.00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14.008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206cm" svg:y="14.008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714cm" svg:y="14.00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14.008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7.73cm" svg:y="14.008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14.00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4.008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66cm" svg:y="14.516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14.51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14.51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4.51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14.51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14.516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6.714cm" svg:y="14.51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14.516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73cm" svg:y="14.516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238cm" svg:y="14.516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4.516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66cm" svg:y="15.024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4cm" svg:y="15.02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15.02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5.02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15.024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6.206cm" svg:y="15.02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4cm" svg:y="15.02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15.02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3cm" svg:y="15.02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8cm" svg:y="15.02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5.02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15.532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4.174cm" svg:y="15.53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15.53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5.532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5.698cm" svg:y="15.532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06cm" svg:y="15.532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14cm" svg:y="15.53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15.53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3cm" svg:y="15.532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8.238cm" svg:y="15.532cm">
          <text:p text:style-name="P13"><text:span text:style-name="T10">F</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46cm" svg:y="15.532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3.666cm" svg:y="16.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4cm" svg:y="16.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16.04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19cm" svg:y="16.04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98cm" svg:y="16.04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206cm" svg:y="16.04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14cm" svg:y="16.04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7.222cm" svg:y="16.04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3cm" svg:y="16.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8cm" svg:y="16.0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746cm" svg:y="16.0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16.54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4cm" svg:y="16.54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16.54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6.548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698cm" svg:y="16.548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06cm" svg:y="16.548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714cm" svg:y="16.54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16.548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73cm" svg:y="16.54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8cm" svg:y="16.548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746cm" svg:y="16.548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17.05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174cm" svg:y="17.05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17.05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7.05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17.056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206cm" svg:y="17.05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4cm" svg:y="17.05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17.05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3cm" svg:y="17.056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238cm" svg:y="17.056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7.056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3.666cm" svg:y="17.564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17.56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682cm" svg:y="17.56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7.56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17.56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17.56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4cm" svg:y="17.56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17.564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73cm" svg:y="17.56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17.56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7.564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18.07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18.07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682cm" svg:y="18.07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19cm" svg:y="18.07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698cm" svg:y="18.07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18.07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714cm" svg:y="18.072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222cm" svg:y="18.07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3cm" svg:y="18.07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18.07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8.072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3.666cm" svg:y="18.5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174cm" svg:y="18.58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4.682cm" svg:y="18.58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19cm" svg:y="18.58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698cm" svg:y="18.58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206cm" svg:y="18.5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714cm" svg:y="18.5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222cm" svg:y="18.5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73cm" svg:y="18.5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238cm" svg:y="18.58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746cm" svg:y="18.58cm">
          <text:p/>
          <draw:enhanced-geometry svg:viewBox="0 0 21600 21600" draw:glue-points="10800 0 0 10800 10800 21600 21600 10800" draw:type="flowchart-process" draw:enhanced-path="M 0 0 L 21600 0 21600 21600 0 21600 0 0 Z N"/>
        </draw:custom-shape>
        <draw:line draw:style-name="gr26" draw:text-style-name="P5" draw:layer="layout" svg:x1="6.714cm" svg:y1="16.548cm" svg:x2="8.873cm" svg:y2="18.707cm">
          <text:p/>
        </draw:line>
        <draw:line draw:style-name="gr26" draw:text-style-name="P5" draw:layer="layout" svg:x1="6.206cm" svg:y1="16.548cm" svg:x2="4.047cm" svg:y2="18.707cm">
          <text:p/>
        </draw:line>
        <draw:line draw:style-name="gr26" draw:text-style-name="P5" draw:layer="layout" svg:x1="6.714cm" svg:y1="16.04cm" svg:x2="8.873cm" svg:y2="13.881cm">
          <text:p/>
        </draw:line>
        <draw:line draw:style-name="gr26" draw:text-style-name="P5" draw:layer="layout" svg:x1="6.206cm" svg:y1="16.04cm" svg:x2="4.047cm" svg:y2="13.881cm">
          <text:p/>
        </draw:line>
        <draw:custom-shape draw:style-name="gr22" draw:text-style-name="P8" draw:layer="layout" svg:width="0.508cm" svg:height="0.508cm" svg:x="0.784cm" svg:y="16.52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92cm" svg:y="16.52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cm" svg:y="16.52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08cm" svg:y="16.526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4cm" svg:y="15.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2cm" svg:y="15.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cm" svg:y="15.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8cm" svg:y="15.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4cm" svg:y="16.01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2cm" svg:y="16.01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cm" svg:y="16.018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8cm" svg:y="16.018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84cm" svg:y="17.034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92cm" svg:y="17.034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cm" svg:y="17.03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08cm" svg:y="17.034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784cm" svg:y="17.54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292cm" svg:y="17.54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8cm" svg:y="17.54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308cm" svg:y="17.54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76cm" svg:y="16.526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76cm" svg:y="15.51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76cm" svg:y="16.018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76cm" svg:y="17.034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276cm" svg:y="17.542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4cm" svg:y="14.494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2cm" svg:y="14.494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cm" svg:y="14.494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8cm" svg:y="14.494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784cm" svg:y="15.002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292cm" svg:y="15.00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8cm" svg:y="15.00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308cm" svg:y="15.002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276cm" svg:y="15.002cm">
          <text:p text:style-name="P2"><text:span text:style-name="T5">A</text:span></text:p>
          <draw:enhanced-geometry svg:viewBox="0 0 21600 21600" draw:glue-points="10800 0 0 10800 10800 21600 21600 10800" draw:type="flowchart-process" draw:enhanced-path="M 0 0 L 21600 0 21600 21600 0 21600 0 0 Z N"/>
        </draw:custom-shape>
        <draw:line draw:style-name="gr30" draw:text-style-name="P2" draw:layer="layout" svg:x1="10.404cm" svg:y1="17.281cm" svg:x2="10.404cm" svg:y2="14.106cm">
          <text:p/>
        </draw:line>
        <draw:line draw:style-name="gr30" draw:text-style-name="P2" draw:layer="layout" svg:x1="9.769cm" svg:y1="16.646cm" svg:x2="18.659cm" svg:y2="16.646cm">
          <text:p/>
        </draw:line>
        <draw:frame draw:style-name="gr31" draw:text-style-name="P10" draw:layer="layout" svg:width="0.739cm" svg:height="0.725cm" svg:x="9.769cm" svg:y="16.646cm">
          <draw:text-box>
            <text:p><text:span text:style-name="T7">0</text:span></text:p>
          </draw:text-box>
        </draw:frame>
        <draw:line draw:style-name="gr32" draw:text-style-name="P2" draw:layer="layout" svg:x1="10.086cm" svg:y1="14.741cm" svg:x2="10.721cm" svg:y2="14.741cm">
          <text:p/>
        </draw:line>
        <draw:frame draw:style-name="gr19" draw:text-style-name="P10" draw:layer="layout" svg:width="0.739cm" svg:height="0.725cm" svg:x="9.769cm" svg:y="14.741cm">
          <draw:text-box>
            <text:p><text:span text:style-name="T7">1</text:span></text:p>
          </draw:text-box>
        </draw:frame>
        <draw:line draw:style-name="gr34" draw:text-style-name="P2" draw:layer="layout" svg:x1="11.039cm" svg:y1="16.646cm" svg:x2="11.039cm" svg:y2="16.963cm">
          <text:p/>
        </draw:line>
        <draw:line draw:style-name="gr34" draw:text-style-name="P2" draw:layer="layout" svg:x1="11.674cm" svg:y1="16.646cm" svg:x2="11.674cm" svg:y2="16.963cm">
          <text:p/>
        </draw:line>
        <draw:line draw:style-name="gr34" draw:text-style-name="P2" draw:layer="layout" svg:x1="12.944cm" svg:y1="16.646cm" svg:x2="12.944cm" svg:y2="16.963cm">
          <text:p/>
        </draw:line>
        <draw:line draw:style-name="gr34" draw:text-style-name="P2" draw:layer="layout" svg:x1="13.579cm" svg:y1="16.646cm" svg:x2="13.579cm" svg:y2="16.963cm">
          <text:p/>
        </draw:line>
        <draw:line draw:style-name="gr34" draw:text-style-name="P2" draw:layer="layout" svg:x1="14.214cm" svg:y1="16.646cm" svg:x2="14.214cm" svg:y2="16.963cm">
          <text:p/>
        </draw:line>
        <draw:line draw:style-name="gr34" draw:text-style-name="P2" draw:layer="layout" svg:x1="14.849cm" svg:y1="16.646cm" svg:x2="14.849cm" svg:y2="16.963cm">
          <text:p/>
        </draw:line>
        <draw:line draw:style-name="gr34" draw:text-style-name="P2" draw:layer="layout" svg:x1="15.484cm" svg:y1="16.646cm" svg:x2="15.484cm" svg:y2="16.963cm">
          <text:p/>
        </draw:line>
        <draw:line draw:style-name="gr34" draw:text-style-name="P2" draw:layer="layout" svg:x1="16.119cm" svg:y1="16.646cm" svg:x2="16.119cm" svg:y2="16.963cm">
          <text:p/>
        </draw:line>
        <draw:line draw:style-name="gr34" draw:text-style-name="P2" draw:layer="layout" svg:x1="16.754cm" svg:y1="16.646cm" svg:x2="16.754cm" svg:y2="16.963cm">
          <text:p/>
        </draw:line>
        <draw:line draw:style-name="gr34" draw:text-style-name="P2" draw:layer="layout" svg:x1="17.389cm" svg:y1="16.646cm" svg:x2="17.389cm" svg:y2="16.963cm">
          <text:p/>
        </draw:line>
        <draw:line draw:style-name="gr34" draw:text-style-name="P2" draw:layer="layout" svg:x1="18.024cm" svg:y1="16.646cm" svg:x2="18.024cm" svg:y2="16.963cm">
          <text:p/>
        </draw:line>
        <draw:frame draw:style-name="gr35" draw:text-style-name="P10" draw:layer="layout" svg:width="0.739cm" svg:height="0.725cm" svg:x="10.404cm" svg:y="16.646cm">
          <draw:text-box>
            <text:p><text:span text:style-name="T7">1</text:span></text:p>
          </draw:text-box>
        </draw:frame>
        <draw:frame draw:style-name="gr35" draw:text-style-name="P10" draw:layer="layout" svg:width="0.739cm" svg:height="0.725cm" svg:x="10.935cm" svg:y="16.646cm">
          <draw:text-box>
            <text:p><text:span text:style-name="T7">2</text:span></text:p>
          </draw:text-box>
        </draw:frame>
        <draw:frame draw:style-name="gr35" draw:text-style-name="P10" draw:layer="layout" svg:width="0.739cm" svg:height="0.725cm" svg:x="11.57cm" svg:y="16.646cm">
          <draw:text-box>
            <text:p><text:span text:style-name="T7">3</text:span></text:p>
          </draw:text-box>
        </draw:frame>
        <draw:frame draw:style-name="gr35" draw:text-style-name="P10" draw:layer="layout" svg:width="0.739cm" svg:height="0.725cm" svg:x="12.205cm" svg:y="16.646cm">
          <draw:text-box>
            <text:p><text:span text:style-name="T7">4</text:span></text:p>
          </draw:text-box>
        </draw:frame>
        <draw:frame draw:style-name="gr35" draw:text-style-name="P10" draw:layer="layout" svg:width="0.739cm" svg:height="0.725cm" svg:x="12.84cm" svg:y="16.646cm">
          <draw:text-box>
            <text:p><text:span text:style-name="T7">5</text:span></text:p>
          </draw:text-box>
        </draw:frame>
        <draw:frame draw:style-name="gr35" draw:text-style-name="P10" draw:layer="layout" svg:width="0.739cm" svg:height="0.725cm" svg:x="13.475cm" svg:y="16.646cm">
          <draw:text-box>
            <text:p><text:span text:style-name="T7">6</text:span></text:p>
          </draw:text-box>
        </draw:frame>
        <draw:frame draw:style-name="gr35" draw:text-style-name="P10" draw:layer="layout" svg:width="0.739cm" svg:height="0.725cm" svg:x="14.11cm" svg:y="16.646cm">
          <draw:text-box>
            <text:p><text:span text:style-name="T7">7</text:span></text:p>
          </draw:text-box>
        </draw:frame>
        <draw:frame draw:style-name="gr35" draw:text-style-name="P10" draw:layer="layout" svg:width="0.739cm" svg:height="0.725cm" svg:x="14.745cm" svg:y="16.646cm">
          <draw:text-box>
            <text:p><text:span text:style-name="T7">8</text:span></text:p>
          </draw:text-box>
        </draw:frame>
        <draw:frame draw:style-name="gr35" draw:text-style-name="P10" draw:layer="layout" svg:width="0.739cm" svg:height="0.725cm" svg:x="15.38cm" svg:y="16.646cm">
          <draw:text-box>
            <text:p><text:span text:style-name="T7">9</text:span></text:p>
          </draw:text-box>
        </draw:frame>
        <draw:frame draw:style-name="gr35" draw:text-style-name="P10" draw:layer="layout" svg:width="0.976cm" svg:height="0.725cm" svg:x="16.015cm" svg:y="16.646cm">
          <draw:text-box>
            <text:p><text:span text:style-name="T7">10</text:span></text:p>
          </draw:text-box>
        </draw:frame>
        <draw:frame draw:style-name="gr35" draw:text-style-name="P10" draw:layer="layout" svg:width="0.947cm" svg:height="0.725cm" svg:x="16.65cm" svg:y="16.646cm">
          <draw:text-box>
            <text:p><text:span text:style-name="T7">11</text:span></text:p>
          </draw:text-box>
        </draw:frame>
        <draw:frame draw:style-name="gr35" draw:text-style-name="P10" draw:layer="layout" svg:width="0.976cm" svg:height="0.725cm" svg:x="17.285cm" svg:y="16.646cm">
          <draw:text-box>
            <text:p><text:span text:style-name="T7">12</text:span></text:p>
          </draw:text-box>
        </draw:frame>
        <draw:frame draw:style-name="gr35" draw:text-style-name="P11" draw:layer="layout" svg:width="1.895cm" svg:height="0.734cm" svg:x="10.404cm" svg:y="14.012cm">
          <draw:text-box>
            <text:p><text:span text:style-name="T8">reward</text:span></text:p>
          </draw:text-box>
        </draw:frame>
        <draw:frame draw:style-name="gr36" draw:text-style-name="P11" draw:layer="layout" svg:width="1.526cm" svg:height="0.886cm" svg:x="17.77cm" svg:y="15.744cm">
          <draw:text-box>
            <text:p><text:span text:style-name="T8">time</text:span></text:p>
          </draw:text-box>
        </draw:frame>
        <draw:line draw:style-name="gr34" draw:text-style-name="P2" draw:layer="layout" svg:x1="12.309cm" svg:y1="16.646cm" svg:x2="12.309cm" svg:y2="16.963cm">
          <text:p/>
        </draw:line>
        <draw:line draw:style-name="gr33" draw:text-style-name="P2" draw:layer="layout" svg:x1="12.305cm" svg:y1="14.819cm" svg:x2="12.305cm" svg:y2="16.724cm">
          <text:p/>
        </draw:line>
        <draw:line draw:style-name="gr33" draw:text-style-name="P2" draw:layer="layout" svg:x1="10.404cm" svg:y1="16.646cm" svg:x2="12.309cm" svg:y2="16.646cm">
          <text:p/>
        </draw:line>
        <draw:line draw:style-name="gr33" draw:text-style-name="P2" draw:layer="layout" svg:x1="12.305cm" svg:y1="14.82cm" svg:x2="14.849cm" svg:y2="14.822cm">
          <text:p/>
        </draw:line>
        <draw:frame draw:style-name="gr19" draw:text-style-name="P12" draw:layer="layout" svg:width="1.692cm" svg:height="1.039cm" svg:x="10.404cm" svg:y="14.946cm">
          <draw:text-box>
            <text:p><text:span text:style-name="T9">positive</text:span></text:p>
            <text:p><text:span text:style-name="T9">event</text:span></text:p>
          </draw:text-box>
        </draw:frame>
        <draw:line draw:style-name="gr33" draw:text-style-name="P2" draw:layer="layout" svg:x1="14.849cm" svg:y1="14.82cm" svg:x2="14.849cm" svg:y2="16.725cm">
          <text:p/>
        </draw:line>
        <draw:line draw:style-name="gr33" draw:text-style-name="P2" draw:layer="layout" svg:x1="14.845cm" svg:y1="16.644cm" svg:x2="16.119cm" svg:y2="16.646cm">
          <text:p/>
        </draw:line>
        <draw:frame draw:style-name="gr39" draw:text-style-name="P12" draw:layer="layout" svg:width="1.895cm" svg:height="1.039cm" svg:x="15.285cm" svg:y="14.786cm">
          <draw:text-box>
            <text:p><text:span text:style-name="T9">negative </text:span></text:p>
            <text:p><text:span text:style-name="T9">event</text:span></text:p>
          </draw:text-box>
        </draw:frame>
        <presentation:notes draw:style-name="dp2">
          <draw:page-thumbnail draw:style-name="gr29"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ellipse draw:style-name="gr37" draw:text-style-name="P2" draw:layer="layout" svg:width="0.635cm" svg:height="2.718cm" svg:x="16.17cm" svg:y="3.114cm">
          <text:p/>
        </draw:ellipse>
        <draw:line draw:style-name="gr33" draw:text-style-name="P2" draw:layer="layout" svg:x1="16.489cm" svg:y1="3.432cm" svg:x2="16.489cm" svg:y2="5.337cm">
          <text:p/>
        </draw:line>
        <draw:ellipse draw:style-name="gr37" draw:text-style-name="P2" draw:layer="layout" svg:width="0.635cm" svg:height="2.718cm" svg:x="12.388cm" svg:y="3.142cm">
          <text:p/>
        </draw:ellipse>
        <draw:ellipse draw:style-name="gr38" draw:text-style-name="P2" draw:layer="layout" svg:width="0.573cm" svg:height="2.718cm" svg:x="14.932cm" svg:y="3.08cm">
          <text:p/>
        </draw:ellipse>
        <draw:custom-shape draw:style-name="gr20" draw:text-style-name="P5" draw:layer="layout" svg:width="0.508cm" svg:height="0.508cm" svg:x="4.068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576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084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592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6.1cm" svg:y="2.14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08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116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624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132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64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148cm" svg:y="2.14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068cm" svg:y="2.64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576cm" svg:y="2.64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084cm" svg:y="2.6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592cm" svg:y="2.6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cm" svg:y="2.649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6.608cm" svg:y="2.649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7.116cm" svg:y="2.64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624cm" svg:y="2.64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132cm" svg:y="2.64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64cm" svg:y="2.649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148cm" svg:y="2.649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068cm" svg:y="3.157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576cm" svg:y="3.15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084cm" svg:y="3.15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592cm" svg:y="3.15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cm" svg:y="3.15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08cm" svg:y="3.157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7.116cm" svg:y="3.157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624cm" svg:y="3.157cm">
          <text:p/>
          <draw:enhanced-geometry svg:viewBox="0 0 21600 21600" draw:glue-points="10800 0 0 10800 10800 21600 21600 10800" draw:type="flowchart-process" draw:enhanced-path="M 0 0 L 21600 0 21600 21600 0 21600 0 0 Z N"/>
        </draw:custom-shape>
        <draw:custom-shape draw:style-name="gr22" draw:text-style-name="P5" draw:layer="layout" svg:width="0.508cm" svg:height="0.508cm" svg:x="8.132cm" svg:y="3.157cm">
          <text:p text:style-name="P2"><text:span text:style-name="T3">T</text:span></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8.64cm" svg:y="3.157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148cm" svg:y="3.157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068cm" svg:y="3.66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576cm" svg:y="3.6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084cm" svg:y="3.6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592cm" svg:y="3.6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cm" svg:y="3.665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6.608cm" svg:y="3.6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16cm" svg:y="3.6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624cm" svg:y="3.6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132cm" svg:y="3.66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64cm" svg:y="3.66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148cm" svg:y="3.66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068cm" svg:y="4.173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4.576cm" svg:y="4.1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084cm" svg:y="4.1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592cm" svg:y="4.173cm">
          <text:p/>
          <draw:enhanced-geometry svg:viewBox="0 0 21600 21600" draw:glue-points="10800 0 0 10800 10800 21600 21600 10800" draw:type="flowchart-process" draw:enhanced-path="M 0 0 L 21600 0 21600 21600 0 21600 0 0 Z N"/>
        </draw:custom-shape>
        <draw:custom-shape draw:style-name="gr24" draw:text-style-name="P5" draw:layer="layout" svg:width="0.508cm" svg:height="0.508cm" svg:x="6.1cm" svg:y="4.173cm">
          <text:p text:style-name="P2"><text:span text:style-name="T3">F</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608cm" svg:y="4.173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116cm" svg:y="4.1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624cm" svg:y="4.1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132cm" svg:y="4.1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64cm" svg:y="4.17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148cm" svg:y="4.17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068cm" svg:y="4.6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576cm" svg:y="4.6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084cm" svg:y="4.68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5.592cm" svg:y="4.681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cm" svg:y="4.681cm">
          <text:p/>
          <draw:enhanced-geometry svg:viewBox="0 0 21600 21600" draw:glue-points="10800 0 0 10800 10800 21600 21600 10800" draw:type="flowchart-process" draw:enhanced-path="M 0 0 L 21600 0 21600 21600 0 21600 0 0 Z N"/>
        </draw:custom-shape>
        <draw:custom-shape draw:style-name="gr24" draw:text-style-name="P6" draw:layer="layout" svg:width="0.508cm" svg:height="0.508cm" svg:x="6.608cm" svg:y="4.681cm">
          <text:p text:style-name="P2"><text:span text:style-name="T3">A</text:span></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116cm" svg:y="4.681cm">
          <text:p/>
          <draw:enhanced-geometry svg:viewBox="0 0 21600 21600" draw:glue-points="10800 0 0 10800 10800 21600 21600 10800" draw:type="flowchart-process" draw:enhanced-path="M 0 0 L 21600 0 21600 21600 0 21600 0 0 Z N"/>
        </draw:custom-shape>
        <draw:custom-shape draw:style-name="gr23" draw:text-style-name="P6" draw:layer="layout" svg:width="0.508cm" svg:height="0.508cm" svg:x="7.624cm" svg:y="4.681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8.132cm" svg:y="4.6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64cm" svg:y="4.68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9.148cm" svg:y="4.68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068cm" svg:y="5.1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576cm" svg:y="5.1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084cm" svg:y="5.1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592cm" svg:y="5.18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1cm" svg:y="5.18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608cm" svg:y="5.189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7.116cm" svg:y="5.1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624cm" svg:y="5.189cm">
          <text:p/>
          <draw:enhanced-geometry svg:viewBox="0 0 21600 21600" draw:glue-points="10800 0 0 10800 10800 21600 21600 10800" draw:type="flowchart-process" draw:enhanced-path="M 0 0 L 21600 0 21600 21600 0 21600 0 0 Z N"/>
        </draw:custom-shape>
        <draw:custom-shape draw:style-name="gr21" draw:text-style-name="P6" draw:layer="layout" svg:width="0.508cm" svg:height="0.508cm" svg:x="8.132cm" svg:y="5.189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64cm" svg:y="5.189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9.148cm" svg:y="5.189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068cm" svg:y="5.6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4.576cm" svg:y="5.6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084cm" svg:y="5.6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592cm" svg:y="5.6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cm" svg:y="5.697cm">
          <text:p/>
          <draw:enhanced-geometry svg:viewBox="0 0 21600 21600" draw:glue-points="10800 0 0 10800 10800 21600 21600 10800" draw:type="flowchart-process" draw:enhanced-path="M 0 0 L 21600 0 21600 21600 0 21600 0 0 Z N"/>
        </draw:custom-shape>
        <draw:custom-shape draw:style-name="gr23" draw:text-style-name="P5" draw:layer="layout" svg:width="0.508cm" svg:height="0.508cm" svg:x="6.608cm" svg:y="5.6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16cm" svg:y="5.6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624cm" svg:y="5.6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132cm" svg:y="5.697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64cm" svg:y="5.697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148cm" svg:y="5.697cm">
          <text:p/>
          <draw:enhanced-geometry svg:viewBox="0 0 21600 21600" draw:glue-points="10800 0 0 10800 10800 21600 21600 10800" draw:type="flowchart-process" draw:enhanced-path="M 0 0 L 21600 0 21600 21600 0 21600 0 0 Z N"/>
        </draw:custom-shape>
        <draw:custom-shape draw:style-name="gr25" draw:text-style-name="P5" draw:layer="layout" svg:width="0.508cm" svg:height="0.508cm" svg:x="4.068cm" svg:y="6.205cm">
          <text:p text:style-name="P2"><text:span text:style-name="T4">T</text:span></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576cm" svg:y="6.20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084cm" svg:y="6.20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592cm" svg:y="6.20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cm" svg:y="6.20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08cm" svg:y="6.20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16cm" svg:y="6.20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624cm" svg:y="6.205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8.132cm" svg:y="6.2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64cm" svg:y="6.2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148cm" svg:y="6.20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068cm" svg:y="6.7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576cm" svg:y="6.7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5.084cm" svg:y="6.7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5.592cm" svg:y="6.7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1cm" svg:y="6.7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08cm" svg:y="6.7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116cm" svg:y="6.713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7.624cm" svg:y="6.7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132cm" svg:y="6.7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64cm" svg:y="6.7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148cm" svg:y="6.713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068cm" svg:y="7.22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4.576cm" svg:y="7.221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084cm" svg:y="7.221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5.592cm" svg:y="7.221cm">
          <text:p/>
          <draw:enhanced-geometry svg:viewBox="0 0 21600 21600" draw:glue-points="10800 0 0 10800 10800 21600 21600 10800" draw:type="flowchart-process" draw:enhanced-path="M 0 0 L 21600 0 21600 21600 0 21600 0 0 Z N"/>
        </draw:custom-shape>
        <draw:custom-shape draw:style-name="gr20" draw:text-style-name="P7" draw:layer="layout" svg:width="0.508cm" svg:height="0.508cm" svg:x="6.1cm" svg:y="7.221cm">
          <text:p/>
          <draw:enhanced-geometry svg:viewBox="0 0 21600 21600" draw:glue-points="10800 0 0 10800 10800 21600 21600 10800" draw:type="flowchart-process" draw:enhanced-path="M 0 0 L 21600 0 21600 21600 0 21600 0 0 Z N"/>
        </draw:custom-shape>
        <draw:custom-shape draw:style-name="gr21" draw:text-style-name="P5" draw:layer="layout" svg:width="0.508cm" svg:height="0.508cm" svg:x="6.608cm" svg:y="7.22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116cm" svg:y="7.22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7.624cm" svg:y="7.22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132cm" svg:y="7.22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8.64cm" svg:y="7.221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0.508cm" svg:height="0.508cm" svg:x="9.148cm" svg:y="7.221cm">
          <text:p/>
          <draw:enhanced-geometry svg:viewBox="0 0 21600 21600" draw:glue-points="10800 0 0 10800 10800 21600 21600 10800" draw:type="flowchart-process" draw:enhanced-path="M 0 0 L 21600 0 21600 21600 0 21600 0 0 Z N"/>
        </draw:custom-shape>
        <draw:line draw:style-name="gr26" draw:text-style-name="P5" draw:layer="layout" svg:x1="7.116cm" svg:y1="5.189cm" svg:x2="9.275cm" svg:y2="7.348cm">
          <text:p/>
        </draw:line>
        <draw:line draw:style-name="gr26" draw:text-style-name="P5" draw:layer="layout" svg:x1="6.608cm" svg:y1="5.189cm" svg:x2="4.449cm" svg:y2="7.348cm">
          <text:p/>
        </draw:line>
        <draw:line draw:style-name="gr26" draw:text-style-name="P5" draw:layer="layout" svg:x1="7.116cm" svg:y1="4.681cm" svg:x2="9.275cm" svg:y2="2.522cm">
          <text:p/>
        </draw:line>
        <draw:line draw:style-name="gr26" draw:text-style-name="P5" draw:layer="layout" svg:x1="6.608cm" svg:y1="4.681cm" svg:x2="4.449cm" svg:y2="2.522cm">
          <text:p/>
        </draw:line>
        <draw:custom-shape draw:style-name="gr22" draw:text-style-name="P8" draw:layer="layout" svg:width="0.508cm" svg:height="0.508cm" svg:x="1.186cm" svg:y="5.16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694cm" svg:y="5.16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02cm" svg:y="5.16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71cm" svg:y="5.167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186cm" svg:y="4.1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694cm" svg:y="4.1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02cm" svg:y="4.1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71cm" svg:y="4.151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186cm" svg:y="4.65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694cm" svg:y="4.65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02cm" svg:y="4.659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71cm" svg:y="4.659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186cm" svg:y="5.675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694cm" svg:y="5.675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02cm" svg:y="5.67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71cm" svg:y="5.675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186cm" svg:y="6.18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1.694cm" svg:y="6.18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202cm" svg:y="6.18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2.71cm" svg:y="6.18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678cm" svg:y="5.167cm">
          <text:p text:style-name="P2"><text:span text:style-name="T5">A</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678cm" svg:y="4.151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678cm" svg:y="4.659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678cm" svg:y="5.675cm">
          <text:p text:style-name="P2"><text:span text:style-name="T5">T</text:span></text:p>
          <draw:enhanced-geometry svg:viewBox="0 0 21600 21600" draw:glue-points="10800 0 0 10800 10800 21600 21600 10800" draw:type="flowchart-process" draw:enhanced-path="M 0 0 L 21600 0 21600 21600 0 21600 0 0 Z N"/>
        </draw:custom-shape>
        <draw:custom-shape draw:style-name="gr22" draw:text-style-name="P8" draw:layer="layout" svg:width="0.508cm" svg:height="0.508cm" svg:x="0.678cm" svg:y="6.183cm">
          <text:p text:style-name="P2"><text:span text:style-name="T5">F</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186cm" svg:y="3.135cm">
          <text:p text:style-name="P2"><text:span text:style-name="T5">N</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694cm" svg:y="3.135cm">
          <text:p text:style-name="P2"><text:span text:style-name="T5">E</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02cm" svg:y="3.135cm">
          <text:p text:style-name="P2"><text:span text:style-name="T5">S</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71cm" svg:y="3.135cm">
          <text:p text:style-name="P2"><text:span text:style-name="T5">W</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186cm" svg:y="3.643cm">
          <text:p text:style-name="P2"><text:span text:style-name="T5">1</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1.694cm" svg:y="3.64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202cm" svg:y="3.64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2.71cm" svg:y="3.643cm">
          <text:p text:style-name="P2"><text:span text:style-name="T5">0</text:span></text:p>
          <draw:enhanced-geometry svg:viewBox="0 0 21600 21600" draw:glue-points="10800 0 0 10800 10800 21600 21600 10800" draw:type="flowchart-process" draw:enhanced-path="M 0 0 L 21600 0 21600 21600 0 21600 0 0 Z N"/>
        </draw:custom-shape>
        <draw:custom-shape draw:style-name="gr24" draw:text-style-name="P8" draw:layer="layout" svg:width="0.508cm" svg:height="0.508cm" svg:x="0.678cm" svg:y="3.643cm">
          <text:p text:style-name="P2"><text:span text:style-name="T5">A</text:span></text:p>
          <draw:enhanced-geometry svg:viewBox="0 0 21600 21600" draw:glue-points="10800 0 0 10800 10800 21600 21600 10800" draw:type="flowchart-process" draw:enhanced-path="M 0 0 L 21600 0 21600 21600 0 21600 0 0 Z N"/>
        </draw:custom-shape>
        <draw:line draw:style-name="gr30" draw:text-style-name="P2" draw:layer="layout" svg:x1="10.806cm" svg:y1="5.922cm" svg:x2="10.806cm" svg:y2="2.747cm">
          <text:p/>
        </draw:line>
        <draw:line draw:style-name="gr30" draw:text-style-name="P2" draw:layer="layout" svg:x1="10.171cm" svg:y1="5.287cm" svg:x2="19.061cm" svg:y2="5.287cm">
          <text:p/>
        </draw:line>
        <draw:frame draw:style-name="gr31" draw:text-style-name="P10" draw:layer="layout" svg:width="0.739cm" svg:height="0.725cm" svg:x="10.171cm" svg:y="5.287cm">
          <draw:text-box>
            <text:p><text:span text:style-name="T7">0</text:span></text:p>
          </draw:text-box>
        </draw:frame>
        <draw:line draw:style-name="gr32" draw:text-style-name="P2" draw:layer="layout" svg:x1="10.488cm" svg:y1="3.382cm" svg:x2="11.123cm" svg:y2="3.382cm">
          <text:p/>
        </draw:line>
        <draw:frame draw:style-name="gr19" draw:text-style-name="P10" draw:layer="layout" svg:width="0.739cm" svg:height="0.725cm" svg:x="10.171cm" svg:y="3.382cm">
          <draw:text-box>
            <text:p><text:span text:style-name="T7">1</text:span></text:p>
          </draw:text-box>
        </draw:frame>
        <draw:line draw:style-name="gr34" draw:text-style-name="P2" draw:layer="layout" svg:x1="11.441cm" svg:y1="5.287cm" svg:x2="11.441cm" svg:y2="5.604cm">
          <text:p/>
        </draw:line>
        <draw:line draw:style-name="gr34" draw:text-style-name="P2" draw:layer="layout" svg:x1="12.076cm" svg:y1="5.287cm" svg:x2="12.076cm" svg:y2="5.604cm">
          <text:p/>
        </draw:line>
        <draw:line draw:style-name="gr34" draw:text-style-name="P2" draw:layer="layout" svg:x1="13.346cm" svg:y1="5.287cm" svg:x2="13.346cm" svg:y2="5.604cm">
          <text:p/>
        </draw:line>
        <draw:line draw:style-name="gr34" draw:text-style-name="P2" draw:layer="layout" svg:x1="13.981cm" svg:y1="5.287cm" svg:x2="13.981cm" svg:y2="5.604cm">
          <text:p/>
        </draw:line>
        <draw:line draw:style-name="gr34" draw:text-style-name="P2" draw:layer="layout" svg:x1="14.616cm" svg:y1="5.287cm" svg:x2="14.616cm" svg:y2="5.604cm">
          <text:p/>
        </draw:line>
        <draw:line draw:style-name="gr34" draw:text-style-name="P2" draw:layer="layout" svg:x1="15.251cm" svg:y1="5.287cm" svg:x2="15.251cm" svg:y2="5.604cm">
          <text:p/>
        </draw:line>
        <draw:line draw:style-name="gr34" draw:text-style-name="P2" draw:layer="layout" svg:x1="15.886cm" svg:y1="5.287cm" svg:x2="15.886cm" svg:y2="5.604cm">
          <text:p/>
        </draw:line>
        <draw:line draw:style-name="gr34" draw:text-style-name="P2" draw:layer="layout" svg:x1="16.521cm" svg:y1="5.287cm" svg:x2="16.521cm" svg:y2="5.604cm">
          <text:p/>
        </draw:line>
        <draw:line draw:style-name="gr34" draw:text-style-name="P2" draw:layer="layout" svg:x1="17.156cm" svg:y1="5.287cm" svg:x2="17.156cm" svg:y2="5.604cm">
          <text:p/>
        </draw:line>
        <draw:line draw:style-name="gr34" draw:text-style-name="P2" draw:layer="layout" svg:x1="17.791cm" svg:y1="5.287cm" svg:x2="17.791cm" svg:y2="5.604cm">
          <text:p/>
        </draw:line>
        <draw:line draw:style-name="gr34" draw:text-style-name="P2" draw:layer="layout" svg:x1="18.426cm" svg:y1="5.287cm" svg:x2="18.426cm" svg:y2="5.604cm">
          <text:p/>
        </draw:line>
        <draw:frame draw:style-name="gr35" draw:text-style-name="P10" draw:layer="layout" svg:width="0.739cm" svg:height="0.725cm" svg:x="10.806cm" svg:y="5.287cm">
          <draw:text-box>
            <text:p><text:span text:style-name="T7">1</text:span></text:p>
          </draw:text-box>
        </draw:frame>
        <draw:frame draw:style-name="gr35" draw:text-style-name="P10" draw:layer="layout" svg:width="0.739cm" svg:height="0.725cm" svg:x="11.337cm" svg:y="5.287cm">
          <draw:text-box>
            <text:p><text:span text:style-name="T7">2</text:span></text:p>
          </draw:text-box>
        </draw:frame>
        <draw:frame draw:style-name="gr35" draw:text-style-name="P10" draw:layer="layout" svg:width="0.739cm" svg:height="0.725cm" svg:x="11.972cm" svg:y="5.287cm">
          <draw:text-box>
            <text:p><text:span text:style-name="T7">3</text:span></text:p>
          </draw:text-box>
        </draw:frame>
        <draw:frame draw:style-name="gr35" draw:text-style-name="P10" draw:layer="layout" svg:width="0.739cm" svg:height="0.725cm" svg:x="12.607cm" svg:y="5.287cm">
          <draw:text-box>
            <text:p><text:span text:style-name="T7">4</text:span></text:p>
          </draw:text-box>
        </draw:frame>
        <draw:frame draw:style-name="gr35" draw:text-style-name="P10" draw:layer="layout" svg:width="0.739cm" svg:height="0.725cm" svg:x="13.242cm" svg:y="5.287cm">
          <draw:text-box>
            <text:p><text:span text:style-name="T7">5</text:span></text:p>
          </draw:text-box>
        </draw:frame>
        <draw:frame draw:style-name="gr35" draw:text-style-name="P10" draw:layer="layout" svg:width="0.739cm" svg:height="0.725cm" svg:x="13.877cm" svg:y="5.287cm">
          <draw:text-box>
            <text:p><text:span text:style-name="T7">6</text:span></text:p>
          </draw:text-box>
        </draw:frame>
        <draw:frame draw:style-name="gr35" draw:text-style-name="P10" draw:layer="layout" svg:width="0.739cm" svg:height="0.725cm" svg:x="14.512cm" svg:y="5.287cm">
          <draw:text-box>
            <text:p><text:span text:style-name="T7">7</text:span></text:p>
          </draw:text-box>
        </draw:frame>
        <draw:frame draw:style-name="gr35" draw:text-style-name="P10" draw:layer="layout" svg:width="0.739cm" svg:height="0.725cm" svg:x="15.147cm" svg:y="5.287cm">
          <draw:text-box>
            <text:p><text:span text:style-name="T7">8</text:span></text:p>
          </draw:text-box>
        </draw:frame>
        <draw:frame draw:style-name="gr35" draw:text-style-name="P10" draw:layer="layout" svg:width="0.739cm" svg:height="0.725cm" svg:x="15.782cm" svg:y="5.287cm">
          <draw:text-box>
            <text:p><text:span text:style-name="T7">9</text:span></text:p>
          </draw:text-box>
        </draw:frame>
        <draw:frame draw:style-name="gr35" draw:text-style-name="P10" draw:layer="layout" svg:width="0.976cm" svg:height="0.725cm" svg:x="16.417cm" svg:y="5.287cm">
          <draw:text-box>
            <text:p><text:span text:style-name="T7">10</text:span></text:p>
          </draw:text-box>
        </draw:frame>
        <draw:frame draw:style-name="gr35" draw:text-style-name="P10" draw:layer="layout" svg:width="0.947cm" svg:height="0.725cm" svg:x="17.052cm" svg:y="5.287cm">
          <draw:text-box>
            <text:p><text:span text:style-name="T7">11</text:span></text:p>
          </draw:text-box>
        </draw:frame>
        <draw:frame draw:style-name="gr35" draw:text-style-name="P10" draw:layer="layout" svg:width="0.976cm" svg:height="0.725cm" svg:x="17.687cm" svg:y="5.287cm">
          <draw:text-box>
            <text:p><text:span text:style-name="T7">12</text:span></text:p>
          </draw:text-box>
        </draw:frame>
        <draw:frame draw:style-name="gr35" draw:text-style-name="P11" draw:layer="layout" svg:width="1.895cm" svg:height="0.734cm" svg:x="10.806cm" svg:y="2.653cm">
          <draw:text-box>
            <text:p><text:span text:style-name="T8">reward</text:span></text:p>
          </draw:text-box>
        </draw:frame>
        <draw:frame draw:style-name="gr36" draw:text-style-name="P11" draw:layer="layout" svg:width="1.526cm" svg:height="0.886cm" svg:x="18.172cm" svg:y="4.385cm">
          <draw:text-box>
            <text:p><text:span text:style-name="T8">time</text:span></text:p>
          </draw:text-box>
        </draw:frame>
        <draw:line draw:style-name="gr34" draw:text-style-name="P2" draw:layer="layout" svg:x1="12.711cm" svg:y1="5.287cm" svg:x2="12.711cm" svg:y2="5.604cm">
          <text:p/>
        </draw:line>
        <draw:line draw:style-name="gr33" draw:text-style-name="P2" draw:layer="layout" svg:x1="12.707cm" svg:y1="3.46cm" svg:x2="12.707cm" svg:y2="5.365cm">
          <text:p/>
        </draw:line>
        <draw:line draw:style-name="gr33" draw:text-style-name="P2" draw:layer="layout" svg:x1="10.806cm" svg:y1="5.287cm" svg:x2="12.711cm" svg:y2="5.287cm">
          <text:p/>
        </draw:line>
        <draw:line draw:style-name="gr33" draw:text-style-name="P2" draw:layer="layout" svg:x1="12.707cm" svg:y1="3.461cm" svg:x2="15.251cm" svg:y2="3.463cm">
          <text:p/>
        </draw:line>
        <draw:frame draw:style-name="gr19" draw:text-style-name="P12" draw:layer="layout" svg:width="1.692cm" svg:height="1.039cm" svg:x="10.806cm" svg:y="3.587cm">
          <draw:text-box>
            <text:p><text:span text:style-name="T9">positive</text:span></text:p>
            <text:p><text:span text:style-name="T9">event</text:span></text:p>
          </draw:text-box>
        </draw:frame>
        <draw:line draw:style-name="gr33" draw:text-style-name="P2" draw:layer="layout" svg:x1="15.251cm" svg:y1="3.461cm" svg:x2="15.251cm" svg:y2="5.366cm">
          <text:p/>
        </draw:line>
        <draw:line draw:style-name="gr33" draw:text-style-name="P2" draw:layer="layout" svg:x1="15.247cm" svg:y1="5.285cm" svg:x2="16.521cm" svg:y2="5.287cm">
          <text:p/>
        </draw:line>
        <draw:frame draw:style-name="gr39" draw:text-style-name="P12" draw:layer="layout" svg:width="1.895cm" svg:height="1.039cm" svg:x="13.037cm" svg:y="3.463cm">
          <draw:text-box>
            <text:p><text:span text:style-name="T9">negative </text:span></text:p>
            <text:p><text:span text:style-name="T9">event</text:span></text:p>
          </draw:text-box>
        </draw:frame>
        <draw:frame draw:style-name="gr19" draw:text-style-name="P12" draw:layer="layout" svg:width="1.692cm" svg:height="1.039cm" svg:x="16.805cm" svg:y="3.616cm">
          <draw:text-box>
            <text:p><text:span text:style-name="T9">positive</text:span></text:p>
            <text:p><text:span text:style-name="T9">event</text:span></text:p>
          </draw:text-box>
        </draw:frame>
        <draw:line draw:style-name="gr33" draw:text-style-name="P2" draw:layer="layout" svg:x1="16.489cm" svg:y1="3.432cm" svg:x2="17.247cm" svg:y2="3.449cm">
          <text:p/>
        </draw:line>
        <presentation:notes draw:style-name="dp2">
          <draw:page-thumbnail draw:style-name="gr29"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line draw:style-name="gr30" draw:text-style-name="P2" draw:layer="layout" svg:x1="5.08cm" svg:y1="15.24cm" svg:x2="5.08cm" svg:y2="12.065cm">
          <text:p/>
        </draw:line>
        <draw:line draw:style-name="gr30" draw:text-style-name="P2" draw:layer="layout" svg:x1="4.445cm" svg:y1="14.605cm" svg:x2="13.335cm" svg:y2="14.605cm">
          <text:p/>
        </draw:line>
        <draw:frame draw:style-name="gr31" draw:text-style-name="P10" draw:layer="layout" svg:width="0.739cm" svg:height="0.725cm" svg:x="4.445cm" svg:y="14.605cm">
          <draw:text-box>
            <text:p><text:span text:style-name="T7">0</text:span></text:p>
          </draw:text-box>
        </draw:frame>
        <draw:line draw:style-name="gr32" draw:text-style-name="P2" draw:layer="layout" svg:x1="4.762cm" svg:y1="12.7cm" svg:x2="5.397cm" svg:y2="12.7cm">
          <text:p/>
        </draw:line>
        <draw:frame draw:style-name="gr19" draw:text-style-name="P10" draw:layer="layout" svg:width="0.739cm" svg:height="0.725cm" svg:x="4.445cm" svg:y="12.7cm">
          <draw:text-box>
            <text:p><text:span text:style-name="T7">1</text:span></text:p>
          </draw:text-box>
        </draw:frame>
        <draw:line draw:style-name="gr33" draw:text-style-name="P2" draw:layer="layout" svg:x1="5.08cm" svg:y1="14.605cm" svg:x2="6.985cm" svg:y2="14.605cm">
          <text:p/>
        </draw:line>
        <draw:line draw:style-name="gr33" draw:text-style-name="P2" draw:layer="layout" svg:x1="6.985cm" svg:y1="12.7cm" svg:x2="6.985cm" svg:y2="14.605cm">
          <text:p/>
        </draw:line>
        <draw:line draw:style-name="gr40" draw:text-style-name="P2" draw:layer="layout" svg:x1="5.08cm" svg:y1="14.605cm" svg:x2="6.985cm" svg:y2="12.7cm">
          <text:p/>
        </draw:line>
        <draw:line draw:style-name="gr34" draw:text-style-name="P2" draw:layer="layout" svg:x1="5.715cm" svg:y1="14.605cm" svg:x2="5.715cm" svg:y2="14.922cm">
          <text:p/>
        </draw:line>
        <draw:line draw:style-name="gr34" draw:text-style-name="P2" draw:layer="layout" svg:x1="6.35cm" svg:y1="14.605cm" svg:x2="6.35cm" svg:y2="14.922cm">
          <text:p/>
        </draw:line>
        <draw:line draw:style-name="gr34" draw:text-style-name="P2" draw:layer="layout" svg:x1="6.985cm" svg:y1="14.605cm" svg:x2="6.985cm" svg:y2="14.922cm">
          <text:p/>
        </draw:line>
        <draw:line draw:style-name="gr34" draw:text-style-name="P2" draw:layer="layout" svg:x1="7.62cm" svg:y1="14.605cm" svg:x2="7.62cm" svg:y2="14.922cm">
          <text:p/>
        </draw:line>
        <draw:line draw:style-name="gr34" draw:text-style-name="P2" draw:layer="layout" svg:x1="8.255cm" svg:y1="14.605cm" svg:x2="8.255cm" svg:y2="14.922cm">
          <text:p/>
        </draw:line>
        <draw:line draw:style-name="gr34" draw:text-style-name="P2" draw:layer="layout" svg:x1="8.89cm" svg:y1="14.605cm" svg:x2="8.89cm" svg:y2="14.922cm">
          <text:p/>
        </draw:line>
        <draw:line draw:style-name="gr34" draw:text-style-name="P2" draw:layer="layout" svg:x1="9.525cm" svg:y1="14.605cm" svg:x2="9.525cm" svg:y2="14.922cm">
          <text:p/>
        </draw:line>
        <draw:line draw:style-name="gr34" draw:text-style-name="P2" draw:layer="layout" svg:x1="10.16cm" svg:y1="14.605cm" svg:x2="10.16cm" svg:y2="14.922cm">
          <text:p/>
        </draw:line>
        <draw:line draw:style-name="gr34" draw:text-style-name="P2" draw:layer="layout" svg:x1="10.795cm" svg:y1="14.605cm" svg:x2="10.795cm" svg:y2="14.922cm">
          <text:p/>
        </draw:line>
        <draw:line draw:style-name="gr34" draw:text-style-name="P2" draw:layer="layout" svg:x1="11.43cm" svg:y1="14.605cm" svg:x2="11.43cm" svg:y2="14.922cm">
          <text:p/>
        </draw:line>
        <draw:line draw:style-name="gr34" draw:text-style-name="P2" draw:layer="layout" svg:x1="12.065cm" svg:y1="14.605cm" svg:x2="12.065cm" svg:y2="14.922cm">
          <text:p/>
        </draw:line>
        <draw:line draw:style-name="gr34" draw:text-style-name="P2" draw:layer="layout" svg:x1="12.7cm" svg:y1="14.605cm" svg:x2="12.7cm" svg:y2="14.922cm">
          <text:p/>
        </draw:line>
        <draw:frame draw:style-name="gr35" draw:text-style-name="P10" draw:layer="layout" svg:width="0.739cm" svg:height="0.725cm" svg:x="5.08cm" svg:y="14.605cm">
          <draw:text-box>
            <text:p><text:span text:style-name="T7">1</text:span></text:p>
          </draw:text-box>
        </draw:frame>
        <draw:frame draw:style-name="gr35" draw:text-style-name="P10" draw:layer="layout" svg:width="0.739cm" svg:height="0.725cm" svg:x="5.611cm" svg:y="14.605cm">
          <draw:text-box>
            <text:p><text:span text:style-name="T7">2</text:span></text:p>
          </draw:text-box>
        </draw:frame>
        <draw:frame draw:style-name="gr35" draw:text-style-name="P10" draw:layer="layout" svg:width="0.739cm" svg:height="0.725cm" svg:x="6.246cm" svg:y="14.605cm">
          <draw:text-box>
            <text:p><text:span text:style-name="T7">3</text:span></text:p>
          </draw:text-box>
        </draw:frame>
        <draw:frame draw:style-name="gr35" draw:text-style-name="P10" draw:layer="layout" svg:width="0.739cm" svg:height="0.725cm" svg:x="6.881cm" svg:y="14.605cm">
          <draw:text-box>
            <text:p><text:span text:style-name="T7">4</text:span></text:p>
          </draw:text-box>
        </draw:frame>
        <draw:frame draw:style-name="gr35" draw:text-style-name="P10" draw:layer="layout" svg:width="0.739cm" svg:height="0.725cm" svg:x="7.516cm" svg:y="14.605cm">
          <draw:text-box>
            <text:p><text:span text:style-name="T7">5</text:span></text:p>
          </draw:text-box>
        </draw:frame>
        <draw:frame draw:style-name="gr35" draw:text-style-name="P10" draw:layer="layout" svg:width="0.739cm" svg:height="0.725cm" svg:x="8.151cm" svg:y="14.605cm">
          <draw:text-box>
            <text:p><text:span text:style-name="T7">6</text:span></text:p>
          </draw:text-box>
        </draw:frame>
        <draw:frame draw:style-name="gr35" draw:text-style-name="P10" draw:layer="layout" svg:width="0.739cm" svg:height="0.725cm" svg:x="8.786cm" svg:y="14.605cm">
          <draw:text-box>
            <text:p><text:span text:style-name="T7">7</text:span></text:p>
          </draw:text-box>
        </draw:frame>
        <draw:frame draw:style-name="gr35" draw:text-style-name="P10" draw:layer="layout" svg:width="0.739cm" svg:height="0.725cm" svg:x="9.421cm" svg:y="14.605cm">
          <draw:text-box>
            <text:p><text:span text:style-name="T7">8</text:span></text:p>
          </draw:text-box>
        </draw:frame>
        <draw:frame draw:style-name="gr35" draw:text-style-name="P10" draw:layer="layout" svg:width="0.739cm" svg:height="0.725cm" svg:x="10.056cm" svg:y="14.605cm">
          <draw:text-box>
            <text:p><text:span text:style-name="T7">9</text:span></text:p>
          </draw:text-box>
        </draw:frame>
        <draw:frame draw:style-name="gr35" draw:text-style-name="P10" draw:layer="layout" svg:width="0.976cm" svg:height="0.725cm" svg:x="10.691cm" svg:y="14.605cm">
          <draw:text-box>
            <text:p><text:span text:style-name="T7">10</text:span></text:p>
          </draw:text-box>
        </draw:frame>
        <draw:frame draw:style-name="gr35" draw:text-style-name="P10" draw:layer="layout" svg:width="0.947cm" svg:height="0.725cm" svg:x="11.326cm" svg:y="14.605cm">
          <draw:text-box>
            <text:p><text:span text:style-name="T7">11</text:span></text:p>
          </draw:text-box>
        </draw:frame>
        <draw:frame draw:style-name="gr35" draw:text-style-name="P10" draw:layer="layout" svg:width="0.976cm" svg:height="0.725cm" svg:x="11.961cm" svg:y="14.605cm">
          <draw:text-box>
            <text:p><text:span text:style-name="T7">12</text:span></text:p>
          </draw:text-box>
        </draw:frame>
        <draw:frame draw:style-name="gr35" draw:text-style-name="P11" draw:layer="layout" svg:width="1.895cm" svg:height="0.734cm" svg:x="5.08cm" svg:y="11.971cm">
          <draw:text-box>
            <text:p><text:span text:style-name="T8">reward</text:span></text:p>
          </draw:text-box>
        </draw:frame>
        <draw:polyline draw:style-name="gr4" draw:text-style-name="P2" draw:layer="layout" svg:width="2.539cm" svg:height="0.635cm" svg:x="6.985cm" svg:y="15.239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5" draw:text-style-name="P10" draw:layer="layout" svg:width="3.575cm" svg:height="1.199cm" svg:x="6.35cm" svg:y="15.875cm">
          <draw:text-box>
            <text:p><text:span text:style-name="T7">action sets </text:span></text:p>
            <text:p><text:span text:style-name="T7">for neutral event</text:span></text:p>
          </draw:text-box>
        </draw:frame>
        <draw:line draw:style-name="gr41" draw:text-style-name="P2" draw:layer="layout" svg:x1="12.065cm" svg:y1="15.875cm" svg:x2="12.065cm" svg:y2="14.922cm">
          <text:p/>
        </draw:line>
        <draw:frame draw:style-name="gr35" draw:text-style-name="P10" draw:layer="layout" svg:width="3.376cm" svg:height="1.199cm" svg:x="10.16cm" svg:y="15.946cm">
          <draw:text-box>
            <text:p><text:span text:style-name="T7">stack full</text:span></text:p>
            <text:p><text:span text:style-name="T11">►</text:span><text:span text:style-name="T7">neutral event</text:span></text:p>
          </draw:text-box>
        </draw:frame>
        <draw:line draw:style-name="gr42" draw:text-style-name="P15" draw:layer="layout" svg:x1="12.7cm" svg:y1="12.7cm" svg:x2="12.7cm" svg:y2="14.605cm">
          <text:p/>
        </draw:line>
        <draw:polygon draw:style-name="gr43" draw:text-style-name="P15" draw:layer="layout" svg:width="5.714cm" svg:height="1.904cm" svg:x="6.985cm" svg:y="12.7cm" svg:viewBox="0 0 5715 1905" draw:points="0,0 5715,1905 2540,0">
          <text:p/>
        </draw:polygon>
        <draw:frame draw:style-name="gr36" draw:text-style-name="P11" draw:layer="layout" svg:width="1.526cm" svg:height="0.886cm" svg:x="12.7cm" svg:y="14.605cm">
          <draw:text-box>
            <text:p><text:span text:style-name="T8">time</text:span></text:p>
          </draw:text-box>
        </draw:frame>
        <draw:line draw:style-name="gr33" draw:text-style-name="P2" draw:layer="layout" svg:x1="6.985cm" svg:y1="12.7cm" svg:x2="12.7cm" svg:y2="12.7cm">
          <text:p/>
        </draw:line>
        <draw:line draw:style-name="gr40" draw:text-style-name="P2" draw:layer="layout" svg:x1="9.525cm" svg:y1="12.7cm" svg:x2="6.985cm" svg:y2="12.7cm">
          <text:p/>
        </draw:line>
        <draw:frame draw:style-name="gr36" draw:text-style-name="P10" draw:layer="layout" svg:width="3.224cm" svg:height="0.877cm" svg:x="8.523cm" svg:y="13.093cm">
          <draw:text-box>
            <text:p><text:span text:style-name="T7">possible error</text:span></text:p>
          </draw:text-box>
        </draw:frame>
        <draw:frame draw:style-name="gr36" draw:text-style-name="P10" draw:layer="layout" svg:width="4.714cm" svg:height="0.877cm" svg:x="5.715cm" svg:y="17.855cm">
          <draw:text-box>
            <text:p><text:span text:style-name="T7">reward for action sets</text:span></text:p>
          </draw:text-box>
        </draw:frame>
        <draw:frame draw:style-name="gr36" draw:text-style-name="P10" draw:layer="layout" svg:width="2.987cm" svg:height="0.877cm" svg:x="5.715cm" svg:y="17.22cm">
          <draw:text-box>
            <text:p><text:span text:style-name="T7">base reward</text:span></text:p>
          </draw:text-box>
        </draw:frame>
        <draw:line draw:style-name="gr44" draw:text-style-name="P15" draw:layer="layout" svg:x1="5.08cm" svg:y1="17.78cm" svg:x2="5.715cm" svg:y2="17.78cm">
          <text:p/>
        </draw:line>
        <draw:line draw:style-name="gr45" draw:text-style-name="P15" draw:layer="layout" svg:x1="5.08cm" svg:y1="18.415cm" svg:x2="5.715cm" svg:y2="18.415cm">
          <text:p/>
        </draw:line>
        <draw:line draw:style-name="gr33" draw:text-style-name="P2" draw:layer="layout" svg:x1="5.08cm" svg:y1="12.7cm" svg:x2="5.08cm" svg:y2="14.605cm">
          <text:p/>
        </draw:line>
        <presentation:notes draw:style-name="dp2">
          <draw:page-thumbnail draw:style-name="gr29"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ellipse draw:style-name="gr38" draw:text-style-name="P2" draw:layer="layout" svg:width="0.573cm" svg:height="2.718cm" svg:x="9.348cm" svg:y="3.989cm">
          <text:p/>
        </draw:ellipse>
        <draw:path draw:style-name="gr46" draw:text-style-name="P2" draw:layer="layout" svg:width="0.634cm" svg:height="2.539cm" svg:x="22.665cm" svg:y="12.981cm" svg:viewBox="0 0 635 2540" svg:d="m318 2540c-175 0-318-569-318-1270s142-1270 318-1270 317 569 317 1270-142 1270-317 1270z">
          <text:p/>
        </draw:path>
        <draw:line draw:style-name="gr34" draw:text-style-name="P2" draw:layer="layout" svg:x1="9.608cm" svg:y1="6.302cm" svg:x2="9.608cm" svg:y2="6.619cm">
          <text:p/>
        </draw:line>
        <draw:rect draw:style-name="gr47" draw:text-style-name="P2" draw:layer="layout" svg:width="9.552cm" svg:height="5.615cm" svg:x="15.351cm" svg:y="12.049cm">
          <text:p/>
        </draw:rect>
        <draw:path draw:style-name="gr46" draw:text-style-name="P2" draw:layer="layout" svg:width="0.634cm" svg:height="2.539cm" svg:x="22.664cm" svg:y="12.981cm" svg:viewBox="0 0 635 2540" svg:d="m318 2540c-175 0-318-569-318-1270s142-1270 318-1270 317 569 317 1270-142 1270-317 1270z">
          <text:p/>
        </draw:path>
        <draw:path draw:style-name="gr4" draw:text-style-name="P2" draw:layer="layout" svg:width="0.634cm" svg:height="2.539cm" svg:x="22.664cm" svg:y="12.981cm" svg:viewBox="0 0 635 2540" svg:d="m318 2540c-175 0-318-569-318-1270s142-1270 318-1270 317 569 317 1270-142 1270-317 1270">
          <text:p/>
        </draw:path>
        <draw:line draw:style-name="gr4" draw:text-style-name="P2" draw:layer="layout" svg:x1="15.998cm" svg:y1="15.84cm" svg:x2="15.998cm" svg:y2="13.025cm">
          <text:p/>
        </draw:line>
        <draw:polygon draw:style-name="gr17" draw:text-style-name="P2" draw:layer="layout" svg:width="0.299cm" svg:height="0.449cm" svg:x="15.848cm" svg:y="12.665cm" svg:viewBox="0 0 300 450" draw:points="150,0 0,450 300,450">
          <text:p/>
        </draw:polygon>
        <draw:rect draw:style-name="gr48" draw:text-style-name="P2" draw:layer="layout" svg:width="0.767cm" svg:height="0.752cm" svg:x="15.349cm" svg:y="15.191cm">
          <text:p/>
        </draw:rect>
        <draw:line draw:style-name="gr4" draw:text-style-name="P2" draw:layer="layout" svg:x1="15.68cm" svg:y1="13.3cm" svg:x2="16.315cm" svg:y2="13.3cm">
          <text:p/>
        </draw:line>
        <draw:rect draw:style-name="gr48" draw:text-style-name="P2" draw:layer="layout" svg:width="0.767cm" svg:height="0.753cm" svg:x="15.349cm" svg:y="13.286cm">
          <text:p/>
        </draw:rect>
        <draw:frame draw:style-name="gr49" draw:text-style-name="P16" draw:layer="layout" svg:width="0.739cm" svg:height="0.725cm" svg:x="15.613cm" svg:y="13.423cm">
          <draw:text-box>
            <text:p><text:span text:style-name="T12">1</text:span></text:p>
          </draw:text-box>
        </draw:frame>
        <draw:polygon draw:style-name="gr17" draw:text-style-name="P2" draw:layer="layout" svg:width="0.151cm" svg:height="1.904cm" svg:x="17.827cm" svg:y="13.3cm" svg:viewBox="0 0 152 1905" draw:points="152,0 152,1905 76,1905 0,1905 0,0 76,0">
          <text:p/>
        </draw:polygon>
        <draw:rect draw:style-name="gr48" draw:text-style-name="P2" draw:layer="layout" svg:width="0.767cm" svg:height="0.752cm" svg:x="15.984cm" svg:y="15.191cm">
          <text:p/>
        </draw:rect>
        <draw:rect draw:style-name="gr48" draw:text-style-name="P2" draw:layer="layout" svg:width="0.767cm" svg:height="0.752cm" svg:x="16.515cm" svg:y="15.191cm">
          <text:p/>
        </draw:rect>
        <draw:rect draw:style-name="gr48" draw:text-style-name="P2" draw:layer="layout" svg:width="0.767cm" svg:height="0.752cm" svg:x="17.15cm" svg:y="15.191cm">
          <text:p/>
        </draw:rect>
        <draw:rect draw:style-name="gr48" draw:text-style-name="P2" draw:layer="layout" svg:width="0.767cm" svg:height="0.752cm" svg:x="17.785cm" svg:y="15.191cm">
          <text:p/>
        </draw:rect>
        <draw:rect draw:style-name="gr48" draw:text-style-name="P2" draw:layer="layout" svg:width="0.767cm" svg:height="0.752cm" svg:x="18.42cm" svg:y="15.191cm">
          <text:p/>
        </draw:rect>
        <draw:rect draw:style-name="gr48" draw:text-style-name="P2" draw:layer="layout" svg:width="0.767cm" svg:height="0.752cm" svg:x="19.055cm" svg:y="15.191cm">
          <text:p/>
        </draw:rect>
        <draw:rect draw:style-name="gr48" draw:text-style-name="P2" draw:layer="layout" svg:width="0.767cm" svg:height="0.752cm" svg:x="19.69cm" svg:y="15.191cm">
          <text:p/>
        </draw:rect>
        <draw:rect draw:style-name="gr48" draw:text-style-name="P2" draw:layer="layout" svg:width="0.767cm" svg:height="0.752cm" svg:x="20.325cm" svg:y="15.191cm">
          <text:p/>
        </draw:rect>
        <draw:rect draw:style-name="gr48" draw:text-style-name="P2" draw:layer="layout" svg:width="0.767cm" svg:height="0.752cm" svg:x="20.96cm" svg:y="15.191cm">
          <text:p/>
        </draw:rect>
        <draw:rect draw:style-name="gr48" draw:text-style-name="P2" draw:layer="layout" svg:width="1.004cm" svg:height="0.752cm" svg:x="21.595cm" svg:y="15.191cm">
          <text:p/>
        </draw:rect>
        <draw:rect draw:style-name="gr48" draw:text-style-name="P2" draw:layer="layout" svg:width="0.975cm" svg:height="0.752cm" svg:x="22.23cm" svg:y="15.191cm">
          <text:p/>
        </draw:rect>
        <draw:rect draw:style-name="gr48" draw:text-style-name="P2" draw:layer="layout" svg:width="1.004cm" svg:height="0.752cm" svg:x="22.865cm" svg:y="15.191cm">
          <text:p/>
        </draw:rect>
        <draw:rect draw:style-name="gr48" draw:text-style-name="P2" draw:layer="layout" svg:width="1.923cm" svg:height="0.762cm" svg:x="15.984cm" svg:y="12.557cm">
          <text:p/>
        </draw:rect>
        <draw:frame draw:style-name="gr50" draw:text-style-name="P17" draw:layer="layout" svg:width="1.895cm" svg:height="0.762cm" svg:x="16.012cm" svg:y="12.573cm">
          <draw:text-box>
            <text:p><text:span text:style-name="T13">reward</text:span></text:p>
          </draw:text-box>
        </draw:frame>
        <draw:frame draw:style-name="gr51" draw:text-style-name="P18" draw:layer="layout" svg:width="2.792cm" svg:height="1.029cm" svg:x="17.913cm" svg:y="13.589cm">
          <draw:text-box>
            <text:p><text:span text:style-name="T14">action sets for </text:span></text:p>
            <text:p><text:span text:style-name="T14">neutral event </text:span></text:p>
          </draw:text-box>
        </draw:frame>
        <draw:rect draw:style-name="gr48" draw:text-style-name="P2" draw:layer="layout" svg:width="1.553cm" svg:height="0.913cm" svg:x="23.604cm" svg:y="15.191cm">
          <text:p/>
        </draw:rect>
        <draw:polygon draw:style-name="gr17" draw:text-style-name="P2" draw:layer="layout" svg:width="5.077cm" svg:height="0.152cm" svg:x="17.903cm" svg:y="13.223cm" svg:viewBox="0 0 5078 153" draw:points="0,1 5078,0 5078,76 5078,152 0,153 0,77">
          <text:p/>
        </draw:polygon>
        <draw:rect draw:style-name="gr48" draw:text-style-name="P2" draw:layer="layout" svg:width="3.015cm" svg:height="1.01cm" svg:x="16.618cm" svg:y="17.255cm">
          <text:p/>
        </draw:rect>
        <draw:polygon draw:style-name="gr17" draw:text-style-name="P2" draw:layer="layout" svg:width="0.151cm" svg:height="1.904cm" svg:x="15.922cm" svg:y="13.3cm" svg:viewBox="0 0 152 1905" draw:points="152,0 152,1905 76,1905 0,1905 0,0 76,0">
          <text:p/>
        </draw:polygon>
        <draw:frame draw:style-name="gr52" draw:text-style-name="P18" draw:layer="layout" svg:width="2.183cm" svg:height="1.029cm" svg:x="20.559cm" svg:y="13.589cm">
          <draw:text-box>
            <text:p><text:span text:style-name="T14">remaining </text:span></text:p>
            <text:p><text:span text:style-name="T14">action sets</text:span></text:p>
          </draw:text-box>
        </draw:frame>
        <draw:rect draw:style-name="gr48" draw:text-style-name="P2" draw:layer="layout" svg:width="4.471cm" svg:height="0.673cm" svg:x="18.217cm" svg:y="13.863cm">
          <text:p/>
        </draw:rect>
        <draw:frame draw:style-name="gr53" draw:text-style-name="P19" draw:layer="layout" svg:width="4.443cm" svg:height="0.645cm" svg:x="18.399cm" svg:y="12.7cm">
          <draw:text-box>
            <text:p><text:span text:style-name="T15">stack full → neutral event</text:span></text:p>
          </draw:text-box>
        </draw:frame>
        <draw:ellipse draw:style-name="gr38" draw:text-style-name="P2" draw:layer="layout" svg:width="0.573cm" svg:height="2.718cm" svg:x="9.206cm" svg:y="12.522cm">
          <text:p/>
        </draw:ellipse>
        <draw:ellipse draw:style-name="gr37" draw:text-style-name="P2" draw:layer="layout" svg:width="0.635cm" svg:height="2.718cm" svg:x="10.476cm" svg:y="12.522cm">
          <text:p/>
        </draw:ellipse>
        <draw:ellipse draw:style-name="gr37" draw:text-style-name="P2" draw:layer="layout" svg:width="0.635cm" svg:height="2.718cm" svg:x="6.666cm" svg:y="12.522cm">
          <text:p/>
        </draw:ellipse>
        <draw:line draw:style-name="gr30" draw:text-style-name="P2" draw:layer="layout" svg:x1="5.08cm" svg:y1="15.38cm" svg:x2="5.08cm" svg:y2="12.205cm">
          <text:p/>
        </draw:line>
        <draw:line draw:style-name="gr30" draw:text-style-name="P2" draw:layer="layout" svg:x1="4.445cm" svg:y1="14.745cm" svg:x2="13.335cm" svg:y2="14.745cm">
          <text:p/>
        </draw:line>
        <draw:frame draw:style-name="gr31" draw:text-style-name="P10" draw:layer="layout" svg:width="0.739cm" svg:height="0.725cm" svg:x="4.445cm" svg:y="14.745cm">
          <draw:text-box>
            <text:p><text:span text:style-name="T7">0</text:span></text:p>
          </draw:text-box>
        </draw:frame>
        <draw:line draw:style-name="gr32" draw:text-style-name="P2" draw:layer="layout" svg:x1="4.762cm" svg:y1="12.84cm" svg:x2="5.397cm" svg:y2="12.84cm">
          <text:p/>
        </draw:line>
        <draw:frame draw:style-name="gr19" draw:text-style-name="P10" draw:layer="layout" svg:width="0.739cm" svg:height="0.725cm" svg:x="4.445cm" svg:y="12.84cm">
          <draw:text-box>
            <text:p><text:span text:style-name="T7">1</text:span></text:p>
          </draw:text-box>
        </draw:frame>
        <draw:line draw:style-name="gr33" draw:text-style-name="P2" draw:layer="layout" svg:x1="5.08cm" svg:y1="14.745cm" svg:x2="6.985cm" svg:y2="14.745cm">
          <text:p/>
        </draw:line>
        <draw:line draw:style-name="gr33" draw:text-style-name="P2" draw:layer="layout" svg:x1="6.985cm" svg:y1="12.84cm" svg:x2="6.985cm" svg:y2="14.745cm">
          <text:p/>
        </draw:line>
        <draw:line draw:style-name="gr34" draw:text-style-name="P2" draw:layer="layout" svg:x1="5.715cm" svg:y1="14.745cm" svg:x2="5.715cm" svg:y2="15.062cm">
          <text:p/>
        </draw:line>
        <draw:line draw:style-name="gr34" draw:text-style-name="P2" draw:layer="layout" svg:x1="6.35cm" svg:y1="14.745cm" svg:x2="6.35cm" svg:y2="15.062cm">
          <text:p/>
        </draw:line>
        <draw:line draw:style-name="gr34" draw:text-style-name="P2" draw:layer="layout" svg:x1="6.985cm" svg:y1="14.745cm" svg:x2="6.985cm" svg:y2="15.062cm">
          <text:p/>
        </draw:line>
        <draw:line draw:style-name="gr34" draw:text-style-name="P2" draw:layer="layout" svg:x1="7.62cm" svg:y1="14.745cm" svg:x2="7.62cm" svg:y2="15.062cm">
          <text:p/>
        </draw:line>
        <draw:line draw:style-name="gr34" draw:text-style-name="P2" draw:layer="layout" svg:x1="8.255cm" svg:y1="14.745cm" svg:x2="8.255cm" svg:y2="15.062cm">
          <text:p/>
        </draw:line>
        <draw:line draw:style-name="gr34" draw:text-style-name="P2" draw:layer="layout" svg:x1="8.89cm" svg:y1="14.745cm" svg:x2="8.89cm" svg:y2="15.062cm">
          <text:p/>
        </draw:line>
        <draw:line draw:style-name="gr34" draw:text-style-name="P2" draw:layer="layout" svg:x1="9.525cm" svg:y1="14.745cm" svg:x2="9.525cm" svg:y2="15.062cm">
          <text:p/>
        </draw:line>
        <draw:line draw:style-name="gr34" draw:text-style-name="P2" draw:layer="layout" svg:x1="10.16cm" svg:y1="14.745cm" svg:x2="10.16cm" svg:y2="15.062cm">
          <text:p/>
        </draw:line>
        <draw:line draw:style-name="gr34" draw:text-style-name="P2" draw:layer="layout" svg:x1="10.795cm" svg:y1="14.745cm" svg:x2="10.795cm" svg:y2="15.062cm">
          <text:p/>
        </draw:line>
        <draw:line draw:style-name="gr34" draw:text-style-name="P2" draw:layer="layout" svg:x1="11.43cm" svg:y1="14.745cm" svg:x2="11.43cm" svg:y2="15.062cm">
          <text:p/>
        </draw:line>
        <draw:line draw:style-name="gr34" draw:text-style-name="P2" draw:layer="layout" svg:x1="12.065cm" svg:y1="14.745cm" svg:x2="12.065cm" svg:y2="15.062cm">
          <text:p/>
        </draw:line>
        <draw:line draw:style-name="gr34" draw:text-style-name="P2" draw:layer="layout" svg:x1="12.7cm" svg:y1="14.745cm" svg:x2="12.7cm" svg:y2="15.062cm">
          <text:p/>
        </draw:line>
        <draw:frame draw:style-name="gr35" draw:text-style-name="P10" draw:layer="layout" svg:width="0.739cm" svg:height="0.725cm" svg:x="5.08cm" svg:y="14.745cm">
          <draw:text-box>
            <text:p><text:span text:style-name="T7">1</text:span></text:p>
          </draw:text-box>
        </draw:frame>
        <draw:frame draw:style-name="gr35" draw:text-style-name="P10" draw:layer="layout" svg:width="0.739cm" svg:height="0.725cm" svg:x="5.611cm" svg:y="14.745cm">
          <draw:text-box>
            <text:p><text:span text:style-name="T7">2</text:span></text:p>
          </draw:text-box>
        </draw:frame>
        <draw:frame draw:style-name="gr35" draw:text-style-name="P10" draw:layer="layout" svg:width="0.739cm" svg:height="0.725cm" svg:x="6.246cm" svg:y="14.745cm">
          <draw:text-box>
            <text:p><text:span text:style-name="T7">3</text:span></text:p>
          </draw:text-box>
        </draw:frame>
        <draw:frame draw:style-name="gr35" draw:text-style-name="P10" draw:layer="layout" svg:width="0.739cm" svg:height="0.725cm" svg:x="6.881cm" svg:y="14.745cm">
          <draw:text-box>
            <text:p><text:span text:style-name="T7">4</text:span></text:p>
          </draw:text-box>
        </draw:frame>
        <draw:frame draw:style-name="gr35" draw:text-style-name="P10" draw:layer="layout" svg:width="0.739cm" svg:height="0.725cm" svg:x="7.516cm" svg:y="14.745cm">
          <draw:text-box>
            <text:p><text:span text:style-name="T7">5</text:span></text:p>
          </draw:text-box>
        </draw:frame>
        <draw:frame draw:style-name="gr35" draw:text-style-name="P10" draw:layer="layout" svg:width="0.739cm" svg:height="0.725cm" svg:x="8.151cm" svg:y="14.745cm">
          <draw:text-box>
            <text:p><text:span text:style-name="T7">6</text:span></text:p>
          </draw:text-box>
        </draw:frame>
        <draw:frame draw:style-name="gr35" draw:text-style-name="P10" draw:layer="layout" svg:width="0.739cm" svg:height="0.725cm" svg:x="8.786cm" svg:y="14.745cm">
          <draw:text-box>
            <text:p><text:span text:style-name="T7">7</text:span></text:p>
          </draw:text-box>
        </draw:frame>
        <draw:frame draw:style-name="gr35" draw:text-style-name="P10" draw:layer="layout" svg:width="0.739cm" svg:height="0.725cm" svg:x="9.421cm" svg:y="14.745cm">
          <draw:text-box>
            <text:p><text:span text:style-name="T7">8</text:span></text:p>
          </draw:text-box>
        </draw:frame>
        <draw:frame draw:style-name="gr35" draw:text-style-name="P10" draw:layer="layout" svg:width="0.739cm" svg:height="0.725cm" svg:x="10.056cm" svg:y="14.745cm">
          <draw:text-box>
            <text:p><text:span text:style-name="T7">9</text:span></text:p>
          </draw:text-box>
        </draw:frame>
        <draw:frame draw:style-name="gr35" draw:text-style-name="P10" draw:layer="layout" svg:width="0.976cm" svg:height="0.725cm" svg:x="10.691cm" svg:y="14.745cm">
          <draw:text-box>
            <text:p><text:span text:style-name="T7">10</text:span></text:p>
          </draw:text-box>
        </draw:frame>
        <draw:frame draw:style-name="gr35" draw:text-style-name="P10" draw:layer="layout" svg:width="0.947cm" svg:height="0.725cm" svg:x="11.326cm" svg:y="14.745cm">
          <draw:text-box>
            <text:p><text:span text:style-name="T7">11</text:span></text:p>
          </draw:text-box>
        </draw:frame>
        <draw:frame draw:style-name="gr35" draw:text-style-name="P10" draw:layer="layout" svg:width="0.976cm" svg:height="0.725cm" svg:x="11.961cm" svg:y="14.745cm">
          <draw:text-box>
            <text:p><text:span text:style-name="T7">12</text:span></text:p>
          </draw:text-box>
        </draw:frame>
        <draw:frame draw:style-name="gr35" draw:text-style-name="P11" draw:layer="layout" svg:width="1.895cm" svg:height="0.734cm" svg:x="5.08cm" svg:y="12.111cm">
          <draw:text-box>
            <text:p><text:span text:style-name="T8">reward</text:span></text:p>
          </draw:text-box>
        </draw:frame>
        <draw:line draw:style-name="gr42" draw:text-style-name="P15" draw:layer="layout" svg:x1="9.525cm" svg:y1="12.839cm" svg:x2="9.525cm" svg:y2="14.744cm">
          <text:p/>
        </draw:line>
        <draw:frame draw:style-name="gr36" draw:text-style-name="P11" draw:layer="layout" svg:width="1.526cm" svg:height="0.886cm" svg:x="12.446cm" svg:y="13.843cm">
          <draw:text-box>
            <text:p><text:span text:style-name="T8">time</text:span></text:p>
          </draw:text-box>
        </draw:frame>
        <draw:line draw:style-name="gr33" draw:text-style-name="P2" draw:layer="layout" svg:x1="6.985cm" svg:y1="12.84cm" svg:x2="9.525cm" svg:y2="12.839cm">
          <text:p/>
        </draw:line>
        <draw:line draw:style-name="gr33" draw:text-style-name="P2" draw:layer="layout" svg:x1="9.446cm" svg:y1="14.744cm" svg:x2="10.795cm" svg:y2="14.732cm">
          <text:p/>
        </draw:line>
        <draw:line draw:style-name="gr42" draw:text-style-name="P15" draw:layer="layout" svg:x1="10.794cm" svg:y1="12.839cm" svg:x2="10.795cm" svg:y2="14.732cm">
          <text:p/>
        </draw:line>
        <draw:line draw:style-name="gr33" draw:text-style-name="P2" draw:layer="layout" svg:x1="10.794cm" svg:y1="12.839cm" svg:x2="12.7cm" svg:y2="12.839cm">
          <text:p/>
        </draw:line>
        <draw:frame draw:style-name="gr19" draw:text-style-name="P12" draw:layer="layout" svg:width="1.692cm" svg:height="1.039cm" svg:x="5.166cm" svg:y="12.827cm">
          <draw:text-box>
            <text:p><text:span text:style-name="T9">positive</text:span></text:p>
            <text:p><text:span text:style-name="T9">event</text:span></text:p>
          </draw:text-box>
        </draw:frame>
        <draw:frame draw:style-name="gr54" draw:text-style-name="P12" draw:layer="layout" svg:width="1.778cm" svg:height="1.039cm" svg:x="10.922cm" svg:y="12.859cm">
          <draw:text-box>
            <text:p><text:span text:style-name="T9">positive </text:span></text:p>
            <text:p><text:span text:style-name="T9">event</text:span></text:p>
          </draw:text-box>
        </draw:frame>
        <draw:frame draw:style-name="gr39" draw:text-style-name="P12" draw:layer="layout" svg:width="1.895cm" svg:height="1.039cm" svg:x="7.62cm" svg:y="12.827cm">
          <draw:text-box>
            <text:p><text:span text:style-name="T9">negative </text:span></text:p>
            <text:p><text:span text:style-name="T9">event</text:span></text:p>
          </draw:text-box>
        </draw:frame>
        <draw:line draw:style-name="gr30" draw:text-style-name="P2" draw:layer="layout" svg:x1="13.079cm" svg:y1="8.399cm" svg:x2="13.079cm" svg:y2="5.224cm">
          <text:p/>
        </draw:line>
        <draw:line draw:style-name="gr30" draw:text-style-name="P2" draw:layer="layout" svg:x1="12.444cm" svg:y1="7.764cm" svg:x2="21.334cm" svg:y2="7.764cm">
          <text:p/>
        </draw:line>
        <draw:frame draw:style-name="gr31" draw:text-style-name="P10" draw:layer="layout" svg:width="0.739cm" svg:height="0.725cm" svg:x="12.444cm" svg:y="7.764cm">
          <draw:text-box>
            <text:p><text:span text:style-name="T7">0</text:span></text:p>
          </draw:text-box>
        </draw:frame>
        <draw:line draw:style-name="gr32" draw:text-style-name="P2" draw:layer="layout" svg:x1="12.761cm" svg:y1="5.859cm" svg:x2="13.396cm" svg:y2="5.859cm">
          <text:p/>
        </draw:line>
        <draw:frame draw:style-name="gr19" draw:text-style-name="P10" draw:layer="layout" svg:width="0.739cm" svg:height="0.725cm" svg:x="12.444cm" svg:y="5.859cm">
          <draw:text-box>
            <text:p><text:span text:style-name="T7">1</text:span></text:p>
          </draw:text-box>
        </draw:frame>
        <draw:line draw:style-name="gr33" draw:text-style-name="P2" draw:layer="layout" svg:x1="13.079cm" svg:y1="7.764cm" svg:x2="14.984cm" svg:y2="7.764cm">
          <text:p/>
        </draw:line>
        <draw:line draw:style-name="gr33" draw:text-style-name="P2" draw:layer="layout" svg:x1="14.984cm" svg:y1="5.859cm" svg:x2="14.984cm" svg:y2="7.764cm">
          <text:p/>
        </draw:line>
        <draw:line draw:style-name="gr40" draw:text-style-name="P2" draw:layer="layout" svg:x1="13.079cm" svg:y1="7.764cm" svg:x2="14.984cm" svg:y2="5.859cm">
          <text:p/>
        </draw:line>
        <draw:line draw:style-name="gr34" draw:text-style-name="P2" draw:layer="layout" svg:x1="13.714cm" svg:y1="7.764cm" svg:x2="13.714cm" svg:y2="8.081cm">
          <text:p/>
        </draw:line>
        <draw:line draw:style-name="gr34" draw:text-style-name="P2" draw:layer="layout" svg:x1="14.349cm" svg:y1="7.764cm" svg:x2="14.349cm" svg:y2="8.081cm">
          <text:p/>
        </draw:line>
        <draw:line draw:style-name="gr34" draw:text-style-name="P2" draw:layer="layout" svg:x1="14.984cm" svg:y1="7.764cm" svg:x2="14.984cm" svg:y2="8.081cm">
          <text:p/>
        </draw:line>
        <draw:line draw:style-name="gr34" draw:text-style-name="P2" draw:layer="layout" svg:x1="15.619cm" svg:y1="7.764cm" svg:x2="15.619cm" svg:y2="8.081cm">
          <text:p/>
        </draw:line>
        <draw:line draw:style-name="gr34" draw:text-style-name="P2" draw:layer="layout" svg:x1="16.254cm" svg:y1="7.764cm" svg:x2="16.254cm" svg:y2="8.081cm">
          <text:p/>
        </draw:line>
        <draw:line draw:style-name="gr34" draw:text-style-name="P2" draw:layer="layout" svg:x1="16.889cm" svg:y1="7.764cm" svg:x2="16.889cm" svg:y2="8.081cm">
          <text:p/>
        </draw:line>
        <draw:line draw:style-name="gr34" draw:text-style-name="P2" draw:layer="layout" svg:x1="17.524cm" svg:y1="7.764cm" svg:x2="17.524cm" svg:y2="8.081cm">
          <text:p/>
        </draw:line>
        <draw:line draw:style-name="gr34" draw:text-style-name="P2" draw:layer="layout" svg:x1="18.159cm" svg:y1="7.764cm" svg:x2="18.159cm" svg:y2="8.081cm">
          <text:p/>
        </draw:line>
        <draw:line draw:style-name="gr34" draw:text-style-name="P2" draw:layer="layout" svg:x1="18.794cm" svg:y1="7.764cm" svg:x2="18.794cm" svg:y2="8.081cm">
          <text:p/>
        </draw:line>
        <draw:line draw:style-name="gr34" draw:text-style-name="P2" draw:layer="layout" svg:x1="19.429cm" svg:y1="7.764cm" svg:x2="19.429cm" svg:y2="8.081cm">
          <text:p/>
        </draw:line>
        <draw:line draw:style-name="gr34" draw:text-style-name="P2" draw:layer="layout" svg:x1="20.064cm" svg:y1="7.764cm" svg:x2="20.064cm" svg:y2="8.081cm">
          <text:p/>
        </draw:line>
        <draw:line draw:style-name="gr34" draw:text-style-name="P2" draw:layer="layout" svg:x1="20.699cm" svg:y1="7.764cm" svg:x2="20.699cm" svg:y2="8.081cm">
          <text:p/>
        </draw:line>
        <draw:frame draw:style-name="gr35" draw:text-style-name="P10" draw:layer="layout" svg:width="0.739cm" svg:height="0.725cm" svg:x="13.079cm" svg:y="7.764cm">
          <draw:text-box>
            <text:p><text:span text:style-name="T7">1</text:span></text:p>
          </draw:text-box>
        </draw:frame>
        <draw:frame draw:style-name="gr35" draw:text-style-name="P10" draw:layer="layout" svg:width="0.739cm" svg:height="0.725cm" svg:x="13.61cm" svg:y="7.764cm">
          <draw:text-box>
            <text:p><text:span text:style-name="T7">2</text:span></text:p>
          </draw:text-box>
        </draw:frame>
        <draw:frame draw:style-name="gr35" draw:text-style-name="P10" draw:layer="layout" svg:width="0.739cm" svg:height="0.725cm" svg:x="14.245cm" svg:y="7.764cm">
          <draw:text-box>
            <text:p><text:span text:style-name="T7">3</text:span></text:p>
          </draw:text-box>
        </draw:frame>
        <draw:frame draw:style-name="gr35" draw:text-style-name="P10" draw:layer="layout" svg:width="0.739cm" svg:height="0.725cm" svg:x="14.88cm" svg:y="7.764cm">
          <draw:text-box>
            <text:p><text:span text:style-name="T7">4</text:span></text:p>
          </draw:text-box>
        </draw:frame>
        <draw:frame draw:style-name="gr35" draw:text-style-name="P10" draw:layer="layout" svg:width="0.739cm" svg:height="0.725cm" svg:x="15.515cm" svg:y="7.764cm">
          <draw:text-box>
            <text:p><text:span text:style-name="T7">5</text:span></text:p>
          </draw:text-box>
        </draw:frame>
        <draw:frame draw:style-name="gr35" draw:text-style-name="P10" draw:layer="layout" svg:width="0.739cm" svg:height="0.725cm" svg:x="16.15cm" svg:y="7.764cm">
          <draw:text-box>
            <text:p><text:span text:style-name="T7">6</text:span></text:p>
          </draw:text-box>
        </draw:frame>
        <draw:frame draw:style-name="gr35" draw:text-style-name="P10" draw:layer="layout" svg:width="0.739cm" svg:height="0.725cm" svg:x="16.785cm" svg:y="7.764cm">
          <draw:text-box>
            <text:p><text:span text:style-name="T7">7</text:span></text:p>
          </draw:text-box>
        </draw:frame>
        <draw:frame draw:style-name="gr35" draw:text-style-name="P10" draw:layer="layout" svg:width="0.739cm" svg:height="0.725cm" svg:x="17.42cm" svg:y="7.764cm">
          <draw:text-box>
            <text:p><text:span text:style-name="T7">8</text:span></text:p>
          </draw:text-box>
        </draw:frame>
        <draw:frame draw:style-name="gr35" draw:text-style-name="P10" draw:layer="layout" svg:width="0.739cm" svg:height="0.725cm" svg:x="18.055cm" svg:y="7.764cm">
          <draw:text-box>
            <text:p><text:span text:style-name="T7">9</text:span></text:p>
          </draw:text-box>
        </draw:frame>
        <draw:frame draw:style-name="gr35" draw:text-style-name="P10" draw:layer="layout" svg:width="0.976cm" svg:height="0.725cm" svg:x="18.69cm" svg:y="7.764cm">
          <draw:text-box>
            <text:p><text:span text:style-name="T7">10</text:span></text:p>
          </draw:text-box>
        </draw:frame>
        <draw:frame draw:style-name="gr35" draw:text-style-name="P10" draw:layer="layout" svg:width="0.947cm" svg:height="0.725cm" svg:x="19.325cm" svg:y="7.764cm">
          <draw:text-box>
            <text:p><text:span text:style-name="T7">11</text:span></text:p>
          </draw:text-box>
        </draw:frame>
        <draw:frame draw:style-name="gr55" draw:text-style-name="P10" draw:layer="layout" svg:width="0.976cm" svg:height="0.872cm" svg:x="19.96cm" svg:y="7.764cm">
          <draw:text-box>
            <text:p><text:span text:style-name="T7">12</text:span></text:p>
          </draw:text-box>
        </draw:frame>
        <draw:frame draw:style-name="gr35" draw:text-style-name="P11" draw:layer="layout" svg:width="1.895cm" svg:height="0.734cm" svg:x="13.079cm" svg:y="5.13cm">
          <draw:text-box>
            <text:p><text:span text:style-name="T8">reward</text:span></text:p>
          </draw:text-box>
        </draw:frame>
        <draw:frame draw:style-name="gr35" draw:text-style-name="P4" draw:layer="layout" svg:width="2.28cm" svg:height="1.029cm" svg:x="18.294cm" svg:y="6.35cm">
          <draw:text-box>
            <text:p><text:span text:style-name="T2">action sets </text:span></text:p>
            <text:p><text:span text:style-name="T2">in memory</text:span></text:p>
          </draw:text-box>
        </draw:frame>
        <draw:line draw:style-name="gr42" draw:text-style-name="P15" draw:layer="layout" svg:x1="17.524cm" svg:y1="5.858cm" svg:x2="17.524cm" svg:y2="7.763cm">
          <text:p/>
        </draw:line>
        <draw:frame draw:style-name="gr56" draw:text-style-name="P11" draw:layer="layout" svg:width="1.526cm" svg:height="0.903cm" svg:x="20.447cm" svg:y="6.858cm">
          <draw:text-box>
            <text:p><text:span text:style-name="T8">time</text:span></text:p>
          </draw:text-box>
        </draw:frame>
        <draw:line draw:style-name="gr33" draw:text-style-name="P2" draw:layer="layout" svg:x1="14.984cm" svg:y1="5.859cm" svg:x2="17.524cm" svg:y2="5.858cm">
          <text:p/>
        </draw:line>
        <draw:line draw:style-name="gr40" draw:text-style-name="P2" draw:layer="layout" svg:x1="17.524cm" svg:y1="7.763cm" svg:x2="14.984cm" svg:y2="5.858cm">
          <text:p/>
        </draw:line>
        <draw:line draw:style-name="gr33" draw:text-style-name="P2" draw:layer="layout" svg:x1="17.524cm" svg:y1="7.763cm" svg:x2="18.159cm" svg:y2="7.763cm">
          <text:p/>
        </draw:line>
        <draw:line draw:style-name="gr42" draw:text-style-name="P15" draw:layer="layout" svg:x1="18.159cm" svg:y1="5.858cm" svg:x2="18.159cm" svg:y2="7.763cm">
          <text:p/>
        </draw:line>
        <draw:line draw:style-name="gr33" draw:text-style-name="P2" draw:layer="layout" svg:x1="18.159cm" svg:y1="5.859cm" svg:x2="20.699cm" svg:y2="5.858cm">
          <text:p/>
        </draw:line>
        <draw:line draw:style-name="gr40" draw:text-style-name="P2" draw:layer="layout" svg:x1="17.524cm" svg:y1="7.764cm" svg:x2="18.159cm" svg:y2="5.858cm">
          <text:p/>
        </draw:line>
        <draw:line draw:style-name="gr33" draw:text-style-name="P2" draw:layer="layout" svg:x1="13.079cm" svg:y1="5.858cm" svg:x2="13.079cm" svg:y2="7.763cm">
          <text:p/>
        </draw:line>
        <draw:line draw:style-name="gr30" draw:text-style-name="P2" draw:layer="layout" svg:x1="15.367cm" svg:y1="15.116cm" svg:x2="24.257cm" svg:y2="15.116cm">
          <text:p/>
        </draw:line>
        <draw:frame draw:style-name="gr31" draw:text-style-name="P10" draw:layer="layout" svg:width="0.739cm" svg:height="0.725cm" svg:x="15.367cm" svg:y="15.116cm">
          <draw:text-box>
            <text:p><text:span text:style-name="T7">0</text:span></text:p>
          </draw:text-box>
        </draw:frame>
        <draw:line draw:style-name="gr34" draw:text-style-name="P2" draw:layer="layout" svg:x1="16.637cm" svg:y1="15.116cm" svg:x2="16.637cm" svg:y2="15.433cm">
          <text:p/>
        </draw:line>
        <draw:line draw:style-name="gr34" draw:text-style-name="P2" draw:layer="layout" svg:x1="17.272cm" svg:y1="15.116cm" svg:x2="17.272cm" svg:y2="15.433cm">
          <text:p/>
        </draw:line>
        <draw:line draw:style-name="gr34" draw:text-style-name="P2" draw:layer="layout" svg:x1="17.907cm" svg:y1="15.116cm" svg:x2="17.907cm" svg:y2="15.433cm">
          <text:p/>
        </draw:line>
        <draw:line draw:style-name="gr34" draw:text-style-name="P2" draw:layer="layout" svg:x1="18.542cm" svg:y1="15.116cm" svg:x2="18.542cm" svg:y2="15.433cm">
          <text:p/>
        </draw:line>
        <draw:line draw:style-name="gr34" draw:text-style-name="P2" draw:layer="layout" svg:x1="19.177cm" svg:y1="15.116cm" svg:x2="19.177cm" svg:y2="15.433cm">
          <text:p/>
        </draw:line>
        <draw:line draw:style-name="gr34" draw:text-style-name="P2" draw:layer="layout" svg:x1="19.812cm" svg:y1="15.116cm" svg:x2="19.812cm" svg:y2="15.433cm">
          <text:p/>
        </draw:line>
        <draw:line draw:style-name="gr34" draw:text-style-name="P2" draw:layer="layout" svg:x1="20.447cm" svg:y1="15.116cm" svg:x2="20.447cm" svg:y2="15.433cm">
          <text:p/>
        </draw:line>
        <draw:line draw:style-name="gr34" draw:text-style-name="P2" draw:layer="layout" svg:x1="21.082cm" svg:y1="15.116cm" svg:x2="21.082cm" svg:y2="15.433cm">
          <text:p/>
        </draw:line>
        <draw:line draw:style-name="gr34" draw:text-style-name="P2" draw:layer="layout" svg:x1="21.717cm" svg:y1="15.116cm" svg:x2="21.717cm" svg:y2="15.433cm">
          <text:p/>
        </draw:line>
        <draw:line draw:style-name="gr34" draw:text-style-name="P2" draw:layer="layout" svg:x1="22.352cm" svg:y1="15.116cm" svg:x2="22.352cm" svg:y2="15.433cm">
          <text:p/>
        </draw:line>
        <draw:line draw:style-name="gr34" draw:text-style-name="P2" draw:layer="layout" svg:x1="22.987cm" svg:y1="15.116cm" svg:x2="22.987cm" svg:y2="15.433cm">
          <text:p/>
        </draw:line>
        <draw:line draw:style-name="gr34" draw:text-style-name="P2" draw:layer="layout" svg:x1="23.622cm" svg:y1="15.116cm" svg:x2="23.622cm" svg:y2="15.433cm">
          <text:p/>
        </draw:line>
        <draw:frame draw:style-name="gr35" draw:text-style-name="P10" draw:layer="layout" svg:width="0.739cm" svg:height="0.725cm" svg:x="16.002cm" svg:y="15.116cm">
          <draw:text-box>
            <text:p><text:span text:style-name="T7">1</text:span></text:p>
          </draw:text-box>
        </draw:frame>
        <draw:frame draw:style-name="gr35" draw:text-style-name="P10" draw:layer="layout" svg:width="0.739cm" svg:height="0.725cm" svg:x="16.533cm" svg:y="15.116cm">
          <draw:text-box>
            <text:p><text:span text:style-name="T7">2</text:span></text:p>
          </draw:text-box>
        </draw:frame>
        <draw:frame draw:style-name="gr35" draw:text-style-name="P10" draw:layer="layout" svg:width="0.739cm" svg:height="0.725cm" svg:x="17.168cm" svg:y="15.116cm">
          <draw:text-box>
            <text:p><text:span text:style-name="T7">3</text:span></text:p>
          </draw:text-box>
        </draw:frame>
        <draw:frame draw:style-name="gr35" draw:text-style-name="P10" draw:layer="layout" svg:width="0.739cm" svg:height="0.725cm" svg:x="17.803cm" svg:y="15.116cm">
          <draw:text-box>
            <text:p><text:span text:style-name="T7">4</text:span></text:p>
          </draw:text-box>
        </draw:frame>
        <draw:frame draw:style-name="gr35" draw:text-style-name="P10" draw:layer="layout" svg:width="0.739cm" svg:height="0.725cm" svg:x="18.438cm" svg:y="15.116cm">
          <draw:text-box>
            <text:p><text:span text:style-name="T7">5</text:span></text:p>
          </draw:text-box>
        </draw:frame>
        <draw:frame draw:style-name="gr35" draw:text-style-name="P10" draw:layer="layout" svg:width="0.739cm" svg:height="0.725cm" svg:x="19.073cm" svg:y="15.116cm">
          <draw:text-box>
            <text:p><text:span text:style-name="T7">6</text:span></text:p>
          </draw:text-box>
        </draw:frame>
        <draw:frame draw:style-name="gr35" draw:text-style-name="P10" draw:layer="layout" svg:width="0.739cm" svg:height="0.725cm" svg:x="19.708cm" svg:y="15.116cm">
          <draw:text-box>
            <text:p><text:span text:style-name="T7">7</text:span></text:p>
          </draw:text-box>
        </draw:frame>
        <draw:frame draw:style-name="gr35" draw:text-style-name="P10" draw:layer="layout" svg:width="0.739cm" svg:height="0.725cm" svg:x="20.343cm" svg:y="15.116cm">
          <draw:text-box>
            <text:p><text:span text:style-name="T7">8</text:span></text:p>
          </draw:text-box>
        </draw:frame>
        <draw:frame draw:style-name="gr35" draw:text-style-name="P10" draw:layer="layout" svg:width="0.739cm" svg:height="0.725cm" svg:x="20.978cm" svg:y="15.116cm">
          <draw:text-box>
            <text:p><text:span text:style-name="T7">9</text:span></text:p>
          </draw:text-box>
        </draw:frame>
        <draw:frame draw:style-name="gr35" draw:text-style-name="P10" draw:layer="layout" svg:width="0.976cm" svg:height="0.725cm" svg:x="21.613cm" svg:y="15.116cm">
          <draw:text-box>
            <text:p><text:span text:style-name="T7">10</text:span></text:p>
          </draw:text-box>
        </draw:frame>
        <draw:frame draw:style-name="gr35" draw:text-style-name="P10" draw:layer="layout" svg:width="0.947cm" svg:height="0.725cm" svg:x="22.248cm" svg:y="15.116cm">
          <draw:text-box>
            <text:p><text:span text:style-name="T7">11</text:span></text:p>
          </draw:text-box>
        </draw:frame>
        <draw:frame draw:style-name="gr35" draw:text-style-name="P10" draw:layer="layout" svg:width="0.976cm" svg:height="0.725cm" svg:x="22.883cm" svg:y="15.116cm">
          <draw:text-box>
            <text:p><text:span text:style-name="T7">12</text:span></text:p>
          </draw:text-box>
        </draw:frame>
        <draw:frame draw:style-name="gr36" draw:text-style-name="P11" draw:layer="layout" svg:width="1.526cm" svg:height="0.886cm" svg:x="23.278cm" svg:y="14.243cm">
          <draw:text-box>
            <text:p><text:span text:style-name="T8">time</text:span></text:p>
          </draw:text-box>
        </draw:frame>
        <draw:line draw:style-name="gr33" draw:text-style-name="P2" draw:layer="layout" svg:x1="16.002cm" svg:y1="15.113cm" svg:x2="17.907cm" svg:y2="15.113cm">
          <text:p/>
        </draw:line>
        <draw:custom-shape draw:style-name="gr57" draw:text-style-name="P2" draw:layer="layout" svg:width="0.381cm" svg:height="2.032cm" draw:transform="rotate (1.5707963267946) translate (18.415cm 7.595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7" draw:text-style-name="P2" draw:layer="layout" svg:width="0.381cm" svg:height="2.032cm" draw:transform="rotate (1.5707963267946) translate (18.161cm 14.961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7" draw:text-style-name="P2" draw:layer="layout" svg:width="0.381cm" svg:height="2.032cm" draw:transform="rotate (1.5707963267946) translate (20.701cm 14.961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10" draw:layer="layout" svg:width="4.714cm" svg:height="0.877cm" svg:x="5.716cm" svg:y="17.856cm">
          <draw:text-box>
            <text:p><text:span text:style-name="T7">reward for action sets</text:span></text:p>
          </draw:text-box>
        </draw:frame>
        <draw:line draw:style-name="gr45" draw:text-style-name="P15" draw:layer="layout" svg:x1="5.081cm" svg:y1="18.416cm" svg:x2="5.716cm" svg:y2="18.416cm">
          <text:p/>
        </draw:line>
        <draw:line draw:style-name="gr30" draw:text-style-name="P2" draw:layer="layout" svg:x1="2.064cm" svg:y1="7.025cm" svg:x2="2.064cm" svg:y2="3.85cm">
          <text:p/>
        </draw:line>
        <draw:line draw:style-name="gr30" draw:text-style-name="P2" draw:layer="layout" svg:x1="1.429cm" svg:y1="6.39cm" svg:x2="10.319cm" svg:y2="6.39cm">
          <text:p/>
        </draw:line>
        <draw:frame draw:style-name="gr31" draw:text-style-name="P10" draw:layer="layout" svg:width="0.739cm" svg:height="0.725cm" svg:x="1.429cm" svg:y="6.39cm">
          <draw:text-box>
            <text:p><text:span text:style-name="T7">0</text:span></text:p>
          </draw:text-box>
        </draw:frame>
        <draw:line draw:style-name="gr32" draw:text-style-name="P2" draw:layer="layout" svg:x1="1.746cm" svg:y1="4.485cm" svg:x2="2.381cm" svg:y2="4.485cm">
          <text:p/>
        </draw:line>
        <draw:frame draw:style-name="gr19" draw:text-style-name="P10" draw:layer="layout" svg:width="0.739cm" svg:height="0.725cm" svg:x="1.429cm" svg:y="4.485cm">
          <draw:text-box>
            <text:p><text:span text:style-name="T7">1</text:span></text:p>
          </draw:text-box>
        </draw:frame>
        <draw:line draw:style-name="gr33" draw:text-style-name="P2" draw:layer="layout" svg:x1="2.064cm" svg:y1="6.39cm" svg:x2="3.969cm" svg:y2="6.39cm">
          <text:p/>
        </draw:line>
        <draw:line draw:style-name="gr33" draw:text-style-name="P2" draw:layer="layout" svg:x1="3.969cm" svg:y1="4.485cm" svg:x2="3.969cm" svg:y2="6.39cm">
          <text:p/>
        </draw:line>
        <draw:line draw:style-name="gr40" draw:text-style-name="P2" draw:layer="layout" svg:x1="2.064cm" svg:y1="6.39cm" svg:x2="3.969cm" svg:y2="4.485cm">
          <text:p/>
        </draw:line>
        <draw:line draw:style-name="gr34" draw:text-style-name="P2" draw:layer="layout" svg:x1="2.699cm" svg:y1="6.39cm" svg:x2="2.699cm" svg:y2="6.707cm">
          <text:p/>
        </draw:line>
        <draw:line draw:style-name="gr34" draw:text-style-name="P2" draw:layer="layout" svg:x1="3.334cm" svg:y1="6.39cm" svg:x2="3.334cm" svg:y2="6.707cm">
          <text:p/>
        </draw:line>
        <draw:line draw:style-name="gr34" draw:text-style-name="P2" draw:layer="layout" svg:x1="3.969cm" svg:y1="6.39cm" svg:x2="3.969cm" svg:y2="6.707cm">
          <text:p/>
        </draw:line>
        <draw:line draw:style-name="gr34" draw:text-style-name="P2" draw:layer="layout" svg:x1="4.604cm" svg:y1="6.39cm" svg:x2="4.604cm" svg:y2="6.707cm">
          <text:p/>
        </draw:line>
        <draw:line draw:style-name="gr34" draw:text-style-name="P2" draw:layer="layout" svg:x1="5.239cm" svg:y1="6.39cm" svg:x2="5.239cm" svg:y2="6.707cm">
          <text:p/>
        </draw:line>
        <draw:line draw:style-name="gr34" draw:text-style-name="P2" draw:layer="layout" svg:x1="5.874cm" svg:y1="6.39cm" svg:x2="5.874cm" svg:y2="6.707cm">
          <text:p/>
        </draw:line>
        <draw:line draw:style-name="gr34" draw:text-style-name="P2" draw:layer="layout" svg:x1="6.509cm" svg:y1="6.39cm" svg:x2="6.509cm" svg:y2="6.707cm">
          <text:p/>
        </draw:line>
        <draw:line draw:style-name="gr34" draw:text-style-name="P2" draw:layer="layout" svg:x1="7.144cm" svg:y1="6.39cm" svg:x2="7.144cm" svg:y2="6.707cm">
          <text:p/>
        </draw:line>
        <draw:line draw:style-name="gr34" draw:text-style-name="P2" draw:layer="layout" svg:x1="7.779cm" svg:y1="6.39cm" svg:x2="7.779cm" svg:y2="6.707cm">
          <text:p/>
        </draw:line>
        <draw:line draw:style-name="gr34" draw:text-style-name="P2" draw:layer="layout" svg:x1="8.414cm" svg:y1="6.39cm" svg:x2="8.414cm" svg:y2="6.707cm">
          <text:p/>
        </draw:line>
        <draw:line draw:style-name="gr34" draw:text-style-name="P2" draw:layer="layout" svg:x1="9.049cm" svg:y1="6.39cm" svg:x2="9.049cm" svg:y2="6.707cm">
          <text:p/>
        </draw:line>
        <draw:line draw:style-name="gr34" draw:text-style-name="P2" draw:layer="layout" svg:x1="9.684cm" svg:y1="6.39cm" svg:x2="9.684cm" svg:y2="6.707cm">
          <text:p/>
        </draw:line>
        <draw:frame draw:style-name="gr35" draw:text-style-name="P10" draw:layer="layout" svg:width="0.739cm" svg:height="0.725cm" svg:x="2.064cm" svg:y="6.39cm">
          <draw:text-box>
            <text:p><text:span text:style-name="T7">1</text:span></text:p>
          </draw:text-box>
        </draw:frame>
        <draw:frame draw:style-name="gr35" draw:text-style-name="P10" draw:layer="layout" svg:width="0.739cm" svg:height="0.725cm" svg:x="2.595cm" svg:y="6.39cm">
          <draw:text-box>
            <text:p><text:span text:style-name="T7">2</text:span></text:p>
          </draw:text-box>
        </draw:frame>
        <draw:frame draw:style-name="gr35" draw:text-style-name="P10" draw:layer="layout" svg:width="0.739cm" svg:height="0.725cm" svg:x="3.23cm" svg:y="6.39cm">
          <draw:text-box>
            <text:p><text:span text:style-name="T7">3</text:span></text:p>
          </draw:text-box>
        </draw:frame>
        <draw:frame draw:style-name="gr35" draw:text-style-name="P10" draw:layer="layout" svg:width="0.739cm" svg:height="0.725cm" svg:x="3.865cm" svg:y="6.39cm">
          <draw:text-box>
            <text:p><text:span text:style-name="T7">4</text:span></text:p>
          </draw:text-box>
        </draw:frame>
        <draw:frame draw:style-name="gr35" draw:text-style-name="P10" draw:layer="layout" svg:width="0.739cm" svg:height="0.725cm" svg:x="4.5cm" svg:y="6.39cm">
          <draw:text-box>
            <text:p><text:span text:style-name="T7">5</text:span></text:p>
          </draw:text-box>
        </draw:frame>
        <draw:frame draw:style-name="gr35" draw:text-style-name="P10" draw:layer="layout" svg:width="0.739cm" svg:height="0.725cm" svg:x="5.135cm" svg:y="6.39cm">
          <draw:text-box>
            <text:p><text:span text:style-name="T7">6</text:span></text:p>
          </draw:text-box>
        </draw:frame>
        <draw:frame draw:style-name="gr35" draw:text-style-name="P10" draw:layer="layout" svg:width="0.739cm" svg:height="0.725cm" svg:x="5.77cm" svg:y="6.39cm">
          <draw:text-box>
            <text:p><text:span text:style-name="T7">7</text:span></text:p>
          </draw:text-box>
        </draw:frame>
        <draw:frame draw:style-name="gr35" draw:text-style-name="P10" draw:layer="layout" svg:width="0.739cm" svg:height="0.725cm" svg:x="6.405cm" svg:y="6.39cm">
          <draw:text-box>
            <text:p><text:span text:style-name="T7">8</text:span></text:p>
          </draw:text-box>
        </draw:frame>
        <draw:frame draw:style-name="gr35" draw:text-style-name="P10" draw:layer="layout" svg:width="0.739cm" svg:height="0.725cm" svg:x="7.04cm" svg:y="6.39cm">
          <draw:text-box>
            <text:p><text:span text:style-name="T7">9</text:span></text:p>
          </draw:text-box>
        </draw:frame>
        <draw:frame draw:style-name="gr35" draw:text-style-name="P10" draw:layer="layout" svg:width="0.976cm" svg:height="0.725cm" svg:x="7.675cm" svg:y="6.39cm">
          <draw:text-box>
            <text:p><text:span text:style-name="T7">10</text:span></text:p>
          </draw:text-box>
        </draw:frame>
        <draw:frame draw:style-name="gr35" draw:text-style-name="P10" draw:layer="layout" svg:width="0.947cm" svg:height="0.725cm" svg:x="8.31cm" svg:y="6.39cm">
          <draw:text-box>
            <text:p><text:span text:style-name="T7">11</text:span></text:p>
          </draw:text-box>
        </draw:frame>
        <draw:frame draw:style-name="gr35" draw:text-style-name="P10" draw:layer="layout" svg:width="0.976cm" svg:height="0.725cm" svg:x="8.945cm" svg:y="6.39cm">
          <draw:text-box>
            <text:p><text:span text:style-name="T7">12</text:span></text:p>
          </draw:text-box>
        </draw:frame>
        <draw:frame draw:style-name="gr35" draw:text-style-name="P11" draw:layer="layout" svg:width="1.895cm" svg:height="0.734cm" svg:x="2.064cm" svg:y="3.756cm">
          <draw:text-box>
            <text:p><text:span text:style-name="T8">reward</text:span></text:p>
          </draw:text-box>
        </draw:frame>
        <draw:polyline draw:style-name="gr4" draw:text-style-name="P2" draw:layer="layout" svg:width="2.539cm" svg:height="0.635cm" svg:x="3.969cm" svg:y="7.024cm" svg:viewBox="0 0 2540 636" draw:points="2540,0 2540,15 2539,30 2537,45 2535,60 2532,74 2529,89 2522,116 2512,144 2501,170 2488,195 2474,218 2458,239 2442,259 2406,290 2368,310 2328,318 1481,319 1442,326 1404,346 1368,377 1351,396 1336,417 1322,441 1309,465 1298,492 1288,519 1280,548 1277,562 1275,577 1273,591 1271,606 1270,621 1270,636 1270,621 1269,606 1267,591 1265,577 1263,562 1260,548 1252,519 1242,492 1231,466 1218,441 1204,417 1188,396 1172,377 1136,347 1098,326 1058,319 212,320 172,313 134,293 98,262 81,243 66,221 52,198 39,173 28,147 18,119 10,92 7,78 5,63 3,48 1,33 0,19 0,4">
          <text:p/>
        </draw:polyline>
        <draw:frame draw:style-name="gr35" draw:text-style-name="P10" draw:layer="layout" svg:width="3.575cm" svg:height="1.199cm" svg:x="3.334cm" svg:y="7.66cm">
          <draw:text-box>
            <text:p><text:span text:style-name="T7">action sets </text:span></text:p>
            <text:p><text:span text:style-name="T7">for neutral event</text:span></text:p>
          </draw:text-box>
        </draw:frame>
        <draw:line draw:style-name="gr41" draw:text-style-name="P2" draw:layer="layout" svg:x1="9.049cm" svg:y1="7.66cm" svg:x2="9.049cm" svg:y2="6.707cm">
          <text:p/>
        </draw:line>
        <draw:frame draw:style-name="gr35" draw:text-style-name="P10" draw:layer="layout" svg:width="3.376cm" svg:height="1.199cm" svg:x="7.144cm" svg:y="7.731cm">
          <draw:text-box>
            <text:p><text:span text:style-name="T7">stack full</text:span></text:p>
            <text:p><text:span text:style-name="T11">►</text:span><text:span text:style-name="T7">neutral event</text:span></text:p>
          </draw:text-box>
        </draw:frame>
        <draw:line draw:style-name="gr42" draw:text-style-name="P15" draw:layer="layout" svg:x1="9.684cm" svg:y1="4.485cm" svg:x2="9.684cm" svg:y2="6.39cm">
          <text:p/>
        </draw:line>
        <draw:polygon draw:style-name="gr43" draw:text-style-name="P15" draw:layer="layout" svg:width="5.714cm" svg:height="1.904cm" svg:x="3.969cm" svg:y="4.485cm" svg:viewBox="0 0 5715 1905" draw:points="0,0 5715,1905 2540,0">
          <text:p/>
        </draw:polygon>
        <draw:frame draw:style-name="gr36" draw:text-style-name="P11" draw:layer="layout" svg:width="1.526cm" svg:height="0.886cm" svg:x="9.684cm" svg:y="6.39cm">
          <draw:text-box>
            <text:p><text:span text:style-name="T8">time</text:span></text:p>
          </draw:text-box>
        </draw:frame>
        <draw:line draw:style-name="gr33" draw:text-style-name="P2" draw:layer="layout" svg:x1="3.969cm" svg:y1="4.485cm" svg:x2="9.684cm" svg:y2="4.485cm">
          <text:p/>
        </draw:line>
        <draw:line draw:style-name="gr40" draw:text-style-name="P2" draw:layer="layout" svg:x1="6.509cm" svg:y1="4.485cm" svg:x2="3.969cm" svg:y2="4.485cm">
          <text:p/>
        </draw:line>
        <draw:frame draw:style-name="gr36" draw:text-style-name="P10" draw:layer="layout" svg:width="3.224cm" svg:height="0.877cm" svg:x="5.507cm" svg:y="4.878cm">
          <draw:text-box>
            <text:p><text:span text:style-name="T7">possible error</text:span></text:p>
          </draw:text-box>
        </draw:frame>
        <draw:frame draw:style-name="gr36" draw:text-style-name="P10" draw:layer="layout" svg:width="4.714cm" svg:height="0.877cm" svg:x="2.699cm" svg:y="9.64cm">
          <draw:text-box>
            <text:p><text:span text:style-name="T7">reward for action sets</text:span></text:p>
          </draw:text-box>
        </draw:frame>
        <draw:frame draw:style-name="gr36" draw:text-style-name="P10" draw:layer="layout" svg:width="2.987cm" svg:height="0.877cm" svg:x="2.699cm" svg:y="9.005cm">
          <draw:text-box>
            <text:p><text:span text:style-name="T7">base reward</text:span></text:p>
          </draw:text-box>
        </draw:frame>
        <draw:line draw:style-name="gr44" draw:text-style-name="P15" draw:layer="layout" svg:x1="2.064cm" svg:y1="9.565cm" svg:x2="2.699cm" svg:y2="9.565cm">
          <text:p/>
        </draw:line>
        <draw:line draw:style-name="gr45" draw:text-style-name="P15" draw:layer="layout" svg:x1="2.064cm" svg:y1="10.2cm" svg:x2="2.699cm" svg:y2="10.2cm">
          <text:p/>
        </draw:line>
        <draw:line draw:style-name="gr33" draw:text-style-name="P2" draw:layer="layout" svg:x1="2.064cm" svg:y1="4.485cm" svg:x2="2.064cm" svg:y2="6.39cm">
          <text:p/>
        </draw:line>
        <draw:frame draw:style-name="gr36" draw:text-style-name="P10" draw:layer="layout" svg:width="4.714cm" svg:height="0.877cm" svg:x="13.079cm" svg:y="9.124cm">
          <draw:text-box>
            <text:p><text:span text:style-name="T7">reward for action sets</text:span></text:p>
          </draw:text-box>
        </draw:frame>
        <draw:frame draw:style-name="gr36" draw:text-style-name="P10" draw:layer="layout" svg:width="2.987cm" svg:height="0.877cm" svg:x="13.079cm" svg:y="8.489cm">
          <draw:text-box>
            <text:p><text:span text:style-name="T7">base reward</text:span></text:p>
          </draw:text-box>
        </draw:frame>
        <draw:line draw:style-name="gr44" draw:text-style-name="P15" draw:layer="layout" svg:x1="12.444cm" svg:y1="9.049cm" svg:x2="13.079cm" svg:y2="9.049cm">
          <text:p/>
        </draw:line>
        <draw:line draw:style-name="gr45" draw:text-style-name="P15" draw:layer="layout" svg:x1="12.444cm" svg:y1="9.684cm" svg:x2="13.079cm" svg:y2="9.684cm">
          <text:p/>
        </draw:line>
        <draw:line draw:style-name="gr41" draw:text-style-name="P2" draw:layer="layout" svg:x1="22.987cm" svg:y1="16.394cm" svg:x2="22.987cm" svg:y2="15.441cm">
          <text:p/>
        </draw:line>
        <draw:frame draw:style-name="gr35" draw:text-style-name="P10" draw:layer="layout" svg:width="3.376cm" svg:height="1.199cm" svg:x="21.082cm" svg:y="16.465cm">
          <draw:text-box>
            <text:p><text:span text:style-name="T7">stack full</text:span></text:p>
            <text:p><text:span text:style-name="T11">►</text:span><text:span text:style-name="T7">neutral event</text:span></text:p>
          </draw:text-box>
        </draw:frame>
        <presentation:notes draw:style-name="dp2">
          <draw:page-thumbnail draw:style-name="gr29"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rect draw:style-name="gr58" draw:text-style-name="P2" draw:layer="layout" svg:width="5.08cm" svg:height="2.54cm" svg:x="6.145cm" svg:y="4.898cm">
          <text:p/>
        </draw:rect>
        <draw:polygon draw:style-name="gr7" draw:text-style-name="P20" draw:layer="layout" svg:width="0.496cm" svg:height="0.508cm" svg:x="7.482cm" svg:y="5.415cm" svg:viewBox="0 0 497 509" draw:points="0,0 497,0 497,509 0,509">
          <text:p/>
        </draw:polygon>
        <draw:polyline draw:style-name="gr4" draw:text-style-name="P20" draw:layer="layout" svg:width="0.496cm" svg:height="0.508cm" svg:x="7.482cm" svg:y="5.415cm" svg:viewBox="0 0 497 509" draw:points="249,509 0,509 0,0 497,0 497,509 249,509">
          <text:p/>
        </draw:polyline>
        <draw:polygon draw:style-name="gr59" draw:text-style-name="P20" draw:layer="layout" svg:width="0.496cm" svg:height="0.506cm" svg:x="7.482cm" svg:y="4.908cm" svg:viewBox="0 0 497 507" draw:points="0,0 497,0 497,507 0,507">
          <text:p text:style-name="P2"><text:span text:style-name="T16">T</text:span></text:p>
        </draw:polygon>
        <draw:polyline draw:style-name="gr4" draw:text-style-name="P20" draw:layer="layout" svg:width="0.496cm" svg:height="0.506cm" svg:x="7.482cm" svg:y="4.908cm" svg:viewBox="0 0 497 507" draw:points="249,507 0,507 0,0 497,0 497,507 249,507">
          <text:p/>
        </draw:polyline>
        <draw:polygon draw:style-name="gr59" draw:text-style-name="P20" draw:layer="layout" svg:width="0.499cm" svg:height="0.508cm" svg:x="6.982cm" svg:y="5.415cm" svg:viewBox="0 0 500 509" draw:points="0,0 500,0 500,509 0,509">
          <text:p text:style-name="P2"><text:span text:style-name="T16">T</text:span></text:p>
        </draw:polygon>
        <draw:polyline draw:style-name="gr4" draw:text-style-name="P20" draw:layer="layout" svg:width="0.499cm" svg:height="0.508cm" svg:x="6.982cm" svg:y="5.415cm" svg:viewBox="0 0 500 509" draw:points="250,509 0,509 0,0 500,0 500,509 250,509">
          <text:p/>
        </draw:polyline>
        <draw:polygon draw:style-name="gr59" draw:text-style-name="P20" draw:layer="layout" svg:width="0.499cm" svg:height="0.506cm" svg:x="6.982cm" svg:y="4.908cm" svg:viewBox="0 0 500 507" draw:points="0,0 500,0 500,507 0,507">
          <text:p text:style-name="P2"><text:span text:style-name="T16">T</text:span></text:p>
        </draw:polygon>
        <draw:polyline draw:style-name="gr4" draw:text-style-name="P20" draw:layer="layout" svg:width="0.499cm" svg:height="0.506cm" svg:x="6.982cm" svg:y="4.908cm" svg:viewBox="0 0 500 507" draw:points="250,507 0,507 0,0 500,0 500,507 250,507">
          <text:p/>
        </draw:polyline>
        <draw:polygon draw:style-name="gr7" draw:text-style-name="P20" draw:layer="layout" svg:width="0.496cm" svg:height="0.508cm" svg:x="8.48cm" svg:y="5.415cm" svg:viewBox="0 0 497 509" draw:points="0,0 497,0 497,509 0,509">
          <text:p/>
        </draw:polygon>
        <draw:polyline draw:style-name="gr4" draw:text-style-name="P20" draw:layer="layout" svg:width="0.496cm" svg:height="0.508cm" svg:x="8.48cm" svg:y="5.415cm" svg:viewBox="0 0 497 509" draw:points="249,509 0,509 0,0 497,0 497,509 249,509">
          <text:p/>
        </draw:polyline>
        <draw:polygon draw:style-name="gr59" draw:text-style-name="P20" draw:layer="layout" svg:width="0.496cm" svg:height="0.506cm" svg:x="8.48cm" svg:y="4.908cm" svg:viewBox="0 0 497 507" draw:points="0,0 497,0 497,507 0,507">
          <text:p text:style-name="P2"><text:span text:style-name="T16">T</text:span></text:p>
        </draw:polygon>
        <draw:polyline draw:style-name="gr4" draw:text-style-name="P20" draw:layer="layout" svg:width="0.496cm" svg:height="0.506cm" svg:x="8.48cm" svg:y="4.908cm" svg:viewBox="0 0 497 507" draw:points="249,507 0,507 0,0 497,0 497,507 249,507">
          <text:p/>
        </draw:polyline>
        <draw:polygon draw:style-name="gr60" draw:text-style-name="P20" draw:layer="layout" svg:width="0.499cm" svg:height="0.508cm" svg:x="7.98cm" svg:y="5.415cm" svg:viewBox="0 0 500 509" draw:points="0,0 500,0 500,509 0,509">
          <text:p text:style-name="P2"><text:span text:style-name="T16">1</text:span></text:p>
        </draw:polygon>
        <draw:polyline draw:style-name="gr4" draw:text-style-name="P20" draw:layer="layout" svg:width="0.499cm" svg:height="0.508cm" svg:x="7.98cm" svg:y="5.415cm" svg:viewBox="0 0 500 509" draw:points="250,509 0,509 0,0 500,0 500,509 250,509">
          <text:p/>
        </draw:polyline>
        <draw:polygon draw:style-name="gr59" draw:text-style-name="P20" draw:layer="layout" svg:width="0.499cm" svg:height="0.506cm" svg:x="7.98cm" svg:y="4.908cm" svg:viewBox="0 0 500 507" draw:points="0,0 500,0 500,507 0,507">
          <text:p text:style-name="P2"><text:span text:style-name="T16">T</text:span></text:p>
        </draw:polygon>
        <draw:polyline draw:style-name="gr4" draw:text-style-name="P20" draw:layer="layout" svg:width="0.499cm" svg:height="0.506cm" svg:x="7.98cm" svg:y="4.908cm" svg:viewBox="0 0 500 507" draw:points="250,507 0,507 0,0 500,0 500,507 250,507">
          <text:p/>
        </draw:polyline>
        <draw:polygon draw:style-name="gr7" draw:text-style-name="P20" draw:layer="layout" svg:width="0.496cm" svg:height="0.508cm" svg:x="7.482cm" svg:y="6.43cm" svg:viewBox="0 0 497 509" draw:points="0,0 497,0 497,509 0,509">
          <text:p/>
        </draw:polygon>
        <draw:polyline draw:style-name="gr4" draw:text-style-name="P20" draw:layer="layout" svg:width="0.496cm" svg:height="0.508cm" svg:x="7.482cm" svg:y="6.43cm" svg:viewBox="0 0 497 509" draw:points="249,509 0,509 0,0 497,0 497,509 249,509">
          <text:p/>
        </draw:polyline>
        <draw:polygon draw:style-name="gr7" draw:text-style-name="P20" draw:layer="layout" svg:width="0.496cm" svg:height="0.506cm" svg:x="7.482cm" svg:y="5.924cm" svg:viewBox="0 0 497 507" draw:points="0,0 497,0 497,507 0,507">
          <text:p/>
        </draw:polygon>
        <draw:polyline draw:style-name="gr4" draw:text-style-name="P20" draw:layer="layout" svg:width="0.496cm" svg:height="0.506cm" svg:x="7.482cm" svg:y="5.924cm" svg:viewBox="0 0 497 507" draw:points="249,507 0,507 0,0 497,0 497,507 249,507">
          <text:p/>
        </draw:polyline>
        <draw:polygon draw:style-name="gr59" draw:text-style-name="P20" draw:layer="layout" svg:width="0.499cm" svg:height="0.508cm" svg:x="6.982cm" svg:y="6.43cm" svg:viewBox="0 0 500 509" draw:points="0,0 500,0 500,509 0,509">
          <text:p text:style-name="P2"><text:span text:style-name="T16">T</text:span></text:p>
        </draw:polygon>
        <draw:polyline draw:style-name="gr4" draw:text-style-name="P20" draw:layer="layout" svg:width="0.499cm" svg:height="0.508cm" svg:x="6.982cm" svg:y="6.43cm" svg:viewBox="0 0 500 509" draw:points="250,509 0,509 0,0 500,0 500,509 250,509">
          <text:p/>
        </draw:polyline>
        <draw:polygon draw:style-name="gr59" draw:text-style-name="P20" draw:layer="layout" svg:width="0.499cm" svg:height="0.506cm" svg:x="6.982cm" svg:y="5.924cm" svg:viewBox="0 0 500 507" draw:points="0,0 500,0 500,507 0,507">
          <text:p text:style-name="P2"><text:span text:style-name="T16">T</text:span></text:p>
        </draw:polygon>
        <draw:polyline draw:style-name="gr4" draw:text-style-name="P20" draw:layer="layout" svg:width="0.499cm" svg:height="0.506cm" svg:x="6.982cm" svg:y="5.924cm" svg:viewBox="0 0 500 507" draw:points="250,507 0,507 0,0 500,0 500,507 250,507">
          <text:p/>
        </draw:polyline>
        <draw:polygon draw:style-name="gr59" draw:text-style-name="P20" draw:layer="layout" svg:width="0.496cm" svg:height="0.508cm" svg:x="8.48cm" svg:y="6.43cm" svg:viewBox="0 0 497 509" draw:points="0,0 497,0 497,509 0,509">
          <text:p text:style-name="P2"><text:span text:style-name="T16">F</text:span></text:p>
        </draw:polygon>
        <draw:polyline draw:style-name="gr4" draw:text-style-name="P20" draw:layer="layout" svg:width="0.496cm" svg:height="0.508cm" svg:x="8.48cm" svg:y="6.43cm" svg:viewBox="0 0 497 509" draw:points="249,509 0,509 0,0 497,0 497,509 249,509">
          <text:p/>
        </draw:polyline>
        <draw:polygon draw:style-name="gr7" draw:text-style-name="P20" draw:layer="layout" svg:width="0.496cm" svg:height="0.506cm" svg:x="8.48cm" svg:y="5.924cm" svg:viewBox="0 0 497 507" draw:points="0,0 497,0 497,507 0,507">
          <text:p/>
        </draw:polygon>
        <draw:polyline draw:style-name="gr4" draw:text-style-name="P20" draw:layer="layout" svg:width="0.496cm" svg:height="0.506cm" svg:x="8.48cm" svg:y="5.924cm" svg:viewBox="0 0 497 507" draw:points="249,507 0,507 0,0 497,0 497,507 249,507">
          <text:p/>
        </draw:polyline>
        <draw:polygon draw:style-name="gr59" draw:text-style-name="P20" draw:layer="layout" svg:width="0.499cm" svg:height="0.508cm" svg:x="7.98cm" svg:y="6.43cm" svg:viewBox="0 0 500 509" draw:points="0,0 500,0 500,509 0,509">
          <text:p text:style-name="P2"><text:span text:style-name="T16">T</text:span></text:p>
        </draw:polygon>
        <draw:polyline draw:style-name="gr4" draw:text-style-name="P20" draw:layer="layout" svg:width="0.499cm" svg:height="0.508cm" svg:x="7.98cm" svg:y="6.43cm" svg:viewBox="0 0 500 509" draw:points="250,509 0,509 0,0 500,0 500,509 250,509">
          <text:p/>
        </draw:polyline>
        <draw:polygon draw:style-name="gr59" draw:text-style-name="P20" draw:layer="layout" svg:width="0.499cm" svg:height="0.506cm" svg:x="7.98cm" svg:y="5.924cm" svg:viewBox="0 0 500 507" draw:points="0,0 500,0 500,507 0,507">
          <text:p text:style-name="P2"><text:span text:style-name="T16">T</text:span></text:p>
        </draw:polygon>
        <draw:polyline draw:style-name="gr4" draw:text-style-name="P20" draw:layer="layout" svg:width="0.499cm" svg:height="0.506cm" svg:x="7.98cm" svg:y="5.924cm" svg:viewBox="0 0 500 507" draw:points="250,507 0,507 0,0 500,0 500,507 250,507">
          <text:p/>
        </draw:polyline>
        <draw:polygon draw:style-name="gr7" draw:text-style-name="P20" draw:layer="layout" svg:width="0.496cm" svg:height="0.508cm" svg:x="9.477cm" svg:y="5.415cm" svg:viewBox="0 0 497 509" draw:points="0,0 497,0 497,509 0,509">
          <text:p/>
        </draw:polygon>
        <draw:polyline draw:style-name="gr4" draw:text-style-name="P20" draw:layer="layout" svg:width="0.496cm" svg:height="0.508cm" svg:x="9.477cm" svg:y="5.415cm" svg:viewBox="0 0 497 509" draw:points="249,509 0,509 0,0 497,0 497,509 249,509">
          <text:p/>
        </draw:polyline>
        <draw:polygon draw:style-name="gr59" draw:text-style-name="P20" draw:layer="layout" svg:width="0.496cm" svg:height="0.506cm" svg:x="9.477cm" svg:y="4.908cm" svg:viewBox="0 0 497 507" draw:points="0,0 497,0 497,507 0,507">
          <text:p text:style-name="P2"><text:span text:style-name="T16">T</text:span></text:p>
        </draw:polygon>
        <draw:polyline draw:style-name="gr4" draw:text-style-name="P20" draw:layer="layout" svg:width="0.496cm" svg:height="0.506cm" svg:x="9.477cm" svg:y="4.908cm" svg:viewBox="0 0 497 507" draw:points="249,507 0,507 0,0 497,0 497,507 249,507">
          <text:p/>
        </draw:polyline>
        <draw:polygon draw:style-name="gr60" draw:text-style-name="P20" draw:layer="layout" svg:width="0.499cm" svg:height="0.508cm" svg:x="8.977cm" svg:y="5.415cm" svg:viewBox="0 0 500 509" draw:points="0,0 500,0 500,509 0,509">
          <text:p text:style-name="P2"><text:span text:style-name="T16">2</text:span></text:p>
        </draw:polygon>
        <draw:polyline draw:style-name="gr4" draw:text-style-name="P20" draw:layer="layout" svg:width="0.499cm" svg:height="0.508cm" svg:x="8.977cm" svg:y="5.415cm" svg:viewBox="0 0 500 509" draw:points="250,509 0,509 0,0 500,0 500,509 250,509">
          <text:p/>
        </draw:polyline>
        <draw:polygon draw:style-name="gr59" draw:text-style-name="P20" draw:layer="layout" svg:width="0.499cm" svg:height="0.506cm" svg:x="8.977cm" svg:y="4.908cm" svg:viewBox="0 0 500 507" draw:points="0,0 500,0 500,507 0,507">
          <text:p text:style-name="P2"><text:span text:style-name="T16">T</text:span></text:p>
        </draw:polygon>
        <draw:polyline draw:style-name="gr4" draw:text-style-name="P20" draw:layer="layout" svg:width="0.499cm" svg:height="0.506cm" svg:x="8.977cm" svg:y="4.908cm" svg:viewBox="0 0 500 507" draw:points="250,507 0,507 0,0 500,0 500,507 250,507">
          <text:p/>
        </draw:polyline>
        <draw:polygon draw:style-name="gr59" draw:text-style-name="P20" draw:layer="layout" svg:width="0.499cm" svg:height="0.508cm" svg:x="9.975cm" svg:y="5.415cm" svg:viewBox="0 0 500 509" draw:points="0,0 500,0 500,509 0,509">
          <text:p text:style-name="P2"><text:span text:style-name="T16">T</text:span></text:p>
        </draw:polygon>
        <draw:polyline draw:style-name="gr4" draw:text-style-name="P20" draw:layer="layout" svg:width="0.499cm" svg:height="0.508cm" svg:x="9.975cm" svg:y="5.415cm" svg:viewBox="0 0 500 509" draw:points="250,509 0,509 0,0 500,0 500,509 250,509">
          <text:p/>
        </draw:polyline>
        <draw:polygon draw:style-name="gr59" draw:text-style-name="P20" draw:layer="layout" svg:width="0.499cm" svg:height="0.506cm" svg:x="9.975cm" svg:y="4.908cm" svg:viewBox="0 0 500 507" draw:points="0,0 500,0 500,507 0,507">
          <text:p text:style-name="P2"><text:span text:style-name="T16">T</text:span></text:p>
        </draw:polygon>
        <draw:polyline draw:style-name="gr4" draw:text-style-name="P20" draw:layer="layout" svg:width="0.499cm" svg:height="0.506cm" svg:x="9.975cm" svg:y="4.908cm" svg:viewBox="0 0 500 507" draw:points="250,507 0,507 0,0 500,0 500,507 250,507">
          <text:p/>
        </draw:polyline>
        <draw:polygon draw:style-name="gr7" draw:text-style-name="P20" draw:layer="layout" svg:width="0.496cm" svg:height="0.508cm" svg:x="9.477cm" svg:y="6.43cm" svg:viewBox="0 0 497 509" draw:points="0,0 497,0 497,509 0,509">
          <text:p/>
        </draw:polygon>
        <draw:polyline draw:style-name="gr4" draw:text-style-name="P20" draw:layer="layout" svg:width="0.496cm" svg:height="0.508cm" svg:x="9.477cm" svg:y="6.43cm" svg:viewBox="0 0 497 509" draw:points="249,509 0,509 0,0 497,0 497,509 249,509">
          <text:p/>
        </draw:polyline>
        <draw:polygon draw:style-name="gr7" draw:text-style-name="P20" draw:layer="layout" svg:width="0.496cm" svg:height="0.506cm" svg:x="9.477cm" svg:y="5.924cm" svg:viewBox="0 0 497 507" draw:points="0,0 497,0 497,507 0,507">
          <text:p/>
        </draw:polygon>
        <draw:polyline draw:style-name="gr4" draw:text-style-name="P20" draw:layer="layout" svg:width="0.496cm" svg:height="0.506cm" svg:x="9.477cm" svg:y="5.924cm" svg:viewBox="0 0 497 507" draw:points="249,507 0,507 0,0 497,0 497,507 249,507">
          <text:p/>
        </draw:polyline>
        <draw:polygon draw:style-name="gr59" draw:text-style-name="P20" draw:layer="layout" svg:width="0.499cm" svg:height="0.508cm" svg:x="8.977cm" svg:y="6.43cm" svg:viewBox="0 0 500 509" draw:points="0,0 500,0 500,509 0,509">
          <text:p text:style-name="P2"><text:span text:style-name="T16">T</text:span></text:p>
        </draw:polygon>
        <draw:polyline draw:style-name="gr4" draw:text-style-name="P20" draw:layer="layout" svg:width="0.499cm" svg:height="0.508cm" svg:x="8.977cm" svg:y="6.43cm" svg:viewBox="0 0 500 509" draw:points="250,509 0,509 0,0 500,0 500,509 250,509">
          <text:p/>
        </draw:polyline>
        <draw:polygon draw:style-name="gr59" draw:text-style-name="P20" draw:layer="layout" svg:width="0.499cm" svg:height="0.506cm" svg:x="8.977cm" svg:y="5.924cm" svg:viewBox="0 0 500 507" draw:points="0,0 500,0 500,507 0,507">
          <text:p text:style-name="P2"><text:span text:style-name="T16">T</text:span></text:p>
        </draw:polygon>
        <draw:polyline draw:style-name="gr4" draw:text-style-name="P20" draw:layer="layout" svg:width="0.499cm" svg:height="0.506cm" svg:x="8.977cm" svg:y="5.924cm" svg:viewBox="0 0 500 507" draw:points="250,507 0,507 0,0 500,0 500,507 250,507">
          <text:p/>
        </draw:polyline>
        <draw:polygon draw:style-name="gr59" draw:text-style-name="P20" draw:layer="layout" svg:width="0.499cm" svg:height="0.508cm" svg:x="9.975cm" svg:y="6.43cm" svg:viewBox="0 0 500 509" draw:points="0,0 500,0 500,509 0,509">
          <text:p text:style-name="P2"><text:span text:style-name="T16">T</text:span></text:p>
        </draw:polygon>
        <draw:polyline draw:style-name="gr4" draw:text-style-name="P20" draw:layer="layout" svg:width="0.499cm" svg:height="0.508cm" svg:x="9.975cm" svg:y="6.43cm" svg:viewBox="0 0 500 509" draw:points="250,509 0,509 0,0 500,0 500,509 250,509">
          <text:p/>
        </draw:polyline>
        <draw:polygon draw:style-name="gr59" draw:text-style-name="P20" draw:layer="layout" svg:width="0.499cm" svg:height="0.506cm" svg:x="9.975cm" svg:y="5.924cm" svg:viewBox="0 0 500 507" draw:points="0,0 500,0 500,507 0,507">
          <text:p text:style-name="P2"><text:span text:style-name="T16">T</text:span></text:p>
        </draw:polygon>
        <draw:polyline draw:style-name="gr4" draw:text-style-name="P20" draw:layer="layout" svg:width="0.499cm" svg:height="0.506cm" svg:x="9.975cm" svg:y="5.924cm" svg:viewBox="0 0 500 507" draw:points="250,507 0,507 0,0 500,0 500,507 250,507">
          <text:p/>
        </draw:polyline>
        <draw:polygon draw:style-name="gr59" draw:text-style-name="P20" draw:layer="layout" svg:width="0.496cm" svg:height="0.508cm" svg:x="7.482cm" svg:y="6.939cm" svg:viewBox="0 0 497 509" draw:points="0,0 497,0 497,509 0,509">
          <text:p text:style-name="P2"><text:span text:style-name="T16">T</text:span></text:p>
        </draw:polygon>
        <draw:polyline draw:style-name="gr4" draw:text-style-name="P20" draw:layer="layout" svg:width="0.496cm" svg:height="0.508cm" svg:x="7.482cm" svg:y="6.939cm" svg:viewBox="0 0 497 509" draw:points="249,509 0,509 0,0 497,0 497,509 249,509">
          <text:p/>
        </draw:polyline>
        <draw:polygon draw:style-name="gr59" draw:text-style-name="P21" draw:layer="layout" svg:width="0.499cm" svg:height="0.508cm" svg:x="6.982cm" svg:y="6.939cm" svg:viewBox="0 0 500 509" draw:points="0,0 500,0 500,509 0,509">
          <text:p text:style-name="P2"><text:span text:style-name="T17">T</text:span></text:p>
        </draw:polygon>
        <draw:polyline draw:style-name="gr4" draw:text-style-name="P20" draw:layer="layout" svg:width="0.499cm" svg:height="0.508cm" svg:x="6.982cm" svg:y="6.939cm" svg:viewBox="0 0 500 509" draw:points="250,509 0,509 0,0 500,0 500,509 250,509">
          <text:p/>
        </draw:polyline>
        <draw:polygon draw:style-name="gr59" draw:text-style-name="P20" draw:layer="layout" svg:width="0.496cm" svg:height="0.508cm" svg:x="8.48cm" svg:y="6.939cm" svg:viewBox="0 0 497 509" draw:points="0,0 497,0 497,509 0,509">
          <text:p text:style-name="P2"><text:span text:style-name="T16">T</text:span></text:p>
        </draw:polygon>
        <draw:polyline draw:style-name="gr4" draw:text-style-name="P20" draw:layer="layout" svg:width="0.496cm" svg:height="0.508cm" svg:x="8.48cm" svg:y="6.939cm" svg:viewBox="0 0 497 509" draw:points="249,509 0,509 0,0 497,0 497,509 249,509">
          <text:p/>
        </draw:polyline>
        <draw:polygon draw:style-name="gr59" draw:text-style-name="P20" draw:layer="layout" svg:width="0.499cm" svg:height="0.508cm" svg:x="7.98cm" svg:y="6.939cm" svg:viewBox="0 0 500 509" draw:points="0,0 500,0 500,509 0,509">
          <text:p text:style-name="P2"><text:span text:style-name="T16">T</text:span></text:p>
        </draw:polygon>
        <draw:polyline draw:style-name="gr4" draw:text-style-name="P20" draw:layer="layout" svg:width="0.499cm" svg:height="0.508cm" svg:x="7.98cm" svg:y="6.939cm" svg:viewBox="0 0 500 509" draw:points="250,509 0,509 0,0 500,0 500,509 250,509">
          <text:p/>
        </draw:polyline>
        <draw:polygon draw:style-name="gr59" draw:text-style-name="P20" draw:layer="layout" svg:width="0.496cm" svg:height="0.508cm" svg:x="9.477cm" svg:y="6.939cm" svg:viewBox="0 0 497 509" draw:points="0,0 497,0 497,509 0,509">
          <text:p text:style-name="P2"><text:span text:style-name="T16">T</text:span></text:p>
        </draw:polygon>
        <draw:polyline draw:style-name="gr4" draw:text-style-name="P20" draw:layer="layout" svg:width="0.496cm" svg:height="0.508cm" svg:x="9.477cm" svg:y="6.939cm" svg:viewBox="0 0 497 509" draw:points="249,509 0,509 0,0 497,0 497,509 249,509">
          <text:p/>
        </draw:polyline>
        <draw:polygon draw:style-name="gr7" draw:text-style-name="P20" draw:layer="layout" svg:width="0.499cm" svg:height="0.508cm" svg:x="8.977cm" svg:y="6.939cm" svg:viewBox="0 0 500 509" draw:points="0,0 500,0 500,509 0,509">
          <text:p/>
        </draw:polygon>
        <draw:polyline draw:style-name="gr61" draw:text-style-name="P20" draw:layer="layout" svg:width="0.499cm" svg:height="0.508cm" svg:x="8.977cm" svg:y="6.939cm" svg:viewBox="0 0 500 509" draw:points="250,509 0,509 0,0 500,0 500,509 250,509">
          <text:p text:style-name="P2"><text:span text:style-name="T16">T</text:span></text:p>
        </draw:polyline>
        <draw:polygon draw:style-name="gr59" draw:text-style-name="P20" draw:layer="layout" svg:width="0.499cm" svg:height="0.508cm" svg:x="9.975cm" svg:y="6.939cm" svg:viewBox="0 0 500 509" draw:points="0,0 500,0 500,509 0,509">
          <text:p text:style-name="P2"><text:span text:style-name="T16">T</text:span></text:p>
        </draw:polygon>
        <draw:polyline draw:style-name="gr4" draw:text-style-name="P20" draw:layer="layout" svg:width="0.499cm" svg:height="0.508cm" svg:x="9.975cm" svg:y="6.939cm" svg:viewBox="0 0 500 509" draw:points="250,509 0,509 0,0 500,0 500,509 250,509">
          <text:p/>
        </draw:polyline>
        <draw:rect draw:style-name="gr58" draw:text-style-name="P2" draw:layer="layout" svg:width="5.08cm" svg:height="2.54cm" svg:x="10.538cm" svg:y="4.941cm">
          <text:p/>
        </draw:rect>
        <draw:frame draw:style-name="gr62" draw:text-style-name="P2" draw:layer="layout" svg:width="1.495cm" svg:height="1.522cm" svg:x="12.348cm" svg:y="5.463cm">
          <draw:image xlink:href="Pictures/200000CF000005F80000061325BFEEED.svm" xlink:type="simple" xlink:show="embed" xlink:actuate="onLoad">
            <text:p/>
          </draw:image>
        </draw:frame>
        <draw:polygon draw:style-name="gr7" draw:text-style-name="P20" draw:layer="layout" svg:width="0.496cm" svg:height="0.508cm" svg:x="8.941cm" svg:y="9.439cm" svg:viewBox="0 0 497 509" draw:points="0,0 497,0 497,509 0,509">
          <text:p/>
        </draw:polygon>
        <draw:polyline draw:style-name="gr63" draw:text-style-name="P20" draw:layer="layout" svg:width="0.496cm" svg:height="0.508cm" svg:x="8.941cm" svg:y="9.439cm" svg:viewBox="0 0 497 509" draw:points="249,509 0,509 0,0 497,0 497,509 249,509">
          <text:p/>
        </draw:polyline>
        <draw:polygon draw:style-name="gr64" draw:text-style-name="P20" draw:layer="layout" svg:width="0.496cm" svg:height="0.506cm" svg:x="8.941cm" svg:y="8.932cm" svg:viewBox="0 0 497 507" draw:points="0,0 497,0 497,507 0,507">
          <text:p text:style-name="P2"><text:span text:style-name="T16">T</text:span></text:p>
        </draw:polygon>
        <draw:polyline draw:style-name="gr65" draw:text-style-name="P20" draw:layer="layout" svg:width="0.496cm" svg:height="0.506cm" svg:x="8.941cm" svg:y="8.932cm" svg:viewBox="0 0 497 507" draw:points="249,507 0,507 0,0 497,0 497,507 249,507">
          <text:p/>
        </draw:polyline>
        <draw:polygon draw:style-name="gr64" draw:text-style-name="P20" draw:layer="layout" svg:width="0.499cm" svg:height="0.508cm" svg:x="8.441cm" svg:y="9.439cm" svg:viewBox="0 0 500 509" draw:points="0,0 500,0 500,509 0,509">
          <text:p text:style-name="P2"><text:span text:style-name="T16">T</text:span></text:p>
        </draw:polygon>
        <draw:polyline draw:style-name="gr65" draw:text-style-name="P20" draw:layer="layout" svg:width="0.499cm" svg:height="0.508cm" svg:x="8.441cm" svg:y="9.439cm" svg:viewBox="0 0 500 509" draw:points="250,509 0,509 0,0 500,0 500,509 250,509">
          <text:p/>
        </draw:polyline>
        <draw:polygon draw:style-name="gr64" draw:text-style-name="P20" draw:layer="layout" svg:width="0.499cm" svg:height="0.506cm" svg:x="8.441cm" svg:y="8.932cm" svg:viewBox="0 0 500 507" draw:points="0,0 500,0 500,507 0,507">
          <text:p text:style-name="P2"><text:span text:style-name="T16">T</text:span></text:p>
        </draw:polygon>
        <draw:polyline draw:style-name="gr65" draw:text-style-name="P20" draw:layer="layout" svg:width="0.499cm" svg:height="0.506cm" svg:x="8.441cm" svg:y="8.932cm" svg:viewBox="0 0 500 507" draw:points="250,507 0,507 0,0 500,0 500,507 250,507">
          <text:p/>
        </draw:polyline>
        <draw:polygon draw:style-name="gr7" draw:text-style-name="P20" draw:layer="layout" svg:width="0.496cm" svg:height="0.508cm" svg:x="9.939cm" svg:y="9.439cm" svg:viewBox="0 0 497 509" draw:points="0,0 497,0 497,509 0,509">
          <text:p/>
        </draw:polygon>
        <draw:polyline draw:style-name="gr63" draw:text-style-name="P20" draw:layer="layout" svg:width="0.496cm" svg:height="0.508cm" svg:x="9.939cm" svg:y="9.439cm" svg:viewBox="0 0 497 509" draw:points="249,509 0,509 0,0 497,0 497,509 249,509">
          <text:p/>
        </draw:polyline>
        <draw:polygon draw:style-name="gr64" draw:text-style-name="P20" draw:layer="layout" svg:width="0.496cm" svg:height="0.506cm" svg:x="9.939cm" svg:y="8.932cm" svg:viewBox="0 0 497 507" draw:points="0,0 497,0 497,507 0,507">
          <text:p text:style-name="P2"><text:span text:style-name="T16">T</text:span></text:p>
        </draw:polygon>
        <draw:polyline draw:style-name="gr65" draw:text-style-name="P20" draw:layer="layout" svg:width="0.496cm" svg:height="0.506cm" svg:x="9.939cm" svg:y="8.932cm" svg:viewBox="0 0 497 507" draw:points="249,507 0,507 0,0 497,0 497,507 249,507">
          <text:p/>
        </draw:polyline>
        <draw:polygon draw:style-name="gr7" draw:text-style-name="P20" draw:layer="layout" svg:width="0.499cm" svg:height="0.508cm" svg:x="9.439cm" svg:y="9.439cm" svg:viewBox="0 0 500 509" draw:points="0,0 500,0 500,509 0,509">
          <text:p/>
        </draw:polygon>
        <draw:polyline draw:style-name="gr63" draw:text-style-name="P20" draw:layer="layout" svg:width="0.499cm" svg:height="0.508cm" svg:x="9.439cm" svg:y="9.439cm" svg:viewBox="0 0 500 509" draw:points="250,509 0,509 0,0 500,0 500,509 250,509">
          <text:p/>
        </draw:polyline>
        <draw:polygon draw:style-name="gr64" draw:text-style-name="P20" draw:layer="layout" svg:width="0.499cm" svg:height="0.506cm" svg:x="9.439cm" svg:y="8.932cm" svg:viewBox="0 0 500 507" draw:points="0,0 500,0 500,507 0,507">
          <text:p text:style-name="P2"><text:span text:style-name="T16">T</text:span></text:p>
        </draw:polygon>
        <draw:polyline draw:style-name="gr65" draw:text-style-name="P20" draw:layer="layout" svg:width="0.499cm" svg:height="0.506cm" svg:x="9.439cm" svg:y="8.932cm" svg:viewBox="0 0 500 507" draw:points="250,507 0,507 0,0 500,0 500,507 250,507">
          <text:p/>
        </draw:polyline>
        <draw:polygon draw:style-name="gr7" draw:text-style-name="P20" draw:layer="layout" svg:width="0.496cm" svg:height="0.508cm" svg:x="8.941cm" svg:y="10.454cm" svg:viewBox="0 0 497 509" draw:points="0,0 497,0 497,509 0,509">
          <text:p/>
        </draw:polygon>
        <draw:polyline draw:style-name="gr63" draw:text-style-name="P20" draw:layer="layout" svg:width="0.496cm" svg:height="0.508cm" svg:x="8.941cm" svg:y="10.454cm" svg:viewBox="0 0 497 509" draw:points="249,509 0,509 0,0 497,0 497,509 249,509">
          <text:p/>
        </draw:polyline>
        <draw:polygon draw:style-name="gr7" draw:text-style-name="P20" draw:layer="layout" svg:width="0.496cm" svg:height="0.506cm" svg:x="8.941cm" svg:y="9.948cm" svg:viewBox="0 0 497 507" draw:points="0,0 497,0 497,507 0,507">
          <text:p/>
        </draw:polygon>
        <draw:polyline draw:style-name="gr63" draw:text-style-name="P20" draw:layer="layout" svg:width="0.496cm" svg:height="0.506cm" svg:x="8.941cm" svg:y="9.948cm" svg:viewBox="0 0 497 507" draw:points="249,507 0,507 0,0 497,0 497,507 249,507">
          <text:p/>
        </draw:polyline>
        <draw:polygon draw:style-name="gr64" draw:text-style-name="P20" draw:layer="layout" svg:width="0.499cm" svg:height="0.508cm" svg:x="8.441cm" svg:y="10.454cm" svg:viewBox="0 0 500 509" draw:points="0,0 500,0 500,509 0,509">
          <text:p text:style-name="P2"><text:span text:style-name="T16">T</text:span></text:p>
        </draw:polygon>
        <draw:polyline draw:style-name="gr65" draw:text-style-name="P20" draw:layer="layout" svg:width="0.499cm" svg:height="0.508cm" svg:x="8.441cm" svg:y="10.454cm" svg:viewBox="0 0 500 509" draw:points="250,509 0,509 0,0 500,0 500,509 250,509">
          <text:p/>
        </draw:polyline>
        <draw:polygon draw:style-name="gr64" draw:text-style-name="P20" draw:layer="layout" svg:width="0.499cm" svg:height="0.506cm" svg:x="8.441cm" svg:y="9.948cm" svg:viewBox="0 0 500 507" draw:points="0,0 500,0 500,507 0,507">
          <text:p text:style-name="P2"><text:span text:style-name="T16">T</text:span></text:p>
        </draw:polygon>
        <draw:polyline draw:style-name="gr65" draw:text-style-name="P20" draw:layer="layout" svg:width="0.499cm" svg:height="0.506cm" svg:x="8.441cm" svg:y="9.948cm" svg:viewBox="0 0 500 507" draw:points="250,507 0,507 0,0 500,0 500,507 250,507">
          <text:p/>
        </draw:polyline>
        <draw:polygon draw:style-name="gr7" draw:text-style-name="P20" draw:layer="layout" svg:width="0.496cm" svg:height="0.508cm" svg:x="9.939cm" svg:y="10.454cm" svg:viewBox="0 0 497 509" draw:points="0,0 497,0 497,509 0,509">
          <text:p/>
        </draw:polygon>
        <draw:polyline draw:style-name="gr63" draw:text-style-name="P20" draw:layer="layout" svg:width="0.496cm" svg:height="0.508cm" svg:x="9.939cm" svg:y="10.454cm" svg:viewBox="0 0 497 509" draw:points="249,509 0,509 0,0 497,0 497,509 249,509">
          <text:p/>
        </draw:polyline>
        <draw:polygon draw:style-name="gr64" draw:text-style-name="P20" draw:layer="layout" svg:width="0.496cm" svg:height="0.506cm" svg:x="9.939cm" svg:y="9.948cm" svg:viewBox="0 0 497 507" draw:points="0,0 497,0 497,507 0,507">
          <text:p text:style-name="P2"><text:span text:style-name="T16">T</text:span></text:p>
        </draw:polygon>
        <draw:polyline draw:style-name="gr63" draw:text-style-name="P20" draw:layer="layout" svg:width="0.496cm" svg:height="0.506cm" svg:x="9.939cm" svg:y="9.948cm" svg:viewBox="0 0 497 507" draw:points="249,507 0,507 0,0 497,0 497,507 249,507">
          <text:p/>
        </draw:polyline>
        <draw:polygon draw:style-name="gr64" draw:text-style-name="P20" draw:layer="layout" svg:width="0.499cm" svg:height="0.508cm" svg:x="9.439cm" svg:y="10.454cm" svg:viewBox="0 0 500 509" draw:points="0,0 500,0 500,509 0,509">
          <text:p text:style-name="P2"><text:span text:style-name="T16">T</text:span></text:p>
        </draw:polygon>
        <draw:polyline draw:style-name="gr63" draw:text-style-name="P20" draw:layer="layout" svg:width="0.499cm" svg:height="0.508cm" svg:x="9.439cm" svg:y="10.454cm" svg:viewBox="0 0 500 509" draw:points="250,509 0,509 0,0 500,0 500,509 250,509">
          <text:p/>
        </draw:polyline>
        <draw:polygon draw:style-name="gr7" draw:text-style-name="P20" draw:layer="layout" svg:width="0.499cm" svg:height="0.506cm" svg:x="9.439cm" svg:y="9.948cm" svg:viewBox="0 0 500 507" draw:points="0,0 500,0 500,507 0,507">
          <text:p/>
        </draw:polygon>
        <draw:polyline draw:style-name="gr63" draw:text-style-name="P20" draw:layer="layout" svg:width="0.499cm" svg:height="0.506cm" svg:x="9.439cm" svg:y="9.948cm" svg:viewBox="0 0 500 507" draw:points="250,507 0,507 0,0 500,0 500,507 250,507">
          <text:p/>
        </draw:polyline>
        <draw:polygon draw:style-name="gr7" draw:text-style-name="P20" draw:layer="layout" svg:width="0.496cm" svg:height="0.508cm" svg:x="10.936cm" svg:y="9.439cm" svg:viewBox="0 0 497 509" draw:points="0,0 497,0 497,509 0,509">
          <text:p/>
        </draw:polygon>
        <draw:polyline draw:style-name="gr63" draw:text-style-name="P20" draw:layer="layout" svg:width="0.496cm" svg:height="0.508cm" svg:x="10.936cm" svg:y="9.439cm" svg:viewBox="0 0 497 509" draw:points="249,509 0,509 0,0 497,0 497,509 249,509">
          <text:p/>
        </draw:polyline>
        <draw:polygon draw:style-name="gr64" draw:text-style-name="P20" draw:layer="layout" svg:width="0.496cm" svg:height="0.506cm" svg:x="10.936cm" svg:y="8.932cm" svg:viewBox="0 0 497 507" draw:points="0,0 497,0 497,507 0,507">
          <text:p text:style-name="P2"><text:span text:style-name="T16">T</text:span></text:p>
        </draw:polygon>
        <draw:polyline draw:style-name="gr65" draw:text-style-name="P20" draw:layer="layout" svg:width="0.496cm" svg:height="0.506cm" svg:x="10.936cm" svg:y="8.932cm" svg:viewBox="0 0 497 507" draw:points="249,507 0,507 0,0 497,0 497,507 249,507">
          <text:p/>
        </draw:polyline>
        <draw:polygon draw:style-name="gr7" draw:text-style-name="P20" draw:layer="layout" svg:width="0.499cm" svg:height="0.508cm" svg:x="10.436cm" svg:y="9.439cm" svg:viewBox="0 0 500 509" draw:points="0,0 500,0 500,509 0,509">
          <text:p/>
        </draw:polygon>
        <draw:polyline draw:style-name="gr63" draw:text-style-name="P20" draw:layer="layout" svg:width="0.499cm" svg:height="0.508cm" svg:x="10.436cm" svg:y="9.439cm" svg:viewBox="0 0 500 509" draw:points="250,509 0,509 0,0 500,0 500,509 250,509">
          <text:p/>
        </draw:polyline>
        <draw:polygon draw:style-name="gr64" draw:text-style-name="P20" draw:layer="layout" svg:width="0.499cm" svg:height="0.506cm" svg:x="10.436cm" svg:y="8.932cm" svg:viewBox="0 0 500 507" draw:points="0,0 500,0 500,507 0,507">
          <text:p text:style-name="P2"><text:span text:style-name="T16">T</text:span></text:p>
        </draw:polygon>
        <draw:polyline draw:style-name="gr65" draw:text-style-name="P20" draw:layer="layout" svg:width="0.499cm" svg:height="0.506cm" svg:x="10.436cm" svg:y="8.932cm" svg:viewBox="0 0 500 507" draw:points="250,507 0,507 0,0 500,0 500,507 250,507">
          <text:p/>
        </draw:polyline>
        <draw:polygon draw:style-name="gr64" draw:text-style-name="P20" draw:layer="layout" svg:width="0.499cm" svg:height="0.508cm" svg:x="11.434cm" svg:y="9.439cm" svg:viewBox="0 0 500 509" draw:points="0,0 500,0 500,509 0,509">
          <text:p text:style-name="P2"><text:span text:style-name="T16">T</text:span></text:p>
        </draw:polygon>
        <draw:polyline draw:style-name="gr63" draw:text-style-name="P20" draw:layer="layout" svg:width="0.499cm" svg:height="0.508cm" svg:x="11.434cm" svg:y="9.439cm" svg:viewBox="0 0 500 509" draw:points="250,509 0,509 0,0 500,0 500,509 250,509">
          <text:p/>
        </draw:polyline>
        <draw:polygon draw:style-name="gr64" draw:text-style-name="P20" draw:layer="layout" svg:width="0.499cm" svg:height="0.506cm" svg:x="11.434cm" svg:y="8.932cm" svg:viewBox="0 0 500 507" draw:points="0,0 500,0 500,507 0,507">
          <text:p text:style-name="P2"><text:span text:style-name="T16">T</text:span></text:p>
        </draw:polygon>
        <draw:polyline draw:style-name="gr65" draw:text-style-name="P20" draw:layer="layout" svg:width="0.499cm" svg:height="0.506cm" svg:x="11.434cm" svg:y="8.932cm" svg:viewBox="0 0 500 507" draw:points="250,507 0,507 0,0 500,0 500,507 250,507">
          <text:p/>
        </draw:polyline>
        <draw:polygon draw:style-name="gr7" draw:text-style-name="P20" draw:layer="layout" svg:width="0.496cm" svg:height="0.508cm" svg:x="10.936cm" svg:y="10.454cm" svg:viewBox="0 0 497 509" draw:points="0,0 497,0 497,509 0,509">
          <text:p/>
        </draw:polygon>
        <draw:polyline draw:style-name="gr63" draw:text-style-name="P20" draw:layer="layout" svg:width="0.496cm" svg:height="0.508cm" svg:x="10.936cm" svg:y="10.454cm" svg:viewBox="0 0 497 509" draw:points="249,509 0,509 0,0 497,0 497,509 249,509">
          <text:p/>
        </draw:polyline>
        <draw:polygon draw:style-name="gr64" draw:text-style-name="P20" draw:layer="layout" svg:width="0.496cm" svg:height="0.506cm" svg:x="10.936cm" svg:y="9.948cm" svg:viewBox="0 0 497 507" draw:points="0,0 497,0 497,507 0,507">
          <text:p text:style-name="P2"><text:span text:style-name="T16">T</text:span></text:p>
        </draw:polygon>
        <draw:polyline draw:style-name="gr63" draw:text-style-name="P20" draw:layer="layout" svg:width="0.496cm" svg:height="0.506cm" svg:x="10.936cm" svg:y="9.948cm" svg:viewBox="0 0 497 507" draw:points="249,507 0,507 0,0 497,0 497,507 249,507">
          <text:p/>
        </draw:polyline>
        <draw:polygon draw:style-name="gr7" draw:text-style-name="P20" draw:layer="layout" svg:width="0.499cm" svg:height="0.508cm" svg:x="10.436cm" svg:y="10.454cm" svg:viewBox="0 0 500 509" draw:points="0,0 500,0 500,509 0,509">
          <text:p/>
        </draw:polygon>
        <draw:polyline draw:style-name="gr63" draw:text-style-name="P20" draw:layer="layout" svg:width="0.499cm" svg:height="0.508cm" svg:x="10.436cm" svg:y="10.454cm" svg:viewBox="0 0 500 509" draw:points="250,509 0,509 0,0 500,0 500,509 250,509">
          <text:p/>
        </draw:polyline>
        <draw:polygon draw:style-name="gr7" draw:text-style-name="P20" draw:layer="layout" svg:width="0.499cm" svg:height="0.506cm" svg:x="10.436cm" svg:y="9.948cm" svg:viewBox="0 0 500 507" draw:points="0,0 500,0 500,507 0,507">
          <text:p/>
        </draw:polygon>
        <draw:polyline draw:style-name="gr63" draw:text-style-name="P20" draw:layer="layout" svg:width="0.499cm" svg:height="0.506cm" svg:x="10.436cm" svg:y="9.948cm" svg:viewBox="0 0 500 507" draw:points="250,507 0,507 0,0 500,0 500,507 250,507">
          <text:p/>
        </draw:polyline>
        <draw:polygon draw:style-name="gr7" draw:text-style-name="P20" draw:layer="layout" svg:width="0.499cm" svg:height="0.508cm" svg:x="11.434cm" svg:y="10.454cm" svg:viewBox="0 0 500 509" draw:points="0,0 500,0 500,509 0,509">
          <text:p/>
        </draw:polygon>
        <draw:polyline draw:style-name="gr63" draw:text-style-name="P20" draw:layer="layout" svg:width="0.499cm" svg:height="0.508cm" svg:x="11.434cm" svg:y="10.454cm" svg:viewBox="0 0 500 509" draw:points="250,509 0,509 0,0 500,0 500,509 250,509">
          <text:p/>
        </draw:polyline>
        <draw:polygon draw:style-name="gr64" draw:text-style-name="P20" draw:layer="layout" svg:width="0.499cm" svg:height="0.506cm" svg:x="11.434cm" svg:y="9.948cm" svg:viewBox="0 0 500 507" draw:points="0,0 500,0 500,507 0,507">
          <text:p text:style-name="P2"><text:span text:style-name="T16">T</text:span></text:p>
        </draw:polygon>
        <draw:polyline draw:style-name="gr63" draw:text-style-name="P20" draw:layer="layout" svg:width="0.499cm" svg:height="0.506cm" svg:x="11.434cm" svg:y="9.948cm" svg:viewBox="0 0 500 507" draw:points="250,507 0,507 0,0 500,0 500,507 250,507">
          <text:p/>
        </draw:polyline>
        <draw:polygon draw:style-name="gr7" draw:text-style-name="P20" draw:layer="layout" svg:width="0.496cm" svg:height="0.508cm" svg:x="8.941cm" svg:y="10.963cm" svg:viewBox="0 0 497 509" draw:points="0,0 497,0 497,509 0,509">
          <text:p/>
        </draw:polygon>
        <draw:polyline draw:style-name="gr63" draw:text-style-name="P20" draw:layer="layout" svg:width="0.496cm" svg:height="0.508cm" svg:x="8.941cm" svg:y="10.963cm" svg:viewBox="0 0 497 509" draw:points="249,509 0,509 0,0 497,0 497,509 249,509">
          <text:p/>
        </draw:polyline>
        <draw:polygon draw:style-name="gr64" draw:text-style-name="P21" draw:layer="layout" svg:width="0.499cm" svg:height="0.508cm" svg:x="8.441cm" svg:y="10.963cm" svg:viewBox="0 0 500 509" draw:points="0,0 500,0 500,509 0,509">
          <text:p text:style-name="P2"><text:span text:style-name="T17">T</text:span></text:p>
        </draw:polygon>
        <draw:polyline draw:style-name="gr65" draw:text-style-name="P20" draw:layer="layout" svg:width="0.499cm" svg:height="0.508cm" svg:x="8.441cm" svg:y="10.963cm" svg:viewBox="0 0 500 509" draw:points="250,509 0,509 0,0 500,0 500,509 250,509">
          <text:p/>
        </draw:polyline>
        <draw:polygon draw:style-name="gr7" draw:text-style-name="P20" draw:layer="layout" svg:width="0.496cm" svg:height="0.508cm" svg:x="9.939cm" svg:y="10.963cm" svg:viewBox="0 0 497 509" draw:points="0,0 497,0 497,509 0,509">
          <text:p/>
        </draw:polygon>
        <draw:polyline draw:style-name="gr63" draw:text-style-name="P20" draw:layer="layout" svg:width="0.496cm" svg:height="0.508cm" svg:x="9.939cm" svg:y="10.963cm" svg:viewBox="0 0 497 509" draw:points="249,509 0,509 0,0 497,0 497,509 249,509">
          <text:p/>
        </draw:polyline>
        <draw:polygon draw:style-name="gr7" draw:text-style-name="P20" draw:layer="layout" svg:width="0.499cm" svg:height="0.508cm" svg:x="9.439cm" svg:y="10.963cm" svg:viewBox="0 0 500 509" draw:points="0,0 500,0 500,509 0,509">
          <text:p/>
        </draw:polygon>
        <draw:polyline draw:style-name="gr63" draw:text-style-name="P20" draw:layer="layout" svg:width="0.499cm" svg:height="0.508cm" svg:x="9.439cm" svg:y="10.963cm" svg:viewBox="0 0 500 509" draw:points="250,509 0,509 0,0 500,0 500,509 250,509">
          <text:p/>
        </draw:polyline>
        <draw:polygon draw:style-name="gr64" draw:text-style-name="P20" draw:layer="layout" svg:width="0.496cm" svg:height="0.508cm" svg:x="10.936cm" svg:y="10.963cm" svg:viewBox="0 0 497 509" draw:points="0,0 497,0 497,509 0,509">
          <text:p text:style-name="P2"><text:span text:style-name="T16">T</text:span></text:p>
        </draw:polygon>
        <draw:polyline draw:style-name="gr63" draw:text-style-name="P20" draw:layer="layout" svg:width="0.496cm" svg:height="0.508cm" svg:x="10.936cm" svg:y="10.963cm" svg:viewBox="0 0 497 509" draw:points="249,509 0,509 0,0 497,0 497,509 249,509">
          <text:p/>
        </draw:polyline>
        <draw:polygon draw:style-name="gr66" draw:text-style-name="P20" draw:layer="layout" svg:width="0.499cm" svg:height="0.508cm" svg:x="10.436cm" svg:y="10.963cm" svg:viewBox="0 0 500 509" draw:points="0,0 500,0 500,509 0,509">
          <text:p/>
        </draw:polygon>
        <draw:polyline draw:style-name="gr67" draw:text-style-name="P20" draw:layer="layout" svg:width="0.499cm" svg:height="0.508cm" svg:x="10.436cm" svg:y="10.963cm" svg:viewBox="0 0 500 509" draw:points="250,509 0,509 0,0 500,0 500,509 250,509">
          <text:p text:style-name="P2"><text:span text:style-name="T16">T</text:span></text:p>
        </draw:polyline>
        <draw:polygon draw:style-name="gr7" draw:text-style-name="P20" draw:layer="layout" svg:width="0.499cm" svg:height="0.508cm" svg:x="11.434cm" svg:y="10.963cm" svg:viewBox="0 0 500 509" draw:points="0,0 500,0 500,509 0,509">
          <text:p/>
        </draw:polygon>
        <draw:polyline draw:style-name="gr63" draw:text-style-name="P20" draw:layer="layout" svg:width="0.499cm" svg:height="0.508cm" svg:x="11.434cm" svg:y="10.963cm" svg:viewBox="0 0 500 509" draw:points="250,509 0,509 0,0 500,0 500,509 250,509">
          <text:p/>
        </draw:polyline>
        <draw:polygon draw:style-name="gr68" draw:text-style-name="P20" draw:layer="layout" svg:width="0.496cm" svg:height="0.508cm" svg:x="11.934cm" svg:y="9.439cm" svg:viewBox="0 0 497 509" draw:points="0,0 497,0 497,509 0,509">
          <text:p text:style-name="P2"><text:span text:style-name="T16">F</text:span></text:p>
        </draw:polygon>
        <draw:polyline draw:style-name="gr69" draw:text-style-name="P20" draw:layer="layout" svg:width="0.496cm" svg:height="0.508cm" svg:x="11.934cm" svg:y="9.439cm" svg:viewBox="0 0 497 509" draw:points="249,509 0,509 0,0 497,0 497,509 249,509">
          <text:p/>
        </draw:polyline>
        <draw:polygon draw:style-name="gr64" draw:text-style-name="P20" draw:layer="layout" svg:width="0.496cm" svg:height="0.506cm" svg:x="11.934cm" svg:y="8.932cm" svg:viewBox="0 0 497 507" draw:points="0,0 497,0 497,507 0,507">
          <text:p text:style-name="P2"><text:span text:style-name="T16">T</text:span></text:p>
        </draw:polygon>
        <draw:polyline draw:style-name="gr65" draw:text-style-name="P20" draw:layer="layout" svg:width="0.496cm" svg:height="0.506cm" svg:x="11.934cm" svg:y="8.932cm" svg:viewBox="0 0 497 507" draw:points="249,507 0,507 0,0 497,0 497,507 249,507">
          <text:p/>
        </draw:polyline>
        <draw:polygon draw:style-name="gr64" draw:text-style-name="P20" draw:layer="layout" svg:width="0.499cm" svg:height="0.508cm" svg:x="12.432cm" svg:y="9.439cm" svg:viewBox="0 0 500 509" draw:points="0,0 500,0 500,509 0,509">
          <text:p text:style-name="P2"><text:span text:style-name="T16">T</text:span></text:p>
        </draw:polygon>
        <draw:polyline draw:style-name="gr65" draw:text-style-name="P20" draw:layer="layout" svg:width="0.499cm" svg:height="0.508cm" svg:x="12.432cm" svg:y="9.439cm" svg:viewBox="0 0 500 509" draw:points="250,509 0,509 0,0 500,0 500,509 250,509">
          <text:p/>
        </draw:polyline>
        <draw:polygon draw:style-name="gr64" draw:text-style-name="P20" draw:layer="layout" svg:width="0.499cm" svg:height="0.506cm" svg:x="12.432cm" svg:y="8.932cm" svg:viewBox="0 0 500 507" draw:points="0,0 500,0 500,507 0,507">
          <text:p text:style-name="P2"><text:span text:style-name="T16">T</text:span></text:p>
        </draw:polygon>
        <draw:polyline draw:style-name="gr65" draw:text-style-name="P20" draw:layer="layout" svg:width="0.499cm" svg:height="0.506cm" svg:x="12.432cm" svg:y="8.932cm" svg:viewBox="0 0 500 507" draw:points="250,507 0,507 0,0 500,0 500,507 250,507">
          <text:p/>
        </draw:polyline>
        <draw:polygon draw:style-name="gr7" draw:text-style-name="P20" draw:layer="layout" svg:width="0.496cm" svg:height="0.508cm" svg:x="11.934cm" svg:y="10.454cm" svg:viewBox="0 0 497 509" draw:points="0,0 497,0 497,509 0,509">
          <text:p/>
        </draw:polygon>
        <draw:polyline draw:style-name="gr63" draw:text-style-name="P20" draw:layer="layout" svg:width="0.496cm" svg:height="0.508cm" svg:x="11.934cm" svg:y="10.454cm" svg:viewBox="0 0 497 509" draw:points="249,509 0,509 0,0 497,0 497,509 249,509">
          <text:p/>
        </draw:polyline>
        <draw:polygon draw:style-name="gr7" draw:text-style-name="P20" draw:layer="layout" svg:width="0.496cm" svg:height="0.506cm" svg:x="11.934cm" svg:y="9.948cm" svg:viewBox="0 0 497 507" draw:points="0,0 497,0 497,507 0,507">
          <text:p/>
        </draw:polygon>
        <draw:polyline draw:style-name="gr63" draw:text-style-name="P20" draw:layer="layout" svg:width="0.496cm" svg:height="0.506cm" svg:x="11.934cm" svg:y="9.948cm" svg:viewBox="0 0 497 507" draw:points="249,507 0,507 0,0 497,0 497,507 249,507">
          <text:p/>
        </draw:polyline>
        <draw:polygon draw:style-name="gr64" draw:text-style-name="P20" draw:layer="layout" svg:width="0.499cm" svg:height="0.508cm" svg:x="12.432cm" svg:y="10.454cm" svg:viewBox="0 0 500 509" draw:points="0,0 500,0 500,509 0,509">
          <text:p text:style-name="P2"><text:span text:style-name="T16">T</text:span></text:p>
        </draw:polygon>
        <draw:polyline draw:style-name="gr65" draw:text-style-name="P20" draw:layer="layout" svg:width="0.499cm" svg:height="0.508cm" svg:x="12.432cm" svg:y="10.454cm" svg:viewBox="0 0 500 509" draw:points="250,509 0,509 0,0 500,0 500,509 250,509">
          <text:p/>
        </draw:polyline>
        <draw:polygon draw:style-name="gr64" draw:text-style-name="P20" draw:layer="layout" svg:width="0.499cm" svg:height="0.506cm" svg:x="12.432cm" svg:y="9.948cm" svg:viewBox="0 0 500 507" draw:points="0,0 500,0 500,507 0,507">
          <text:p text:style-name="P2"><text:span text:style-name="T16">T</text:span></text:p>
        </draw:polygon>
        <draw:polyline draw:style-name="gr65" draw:text-style-name="P20" draw:layer="layout" svg:width="0.499cm" svg:height="0.506cm" svg:x="12.432cm" svg:y="9.948cm" svg:viewBox="0 0 500 507" draw:points="250,507 0,507 0,0 500,0 500,507 250,507">
          <text:p/>
        </draw:polyline>
        <draw:polygon draw:style-name="gr7" draw:text-style-name="P20" draw:layer="layout" svg:width="0.496cm" svg:height="0.508cm" svg:x="11.934cm" svg:y="10.963cm" svg:viewBox="0 0 497 509" draw:points="0,0 497,0 497,509 0,509">
          <text:p/>
        </draw:polygon>
        <draw:polyline draw:style-name="gr63" draw:text-style-name="P20" draw:layer="layout" svg:width="0.496cm" svg:height="0.508cm" svg:x="11.934cm" svg:y="10.963cm" svg:viewBox="0 0 497 509" draw:points="249,509 0,509 0,0 497,0 497,509 249,509">
          <text:p/>
        </draw:polyline>
        <draw:polygon draw:style-name="gr64" draw:text-style-name="P20" draw:layer="layout" svg:width="0.499cm" svg:height="0.508cm" svg:x="12.432cm" svg:y="10.963cm" svg:viewBox="0 0 500 509" draw:points="0,0 500,0 500,509 0,509">
          <text:p text:style-name="P2"><text:span text:style-name="T16">T</text:span></text:p>
        </draw:polygon>
        <draw:polyline draw:style-name="gr65" draw:text-style-name="P20" draw:layer="layout" svg:width="0.499cm" svg:height="0.508cm" svg:x="12.432cm" svg:y="10.963cm" svg:viewBox="0 0 500 509" draw:points="250,509 0,509 0,0 500,0 500,509 250,509">
          <text:p/>
        </draw:polyline>
        <draw:polygon draw:style-name="gr7" draw:text-style-name="P20" draw:layer="layout" svg:width="0.496cm" svg:height="0.508cm" svg:x="8.942cm" svg:y="11.472cm" svg:viewBox="0 0 497 509" draw:points="0,0 497,0 497,509 0,509">
          <text:p/>
        </draw:polygon>
        <draw:polyline draw:style-name="gr63" draw:text-style-name="P20" draw:layer="layout" svg:width="0.496cm" svg:height="0.508cm" svg:x="8.942cm" svg:y="11.472cm" svg:viewBox="0 0 497 509" draw:points="249,509 0,509 0,0 497,0 497,509 249,509">
          <text:p/>
        </draw:polyline>
        <draw:polygon draw:style-name="gr64" draw:text-style-name="P20" draw:layer="layout" svg:width="0.499cm" svg:height="0.508cm" svg:x="8.442cm" svg:y="11.472cm" svg:viewBox="0 0 500 509" draw:points="0,0 500,0 500,509 0,509">
          <text:p text:style-name="P2"><text:span text:style-name="T16">T</text:span></text:p>
        </draw:polygon>
        <draw:polyline draw:style-name="gr65" draw:text-style-name="P20" draw:layer="layout" svg:width="0.499cm" svg:height="0.508cm" svg:x="8.442cm" svg:y="11.472cm" svg:viewBox="0 0 500 509" draw:points="250,509 0,509 0,0 500,0 500,509 250,509">
          <text:p/>
        </draw:polyline>
        <draw:polygon draw:style-name="gr7" draw:text-style-name="P20" draw:layer="layout" svg:width="0.496cm" svg:height="0.508cm" svg:x="9.94cm" svg:y="11.472cm" svg:viewBox="0 0 497 509" draw:points="0,0 497,0 497,509 0,509">
          <text:p/>
        </draw:polygon>
        <draw:polyline draw:style-name="gr63" draw:text-style-name="P20" draw:layer="layout" svg:width="0.496cm" svg:height="0.508cm" svg:x="9.94cm" svg:y="11.472cm" svg:viewBox="0 0 497 509" draw:points="249,509 0,509 0,0 497,0 497,509 249,509">
          <text:p/>
        </draw:polyline>
        <draw:polygon draw:style-name="gr64" draw:text-style-name="P20" draw:layer="layout" svg:width="0.499cm" svg:height="0.508cm" svg:x="9.44cm" svg:y="11.472cm" svg:viewBox="0 0 500 509" draw:points="0,0 500,0 500,509 0,509">
          <text:p text:style-name="P2"><text:span text:style-name="T16">T</text:span></text:p>
        </draw:polygon>
        <draw:polyline draw:style-name="gr63" draw:text-style-name="P20" draw:layer="layout" svg:width="0.499cm" svg:height="0.508cm" svg:x="9.44cm" svg:y="11.472cm" svg:viewBox="0 0 500 509" draw:points="250,509 0,509 0,0 500,0 500,509 250,509">
          <text:p/>
        </draw:polyline>
        <draw:polygon draw:style-name="gr7" draw:text-style-name="P20" draw:layer="layout" svg:width="0.496cm" svg:height="0.508cm" svg:x="8.942cm" svg:y="12.487cm" svg:viewBox="0 0 497 509" draw:points="0,0 497,0 497,509 0,509">
          <text:p/>
        </draw:polygon>
        <draw:polyline draw:style-name="gr63" draw:text-style-name="P20" draw:layer="layout" svg:width="0.496cm" svg:height="0.508cm" svg:x="8.942cm" svg:y="12.487cm" svg:viewBox="0 0 497 509" draw:points="249,509 0,509 0,0 497,0 497,509 249,509">
          <text:p/>
        </draw:polyline>
        <draw:polygon draw:style-name="gr7" draw:text-style-name="P20" draw:layer="layout" svg:width="0.496cm" svg:height="0.506cm" svg:x="8.942cm" svg:y="11.981cm" svg:viewBox="0 0 497 507" draw:points="0,0 497,0 497,507 0,507">
          <text:p/>
        </draw:polygon>
        <draw:polyline draw:style-name="gr63" draw:text-style-name="P20" draw:layer="layout" svg:width="0.496cm" svg:height="0.506cm" svg:x="8.942cm" svg:y="11.981cm" svg:viewBox="0 0 497 507" draw:points="249,507 0,507 0,0 497,0 497,507 249,507">
          <text:p/>
        </draw:polyline>
        <draw:polygon draw:style-name="gr64" draw:text-style-name="P20" draw:layer="layout" svg:width="0.499cm" svg:height="0.508cm" svg:x="8.442cm" svg:y="12.487cm" svg:viewBox="0 0 500 509" draw:points="0,0 500,0 500,509 0,509">
          <text:p text:style-name="P2"><text:span text:style-name="T16">T</text:span></text:p>
        </draw:polygon>
        <draw:polyline draw:style-name="gr65" draw:text-style-name="P20" draw:layer="layout" svg:width="0.499cm" svg:height="0.508cm" svg:x="8.442cm" svg:y="12.487cm" svg:viewBox="0 0 500 509" draw:points="250,509 0,509 0,0 500,0 500,509 250,509">
          <text:p/>
        </draw:polyline>
        <draw:polygon draw:style-name="gr64" draw:text-style-name="P20" draw:layer="layout" svg:width="0.499cm" svg:height="0.506cm" svg:x="8.442cm" svg:y="11.981cm" svg:viewBox="0 0 500 507" draw:points="0,0 500,0 500,507 0,507">
          <text:p text:style-name="P2"><text:span text:style-name="T16">T</text:span></text:p>
        </draw:polygon>
        <draw:polyline draw:style-name="gr65" draw:text-style-name="P20" draw:layer="layout" svg:width="0.499cm" svg:height="0.506cm" svg:x="8.442cm" svg:y="11.981cm" svg:viewBox="0 0 500 507" draw:points="250,507 0,507 0,0 500,0 500,507 250,507">
          <text:p/>
        </draw:polyline>
        <draw:polygon draw:style-name="gr7" draw:text-style-name="P20" draw:layer="layout" svg:width="0.496cm" svg:height="0.508cm" svg:x="9.94cm" svg:y="12.487cm" svg:viewBox="0 0 497 509" draw:points="0,0 497,0 497,509 0,509">
          <text:p/>
        </draw:polygon>
        <draw:polyline draw:style-name="gr63" draw:text-style-name="P20" draw:layer="layout" svg:width="0.496cm" svg:height="0.508cm" svg:x="9.94cm" svg:y="12.487cm" svg:viewBox="0 0 497 509" draw:points="249,509 0,509 0,0 497,0 497,509 249,509">
          <text:p/>
        </draw:polyline>
        <draw:polygon draw:style-name="gr7" draw:text-style-name="P20" draw:layer="layout" svg:width="0.496cm" svg:height="0.506cm" svg:x="9.94cm" svg:y="11.981cm" svg:viewBox="0 0 497 507" draw:points="0,0 497,0 497,507 0,507">
          <text:p/>
        </draw:polygon>
        <draw:polyline draw:style-name="gr63" draw:text-style-name="P20" draw:layer="layout" svg:width="0.496cm" svg:height="0.506cm" svg:x="9.94cm" svg:y="11.981cm" svg:viewBox="0 0 497 507" draw:points="249,507 0,507 0,0 497,0 497,507 249,507">
          <text:p/>
        </draw:polyline>
        <draw:polygon draw:style-name="gr7" draw:text-style-name="P20" draw:layer="layout" svg:width="0.499cm" svg:height="0.508cm" svg:x="9.44cm" svg:y="12.487cm" svg:viewBox="0 0 500 509" draw:points="0,0 500,0 500,509 0,509">
          <text:p/>
        </draw:polygon>
        <draw:polyline draw:style-name="gr63" draw:text-style-name="P20" draw:layer="layout" svg:width="0.499cm" svg:height="0.508cm" svg:x="9.44cm" svg:y="12.487cm" svg:viewBox="0 0 500 509" draw:points="250,509 0,509 0,0 500,0 500,509 250,509">
          <text:p/>
        </draw:polyline>
        <draw:polygon draw:style-name="gr64" draw:text-style-name="P20" draw:layer="layout" svg:width="0.499cm" svg:height="0.506cm" svg:x="9.44cm" svg:y="11.981cm" svg:viewBox="0 0 500 507" draw:points="0,0 500,0 500,507 0,507">
          <text:p text:style-name="P2"><text:span text:style-name="T16">T</text:span></text:p>
        </draw:polygon>
        <draw:polyline draw:style-name="gr63" draw:text-style-name="P20" draw:layer="layout" svg:width="0.499cm" svg:height="0.506cm" svg:x="9.44cm" svg:y="11.981cm" svg:viewBox="0 0 500 507" draw:points="250,507 0,507 0,0 500,0 500,507 250,507">
          <text:p/>
        </draw:polyline>
        <draw:polygon draw:style-name="gr7" draw:text-style-name="P20" draw:layer="layout" svg:width="0.496cm" svg:height="0.508cm" svg:x="10.937cm" svg:y="11.472cm" svg:viewBox="0 0 497 509" draw:points="0,0 497,0 497,509 0,509">
          <text:p/>
        </draw:polygon>
        <draw:polyline draw:style-name="gr63" draw:text-style-name="P20" draw:layer="layout" svg:width="0.496cm" svg:height="0.508cm" svg:x="10.937cm" svg:y="11.472cm" svg:viewBox="0 0 497 509" draw:points="249,509 0,509 0,0 497,0 497,509 249,509">
          <text:p/>
        </draw:polyline>
        <draw:polygon draw:style-name="gr64" draw:text-style-name="P20" draw:layer="layout" svg:width="0.499cm" svg:height="0.508cm" svg:x="10.437cm" svg:y="11.472cm" svg:viewBox="0 0 500 509" draw:points="0,0 500,0 500,509 0,509">
          <text:p text:style-name="P2"><text:span text:style-name="T16">T</text:span></text:p>
        </draw:polygon>
        <draw:polyline draw:style-name="gr63" draw:text-style-name="P20" draw:layer="layout" svg:width="0.499cm" svg:height="0.508cm" svg:x="10.437cm" svg:y="11.472cm" svg:viewBox="0 0 500 509" draw:points="250,509 0,509 0,0 500,0 500,509 250,509">
          <text:p/>
        </draw:polyline>
        <draw:polygon draw:style-name="gr7" draw:text-style-name="P20" draw:layer="layout" svg:width="0.499cm" svg:height="0.508cm" svg:x="11.435cm" svg:y="11.472cm" svg:viewBox="0 0 500 509" draw:points="0,0 500,0 500,509 0,509">
          <text:p/>
        </draw:polygon>
        <draw:polyline draw:style-name="gr63" draw:text-style-name="P20" draw:layer="layout" svg:width="0.499cm" svg:height="0.508cm" svg:x="11.435cm" svg:y="11.472cm" svg:viewBox="0 0 500 509" draw:points="250,509 0,509 0,0 500,0 500,509 250,509">
          <text:p/>
        </draw:polyline>
        <draw:polygon draw:style-name="gr7" draw:text-style-name="P20" draw:layer="layout" svg:width="0.496cm" svg:height="0.508cm" svg:x="10.937cm" svg:y="12.487cm" svg:viewBox="0 0 497 509" draw:points="0,0 497,0 497,509 0,509">
          <text:p/>
        </draw:polygon>
        <draw:polyline draw:style-name="gr63" draw:text-style-name="P20" draw:layer="layout" svg:width="0.496cm" svg:height="0.508cm" svg:x="10.937cm" svg:y="12.487cm" svg:viewBox="0 0 497 509" draw:points="249,509 0,509 0,0 497,0 497,509 249,509">
          <text:p/>
        </draw:polyline>
        <draw:polygon draw:style-name="gr7" draw:text-style-name="P20" draw:layer="layout" svg:width="0.496cm" svg:height="0.506cm" svg:x="10.937cm" svg:y="11.981cm" svg:viewBox="0 0 497 507" draw:points="0,0 497,0 497,507 0,507">
          <text:p/>
        </draw:polygon>
        <draw:polyline draw:style-name="gr63" draw:text-style-name="P20" draw:layer="layout" svg:width="0.496cm" svg:height="0.506cm" svg:x="10.937cm" svg:y="11.981cm" svg:viewBox="0 0 497 507" draw:points="249,507 0,507 0,0 497,0 497,507 249,507">
          <text:p/>
        </draw:polyline>
        <draw:polygon draw:style-name="gr7" draw:text-style-name="P20" draw:layer="layout" svg:width="0.499cm" svg:height="0.508cm" svg:x="10.437cm" svg:y="12.487cm" svg:viewBox="0 0 500 509" draw:points="0,0 500,0 500,509 0,509">
          <text:p/>
        </draw:polygon>
        <draw:polyline draw:style-name="gr63" draw:text-style-name="P20" draw:layer="layout" svg:width="0.499cm" svg:height="0.508cm" svg:x="10.437cm" svg:y="12.487cm" svg:viewBox="0 0 500 509" draw:points="250,509 0,509 0,0 500,0 500,509 250,509">
          <text:p/>
        </draw:polyline>
        <draw:polygon draw:style-name="gr7" draw:text-style-name="P20" draw:layer="layout" svg:width="0.499cm" svg:height="0.506cm" svg:x="10.437cm" svg:y="11.981cm" svg:viewBox="0 0 500 507" draw:points="0,0 500,0 500,507 0,507">
          <text:p/>
        </draw:polygon>
        <draw:polyline draw:style-name="gr63" draw:text-style-name="P20" draw:layer="layout" svg:width="0.499cm" svg:height="0.506cm" svg:x="10.437cm" svg:y="11.981cm" svg:viewBox="0 0 500 507" draw:points="250,507 0,507 0,0 500,0 500,507 250,507">
          <text:p/>
        </draw:polyline>
        <draw:polygon draw:style-name="gr64" draw:text-style-name="P20" draw:layer="layout" svg:width="0.499cm" svg:height="0.508cm" svg:x="11.435cm" svg:y="12.487cm" svg:viewBox="0 0 500 509" draw:points="0,0 500,0 500,509 0,509">
          <text:p text:style-name="P2"><text:span text:style-name="T16">T</text:span></text:p>
        </draw:polygon>
        <draw:polyline draw:style-name="gr63" draw:text-style-name="P20" draw:layer="layout" svg:width="0.499cm" svg:height="0.508cm" svg:x="11.435cm" svg:y="12.487cm" svg:viewBox="0 0 500 509" draw:points="250,509 0,509 0,0 500,0 500,509 250,509">
          <text:p/>
        </draw:polyline>
        <draw:polygon draw:style-name="gr7" draw:text-style-name="P20" draw:layer="layout" svg:width="0.499cm" svg:height="0.506cm" svg:x="11.435cm" svg:y="11.981cm" svg:viewBox="0 0 500 507" draw:points="0,0 500,0 500,507 0,507">
          <text:p/>
        </draw:polygon>
        <draw:polyline draw:style-name="gr63" draw:text-style-name="P20" draw:layer="layout" svg:width="0.499cm" svg:height="0.506cm" svg:x="11.435cm" svg:y="11.981cm" svg:viewBox="0 0 500 507" draw:points="250,507 0,507 0,0 500,0 500,507 250,507">
          <text:p/>
        </draw:polyline>
        <draw:polygon draw:style-name="gr64" draw:text-style-name="P20" draw:layer="layout" svg:width="0.496cm" svg:height="0.508cm" svg:x="8.942cm" svg:y="12.996cm" svg:viewBox="0 0 497 509" draw:points="0,0 497,0 497,509 0,509">
          <text:p text:style-name="P2"><text:span text:style-name="T16">T</text:span></text:p>
        </draw:polygon>
        <draw:polyline draw:style-name="gr65" draw:text-style-name="P20" draw:layer="layout" svg:width="0.496cm" svg:height="0.508cm" svg:x="8.942cm" svg:y="12.996cm" svg:viewBox="0 0 497 509" draw:points="249,509 0,509 0,0 497,0 497,509 249,509">
          <text:p/>
        </draw:polyline>
        <draw:polygon draw:style-name="gr64" draw:text-style-name="P21" draw:layer="layout" svg:width="0.499cm" svg:height="0.508cm" svg:x="8.442cm" svg:y="12.996cm" svg:viewBox="0 0 500 509" draw:points="0,0 500,0 500,509 0,509">
          <text:p text:style-name="P2"><text:span text:style-name="T17">T</text:span></text:p>
        </draw:polygon>
        <draw:polyline draw:style-name="gr65" draw:text-style-name="P20" draw:layer="layout" svg:width="0.499cm" svg:height="0.508cm" svg:x="8.442cm" svg:y="12.996cm" svg:viewBox="0 0 500 509" draw:points="250,509 0,509 0,0 500,0 500,509 250,509">
          <text:p/>
        </draw:polyline>
        <draw:polygon draw:style-name="gr64" draw:text-style-name="P20" draw:layer="layout" svg:width="0.496cm" svg:height="0.508cm" svg:x="9.94cm" svg:y="12.996cm" svg:viewBox="0 0 497 509" draw:points="0,0 497,0 497,509 0,509">
          <text:p text:style-name="P2"><text:span text:style-name="T16">T</text:span></text:p>
        </draw:polygon>
        <draw:polyline draw:style-name="gr65" draw:text-style-name="P20" draw:layer="layout" svg:width="0.496cm" svg:height="0.508cm" svg:x="9.94cm" svg:y="12.996cm" svg:viewBox="0 0 497 509" draw:points="249,509 0,509 0,0 497,0 497,509 249,509">
          <text:p/>
        </draw:polyline>
        <draw:polygon draw:style-name="gr64" draw:text-style-name="P20" draw:layer="layout" svg:width="0.499cm" svg:height="0.508cm" svg:x="9.44cm" svg:y="12.996cm" svg:viewBox="0 0 500 509" draw:points="0,0 500,0 500,509 0,509">
          <text:p text:style-name="P2"><text:span text:style-name="T16">T</text:span></text:p>
        </draw:polygon>
        <draw:polyline draw:style-name="gr65" draw:text-style-name="P20" draw:layer="layout" svg:width="0.499cm" svg:height="0.508cm" svg:x="9.44cm" svg:y="12.996cm" svg:viewBox="0 0 500 509" draw:points="250,509 0,509 0,0 500,0 500,509 250,509">
          <text:p/>
        </draw:polyline>
        <draw:polygon draw:style-name="gr64" draw:text-style-name="P20" draw:layer="layout" svg:width="0.496cm" svg:height="0.508cm" svg:x="10.937cm" svg:y="12.996cm" svg:viewBox="0 0 497 509" draw:points="0,0 497,0 497,509 0,509">
          <text:p text:style-name="P2"><text:span text:style-name="T16">T</text:span></text:p>
        </draw:polygon>
        <draw:polyline draw:style-name="gr65" draw:text-style-name="P20" draw:layer="layout" svg:width="0.496cm" svg:height="0.508cm" svg:x="10.937cm" svg:y="12.996cm" svg:viewBox="0 0 497 509" draw:points="249,509 0,509 0,0 497,0 497,509 249,509">
          <text:p/>
        </draw:polyline>
        <draw:polygon draw:style-name="gr66" draw:text-style-name="P20" draw:layer="layout" svg:width="0.499cm" svg:height="0.508cm" svg:x="10.437cm" svg:y="12.996cm" svg:viewBox="0 0 500 509" draw:points="0,0 500,0 500,509 0,509">
          <text:p/>
        </draw:polygon>
        <draw:polyline draw:style-name="gr67" draw:text-style-name="P20" draw:layer="layout" svg:width="0.499cm" svg:height="0.508cm" svg:x="10.437cm" svg:y="12.996cm" svg:viewBox="0 0 500 509" draw:points="250,509 0,509 0,0 500,0 500,509 250,509">
          <text:p text:style-name="P2"><text:span text:style-name="T16">T</text:span></text:p>
        </draw:polyline>
        <draw:polygon draw:style-name="gr64" draw:text-style-name="P20" draw:layer="layout" svg:width="0.499cm" svg:height="0.508cm" svg:x="11.435cm" svg:y="12.996cm" svg:viewBox="0 0 500 509" draw:points="0,0 500,0 500,509 0,509">
          <text:p text:style-name="P2"><text:span text:style-name="T16">T</text:span></text:p>
        </draw:polygon>
        <draw:polyline draw:style-name="gr65" draw:text-style-name="P20" draw:layer="layout" svg:width="0.499cm" svg:height="0.508cm" svg:x="11.435cm" svg:y="12.996cm" svg:viewBox="0 0 500 509" draw:points="250,509 0,509 0,0 500,0 500,509 250,509">
          <text:p/>
        </draw:polyline>
        <draw:polygon draw:style-name="gr64" draw:text-style-name="P20" draw:layer="layout" svg:width="0.496cm" svg:height="0.508cm" svg:x="11.935cm" svg:y="11.472cm" svg:viewBox="0 0 497 509" draw:points="0,0 497,0 497,509 0,509">
          <text:p text:style-name="P2"><text:span text:style-name="T16">T</text:span></text:p>
        </draw:polygon>
        <draw:polyline draw:style-name="gr63" draw:text-style-name="P20" draw:layer="layout" svg:width="0.496cm" svg:height="0.508cm" svg:x="11.935cm" svg:y="11.472cm" svg:viewBox="0 0 497 509" draw:points="249,509 0,509 0,0 497,0 497,509 249,509">
          <text:p/>
        </draw:polyline>
        <draw:polygon draw:style-name="gr64" draw:text-style-name="P20" draw:layer="layout" svg:width="0.499cm" svg:height="0.508cm" svg:x="12.433cm" svg:y="11.472cm" svg:viewBox="0 0 500 509" draw:points="0,0 500,0 500,509 0,509">
          <text:p text:style-name="P2"><text:span text:style-name="T16">T</text:span></text:p>
        </draw:polygon>
        <draw:polyline draw:style-name="gr65" draw:text-style-name="P20" draw:layer="layout" svg:width="0.499cm" svg:height="0.508cm" svg:x="12.433cm" svg:y="11.472cm" svg:viewBox="0 0 500 509" draw:points="250,509 0,509 0,0 500,0 500,509 250,509">
          <text:p/>
        </draw:polyline>
        <draw:polygon draw:style-name="gr7" draw:text-style-name="P20" draw:layer="layout" svg:width="0.496cm" svg:height="0.508cm" svg:x="11.935cm" svg:y="12.487cm" svg:viewBox="0 0 497 509" draw:points="0,0 497,0 497,509 0,509">
          <text:p/>
        </draw:polygon>
        <draw:polyline draw:style-name="gr63" draw:text-style-name="P20" draw:layer="layout" svg:width="0.496cm" svg:height="0.508cm" svg:x="11.935cm" svg:y="12.487cm" svg:viewBox="0 0 497 509" draw:points="249,509 0,509 0,0 497,0 497,509 249,509">
          <text:p/>
        </draw:polyline>
        <draw:polygon draw:style-name="gr7" draw:text-style-name="P20" draw:layer="layout" svg:width="0.496cm" svg:height="0.506cm" svg:x="11.935cm" svg:y="11.981cm" svg:viewBox="0 0 497 507" draw:points="0,0 497,0 497,507 0,507">
          <text:p/>
        </draw:polygon>
        <draw:polyline draw:style-name="gr63" draw:text-style-name="P20" draw:layer="layout" svg:width="0.496cm" svg:height="0.506cm" svg:x="11.935cm" svg:y="11.981cm" svg:viewBox="0 0 497 507" draw:points="249,507 0,507 0,0 497,0 497,507 249,507">
          <text:p/>
        </draw:polyline>
        <draw:polygon draw:style-name="gr64" draw:text-style-name="P20" draw:layer="layout" svg:width="0.499cm" svg:height="0.508cm" svg:x="12.433cm" svg:y="12.487cm" svg:viewBox="0 0 500 509" draw:points="0,0 500,0 500,509 0,509">
          <text:p text:style-name="P2"><text:span text:style-name="T16">T</text:span></text:p>
        </draw:polygon>
        <draw:polyline draw:style-name="gr65" draw:text-style-name="P20" draw:layer="layout" svg:width="0.499cm" svg:height="0.508cm" svg:x="12.433cm" svg:y="12.487cm" svg:viewBox="0 0 500 509" draw:points="250,509 0,509 0,0 500,0 500,509 250,509">
          <text:p/>
        </draw:polyline>
        <draw:polygon draw:style-name="gr64" draw:text-style-name="P20" draw:layer="layout" svg:width="0.499cm" svg:height="0.506cm" svg:x="12.433cm" svg:y="11.981cm" svg:viewBox="0 0 500 507" draw:points="0,0 500,0 500,507 0,507">
          <text:p text:style-name="P2"><text:span text:style-name="T16">T</text:span></text:p>
        </draw:polygon>
        <draw:polyline draw:style-name="gr65" draw:text-style-name="P20" draw:layer="layout" svg:width="0.499cm" svg:height="0.506cm" svg:x="12.433cm" svg:y="11.981cm" svg:viewBox="0 0 500 507" draw:points="250,507 0,507 0,0 500,0 500,507 250,507">
          <text:p/>
        </draw:polyline>
        <draw:polygon draw:style-name="gr64" draw:text-style-name="P20" draw:layer="layout" svg:width="0.496cm" svg:height="0.508cm" svg:x="11.935cm" svg:y="12.996cm" svg:viewBox="0 0 497 509" draw:points="0,0 497,0 497,509 0,509">
          <text:p text:style-name="P2"><text:span text:style-name="T16">T</text:span></text:p>
        </draw:polygon>
        <draw:polyline draw:style-name="gr65" draw:text-style-name="P20" draw:layer="layout" svg:width="0.496cm" svg:height="0.508cm" svg:x="11.935cm" svg:y="12.996cm" svg:viewBox="0 0 497 509" draw:points="249,509 0,509 0,0 497,0 497,509 249,509">
          <text:p/>
        </draw:polyline>
        <draw:polygon draw:style-name="gr64" draw:text-style-name="P20" draw:layer="layout" svg:width="0.499cm" svg:height="0.508cm" svg:x="12.433cm" svg:y="12.996cm" svg:viewBox="0 0 500 509" draw:points="0,0 500,0 500,509 0,509">
          <text:p text:style-name="P2"><text:span text:style-name="T16">T</text:span></text:p>
        </draw:polygon>
        <draw:polyline draw:style-name="gr65" draw:text-style-name="P20" draw:layer="layout" svg:width="0.499cm" svg:height="0.508cm" svg:x="12.433cm" svg:y="12.996cm" svg:viewBox="0 0 500 509" draw:points="250,509 0,509 0,0 500,0 500,509 250,509">
          <text:p/>
        </draw:polyline>
        <draw:polygon draw:style-name="gr7" draw:text-style-name="P20" draw:layer="layout" svg:width="0.496cm" svg:height="0.508cm" svg:x="15.31cm" svg:y="9.519cm" svg:viewBox="0 0 497 509" draw:points="0,0 497,0 497,509 0,509">
          <text:p/>
        </draw:polygon>
        <draw:polyline draw:style-name="gr63" draw:text-style-name="P20" draw:layer="layout" svg:width="0.496cm" svg:height="0.508cm" svg:x="15.31cm" svg:y="9.519cm" svg:viewBox="0 0 497 509" draw:points="249,509 0,509 0,0 497,0 497,509 249,509">
          <text:p/>
        </draw:polyline>
        <draw:polygon draw:style-name="gr59" draw:text-style-name="P20" draw:layer="layout" svg:width="0.496cm" svg:height="0.506cm" svg:x="15.31cm" svg:y="9.012cm" svg:viewBox="0 0 497 507" draw:points="0,0 497,0 497,507 0,507">
          <text:p text:style-name="P2"><text:span text:style-name="T16">T</text:span></text:p>
        </draw:polygon>
        <draw:polyline draw:style-name="gr63" draw:text-style-name="P20" draw:layer="layout" svg:width="0.496cm" svg:height="0.506cm" svg:x="15.31cm" svg:y="9.012cm" svg:viewBox="0 0 497 507" draw:points="249,507 0,507 0,0 497,0 497,507 249,507">
          <text:p/>
        </draw:polyline>
        <draw:polygon draw:style-name="gr59" draw:text-style-name="P20" draw:layer="layout" svg:width="0.499cm" svg:height="0.508cm" svg:x="14.81cm" svg:y="9.519cm" svg:viewBox="0 0 500 509" draw:points="0,0 500,0 500,509 0,509">
          <text:p text:style-name="P2"><text:span text:style-name="T16">T</text:span></text:p>
        </draw:polygon>
        <draw:polyline draw:style-name="gr63" draw:text-style-name="P20" draw:layer="layout" svg:width="0.499cm" svg:height="0.508cm" svg:x="14.81cm" svg:y="9.519cm" svg:viewBox="0 0 500 509" draw:points="250,509 0,509 0,0 500,0 500,509 250,509">
          <text:p/>
        </draw:polyline>
        <draw:polygon draw:style-name="gr59" draw:text-style-name="P20" draw:layer="layout" svg:width="0.499cm" svg:height="0.506cm" svg:x="14.81cm" svg:y="9.012cm" svg:viewBox="0 0 500 507" draw:points="0,0 500,0 500,507 0,507">
          <text:p text:style-name="P2"><text:span text:style-name="T16">T</text:span></text:p>
        </draw:polygon>
        <draw:polyline draw:style-name="gr63" draw:text-style-name="P20" draw:layer="layout" svg:width="0.499cm" svg:height="0.506cm" svg:x="14.81cm" svg:y="9.012cm" svg:viewBox="0 0 500 507" draw:points="250,507 0,507 0,0 500,0 500,507 250,507">
          <text:p/>
        </draw:polyline>
        <draw:polygon draw:style-name="gr7" draw:text-style-name="P20" draw:layer="layout" svg:width="0.496cm" svg:height="0.508cm" svg:x="16.308cm" svg:y="9.519cm" svg:viewBox="0 0 497 509" draw:points="0,0 497,0 497,509 0,509">
          <text:p/>
        </draw:polygon>
        <draw:polyline draw:style-name="gr63" draw:text-style-name="P20" draw:layer="layout" svg:width="0.496cm" svg:height="0.508cm" svg:x="16.308cm" svg:y="9.519cm" svg:viewBox="0 0 497 509" draw:points="249,509 0,509 0,0 497,0 497,509 249,509">
          <text:p/>
        </draw:polyline>
        <draw:polygon draw:style-name="gr59" draw:text-style-name="P20" draw:layer="layout" svg:width="0.496cm" svg:height="0.506cm" svg:x="16.308cm" svg:y="9.012cm" svg:viewBox="0 0 497 507" draw:points="0,0 497,0 497,507 0,507">
          <text:p text:style-name="P2"><text:span text:style-name="T16">T</text:span></text:p>
        </draw:polygon>
        <draw:polyline draw:style-name="gr63" draw:text-style-name="P20" draw:layer="layout" svg:width="0.496cm" svg:height="0.506cm" svg:x="16.308cm" svg:y="9.012cm" svg:viewBox="0 0 497 507" draw:points="249,507 0,507 0,0 497,0 497,507 249,507">
          <text:p/>
        </draw:polyline>
        <draw:polygon draw:style-name="gr7" draw:text-style-name="P20" draw:layer="layout" svg:width="0.499cm" svg:height="0.508cm" svg:x="15.808cm" svg:y="9.519cm" svg:viewBox="0 0 500 509" draw:points="0,0 500,0 500,509 0,509">
          <text:p/>
        </draw:polygon>
        <draw:polyline draw:style-name="gr63" draw:text-style-name="P20" draw:layer="layout" svg:width="0.499cm" svg:height="0.508cm" svg:x="15.808cm" svg:y="9.519cm" svg:viewBox="0 0 500 509" draw:points="250,509 0,509 0,0 500,0 500,509 250,509">
          <text:p/>
        </draw:polyline>
        <draw:polygon draw:style-name="gr59" draw:text-style-name="P20" draw:layer="layout" svg:width="0.499cm" svg:height="0.506cm" svg:x="15.808cm" svg:y="9.012cm" svg:viewBox="0 0 500 507" draw:points="0,0 500,0 500,507 0,507">
          <text:p text:style-name="P2"><text:span text:style-name="T16">T</text:span></text:p>
        </draw:polygon>
        <draw:polyline draw:style-name="gr63" draw:text-style-name="P20" draw:layer="layout" svg:width="0.499cm" svg:height="0.506cm" svg:x="15.808cm" svg:y="9.012cm" svg:viewBox="0 0 500 507" draw:points="250,507 0,507 0,0 500,0 500,507 250,507">
          <text:p/>
        </draw:polyline>
        <draw:polygon draw:style-name="gr7" draw:text-style-name="P20" draw:layer="layout" svg:width="0.496cm" svg:height="0.508cm" svg:x="15.31cm" svg:y="10.534cm" svg:viewBox="0 0 497 509" draw:points="0,0 497,0 497,509 0,509">
          <text:p/>
        </draw:polygon>
        <draw:polyline draw:style-name="gr63" draw:text-style-name="P20" draw:layer="layout" svg:width="0.496cm" svg:height="0.508cm" svg:x="15.31cm" svg:y="10.534cm" svg:viewBox="0 0 497 509" draw:points="249,509 0,509 0,0 497,0 497,509 249,509">
          <text:p/>
        </draw:polyline>
        <draw:polygon draw:style-name="gr7" draw:text-style-name="P20" draw:layer="layout" svg:width="0.496cm" svg:height="0.506cm" svg:x="15.31cm" svg:y="10.028cm" svg:viewBox="0 0 497 507" draw:points="0,0 497,0 497,507 0,507">
          <text:p/>
        </draw:polygon>
        <draw:polyline draw:style-name="gr63" draw:text-style-name="P20" draw:layer="layout" svg:width="0.496cm" svg:height="0.506cm" svg:x="15.31cm" svg:y="10.028cm" svg:viewBox="0 0 497 507" draw:points="249,507 0,507 0,0 497,0 497,507 249,507">
          <text:p/>
        </draw:polyline>
        <draw:polygon draw:style-name="gr59" draw:text-style-name="P20" draw:layer="layout" svg:width="0.499cm" svg:height="0.508cm" svg:x="14.81cm" svg:y="10.534cm" svg:viewBox="0 0 500 509" draw:points="0,0 500,0 500,509 0,509">
          <text:p text:style-name="P2"><text:span text:style-name="T16">T</text:span></text:p>
        </draw:polygon>
        <draw:polyline draw:style-name="gr63" draw:text-style-name="P20" draw:layer="layout" svg:width="0.499cm" svg:height="0.508cm" svg:x="14.81cm" svg:y="10.534cm" svg:viewBox="0 0 500 509" draw:points="250,509 0,509 0,0 500,0 500,509 250,509">
          <text:p/>
        </draw:polyline>
        <draw:polygon draw:style-name="gr59" draw:text-style-name="P20" draw:layer="layout" svg:width="0.499cm" svg:height="0.506cm" svg:x="14.81cm" svg:y="10.028cm" svg:viewBox="0 0 500 507" draw:points="0,0 500,0 500,507 0,507">
          <text:p text:style-name="P2"><text:span text:style-name="T16">T</text:span></text:p>
        </draw:polygon>
        <draw:polyline draw:style-name="gr63" draw:text-style-name="P20" draw:layer="layout" svg:width="0.499cm" svg:height="0.506cm" svg:x="14.81cm" svg:y="10.028cm" svg:viewBox="0 0 500 507" draw:points="250,507 0,507 0,0 500,0 500,507 250,507">
          <text:p/>
        </draw:polyline>
        <draw:polygon draw:style-name="gr7" draw:text-style-name="P20" draw:layer="layout" svg:width="0.496cm" svg:height="0.508cm" svg:x="16.308cm" svg:y="10.534cm" svg:viewBox="0 0 497 509" draw:points="0,0 497,0 497,509 0,509">
          <text:p/>
        </draw:polygon>
        <draw:polyline draw:style-name="gr63" draw:text-style-name="P20" draw:layer="layout" svg:width="0.496cm" svg:height="0.508cm" svg:x="16.308cm" svg:y="10.534cm" svg:viewBox="0 0 497 509" draw:points="249,509 0,509 0,0 497,0 497,509 249,509">
          <text:p/>
        </draw:polyline>
        <draw:polygon draw:style-name="gr59" draw:text-style-name="P20" draw:layer="layout" svg:width="0.496cm" svg:height="0.506cm" svg:x="16.308cm" svg:y="10.028cm" svg:viewBox="0 0 497 507" draw:points="0,0 497,0 497,507 0,507">
          <text:p text:style-name="P2"><text:span text:style-name="T16">T</text:span></text:p>
        </draw:polygon>
        <draw:polyline draw:style-name="gr63" draw:text-style-name="P20" draw:layer="layout" svg:width="0.496cm" svg:height="0.506cm" svg:x="16.308cm" svg:y="10.028cm" svg:viewBox="0 0 497 507" draw:points="249,507 0,507 0,0 497,0 497,507 249,507">
          <text:p/>
        </draw:polyline>
        <draw:polygon draw:style-name="gr59" draw:text-style-name="P20" draw:layer="layout" svg:width="0.499cm" svg:height="0.508cm" svg:x="15.808cm" svg:y="10.534cm" svg:viewBox="0 0 500 509" draw:points="0,0 500,0 500,509 0,509">
          <text:p text:style-name="P2"><text:span text:style-name="T16">T</text:span></text:p>
        </draw:polygon>
        <draw:polyline draw:style-name="gr63" draw:text-style-name="P20" draw:layer="layout" svg:width="0.499cm" svg:height="0.508cm" svg:x="15.808cm" svg:y="10.534cm" svg:viewBox="0 0 500 509" draw:points="250,509 0,509 0,0 500,0 500,509 250,509">
          <text:p/>
        </draw:polyline>
        <draw:polygon draw:style-name="gr7" draw:text-style-name="P20" draw:layer="layout" svg:width="0.499cm" svg:height="0.506cm" svg:x="15.808cm" svg:y="10.028cm" svg:viewBox="0 0 500 507" draw:points="0,0 500,0 500,507 0,507">
          <text:p/>
        </draw:polygon>
        <draw:polyline draw:style-name="gr63" draw:text-style-name="P20" draw:layer="layout" svg:width="0.499cm" svg:height="0.506cm" svg:x="15.808cm" svg:y="10.028cm" svg:viewBox="0 0 500 507" draw:points="250,507 0,507 0,0 500,0 500,507 250,507">
          <text:p/>
        </draw:polyline>
        <draw:polygon draw:style-name="gr7" draw:text-style-name="P20" draw:layer="layout" svg:width="0.496cm" svg:height="0.508cm" svg:x="17.305cm" svg:y="9.519cm" svg:viewBox="0 0 497 509" draw:points="0,0 497,0 497,509 0,509">
          <text:p/>
        </draw:polygon>
        <draw:polyline draw:style-name="gr63" draw:text-style-name="P20" draw:layer="layout" svg:width="0.496cm" svg:height="0.508cm" svg:x="17.305cm" svg:y="9.519cm" svg:viewBox="0 0 497 509" draw:points="249,509 0,509 0,0 497,0 497,509 249,509">
          <text:p/>
        </draw:polyline>
        <draw:polygon draw:style-name="gr59" draw:text-style-name="P20" draw:layer="layout" svg:width="0.496cm" svg:height="0.506cm" svg:x="17.305cm" svg:y="9.012cm" svg:viewBox="0 0 497 507" draw:points="0,0 497,0 497,507 0,507">
          <text:p text:style-name="P2"><text:span text:style-name="T16">T</text:span></text:p>
        </draw:polygon>
        <draw:polyline draw:style-name="gr63" draw:text-style-name="P20" draw:layer="layout" svg:width="0.496cm" svg:height="0.506cm" svg:x="17.305cm" svg:y="9.012cm" svg:viewBox="0 0 497 507" draw:points="249,507 0,507 0,0 497,0 497,507 249,507">
          <text:p/>
        </draw:polyline>
        <draw:polygon draw:style-name="gr7" draw:text-style-name="P20" draw:layer="layout" svg:width="0.499cm" svg:height="0.508cm" svg:x="16.805cm" svg:y="9.519cm" svg:viewBox="0 0 500 509" draw:points="0,0 500,0 500,509 0,509">
          <text:p/>
        </draw:polygon>
        <draw:polyline draw:style-name="gr63" draw:text-style-name="P20" draw:layer="layout" svg:width="0.499cm" svg:height="0.508cm" svg:x="16.805cm" svg:y="9.519cm" svg:viewBox="0 0 500 509" draw:points="250,509 0,509 0,0 500,0 500,509 250,509">
          <text:p/>
        </draw:polyline>
        <draw:polygon draw:style-name="gr59" draw:text-style-name="P20" draw:layer="layout" svg:width="0.499cm" svg:height="0.506cm" svg:x="16.805cm" svg:y="9.012cm" svg:viewBox="0 0 500 507" draw:points="0,0 500,0 500,507 0,507">
          <text:p text:style-name="P2"><text:span text:style-name="T16">T</text:span></text:p>
        </draw:polygon>
        <draw:polyline draw:style-name="gr63" draw:text-style-name="P20" draw:layer="layout" svg:width="0.499cm" svg:height="0.506cm" svg:x="16.805cm" svg:y="9.012cm" svg:viewBox="0 0 500 507" draw:points="250,507 0,507 0,0 500,0 500,507 250,507">
          <text:p/>
        </draw:polyline>
        <draw:polygon draw:style-name="gr59" draw:text-style-name="P20" draw:layer="layout" svg:width="0.499cm" svg:height="0.508cm" svg:x="17.803cm" svg:y="9.519cm" svg:viewBox="0 0 500 509" draw:points="0,0 500,0 500,509 0,509">
          <text:p text:style-name="P2"><text:span text:style-name="T16">T</text:span></text:p>
        </draw:polygon>
        <draw:polyline draw:style-name="gr63" draw:text-style-name="P20" draw:layer="layout" svg:width="0.499cm" svg:height="0.508cm" svg:x="17.803cm" svg:y="9.519cm" svg:viewBox="0 0 500 509" draw:points="250,509 0,509 0,0 500,0 500,509 250,509">
          <text:p/>
        </draw:polyline>
        <draw:polygon draw:style-name="gr59" draw:text-style-name="P20" draw:layer="layout" svg:width="0.499cm" svg:height="0.506cm" svg:x="17.803cm" svg:y="9.012cm" svg:viewBox="0 0 500 507" draw:points="0,0 500,0 500,507 0,507">
          <text:p text:style-name="P2"><text:span text:style-name="T16">T</text:span></text:p>
        </draw:polygon>
        <draw:polyline draw:style-name="gr63" draw:text-style-name="P20" draw:layer="layout" svg:width="0.499cm" svg:height="0.506cm" svg:x="17.803cm" svg:y="9.012cm" svg:viewBox="0 0 500 507" draw:points="250,507 0,507 0,0 500,0 500,507 250,507">
          <text:p/>
        </draw:polyline>
        <draw:polygon draw:style-name="gr7" draw:text-style-name="P20" draw:layer="layout" svg:width="0.496cm" svg:height="0.508cm" svg:x="17.305cm" svg:y="10.534cm" svg:viewBox="0 0 497 509" draw:points="0,0 497,0 497,509 0,509">
          <text:p/>
        </draw:polygon>
        <draw:polyline draw:style-name="gr63" draw:text-style-name="P20" draw:layer="layout" svg:width="0.496cm" svg:height="0.508cm" svg:x="17.305cm" svg:y="10.534cm" svg:viewBox="0 0 497 509" draw:points="249,509 0,509 0,0 497,0 497,509 249,509">
          <text:p/>
        </draw:polyline>
        <draw:polygon draw:style-name="gr59" draw:text-style-name="P20" draw:layer="layout" svg:width="0.496cm" svg:height="0.506cm" svg:x="17.305cm" svg:y="10.028cm" svg:viewBox="0 0 497 507" draw:points="0,0 497,0 497,507 0,507">
          <text:p text:style-name="P2"><text:span text:style-name="T16">T</text:span></text:p>
        </draw:polygon>
        <draw:polyline draw:style-name="gr63" draw:text-style-name="P20" draw:layer="layout" svg:width="0.496cm" svg:height="0.506cm" svg:x="17.305cm" svg:y="10.028cm" svg:viewBox="0 0 497 507" draw:points="249,507 0,507 0,0 497,0 497,507 249,507">
          <text:p/>
        </draw:polyline>
        <draw:polygon draw:style-name="gr7" draw:text-style-name="P20" draw:layer="layout" svg:width="0.499cm" svg:height="0.508cm" svg:x="16.805cm" svg:y="10.534cm" svg:viewBox="0 0 500 509" draw:points="0,0 500,0 500,509 0,509">
          <text:p/>
        </draw:polygon>
        <draw:polyline draw:style-name="gr63" draw:text-style-name="P20" draw:layer="layout" svg:width="0.499cm" svg:height="0.508cm" svg:x="16.805cm" svg:y="10.534cm" svg:viewBox="0 0 500 509" draw:points="250,509 0,509 0,0 500,0 500,509 250,509">
          <text:p/>
        </draw:polyline>
        <draw:polygon draw:style-name="gr7" draw:text-style-name="P20" draw:layer="layout" svg:width="0.499cm" svg:height="0.506cm" svg:x="16.805cm" svg:y="10.028cm" svg:viewBox="0 0 500 507" draw:points="0,0 500,0 500,507 0,507">
          <text:p/>
        </draw:polygon>
        <draw:polyline draw:style-name="gr63" draw:text-style-name="P20" draw:layer="layout" svg:width="0.499cm" svg:height="0.506cm" svg:x="16.805cm" svg:y="10.028cm" svg:viewBox="0 0 500 507" draw:points="250,507 0,507 0,0 500,0 500,507 250,507">
          <text:p/>
        </draw:polyline>
        <draw:polygon draw:style-name="gr7" draw:text-style-name="P20" draw:layer="layout" svg:width="0.499cm" svg:height="0.508cm" svg:x="17.803cm" svg:y="10.534cm" svg:viewBox="0 0 500 509" draw:points="0,0 500,0 500,509 0,509">
          <text:p/>
        </draw:polygon>
        <draw:polyline draw:style-name="gr63" draw:text-style-name="P20" draw:layer="layout" svg:width="0.499cm" svg:height="0.508cm" svg:x="17.803cm" svg:y="10.534cm" svg:viewBox="0 0 500 509" draw:points="250,509 0,509 0,0 500,0 500,509 250,509">
          <text:p/>
        </draw:polyline>
        <draw:polygon draw:style-name="gr59" draw:text-style-name="P20" draw:layer="layout" svg:width="0.499cm" svg:height="0.506cm" svg:x="17.803cm" svg:y="10.028cm" svg:viewBox="0 0 500 507" draw:points="0,0 500,0 500,507 0,507">
          <text:p text:style-name="P2"><text:span text:style-name="T16">T</text:span></text:p>
        </draw:polygon>
        <draw:polyline draw:style-name="gr63" draw:text-style-name="P20" draw:layer="layout" svg:width="0.499cm" svg:height="0.506cm" svg:x="17.803cm" svg:y="10.028cm" svg:viewBox="0 0 500 507" draw:points="250,507 0,507 0,0 500,0 500,507 250,507">
          <text:p/>
        </draw:polyline>
        <draw:polygon draw:style-name="gr7" draw:text-style-name="P20" draw:layer="layout" svg:width="0.496cm" svg:height="0.508cm" svg:x="15.31cm" svg:y="11.043cm" svg:viewBox="0 0 497 509" draw:points="0,0 497,0 497,509 0,509">
          <text:p/>
        </draw:polygon>
        <draw:polyline draw:style-name="gr63" draw:text-style-name="P20" draw:layer="layout" svg:width="0.496cm" svg:height="0.508cm" svg:x="15.31cm" svg:y="11.043cm" svg:viewBox="0 0 497 509" draw:points="249,509 0,509 0,0 497,0 497,509 249,509">
          <text:p/>
        </draw:polyline>
        <draw:polygon draw:style-name="gr59" draw:text-style-name="P21" draw:layer="layout" svg:width="0.499cm" svg:height="0.508cm" svg:x="14.81cm" svg:y="11.043cm" svg:viewBox="0 0 500 509" draw:points="0,0 500,0 500,509 0,509">
          <text:p text:style-name="P2"><text:span text:style-name="T17">T</text:span></text:p>
        </draw:polygon>
        <draw:polyline draw:style-name="gr63" draw:text-style-name="P20" draw:layer="layout" svg:width="0.499cm" svg:height="0.508cm" svg:x="14.81cm" svg:y="11.043cm" svg:viewBox="0 0 500 509" draw:points="250,509 0,509 0,0 500,0 500,509 250,509">
          <text:p/>
        </draw:polyline>
        <draw:polygon draw:style-name="gr7" draw:text-style-name="P20" draw:layer="layout" svg:width="0.496cm" svg:height="0.508cm" svg:x="16.308cm" svg:y="11.043cm" svg:viewBox="0 0 497 509" draw:points="0,0 497,0 497,509 0,509">
          <text:p/>
        </draw:polygon>
        <draw:polyline draw:style-name="gr63" draw:text-style-name="P20" draw:layer="layout" svg:width="0.496cm" svg:height="0.508cm" svg:x="16.308cm" svg:y="11.043cm" svg:viewBox="0 0 497 509" draw:points="249,509 0,509 0,0 497,0 497,509 249,509">
          <text:p/>
        </draw:polyline>
        <draw:polygon draw:style-name="gr7" draw:text-style-name="P20" draw:layer="layout" svg:width="0.499cm" svg:height="0.508cm" svg:x="15.808cm" svg:y="11.043cm" svg:viewBox="0 0 500 509" draw:points="0,0 500,0 500,509 0,509">
          <text:p/>
        </draw:polygon>
        <draw:polyline draw:style-name="gr63" draw:text-style-name="P20" draw:layer="layout" svg:width="0.499cm" svg:height="0.508cm" svg:x="15.808cm" svg:y="11.043cm" svg:viewBox="0 0 500 509" draw:points="250,509 0,509 0,0 500,0 500,509 250,509">
          <text:p/>
        </draw:polyline>
        <draw:polygon draw:style-name="gr59" draw:text-style-name="P20" draw:layer="layout" svg:width="0.496cm" svg:height="0.508cm" svg:x="17.305cm" svg:y="11.043cm" svg:viewBox="0 0 497 509" draw:points="0,0 497,0 497,509 0,509">
          <text:p text:style-name="P2"><text:span text:style-name="T16">T</text:span></text:p>
        </draw:polygon>
        <draw:polyline draw:style-name="gr63" draw:text-style-name="P20" draw:layer="layout" svg:width="0.496cm" svg:height="0.508cm" svg:x="17.305cm" svg:y="11.043cm" svg:viewBox="0 0 497 509" draw:points="249,509 0,509 0,0 497,0 497,509 249,509">
          <text:p/>
        </draw:polyline>
        <draw:polygon draw:style-name="gr7" draw:text-style-name="P20" draw:layer="layout" svg:width="0.499cm" svg:height="0.508cm" svg:x="16.805cm" svg:y="11.043cm" svg:viewBox="0 0 500 509" draw:points="0,0 500,0 500,509 0,509">
          <text:p/>
        </draw:polygon>
        <draw:polyline draw:style-name="gr70" draw:text-style-name="P20" draw:layer="layout" svg:width="0.499cm" svg:height="0.508cm" svg:x="16.805cm" svg:y="11.043cm" svg:viewBox="0 0 500 509" draw:points="250,509 0,509 0,0 500,0 500,509 250,509">
          <text:p text:style-name="P2"><text:span text:style-name="T16">T</text:span></text:p>
        </draw:polyline>
        <draw:polygon draw:style-name="gr7" draw:text-style-name="P20" draw:layer="layout" svg:width="0.499cm" svg:height="0.508cm" svg:x="17.803cm" svg:y="11.043cm" svg:viewBox="0 0 500 509" draw:points="0,0 500,0 500,509 0,509">
          <text:p/>
        </draw:polygon>
        <draw:polyline draw:style-name="gr63" draw:text-style-name="P20" draw:layer="layout" svg:width="0.499cm" svg:height="0.508cm" svg:x="17.803cm" svg:y="11.043cm" svg:viewBox="0 0 500 509" draw:points="250,509 0,509 0,0 500,0 500,509 250,509">
          <text:p/>
        </draw:polyline>
        <draw:polygon draw:style-name="gr59" draw:text-style-name="P20" draw:layer="layout" svg:width="0.496cm" svg:height="0.508cm" svg:x="18.303cm" svg:y="9.519cm" svg:viewBox="0 0 497 509" draw:points="0,0 497,0 497,509 0,509">
          <text:p text:style-name="P2"><text:span text:style-name="T16">F</text:span></text:p>
        </draw:polygon>
        <draw:polyline draw:style-name="gr63" draw:text-style-name="P20" draw:layer="layout" svg:width="0.496cm" svg:height="0.508cm" svg:x="18.303cm" svg:y="9.519cm" svg:viewBox="0 0 497 509" draw:points="249,509 0,509 0,0 497,0 497,509 249,509">
          <text:p/>
        </draw:polyline>
        <draw:polygon draw:style-name="gr59" draw:text-style-name="P20" draw:layer="layout" svg:width="0.496cm" svg:height="0.506cm" svg:x="18.303cm" svg:y="9.012cm" svg:viewBox="0 0 497 507" draw:points="0,0 497,0 497,507 0,507">
          <text:p text:style-name="P2"><text:span text:style-name="T16">T</text:span></text:p>
        </draw:polygon>
        <draw:polyline draw:style-name="gr63" draw:text-style-name="P20" draw:layer="layout" svg:width="0.496cm" svg:height="0.506cm" svg:x="18.303cm" svg:y="9.012cm" svg:viewBox="0 0 497 507" draw:points="249,507 0,507 0,0 497,0 497,507 249,507">
          <text:p/>
        </draw:polyline>
        <draw:polygon draw:style-name="gr59" draw:text-style-name="P20" draw:layer="layout" svg:width="0.499cm" svg:height="0.508cm" svg:x="18.801cm" svg:y="9.519cm" svg:viewBox="0 0 500 509" draw:points="0,0 500,0 500,509 0,509">
          <text:p text:style-name="P2"><text:span text:style-name="T16">T</text:span></text:p>
        </draw:polygon>
        <draw:polyline draw:style-name="gr63" draw:text-style-name="P20" draw:layer="layout" svg:width="0.499cm" svg:height="0.508cm" svg:x="18.801cm" svg:y="9.519cm" svg:viewBox="0 0 500 509" draw:points="250,509 0,509 0,0 500,0 500,509 250,509">
          <text:p/>
        </draw:polyline>
        <draw:polygon draw:style-name="gr59" draw:text-style-name="P20" draw:layer="layout" svg:width="0.499cm" svg:height="0.506cm" svg:x="18.801cm" svg:y="9.012cm" svg:viewBox="0 0 500 507" draw:points="0,0 500,0 500,507 0,507">
          <text:p text:style-name="P2"><text:span text:style-name="T16">T</text:span></text:p>
        </draw:polygon>
        <draw:polyline draw:style-name="gr63" draw:text-style-name="P20" draw:layer="layout" svg:width="0.499cm" svg:height="0.506cm" svg:x="18.801cm" svg:y="9.012cm" svg:viewBox="0 0 500 507" draw:points="250,507 0,507 0,0 500,0 500,507 250,507">
          <text:p/>
        </draw:polyline>
        <draw:polygon draw:style-name="gr7" draw:text-style-name="P20" draw:layer="layout" svg:width="0.496cm" svg:height="0.508cm" svg:x="18.303cm" svg:y="10.534cm" svg:viewBox="0 0 497 509" draw:points="0,0 497,0 497,509 0,509">
          <text:p/>
        </draw:polygon>
        <draw:polyline draw:style-name="gr63" draw:text-style-name="P20" draw:layer="layout" svg:width="0.496cm" svg:height="0.508cm" svg:x="18.303cm" svg:y="10.534cm" svg:viewBox="0 0 497 509" draw:points="249,509 0,509 0,0 497,0 497,509 249,509">
          <text:p/>
        </draw:polyline>
        <draw:polygon draw:style-name="gr7" draw:text-style-name="P20" draw:layer="layout" svg:width="0.496cm" svg:height="0.506cm" svg:x="18.303cm" svg:y="10.028cm" svg:viewBox="0 0 497 507" draw:points="0,0 497,0 497,507 0,507">
          <text:p/>
        </draw:polygon>
        <draw:polyline draw:style-name="gr63" draw:text-style-name="P20" draw:layer="layout" svg:width="0.496cm" svg:height="0.506cm" svg:x="18.303cm" svg:y="10.028cm" svg:viewBox="0 0 497 507" draw:points="249,507 0,507 0,0 497,0 497,507 249,507">
          <text:p/>
        </draw:polyline>
        <draw:polygon draw:style-name="gr59" draw:text-style-name="P20" draw:layer="layout" svg:width="0.499cm" svg:height="0.508cm" svg:x="18.801cm" svg:y="10.534cm" svg:viewBox="0 0 500 509" draw:points="0,0 500,0 500,509 0,509">
          <text:p text:style-name="P2"><text:span text:style-name="T16">T</text:span></text:p>
        </draw:polygon>
        <draw:polyline draw:style-name="gr63" draw:text-style-name="P20" draw:layer="layout" svg:width="0.499cm" svg:height="0.508cm" svg:x="18.801cm" svg:y="10.534cm" svg:viewBox="0 0 500 509" draw:points="250,509 0,509 0,0 500,0 500,509 250,509">
          <text:p/>
        </draw:polyline>
        <draw:polygon draw:style-name="gr59" draw:text-style-name="P20" draw:layer="layout" svg:width="0.499cm" svg:height="0.506cm" svg:x="18.801cm" svg:y="10.028cm" svg:viewBox="0 0 500 507" draw:points="0,0 500,0 500,507 0,507">
          <text:p text:style-name="P2"><text:span text:style-name="T16">T</text:span></text:p>
        </draw:polygon>
        <draw:polyline draw:style-name="gr63" draw:text-style-name="P20" draw:layer="layout" svg:width="0.499cm" svg:height="0.506cm" svg:x="18.801cm" svg:y="10.028cm" svg:viewBox="0 0 500 507" draw:points="250,507 0,507 0,0 500,0 500,507 250,507">
          <text:p/>
        </draw:polyline>
        <draw:polygon draw:style-name="gr7" draw:text-style-name="P20" draw:layer="layout" svg:width="0.496cm" svg:height="0.508cm" svg:x="18.303cm" svg:y="11.043cm" svg:viewBox="0 0 497 509" draw:points="0,0 497,0 497,509 0,509">
          <text:p/>
        </draw:polygon>
        <draw:polyline draw:style-name="gr63" draw:text-style-name="P20" draw:layer="layout" svg:width="0.496cm" svg:height="0.508cm" svg:x="18.303cm" svg:y="11.043cm" svg:viewBox="0 0 497 509" draw:points="249,509 0,509 0,0 497,0 497,509 249,509">
          <text:p/>
        </draw:polyline>
        <draw:polygon draw:style-name="gr59" draw:text-style-name="P20" draw:layer="layout" svg:width="0.499cm" svg:height="0.508cm" svg:x="18.801cm" svg:y="11.043cm" svg:viewBox="0 0 500 509" draw:points="0,0 500,0 500,509 0,509">
          <text:p text:style-name="P2"><text:span text:style-name="T16">T</text:span></text:p>
        </draw:polygon>
        <draw:polyline draw:style-name="gr63" draw:text-style-name="P20" draw:layer="layout" svg:width="0.499cm" svg:height="0.508cm" svg:x="18.801cm" svg:y="11.043cm" svg:viewBox="0 0 500 509" draw:points="250,509 0,509 0,0 500,0 500,509 250,509">
          <text:p/>
        </draw:polyline>
        <draw:polygon draw:style-name="gr7" draw:text-style-name="P20" draw:layer="layout" svg:width="0.496cm" svg:height="0.508cm" svg:x="15.311cm" svg:y="11.552cm" svg:viewBox="0 0 497 509" draw:points="0,0 497,0 497,509 0,509">
          <text:p/>
        </draw:polygon>
        <draw:polyline draw:style-name="gr63" draw:text-style-name="P20" draw:layer="layout" svg:width="0.496cm" svg:height="0.508cm" svg:x="15.311cm" svg:y="11.552cm" svg:viewBox="0 0 497 509" draw:points="249,509 0,509 0,0 497,0 497,509 249,509">
          <text:p/>
        </draw:polyline>
        <draw:polygon draw:style-name="gr59" draw:text-style-name="P20" draw:layer="layout" svg:width="0.499cm" svg:height="0.508cm" svg:x="14.811cm" svg:y="11.552cm" svg:viewBox="0 0 500 509" draw:points="0,0 500,0 500,509 0,509">
          <text:p text:style-name="P2"><text:span text:style-name="T16">T</text:span></text:p>
        </draw:polygon>
        <draw:polyline draw:style-name="gr63" draw:text-style-name="P20" draw:layer="layout" svg:width="0.499cm" svg:height="0.508cm" svg:x="14.811cm" svg:y="11.552cm" svg:viewBox="0 0 500 509" draw:points="250,509 0,509 0,0 500,0 500,509 250,509">
          <text:p/>
        </draw:polyline>
        <draw:polygon draw:style-name="gr7" draw:text-style-name="P20" draw:layer="layout" svg:width="0.496cm" svg:height="0.508cm" svg:x="16.309cm" svg:y="11.552cm" svg:viewBox="0 0 497 509" draw:points="0,0 497,0 497,509 0,509">
          <text:p/>
        </draw:polygon>
        <draw:polyline draw:style-name="gr63" draw:text-style-name="P20" draw:layer="layout" svg:width="0.496cm" svg:height="0.508cm" svg:x="16.309cm" svg:y="11.552cm" svg:viewBox="0 0 497 509" draw:points="249,509 0,509 0,0 497,0 497,509 249,509">
          <text:p/>
        </draw:polyline>
        <draw:polygon draw:style-name="gr59" draw:text-style-name="P20" draw:layer="layout" svg:width="0.499cm" svg:height="0.508cm" svg:x="15.809cm" svg:y="11.552cm" svg:viewBox="0 0 500 509" draw:points="0,0 500,0 500,509 0,509">
          <text:p text:style-name="P2"><text:span text:style-name="T16">T</text:span></text:p>
        </draw:polygon>
        <draw:polyline draw:style-name="gr63" draw:text-style-name="P20" draw:layer="layout" svg:width="0.499cm" svg:height="0.508cm" svg:x="15.809cm" svg:y="11.552cm" svg:viewBox="0 0 500 509" draw:points="250,509 0,509 0,0 500,0 500,509 250,509">
          <text:p/>
        </draw:polyline>
        <draw:polygon draw:style-name="gr7" draw:text-style-name="P20" draw:layer="layout" svg:width="0.496cm" svg:height="0.508cm" svg:x="15.311cm" svg:y="12.567cm" svg:viewBox="0 0 497 509" draw:points="0,0 497,0 497,509 0,509">
          <text:p/>
        </draw:polygon>
        <draw:polyline draw:style-name="gr63" draw:text-style-name="P20" draw:layer="layout" svg:width="0.496cm" svg:height="0.508cm" svg:x="15.311cm" svg:y="12.567cm" svg:viewBox="0 0 497 509" draw:points="249,509 0,509 0,0 497,0 497,509 249,509">
          <text:p/>
        </draw:polyline>
        <draw:polygon draw:style-name="gr7" draw:text-style-name="P20" draw:layer="layout" svg:width="0.496cm" svg:height="0.506cm" svg:x="15.311cm" svg:y="12.061cm" svg:viewBox="0 0 497 507" draw:points="0,0 497,0 497,507 0,507">
          <text:p/>
        </draw:polygon>
        <draw:polyline draw:style-name="gr63" draw:text-style-name="P20" draw:layer="layout" svg:width="0.496cm" svg:height="0.506cm" svg:x="15.311cm" svg:y="12.061cm" svg:viewBox="0 0 497 507" draw:points="249,507 0,507 0,0 497,0 497,507 249,507">
          <text:p/>
        </draw:polyline>
        <draw:polygon draw:style-name="gr59" draw:text-style-name="P20" draw:layer="layout" svg:width="0.499cm" svg:height="0.508cm" svg:x="14.811cm" svg:y="12.567cm" svg:viewBox="0 0 500 509" draw:points="0,0 500,0 500,509 0,509">
          <text:p text:style-name="P2"><text:span text:style-name="T16">T</text:span></text:p>
        </draw:polygon>
        <draw:polyline draw:style-name="gr63" draw:text-style-name="P20" draw:layer="layout" svg:width="0.499cm" svg:height="0.508cm" svg:x="14.811cm" svg:y="12.567cm" svg:viewBox="0 0 500 509" draw:points="250,509 0,509 0,0 500,0 500,509 250,509">
          <text:p/>
        </draw:polyline>
        <draw:polygon draw:style-name="gr59" draw:text-style-name="P20" draw:layer="layout" svg:width="0.499cm" svg:height="0.506cm" svg:x="14.811cm" svg:y="12.061cm" svg:viewBox="0 0 500 507" draw:points="0,0 500,0 500,507 0,507">
          <text:p text:style-name="P2"><text:span text:style-name="T16">T</text:span></text:p>
        </draw:polygon>
        <draw:polyline draw:style-name="gr63" draw:text-style-name="P20" draw:layer="layout" svg:width="0.499cm" svg:height="0.506cm" svg:x="14.811cm" svg:y="12.061cm" svg:viewBox="0 0 500 507" draw:points="250,507 0,507 0,0 500,0 500,507 250,507">
          <text:p/>
        </draw:polyline>
        <draw:polygon draw:style-name="gr7" draw:text-style-name="P20" draw:layer="layout" svg:width="0.496cm" svg:height="0.508cm" svg:x="16.309cm" svg:y="12.567cm" svg:viewBox="0 0 497 509" draw:points="0,0 497,0 497,509 0,509">
          <text:p/>
        </draw:polygon>
        <draw:polyline draw:style-name="gr63" draw:text-style-name="P20" draw:layer="layout" svg:width="0.496cm" svg:height="0.508cm" svg:x="16.309cm" svg:y="12.567cm" svg:viewBox="0 0 497 509" draw:points="249,509 0,509 0,0 497,0 497,509 249,509">
          <text:p/>
        </draw:polyline>
        <draw:polygon draw:style-name="gr7" draw:text-style-name="P20" draw:layer="layout" svg:width="0.496cm" svg:height="0.506cm" svg:x="16.309cm" svg:y="12.061cm" svg:viewBox="0 0 497 507" draw:points="0,0 497,0 497,507 0,507">
          <text:p/>
        </draw:polygon>
        <draw:polyline draw:style-name="gr63" draw:text-style-name="P20" draw:layer="layout" svg:width="0.496cm" svg:height="0.506cm" svg:x="16.309cm" svg:y="12.061cm" svg:viewBox="0 0 497 507" draw:points="249,507 0,507 0,0 497,0 497,507 249,507">
          <text:p/>
        </draw:polyline>
        <draw:polygon draw:style-name="gr7" draw:text-style-name="P20" draw:layer="layout" svg:width="0.499cm" svg:height="0.508cm" svg:x="15.809cm" svg:y="12.567cm" svg:viewBox="0 0 500 509" draw:points="0,0 500,0 500,509 0,509">
          <text:p/>
        </draw:polygon>
        <draw:polyline draw:style-name="gr63" draw:text-style-name="P20" draw:layer="layout" svg:width="0.499cm" svg:height="0.508cm" svg:x="15.809cm" svg:y="12.567cm" svg:viewBox="0 0 500 509" draw:points="250,509 0,509 0,0 500,0 500,509 250,509">
          <text:p/>
        </draw:polyline>
        <draw:polygon draw:style-name="gr59" draw:text-style-name="P20" draw:layer="layout" svg:width="0.499cm" svg:height="0.506cm" svg:x="15.809cm" svg:y="12.061cm" svg:viewBox="0 0 500 507" draw:points="0,0 500,0 500,507 0,507">
          <text:p text:style-name="P2"><text:span text:style-name="T16">T</text:span></text:p>
        </draw:polygon>
        <draw:polyline draw:style-name="gr63" draw:text-style-name="P20" draw:layer="layout" svg:width="0.499cm" svg:height="0.506cm" svg:x="15.809cm" svg:y="12.061cm" svg:viewBox="0 0 500 507" draw:points="250,507 0,507 0,0 500,0 500,507 250,507">
          <text:p/>
        </draw:polyline>
        <draw:polygon draw:style-name="gr7" draw:text-style-name="P20" draw:layer="layout" svg:width="0.496cm" svg:height="0.508cm" svg:x="17.306cm" svg:y="11.552cm" svg:viewBox="0 0 497 509" draw:points="0,0 497,0 497,509 0,509">
          <text:p/>
        </draw:polygon>
        <draw:polyline draw:style-name="gr63" draw:text-style-name="P20" draw:layer="layout" svg:width="0.496cm" svg:height="0.508cm" svg:x="17.306cm" svg:y="11.552cm" svg:viewBox="0 0 497 509" draw:points="249,509 0,509 0,0 497,0 497,509 249,509">
          <text:p/>
        </draw:polyline>
        <draw:polygon draw:style-name="gr59" draw:text-style-name="P20" draw:layer="layout" svg:width="0.499cm" svg:height="0.508cm" svg:x="16.806cm" svg:y="11.552cm" svg:viewBox="0 0 500 509" draw:points="0,0 500,0 500,509 0,509">
          <text:p text:style-name="P2"><text:span text:style-name="T16">T</text:span></text:p>
        </draw:polygon>
        <draw:polyline draw:style-name="gr63" draw:text-style-name="P20" draw:layer="layout" svg:width="0.499cm" svg:height="0.508cm" svg:x="16.806cm" svg:y="11.552cm" svg:viewBox="0 0 500 509" draw:points="250,509 0,509 0,0 500,0 500,509 250,509">
          <text:p/>
        </draw:polyline>
        <draw:polygon draw:style-name="gr7" draw:text-style-name="P20" draw:layer="layout" svg:width="0.499cm" svg:height="0.508cm" svg:x="17.804cm" svg:y="11.552cm" svg:viewBox="0 0 500 509" draw:points="0,0 500,0 500,509 0,509">
          <text:p/>
        </draw:polygon>
        <draw:polyline draw:style-name="gr63" draw:text-style-name="P20" draw:layer="layout" svg:width="0.499cm" svg:height="0.508cm" svg:x="17.804cm" svg:y="11.552cm" svg:viewBox="0 0 500 509" draw:points="250,509 0,509 0,0 500,0 500,509 250,509">
          <text:p/>
        </draw:polyline>
        <draw:polygon draw:style-name="gr7" draw:text-style-name="P20" draw:layer="layout" svg:width="0.496cm" svg:height="0.508cm" svg:x="17.306cm" svg:y="12.567cm" svg:viewBox="0 0 497 509" draw:points="0,0 497,0 497,509 0,509">
          <text:p/>
        </draw:polygon>
        <draw:polyline draw:style-name="gr63" draw:text-style-name="P20" draw:layer="layout" svg:width="0.496cm" svg:height="0.508cm" svg:x="17.306cm" svg:y="12.567cm" svg:viewBox="0 0 497 509" draw:points="249,509 0,509 0,0 497,0 497,509 249,509">
          <text:p/>
        </draw:polyline>
        <draw:polygon draw:style-name="gr7" draw:text-style-name="P20" draw:layer="layout" svg:width="0.496cm" svg:height="0.506cm" svg:x="17.306cm" svg:y="12.061cm" svg:viewBox="0 0 497 507" draw:points="0,0 497,0 497,507 0,507">
          <text:p/>
        </draw:polygon>
        <draw:polyline draw:style-name="gr63" draw:text-style-name="P20" draw:layer="layout" svg:width="0.496cm" svg:height="0.506cm" svg:x="17.306cm" svg:y="12.061cm" svg:viewBox="0 0 497 507" draw:points="249,507 0,507 0,0 497,0 497,507 249,507">
          <text:p/>
        </draw:polyline>
        <draw:polygon draw:style-name="gr7" draw:text-style-name="P20" draw:layer="layout" svg:width="0.499cm" svg:height="0.508cm" svg:x="16.806cm" svg:y="12.567cm" svg:viewBox="0 0 500 509" draw:points="0,0 500,0 500,509 0,509">
          <text:p/>
        </draw:polygon>
        <draw:polyline draw:style-name="gr63" draw:text-style-name="P20" draw:layer="layout" svg:width="0.499cm" svg:height="0.508cm" svg:x="16.806cm" svg:y="12.567cm" svg:viewBox="0 0 500 509" draw:points="250,509 0,509 0,0 500,0 500,509 250,509">
          <text:p/>
        </draw:polyline>
        <draw:polygon draw:style-name="gr7" draw:text-style-name="P20" draw:layer="layout" svg:width="0.499cm" svg:height="0.506cm" svg:x="16.806cm" svg:y="12.061cm" svg:viewBox="0 0 500 507" draw:points="0,0 500,0 500,507 0,507">
          <text:p/>
        </draw:polygon>
        <draw:polyline draw:style-name="gr63" draw:text-style-name="P20" draw:layer="layout" svg:width="0.499cm" svg:height="0.506cm" svg:x="16.806cm" svg:y="12.061cm" svg:viewBox="0 0 500 507" draw:points="250,507 0,507 0,0 500,0 500,507 250,507">
          <text:p/>
        </draw:polyline>
        <draw:polygon draw:style-name="gr59" draw:text-style-name="P20" draw:layer="layout" svg:width="0.499cm" svg:height="0.508cm" svg:x="17.804cm" svg:y="12.567cm" svg:viewBox="0 0 500 509" draw:points="0,0 500,0 500,509 0,509">
          <text:p text:style-name="P2"><text:span text:style-name="T16">T</text:span></text:p>
        </draw:polygon>
        <draw:polyline draw:style-name="gr63" draw:text-style-name="P20" draw:layer="layout" svg:width="0.499cm" svg:height="0.508cm" svg:x="17.804cm" svg:y="12.567cm" svg:viewBox="0 0 500 509" draw:points="250,509 0,509 0,0 500,0 500,509 250,509">
          <text:p/>
        </draw:polyline>
        <draw:polygon draw:style-name="gr7" draw:text-style-name="P20" draw:layer="layout" svg:width="0.499cm" svg:height="0.506cm" svg:x="17.804cm" svg:y="12.061cm" svg:viewBox="0 0 500 507" draw:points="0,0 500,0 500,507 0,507">
          <text:p/>
        </draw:polygon>
        <draw:polyline draw:style-name="gr63" draw:text-style-name="P20" draw:layer="layout" svg:width="0.499cm" svg:height="0.506cm" svg:x="17.804cm" svg:y="12.061cm" svg:viewBox="0 0 500 507" draw:points="250,507 0,507 0,0 500,0 500,507 250,507">
          <text:p/>
        </draw:polyline>
        <draw:polygon draw:style-name="gr59" draw:text-style-name="P20" draw:layer="layout" svg:width="0.496cm" svg:height="0.508cm" svg:x="15.311cm" svg:y="13.076cm" svg:viewBox="0 0 497 509" draw:points="0,0 497,0 497,509 0,509">
          <text:p text:style-name="P2"><text:span text:style-name="T16">T</text:span></text:p>
        </draw:polygon>
        <draw:polyline draw:style-name="gr63" draw:text-style-name="P20" draw:layer="layout" svg:width="0.496cm" svg:height="0.508cm" svg:x="15.311cm" svg:y="13.076cm" svg:viewBox="0 0 497 509" draw:points="249,509 0,509 0,0 497,0 497,509 249,509">
          <text:p/>
        </draw:polyline>
        <draw:polygon draw:style-name="gr59" draw:text-style-name="P21" draw:layer="layout" svg:width="0.499cm" svg:height="0.508cm" svg:x="14.811cm" svg:y="13.076cm" svg:viewBox="0 0 500 509" draw:points="0,0 500,0 500,509 0,509">
          <text:p text:style-name="P2"><text:span text:style-name="T17">T</text:span></text:p>
        </draw:polygon>
        <draw:polyline draw:style-name="gr63" draw:text-style-name="P20" draw:layer="layout" svg:width="0.499cm" svg:height="0.508cm" svg:x="14.811cm" svg:y="13.076cm" svg:viewBox="0 0 500 509" draw:points="250,509 0,509 0,0 500,0 500,509 250,509">
          <text:p/>
        </draw:polyline>
        <draw:polygon draw:style-name="gr59" draw:text-style-name="P20" draw:layer="layout" svg:width="0.496cm" svg:height="0.508cm" svg:x="16.309cm" svg:y="13.076cm" svg:viewBox="0 0 497 509" draw:points="0,0 497,0 497,509 0,509">
          <text:p text:style-name="P2"><text:span text:style-name="T16">T</text:span></text:p>
        </draw:polygon>
        <draw:polyline draw:style-name="gr63" draw:text-style-name="P20" draw:layer="layout" svg:width="0.496cm" svg:height="0.508cm" svg:x="16.309cm" svg:y="13.076cm" svg:viewBox="0 0 497 509" draw:points="249,509 0,509 0,0 497,0 497,509 249,509">
          <text:p/>
        </draw:polyline>
        <draw:polygon draw:style-name="gr59" draw:text-style-name="P20" draw:layer="layout" svg:width="0.499cm" svg:height="0.508cm" svg:x="15.809cm" svg:y="13.076cm" svg:viewBox="0 0 500 509" draw:points="0,0 500,0 500,509 0,509">
          <text:p text:style-name="P2"><text:span text:style-name="T16">T</text:span></text:p>
        </draw:polygon>
        <draw:polyline draw:style-name="gr63" draw:text-style-name="P20" draw:layer="layout" svg:width="0.499cm" svg:height="0.508cm" svg:x="15.809cm" svg:y="13.076cm" svg:viewBox="0 0 500 509" draw:points="250,509 0,509 0,0 500,0 500,509 250,509">
          <text:p/>
        </draw:polyline>
        <draw:polygon draw:style-name="gr59" draw:text-style-name="P20" draw:layer="layout" svg:width="0.496cm" svg:height="0.508cm" svg:x="17.306cm" svg:y="13.076cm" svg:viewBox="0 0 497 509" draw:points="0,0 497,0 497,509 0,509">
          <text:p text:style-name="P2"><text:span text:style-name="T16">T</text:span></text:p>
        </draw:polygon>
        <draw:polyline draw:style-name="gr63" draw:text-style-name="P20" draw:layer="layout" svg:width="0.496cm" svg:height="0.508cm" svg:x="17.306cm" svg:y="13.076cm" svg:viewBox="0 0 497 509" draw:points="249,509 0,509 0,0 497,0 497,509 249,509">
          <text:p/>
        </draw:polyline>
        <draw:polygon draw:style-name="gr7" draw:text-style-name="P20" draw:layer="layout" svg:width="0.499cm" svg:height="0.508cm" svg:x="16.806cm" svg:y="13.076cm" svg:viewBox="0 0 500 509" draw:points="0,0 500,0 500,509 0,509">
          <text:p/>
        </draw:polygon>
        <draw:polyline draw:style-name="gr70" draw:text-style-name="P20" draw:layer="layout" svg:width="0.499cm" svg:height="0.508cm" svg:x="16.806cm" svg:y="13.076cm" svg:viewBox="0 0 500 509" draw:points="250,509 0,509 0,0 500,0 500,509 250,509">
          <text:p text:style-name="P2"><text:span text:style-name="T16">T</text:span></text:p>
        </draw:polyline>
        <draw:polygon draw:style-name="gr59" draw:text-style-name="P20" draw:layer="layout" svg:width="0.499cm" svg:height="0.508cm" svg:x="17.804cm" svg:y="13.076cm" svg:viewBox="0 0 500 509" draw:points="0,0 500,0 500,509 0,509">
          <text:p text:style-name="P2"><text:span text:style-name="T16">T</text:span></text:p>
        </draw:polygon>
        <draw:polyline draw:style-name="gr63" draw:text-style-name="P20" draw:layer="layout" svg:width="0.499cm" svg:height="0.508cm" svg:x="17.804cm" svg:y="13.076cm" svg:viewBox="0 0 500 509" draw:points="250,509 0,509 0,0 500,0 500,509 250,509">
          <text:p/>
        </draw:polyline>
        <draw:polygon draw:style-name="gr59" draw:text-style-name="P20" draw:layer="layout" svg:width="0.496cm" svg:height="0.508cm" svg:x="18.304cm" svg:y="11.552cm" svg:viewBox="0 0 497 509" draw:points="0,0 497,0 497,509 0,509">
          <text:p text:style-name="P2"><text:span text:style-name="T16">T</text:span></text:p>
        </draw:polygon>
        <draw:polyline draw:style-name="gr63" draw:text-style-name="P20" draw:layer="layout" svg:width="0.496cm" svg:height="0.508cm" svg:x="18.304cm" svg:y="11.552cm" svg:viewBox="0 0 497 509" draw:points="249,509 0,509 0,0 497,0 497,509 249,509">
          <text:p/>
        </draw:polyline>
        <draw:polygon draw:style-name="gr59" draw:text-style-name="P20" draw:layer="layout" svg:width="0.499cm" svg:height="0.508cm" svg:x="18.802cm" svg:y="11.552cm" svg:viewBox="0 0 500 509" draw:points="0,0 500,0 500,509 0,509">
          <text:p text:style-name="P2"><text:span text:style-name="T16">T</text:span></text:p>
        </draw:polygon>
        <draw:polyline draw:style-name="gr63" draw:text-style-name="P20" draw:layer="layout" svg:width="0.499cm" svg:height="0.508cm" svg:x="18.802cm" svg:y="11.552cm" svg:viewBox="0 0 500 509" draw:points="250,509 0,509 0,0 500,0 500,509 250,509">
          <text:p/>
        </draw:polyline>
        <draw:polygon draw:style-name="gr7" draw:text-style-name="P20" draw:layer="layout" svg:width="0.496cm" svg:height="0.508cm" svg:x="18.304cm" svg:y="12.567cm" svg:viewBox="0 0 497 509" draw:points="0,0 497,0 497,509 0,509">
          <text:p/>
        </draw:polygon>
        <draw:polyline draw:style-name="gr63" draw:text-style-name="P20" draw:layer="layout" svg:width="0.496cm" svg:height="0.508cm" svg:x="18.304cm" svg:y="12.567cm" svg:viewBox="0 0 497 509" draw:points="249,509 0,509 0,0 497,0 497,509 249,509">
          <text:p/>
        </draw:polyline>
        <draw:polygon draw:style-name="gr7" draw:text-style-name="P20" draw:layer="layout" svg:width="0.496cm" svg:height="0.506cm" svg:x="18.304cm" svg:y="12.061cm" svg:viewBox="0 0 497 507" draw:points="0,0 497,0 497,507 0,507">
          <text:p/>
        </draw:polygon>
        <draw:polyline draw:style-name="gr63" draw:text-style-name="P20" draw:layer="layout" svg:width="0.496cm" svg:height="0.506cm" svg:x="18.304cm" svg:y="12.061cm" svg:viewBox="0 0 497 507" draw:points="249,507 0,507 0,0 497,0 497,507 249,507">
          <text:p/>
        </draw:polyline>
        <draw:polygon draw:style-name="gr59" draw:text-style-name="P20" draw:layer="layout" svg:width="0.499cm" svg:height="0.508cm" svg:x="18.802cm" svg:y="12.567cm" svg:viewBox="0 0 500 509" draw:points="0,0 500,0 500,509 0,509">
          <text:p text:style-name="P2"><text:span text:style-name="T16">T</text:span></text:p>
        </draw:polygon>
        <draw:polyline draw:style-name="gr63" draw:text-style-name="P20" draw:layer="layout" svg:width="0.499cm" svg:height="0.508cm" svg:x="18.802cm" svg:y="12.567cm" svg:viewBox="0 0 500 509" draw:points="250,509 0,509 0,0 500,0 500,509 250,509">
          <text:p/>
        </draw:polyline>
        <draw:polygon draw:style-name="gr59" draw:text-style-name="P20" draw:layer="layout" svg:width="0.499cm" svg:height="0.506cm" svg:x="18.802cm" svg:y="12.061cm" svg:viewBox="0 0 500 507" draw:points="0,0 500,0 500,507 0,507">
          <text:p text:style-name="P2"><text:span text:style-name="T16">T</text:span></text:p>
        </draw:polygon>
        <draw:polyline draw:style-name="gr63" draw:text-style-name="P20" draw:layer="layout" svg:width="0.499cm" svg:height="0.506cm" svg:x="18.802cm" svg:y="12.061cm" svg:viewBox="0 0 500 507" draw:points="250,507 0,507 0,0 500,0 500,507 250,507">
          <text:p/>
        </draw:polyline>
        <draw:polygon draw:style-name="gr59" draw:text-style-name="P20" draw:layer="layout" svg:width="0.496cm" svg:height="0.508cm" svg:x="18.304cm" svg:y="13.076cm" svg:viewBox="0 0 497 509" draw:points="0,0 497,0 497,509 0,509">
          <text:p text:style-name="P2"><text:span text:style-name="T16">T</text:span></text:p>
        </draw:polygon>
        <draw:polyline draw:style-name="gr63" draw:text-style-name="P20" draw:layer="layout" svg:width="0.496cm" svg:height="0.508cm" svg:x="18.304cm" svg:y="13.076cm" svg:viewBox="0 0 497 509" draw:points="249,509 0,509 0,0 497,0 497,509 249,509">
          <text:p/>
        </draw:polyline>
        <draw:polygon draw:style-name="gr59" draw:text-style-name="P20" draw:layer="layout" svg:width="0.499cm" svg:height="0.508cm" svg:x="18.802cm" svg:y="13.076cm" svg:viewBox="0 0 500 509" draw:points="0,0 500,0 500,509 0,509">
          <text:p text:style-name="P2"><text:span text:style-name="T16">T</text:span></text:p>
        </draw:polygon>
        <draw:polyline draw:style-name="gr63" draw:text-style-name="P20" draw:layer="layout" svg:width="0.499cm" svg:height="0.508cm" svg:x="18.802cm" svg:y="13.076cm" svg:viewBox="0 0 500 509" draw:points="250,509 0,509 0,0 500,0 500,509 250,509">
          <text:p/>
        </draw:polyline>
        <draw:polygon draw:style-name="gr7" draw:text-style-name="P20" draw:layer="layout" svg:width="0.496cm" svg:height="0.508cm" svg:x="15.942cm" svg:y="5.985cm" svg:viewBox="0 0 497 509" draw:points="0,0 497,0 497,509 0,509">
          <text:p/>
        </draw:polygon>
        <draw:polyline draw:style-name="gr4" draw:text-style-name="P20" draw:layer="layout" svg:width="0.496cm" svg:height="0.508cm" svg:x="15.942cm" svg:y="5.985cm" svg:viewBox="0 0 497 509" draw:points="249,509 0,509 0,0 497,0 497,509 249,509">
          <text:p/>
        </draw:polyline>
        <draw:polygon draw:style-name="gr64" draw:text-style-name="P20" draw:layer="layout" svg:width="0.496cm" svg:height="0.506cm" svg:x="15.942cm" svg:y="5.478cm" svg:viewBox="0 0 497 507" draw:points="0,0 497,0 497,507 0,507">
          <text:p text:style-name="P2"><text:span text:style-name="T16">T</text:span></text:p>
        </draw:polygon>
        <draw:polyline draw:style-name="gr65" draw:text-style-name="P20" draw:layer="layout" svg:width="0.496cm" svg:height="0.506cm" svg:x="15.942cm" svg:y="5.478cm" svg:viewBox="0 0 497 507" draw:points="249,507 0,507 0,0 497,0 497,507 249,507">
          <text:p/>
        </draw:polyline>
        <draw:polygon draw:style-name="gr64" draw:text-style-name="P20" draw:layer="layout" svg:width="0.499cm" svg:height="0.508cm" svg:x="15.442cm" svg:y="5.985cm" svg:viewBox="0 0 500 509" draw:points="0,0 500,0 500,509 0,509">
          <text:p text:style-name="P2"><text:span text:style-name="T16">T</text:span></text:p>
        </draw:polygon>
        <draw:polyline draw:style-name="gr65" draw:text-style-name="P20" draw:layer="layout" svg:width="0.499cm" svg:height="0.508cm" svg:x="15.442cm" svg:y="5.985cm" svg:viewBox="0 0 500 509" draw:points="250,509 0,509 0,0 500,0 500,509 250,509">
          <text:p/>
        </draw:polyline>
        <draw:polygon draw:style-name="gr64" draw:text-style-name="P20" draw:layer="layout" svg:width="0.499cm" svg:height="0.506cm" svg:x="15.442cm" svg:y="5.478cm" svg:viewBox="0 0 500 507" draw:points="0,0 500,0 500,507 0,507">
          <text:p text:style-name="P2"><text:span text:style-name="T16">T</text:span></text:p>
        </draw:polygon>
        <draw:polyline draw:style-name="gr65" draw:text-style-name="P20" draw:layer="layout" svg:width="0.499cm" svg:height="0.506cm" svg:x="15.442cm" svg:y="5.478cm" svg:viewBox="0 0 500 507" draw:points="250,507 0,507 0,0 500,0 500,507 250,507">
          <text:p/>
        </draw:polyline>
        <draw:polygon draw:style-name="gr7" draw:text-style-name="P20" draw:layer="layout" svg:width="0.496cm" svg:height="0.508cm" svg:x="16.94cm" svg:y="5.985cm" svg:viewBox="0 0 497 509" draw:points="0,0 497,0 497,509 0,509">
          <text:p/>
        </draw:polygon>
        <draw:polyline draw:style-name="gr4" draw:text-style-name="P20" draw:layer="layout" svg:width="0.496cm" svg:height="0.508cm" svg:x="16.94cm" svg:y="5.985cm" svg:viewBox="0 0 497 509" draw:points="249,509 0,509 0,0 497,0 497,509 249,509">
          <text:p/>
        </draw:polyline>
        <draw:polygon draw:style-name="gr64" draw:text-style-name="P20" draw:layer="layout" svg:width="0.496cm" svg:height="0.506cm" svg:x="16.94cm" svg:y="5.478cm" svg:viewBox="0 0 497 507" draw:points="0,0 497,0 497,507 0,507">
          <text:p text:style-name="P2"><text:span text:style-name="T16">T</text:span></text:p>
        </draw:polygon>
        <draw:polyline draw:style-name="gr65" draw:text-style-name="P20" draw:layer="layout" svg:width="0.496cm" svg:height="0.506cm" svg:x="16.94cm" svg:y="5.478cm" svg:viewBox="0 0 497 507" draw:points="249,507 0,507 0,0 497,0 497,507 249,507">
          <text:p/>
        </draw:polyline>
        <draw:polygon draw:style-name="gr60" draw:text-style-name="P20" draw:layer="layout" svg:width="0.499cm" svg:height="0.508cm" svg:x="16.44cm" svg:y="5.985cm" svg:viewBox="0 0 500 509" draw:points="0,0 500,0 500,509 0,509">
          <text:p text:style-name="P2"><text:span text:style-name="T16">1</text:span></text:p>
        </draw:polygon>
        <draw:polyline draw:style-name="gr4" draw:text-style-name="P20" draw:layer="layout" svg:width="0.499cm" svg:height="0.508cm" svg:x="16.44cm" svg:y="5.985cm" svg:viewBox="0 0 500 509" draw:points="250,509 0,509 0,0 500,0 500,509 250,509">
          <text:p/>
        </draw:polyline>
        <draw:polygon draw:style-name="gr64" draw:text-style-name="P20" draw:layer="layout" svg:width="0.499cm" svg:height="0.506cm" svg:x="16.44cm" svg:y="5.478cm" svg:viewBox="0 0 500 507" draw:points="0,0 500,0 500,507 0,507">
          <text:p text:style-name="P2"><text:span text:style-name="T16">T</text:span></text:p>
        </draw:polygon>
        <draw:polyline draw:style-name="gr65" draw:text-style-name="P20" draw:layer="layout" svg:width="0.499cm" svg:height="0.506cm" svg:x="16.44cm" svg:y="5.478cm" svg:viewBox="0 0 500 507" draw:points="250,507 0,507 0,0 500,0 500,507 250,507">
          <text:p/>
        </draw:polyline>
        <draw:polygon draw:style-name="gr7" draw:text-style-name="P20" draw:layer="layout" svg:width="0.496cm" svg:height="0.508cm" svg:x="15.942cm" svg:y="7cm" svg:viewBox="0 0 497 509" draw:points="0,0 497,0 497,509 0,509">
          <text:p/>
        </draw:polygon>
        <draw:polyline draw:style-name="gr4" draw:text-style-name="P20" draw:layer="layout" svg:width="0.496cm" svg:height="0.508cm" svg:x="15.942cm" svg:y="7cm" svg:viewBox="0 0 497 509" draw:points="249,509 0,509 0,0 497,0 497,509 249,509">
          <text:p/>
        </draw:polyline>
        <draw:polygon draw:style-name="gr7" draw:text-style-name="P20" draw:layer="layout" svg:width="0.496cm" svg:height="0.506cm" svg:x="15.942cm" svg:y="6.494cm" svg:viewBox="0 0 497 507" draw:points="0,0 497,0 497,507 0,507">
          <text:p/>
        </draw:polygon>
        <draw:polyline draw:style-name="gr4" draw:text-style-name="P20" draw:layer="layout" svg:width="0.496cm" svg:height="0.506cm" svg:x="15.942cm" svg:y="6.494cm" svg:viewBox="0 0 497 507" draw:points="249,507 0,507 0,0 497,0 497,507 249,507">
          <text:p/>
        </draw:polyline>
        <draw:polygon draw:style-name="gr64" draw:text-style-name="P20" draw:layer="layout" svg:width="0.499cm" svg:height="0.508cm" svg:x="15.442cm" svg:y="7cm" svg:viewBox="0 0 500 509" draw:points="0,0 500,0 500,509 0,509">
          <text:p text:style-name="P2"><text:span text:style-name="T16">T</text:span></text:p>
        </draw:polygon>
        <draw:polyline draw:style-name="gr65" draw:text-style-name="P20" draw:layer="layout" svg:width="0.499cm" svg:height="0.508cm" svg:x="15.442cm" svg:y="7cm" svg:viewBox="0 0 500 509" draw:points="250,509 0,509 0,0 500,0 500,509 250,509">
          <text:p/>
        </draw:polyline>
        <draw:polygon draw:style-name="gr64" draw:text-style-name="P20" draw:layer="layout" svg:width="0.499cm" svg:height="0.506cm" svg:x="15.442cm" svg:y="6.494cm" svg:viewBox="0 0 500 507" draw:points="0,0 500,0 500,507 0,507">
          <text:p text:style-name="P2"><text:span text:style-name="T16">T</text:span></text:p>
        </draw:polygon>
        <draw:polyline draw:style-name="gr65" draw:text-style-name="P20" draw:layer="layout" svg:width="0.499cm" svg:height="0.506cm" svg:x="15.442cm" svg:y="6.494cm" svg:viewBox="0 0 500 507" draw:points="250,507 0,507 0,0 500,0 500,507 250,507">
          <text:p/>
        </draw:polyline>
        <draw:polygon draw:style-name="gr68" draw:text-style-name="P20" draw:layer="layout" svg:width="0.496cm" svg:height="0.508cm" svg:x="16.94cm" svg:y="7cm" svg:viewBox="0 0 497 509" draw:points="0,0 497,0 497,509 0,509">
          <text:p text:style-name="P2"><text:span text:style-name="T16">F</text:span></text:p>
        </draw:polygon>
        <draw:polyline draw:style-name="gr4" draw:text-style-name="P20" draw:layer="layout" svg:width="0.496cm" svg:height="0.508cm" svg:x="16.94cm" svg:y="7cm" svg:viewBox="0 0 497 509" draw:points="249,509 0,509 0,0 497,0 497,509 249,509">
          <text:p/>
        </draw:polyline>
        <draw:polygon draw:style-name="gr7" draw:text-style-name="P20" draw:layer="layout" svg:width="0.496cm" svg:height="0.506cm" svg:x="16.94cm" svg:y="6.494cm" svg:viewBox="0 0 497 507" draw:points="0,0 497,0 497,507 0,507">
          <text:p/>
        </draw:polygon>
        <draw:polyline draw:style-name="gr4" draw:text-style-name="P20" draw:layer="layout" svg:width="0.496cm" svg:height="0.506cm" svg:x="16.94cm" svg:y="6.494cm" svg:viewBox="0 0 497 507" draw:points="249,507 0,507 0,0 497,0 497,507 249,507">
          <text:p/>
        </draw:polyline>
        <draw:polygon draw:style-name="gr64" draw:text-style-name="P20" draw:layer="layout" svg:width="0.499cm" svg:height="0.508cm" svg:x="16.44cm" svg:y="7cm" svg:viewBox="0 0 500 509" draw:points="0,0 500,0 500,509 0,509">
          <text:p text:style-name="P2"><text:span text:style-name="T16">T</text:span></text:p>
        </draw:polygon>
        <draw:polyline draw:style-name="gr4" draw:text-style-name="P20" draw:layer="layout" svg:width="0.499cm" svg:height="0.508cm" svg:x="16.44cm" svg:y="7cm" svg:viewBox="0 0 500 509" draw:points="250,509 0,509 0,0 500,0 500,509 250,509">
          <text:p/>
        </draw:polyline>
        <draw:polygon draw:style-name="gr64" draw:text-style-name="P20" draw:layer="layout" svg:width="0.499cm" svg:height="0.506cm" svg:x="16.44cm" svg:y="6.494cm" svg:viewBox="0 0 500 507" draw:points="0,0 500,0 500,507 0,507">
          <text:p text:style-name="P2"><text:span text:style-name="T16">T</text:span></text:p>
        </draw:polygon>
        <draw:polyline draw:style-name="gr4" draw:text-style-name="P20" draw:layer="layout" svg:width="0.499cm" svg:height="0.506cm" svg:x="16.44cm" svg:y="6.494cm" svg:viewBox="0 0 500 507" draw:points="250,507 0,507 0,0 500,0 500,507 250,507">
          <text:p/>
        </draw:polyline>
        <draw:polygon draw:style-name="gr7" draw:text-style-name="P20" draw:layer="layout" svg:width="0.496cm" svg:height="0.508cm" svg:x="17.937cm" svg:y="5.985cm" svg:viewBox="0 0 497 509" draw:points="0,0 497,0 497,509 0,509">
          <text:p/>
        </draw:polygon>
        <draw:polyline draw:style-name="gr4" draw:text-style-name="P20" draw:layer="layout" svg:width="0.496cm" svg:height="0.508cm" svg:x="17.937cm" svg:y="5.985cm" svg:viewBox="0 0 497 509" draw:points="249,509 0,509 0,0 497,0 497,509 249,509">
          <text:p/>
        </draw:polyline>
        <draw:polygon draw:style-name="gr64" draw:text-style-name="P20" draw:layer="layout" svg:width="0.496cm" svg:height="0.506cm" svg:x="17.937cm" svg:y="5.478cm" svg:viewBox="0 0 497 507" draw:points="0,0 497,0 497,507 0,507">
          <text:p text:style-name="P2"><text:span text:style-name="T16">T</text:span></text:p>
        </draw:polygon>
        <draw:polyline draw:style-name="gr65" draw:text-style-name="P20" draw:layer="layout" svg:width="0.496cm" svg:height="0.506cm" svg:x="17.937cm" svg:y="5.478cm" svg:viewBox="0 0 497 507" draw:points="249,507 0,507 0,0 497,0 497,507 249,507">
          <text:p/>
        </draw:polyline>
        <draw:polygon draw:style-name="gr60" draw:text-style-name="P20" draw:layer="layout" svg:width="0.499cm" svg:height="0.508cm" svg:x="17.437cm" svg:y="5.985cm" svg:viewBox="0 0 500 509" draw:points="0,0 500,0 500,509 0,509">
          <text:p text:style-name="P2"><text:span text:style-name="T16">2</text:span></text:p>
        </draw:polygon>
        <draw:polyline draw:style-name="gr4" draw:text-style-name="P20" draw:layer="layout" svg:width="0.499cm" svg:height="0.508cm" svg:x="17.437cm" svg:y="5.985cm" svg:viewBox="0 0 500 509" draw:points="250,509 0,509 0,0 500,0 500,509 250,509">
          <text:p/>
        </draw:polyline>
        <draw:polygon draw:style-name="gr64" draw:text-style-name="P20" draw:layer="layout" svg:width="0.499cm" svg:height="0.506cm" svg:x="17.437cm" svg:y="5.478cm" svg:viewBox="0 0 500 507" draw:points="0,0 500,0 500,507 0,507">
          <text:p text:style-name="P2"><text:span text:style-name="T16">T</text:span></text:p>
        </draw:polygon>
        <draw:polyline draw:style-name="gr65" draw:text-style-name="P20" draw:layer="layout" svg:width="0.499cm" svg:height="0.506cm" svg:x="17.437cm" svg:y="5.478cm" svg:viewBox="0 0 500 507" draw:points="250,507 0,507 0,0 500,0 500,507 250,507">
          <text:p/>
        </draw:polyline>
        <draw:polygon draw:style-name="gr64" draw:text-style-name="P20" draw:layer="layout" svg:width="0.499cm" svg:height="0.508cm" svg:x="18.435cm" svg:y="5.985cm" svg:viewBox="0 0 500 509" draw:points="0,0 500,0 500,509 0,509">
          <text:p text:style-name="P2"><text:span text:style-name="T16">T</text:span></text:p>
        </draw:polygon>
        <draw:polyline draw:style-name="gr65" draw:text-style-name="P20" draw:layer="layout" svg:width="0.499cm" svg:height="0.508cm" svg:x="18.435cm" svg:y="5.985cm" svg:viewBox="0 0 500 509" draw:points="250,509 0,509 0,0 500,0 500,509 250,509">
          <text:p/>
        </draw:polyline>
        <draw:polygon draw:style-name="gr64" draw:text-style-name="P20" draw:layer="layout" svg:width="0.499cm" svg:height="0.506cm" svg:x="18.435cm" svg:y="5.478cm" svg:viewBox="0 0 500 507" draw:points="0,0 500,0 500,507 0,507">
          <text:p text:style-name="P2"><text:span text:style-name="T16">T</text:span></text:p>
        </draw:polygon>
        <draw:polyline draw:style-name="gr65" draw:text-style-name="P20" draw:layer="layout" svg:width="0.499cm" svg:height="0.506cm" svg:x="18.435cm" svg:y="5.478cm" svg:viewBox="0 0 500 507" draw:points="250,507 0,507 0,0 500,0 500,507 250,507">
          <text:p/>
        </draw:polyline>
        <draw:polygon draw:style-name="gr7" draw:text-style-name="P20" draw:layer="layout" svg:width="0.496cm" svg:height="0.508cm" svg:x="17.937cm" svg:y="7cm" svg:viewBox="0 0 497 509" draw:points="0,0 497,0 497,509 0,509">
          <text:p/>
        </draw:polygon>
        <draw:polyline draw:style-name="gr4" draw:text-style-name="P20" draw:layer="layout" svg:width="0.496cm" svg:height="0.508cm" svg:x="17.937cm" svg:y="7cm" svg:viewBox="0 0 497 509" draw:points="249,509 0,509 0,0 497,0 497,509 249,509">
          <text:p/>
        </draw:polyline>
        <draw:polygon draw:style-name="gr7" draw:text-style-name="P20" draw:layer="layout" svg:width="0.496cm" svg:height="0.506cm" svg:x="17.937cm" svg:y="6.494cm" svg:viewBox="0 0 497 507" draw:points="0,0 497,0 497,507 0,507">
          <text:p/>
        </draw:polygon>
        <draw:polyline draw:style-name="gr4" draw:text-style-name="P20" draw:layer="layout" svg:width="0.496cm" svg:height="0.506cm" svg:x="17.937cm" svg:y="6.494cm" svg:viewBox="0 0 497 507" draw:points="249,507 0,507 0,0 497,0 497,507 249,507">
          <text:p/>
        </draw:polyline>
        <draw:polygon draw:style-name="gr64" draw:text-style-name="P20" draw:layer="layout" svg:width="0.499cm" svg:height="0.508cm" svg:x="17.437cm" svg:y="7cm" svg:viewBox="0 0 500 509" draw:points="0,0 500,0 500,509 0,509">
          <text:p text:style-name="P2"><text:span text:style-name="T16">T</text:span></text:p>
        </draw:polygon>
        <draw:polyline draw:style-name="gr4" draw:text-style-name="P20" draw:layer="layout" svg:width="0.499cm" svg:height="0.508cm" svg:x="17.437cm" svg:y="7cm" svg:viewBox="0 0 500 509" draw:points="250,509 0,509 0,0 500,0 500,509 250,509">
          <text:p/>
        </draw:polyline>
        <draw:polygon draw:style-name="gr64" draw:text-style-name="P20" draw:layer="layout" svg:width="0.499cm" svg:height="0.506cm" svg:x="17.437cm" svg:y="6.494cm" svg:viewBox="0 0 500 507" draw:points="0,0 500,0 500,507 0,507">
          <text:p text:style-name="P2"><text:span text:style-name="T16">T</text:span></text:p>
        </draw:polygon>
        <draw:polyline draw:style-name="gr4" draw:text-style-name="P20" draw:layer="layout" svg:width="0.499cm" svg:height="0.506cm" svg:x="17.437cm" svg:y="6.494cm" svg:viewBox="0 0 500 507" draw:points="250,507 0,507 0,0 500,0 500,507 250,507">
          <text:p/>
        </draw:polyline>
        <draw:polygon draw:style-name="gr64" draw:text-style-name="P20" draw:layer="layout" svg:width="0.499cm" svg:height="0.508cm" svg:x="18.435cm" svg:y="7cm" svg:viewBox="0 0 500 509" draw:points="0,0 500,0 500,509 0,509">
          <text:p text:style-name="P2"><text:span text:style-name="T16">T</text:span></text:p>
        </draw:polygon>
        <draw:polyline draw:style-name="gr65" draw:text-style-name="P20" draw:layer="layout" svg:width="0.499cm" svg:height="0.508cm" svg:x="18.435cm" svg:y="7cm" svg:viewBox="0 0 500 509" draw:points="250,509 0,509 0,0 500,0 500,509 250,509">
          <text:p/>
        </draw:polyline>
        <draw:polygon draw:style-name="gr64" draw:text-style-name="P20" draw:layer="layout" svg:width="0.499cm" svg:height="0.506cm" svg:x="18.435cm" svg:y="6.494cm" svg:viewBox="0 0 500 507" draw:points="0,0 500,0 500,507 0,507">
          <text:p text:style-name="P2"><text:span text:style-name="T16">T</text:span></text:p>
        </draw:polygon>
        <draw:polyline draw:style-name="gr65" draw:text-style-name="P20" draw:layer="layout" svg:width="0.499cm" svg:height="0.506cm" svg:x="18.435cm" svg:y="6.494cm" svg:viewBox="0 0 500 507" draw:points="250,507 0,507 0,0 500,0 500,507 250,507">
          <text:p/>
        </draw:polyline>
        <draw:polygon draw:style-name="gr64" draw:text-style-name="P20" draw:layer="layout" svg:width="0.496cm" svg:height="0.508cm" svg:x="15.942cm" svg:y="7.509cm" svg:viewBox="0 0 497 509" draw:points="0,0 497,0 497,509 0,509">
          <text:p text:style-name="P2"><text:span text:style-name="T16">T</text:span></text:p>
        </draw:polygon>
        <draw:polyline draw:style-name="gr65" draw:text-style-name="P20" draw:layer="layout" svg:width="0.496cm" svg:height="0.508cm" svg:x="15.942cm" svg:y="7.509cm" svg:viewBox="0 0 497 509" draw:points="249,509 0,509 0,0 497,0 497,509 249,509">
          <text:p/>
        </draw:polyline>
        <draw:polygon draw:style-name="gr64" draw:text-style-name="P21" draw:layer="layout" svg:width="0.499cm" svg:height="0.508cm" svg:x="15.442cm" svg:y="7.509cm" svg:viewBox="0 0 500 509" draw:points="0,0 500,0 500,509 0,509">
          <text:p text:style-name="P2"><text:span text:style-name="T17">T</text:span></text:p>
        </draw:polygon>
        <draw:polyline draw:style-name="gr65" draw:text-style-name="P20" draw:layer="layout" svg:width="0.499cm" svg:height="0.508cm" svg:x="15.442cm" svg:y="7.509cm" svg:viewBox="0 0 500 509" draw:points="250,509 0,509 0,0 500,0 500,509 250,509">
          <text:p/>
        </draw:polyline>
        <draw:polygon draw:style-name="gr64" draw:text-style-name="P20" draw:layer="layout" svg:width="0.496cm" svg:height="0.508cm" svg:x="16.94cm" svg:y="7.509cm" svg:viewBox="0 0 497 509" draw:points="0,0 497,0 497,509 0,509">
          <text:p text:style-name="P2"><text:span text:style-name="T16">T</text:span></text:p>
        </draw:polygon>
        <draw:polyline draw:style-name="gr65" draw:text-style-name="P20" draw:layer="layout" svg:width="0.496cm" svg:height="0.508cm" svg:x="16.94cm" svg:y="7.509cm" svg:viewBox="0 0 497 509" draw:points="249,509 0,509 0,0 497,0 497,509 249,509">
          <text:p/>
        </draw:polyline>
        <draw:polygon draw:style-name="gr64" draw:text-style-name="P20" draw:layer="layout" svg:width="0.499cm" svg:height="0.508cm" svg:x="16.44cm" svg:y="7.509cm" svg:viewBox="0 0 500 509" draw:points="0,0 500,0 500,509 0,509">
          <text:p text:style-name="P2"><text:span text:style-name="T16">T</text:span></text:p>
        </draw:polygon>
        <draw:polyline draw:style-name="gr65" draw:text-style-name="P20" draw:layer="layout" svg:width="0.499cm" svg:height="0.508cm" svg:x="16.44cm" svg:y="7.509cm" svg:viewBox="0 0 500 509" draw:points="250,509 0,509 0,0 500,0 500,509 250,509">
          <text:p/>
        </draw:polyline>
        <draw:polygon draw:style-name="gr64" draw:text-style-name="P20" draw:layer="layout" svg:width="0.496cm" svg:height="0.508cm" svg:x="17.937cm" svg:y="7.509cm" svg:viewBox="0 0 497 509" draw:points="0,0 497,0 497,509 0,509">
          <text:p text:style-name="P2"><text:span text:style-name="T16">T</text:span></text:p>
        </draw:polygon>
        <draw:polyline draw:style-name="gr65" draw:text-style-name="P20" draw:layer="layout" svg:width="0.496cm" svg:height="0.508cm" svg:x="17.937cm" svg:y="7.509cm" svg:viewBox="0 0 497 509" draw:points="249,509 0,509 0,0 497,0 497,509 249,509">
          <text:p/>
        </draw:polyline>
        <draw:polygon draw:style-name="gr66" draw:text-style-name="P20" draw:layer="layout" svg:width="0.499cm" svg:height="0.508cm" svg:x="17.437cm" svg:y="7.509cm" svg:viewBox="0 0 500 509" draw:points="0,0 500,0 500,509 0,509">
          <text:p/>
        </draw:polygon>
        <draw:polyline draw:style-name="gr67" draw:text-style-name="P20" draw:layer="layout" svg:width="0.499cm" svg:height="0.508cm" svg:x="17.437cm" svg:y="7.509cm" svg:viewBox="0 0 500 509" draw:points="250,509 0,509 0,0 500,0 500,509 250,509">
          <text:p text:style-name="P2"><text:span text:style-name="T16">T</text:span></text:p>
        </draw:polyline>
        <draw:polygon draw:style-name="gr64" draw:text-style-name="P20" draw:layer="layout" svg:width="0.499cm" svg:height="0.508cm" svg:x="18.435cm" svg:y="7.509cm" svg:viewBox="0 0 500 509" draw:points="0,0 500,0 500,509 0,509">
          <text:p text:style-name="P2"><text:span text:style-name="T16">T</text:span></text:p>
        </draw:polygon>
        <draw:polyline draw:style-name="gr65" draw:text-style-name="P20" draw:layer="layout" svg:width="0.499cm" svg:height="0.508cm" svg:x="18.435cm" svg:y="7.509cm" svg:viewBox="0 0 500 509" draw:points="250,509 0,509 0,0 500,0 500,509 250,509">
          <text:p/>
        </draw:polyline>
        <presentation:notes draw:style-name="dp2">
          <draw:page-thumbnail draw:style-name="gr29"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rect draw:style-name="gr71" draw:text-style-name="P22" draw:layer="layout" svg:width="0.46cm" svg:height="0.461cm" svg:x="3.072cm" svg:y="3.557cm">
          <text:p/>
        </draw:rect>
        <draw:rect draw:style-name="gr71" draw:text-style-name="P22" draw:layer="layout" svg:width="0.46cm" svg:height="0.46cm" svg:x="3.072cm" svg:y="4.018cm">
          <text:p/>
        </draw:rect>
        <draw:rect draw:style-name="gr71" draw:text-style-name="P22" draw:layer="layout" svg:width="0.46cm" svg:height="0.46cm" svg:x="3.072cm" svg:y="4.478cm">
          <text:p/>
        </draw:rect>
        <draw:rect draw:style-name="gr71" draw:text-style-name="P22" draw:layer="layout" svg:width="0.46cm" svg:height="0.461cm" svg:x="3.072cm" svg:y="4.938cm">
          <text:p/>
        </draw:rect>
        <draw:rect draw:style-name="gr71" draw:text-style-name="P22" draw:layer="layout" svg:width="0.46cm" svg:height="0.46cm" svg:x="3.072cm" svg:y="5.399cm">
          <text:p/>
        </draw:rect>
        <draw:rect draw:style-name="gr71" draw:text-style-name="P22" draw:layer="layout" svg:width="0.46cm" svg:height="0.46cm" svg:x="3.072cm" svg:y="5.859cm">
          <text:p/>
        </draw:rect>
        <draw:rect draw:style-name="gr71" draw:text-style-name="P22" draw:layer="layout" svg:width="0.46cm" svg:height="0.46cm" svg:x="3.072cm" svg:y="6.319cm">
          <text:p/>
        </draw:rect>
        <draw:rect draw:style-name="gr71" draw:text-style-name="P22" draw:layer="layout" svg:width="0.46cm" svg:height="0.461cm" svg:x="3.072cm" svg:y="6.779cm">
          <text:p/>
        </draw:rect>
        <draw:rect draw:style-name="gr71" draw:text-style-name="P22" draw:layer="layout" svg:width="0.46cm" svg:height="0.461cm" svg:x="3.072cm" svg:y="7.24cm">
          <text:p/>
        </draw:rect>
        <draw:rect draw:style-name="gr71" draw:text-style-name="P22" draw:layer="layout" svg:width="0.46cm" svg:height="0.46cm" svg:x="3.072cm" svg:y="7.701cm">
          <text:p/>
        </draw:rect>
        <draw:rect draw:style-name="gr71" draw:text-style-name="P22" draw:layer="layout" svg:width="0.46cm" svg:height="0.46cm" svg:x="3.072cm" svg:y="8.161cm">
          <text:p/>
        </draw:rect>
        <draw:rect draw:style-name="gr72" draw:text-style-name="P22" draw:layer="layout" svg:width="0.46cm" svg:height="0.461cm" svg:x="3.072cm" svg:y="8.621cm">
          <text:p/>
        </draw:rect>
        <draw:rect draw:style-name="gr71" draw:text-style-name="P22" draw:layer="layout" svg:width="0.46cm" svg:height="0.46cm" svg:x="3.072cm" svg:y="9.082cm">
          <text:p/>
        </draw:rect>
        <draw:rect draw:style-name="gr71" draw:text-style-name="P22" draw:layer="layout" svg:width="0.46cm" svg:height="0.46cm" svg:x="3.072cm" svg:y="9.542cm">
          <text:p/>
        </draw:rect>
        <draw:rect draw:style-name="gr71" draw:text-style-name="P22" draw:layer="layout" svg:width="0.46cm" svg:height="0.46cm" svg:x="3.072cm" svg:y="10.002cm">
          <text:p/>
        </draw:rect>
        <draw:rect draw:style-name="gr71" draw:text-style-name="P22" draw:layer="layout" svg:width="0.46cm" svg:height="0.461cm" svg:x="3.072cm" svg:y="10.462cm">
          <text:p/>
        </draw:rect>
        <draw:rect draw:style-name="gr71" draw:text-style-name="P22" draw:layer="layout" svg:width="0.46cm" svg:height="0.461cm" svg:x="3.532cm" svg:y="3.557cm">
          <text:p/>
        </draw:rect>
        <draw:rect draw:style-name="gr71" draw:text-style-name="P22" draw:layer="layout" svg:width="0.46cm" svg:height="0.46cm" svg:x="3.532cm" svg:y="4.018cm">
          <text:p/>
        </draw:rect>
        <draw:rect draw:style-name="gr71" draw:text-style-name="P22" draw:layer="layout" svg:width="0.46cm" svg:height="0.46cm" svg:x="3.532cm" svg:y="4.478cm">
          <text:p/>
        </draw:rect>
        <draw:rect draw:style-name="gr71" draw:text-style-name="P22" draw:layer="layout" svg:width="0.46cm" svg:height="0.461cm" svg:x="3.532cm" svg:y="4.938cm">
          <text:p/>
        </draw:rect>
        <draw:rect draw:style-name="gr71" draw:text-style-name="P22" draw:layer="layout" svg:width="0.46cm" svg:height="0.46cm" svg:x="3.532cm" svg:y="5.399cm">
          <text:p/>
        </draw:rect>
        <draw:rect draw:style-name="gr71" draw:text-style-name="P22" draw:layer="layout" svg:width="0.46cm" svg:height="0.46cm" svg:x="3.532cm" svg:y="5.859cm">
          <text:p/>
        </draw:rect>
        <draw:rect draw:style-name="gr71" draw:text-style-name="P22" draw:layer="layout" svg:width="0.46cm" svg:height="0.46cm" svg:x="3.532cm" svg:y="6.319cm">
          <text:p/>
        </draw:rect>
        <draw:rect draw:style-name="gr71" draw:text-style-name="P22" draw:layer="layout" svg:width="0.46cm" svg:height="0.461cm" svg:x="3.532cm" svg:y="6.779cm">
          <text:p/>
        </draw:rect>
        <draw:rect draw:style-name="gr71" draw:text-style-name="P22" draw:layer="layout" svg:width="0.46cm" svg:height="0.461cm" svg:x="3.532cm" svg:y="7.24cm">
          <text:p/>
        </draw:rect>
        <draw:rect draw:style-name="gr71" draw:text-style-name="P22" draw:layer="layout" svg:width="0.46cm" svg:height="0.46cm" svg:x="3.532cm" svg:y="7.701cm">
          <text:p/>
        </draw:rect>
        <draw:rect draw:style-name="gr71" draw:text-style-name="P22" draw:layer="layout" svg:width="0.46cm" svg:height="0.46cm" svg:x="3.532cm" svg:y="8.161cm">
          <text:p/>
        </draw:rect>
        <draw:rect draw:style-name="gr71" draw:text-style-name="P22" draw:layer="layout" svg:width="0.46cm" svg:height="0.461cm" svg:x="3.532cm" svg:y="8.621cm">
          <text:p/>
        </draw:rect>
        <draw:rect draw:style-name="gr71" draw:text-style-name="P22" draw:layer="layout" svg:width="0.46cm" svg:height="0.46cm" svg:x="3.532cm" svg:y="9.082cm">
          <text:p/>
        </draw:rect>
        <draw:rect draw:style-name="gr71" draw:text-style-name="P22" draw:layer="layout" svg:width="0.46cm" svg:height="0.46cm" svg:x="3.532cm" svg:y="9.542cm">
          <text:p/>
        </draw:rect>
        <draw:rect draw:style-name="gr71" draw:text-style-name="P22" draw:layer="layout" svg:width="0.46cm" svg:height="0.46cm" svg:x="3.532cm" svg:y="10.002cm">
          <text:p/>
        </draw:rect>
        <draw:rect draw:style-name="gr71" draw:text-style-name="P22" draw:layer="layout" svg:width="0.46cm" svg:height="0.461cm" svg:x="3.532cm" svg:y="10.462cm">
          <text:p/>
        </draw:rect>
        <draw:rect draw:style-name="gr71" draw:text-style-name="P22" draw:layer="layout" svg:width="0.461cm" svg:height="0.461cm" svg:x="3.992cm" svg:y="3.557cm">
          <text:p/>
        </draw:rect>
        <draw:rect draw:style-name="gr71" draw:text-style-name="P22" draw:layer="layout" svg:width="0.461cm" svg:height="0.46cm" svg:x="3.992cm" svg:y="4.018cm">
          <text:p/>
        </draw:rect>
        <draw:rect draw:style-name="gr71" draw:text-style-name="P22" draw:layer="layout" svg:width="0.461cm" svg:height="0.46cm" svg:x="3.992cm" svg:y="4.478cm">
          <text:p/>
        </draw:rect>
        <draw:rect draw:style-name="gr71" draw:text-style-name="P22" draw:layer="layout" svg:width="0.461cm" svg:height="0.461cm" svg:x="3.992cm" svg:y="4.938cm">
          <text:p/>
        </draw:rect>
        <draw:rect draw:style-name="gr71" draw:text-style-name="P22" draw:layer="layout" svg:width="0.461cm" svg:height="0.46cm" svg:x="3.992cm" svg:y="5.399cm">
          <text:p/>
        </draw:rect>
        <draw:rect draw:style-name="gr71" draw:text-style-name="P22" draw:layer="layout" svg:width="0.461cm" svg:height="0.46cm" svg:x="3.992cm" svg:y="5.859cm">
          <text:p/>
        </draw:rect>
        <draw:rect draw:style-name="gr71" draw:text-style-name="P22" draw:layer="layout" svg:width="0.461cm" svg:height="0.46cm" svg:x="3.992cm" svg:y="6.319cm">
          <text:p/>
        </draw:rect>
        <draw:rect draw:style-name="gr71" draw:text-style-name="P22" draw:layer="layout" svg:width="0.461cm" svg:height="0.461cm" svg:x="3.992cm" svg:y="6.779cm">
          <text:p/>
        </draw:rect>
        <draw:rect draw:style-name="gr71" draw:text-style-name="P22" draw:layer="layout" svg:width="0.461cm" svg:height="0.461cm" svg:x="3.992cm" svg:y="7.24cm">
          <text:p/>
        </draw:rect>
        <draw:rect draw:style-name="gr71" draw:text-style-name="P22" draw:layer="layout" svg:width="0.461cm" svg:height="0.46cm" svg:x="3.992cm" svg:y="7.701cm">
          <text:p/>
        </draw:rect>
        <draw:rect draw:style-name="gr71" draw:text-style-name="P22" draw:layer="layout" svg:width="0.461cm" svg:height="0.46cm" svg:x="3.992cm" svg:y="8.161cm">
          <text:p/>
        </draw:rect>
        <draw:rect draw:style-name="gr71" draw:text-style-name="P22" draw:layer="layout" svg:width="0.461cm" svg:height="0.461cm" svg:x="3.992cm" svg:y="8.621cm">
          <text:p/>
        </draw:rect>
        <draw:rect draw:style-name="gr71" draw:text-style-name="P22" draw:layer="layout" svg:width="0.461cm" svg:height="0.46cm" svg:x="3.992cm" svg:y="9.082cm">
          <text:p/>
        </draw:rect>
        <draw:rect draw:style-name="gr71" draw:text-style-name="P22" draw:layer="layout" svg:width="0.461cm" svg:height="0.46cm" svg:x="3.992cm" svg:y="9.542cm">
          <text:p/>
        </draw:rect>
        <draw:rect draw:style-name="gr71" draw:text-style-name="P22" draw:layer="layout" svg:width="0.461cm" svg:height="0.46cm" svg:x="3.992cm" svg:y="10.002cm">
          <text:p/>
        </draw:rect>
        <draw:rect draw:style-name="gr71" draw:text-style-name="P22" draw:layer="layout" svg:width="0.461cm" svg:height="0.461cm" svg:x="3.992cm" svg:y="10.462cm">
          <text:p/>
        </draw:rect>
        <draw:rect draw:style-name="gr71" draw:text-style-name="P22" draw:layer="layout" svg:width="0.46cm" svg:height="0.461cm" svg:x="4.917cm" svg:y="3.557cm">
          <text:p/>
        </draw:rect>
        <draw:rect draw:style-name="gr71" draw:text-style-name="P22" draw:layer="layout" svg:width="0.46cm" svg:height="0.46cm" svg:x="4.917cm" svg:y="4.018cm">
          <text:p/>
        </draw:rect>
        <draw:rect draw:style-name="gr71" draw:text-style-name="P22" draw:layer="layout" svg:width="0.46cm" svg:height="0.46cm" svg:x="4.917cm" svg:y="4.478cm">
          <text:p/>
        </draw:rect>
        <draw:rect draw:style-name="gr71" draw:text-style-name="P22" draw:layer="layout" svg:width="0.46cm" svg:height="0.461cm" svg:x="4.917cm" svg:y="4.938cm">
          <text:p/>
        </draw:rect>
        <draw:rect draw:style-name="gr71" draw:text-style-name="P22" draw:layer="layout" svg:width="0.46cm" svg:height="0.46cm" svg:x="4.917cm" svg:y="5.399cm">
          <text:p/>
        </draw:rect>
        <draw:rect draw:style-name="gr71" draw:text-style-name="P22" draw:layer="layout" svg:width="0.46cm" svg:height="0.46cm" svg:x="4.917cm" svg:y="5.859cm">
          <text:p/>
        </draw:rect>
        <draw:rect draw:style-name="gr71" draw:text-style-name="P22" draw:layer="layout" svg:width="0.46cm" svg:height="0.46cm" svg:x="4.917cm" svg:y="6.319cm">
          <text:p/>
        </draw:rect>
        <draw:rect draw:style-name="gr71" draw:text-style-name="P22" draw:layer="layout" svg:width="0.46cm" svg:height="0.461cm" svg:x="4.917cm" svg:y="6.779cm">
          <text:p/>
        </draw:rect>
        <draw:rect draw:style-name="gr71" draw:text-style-name="P22" draw:layer="layout" svg:width="0.46cm" svg:height="0.461cm" svg:x="4.917cm" svg:y="7.24cm">
          <text:p/>
        </draw:rect>
        <draw:rect draw:style-name="gr71" draw:text-style-name="P22" draw:layer="layout" svg:width="0.46cm" svg:height="0.46cm" svg:x="4.917cm" svg:y="7.701cm">
          <text:p/>
        </draw:rect>
        <draw:rect draw:style-name="gr71" draw:text-style-name="P22" draw:layer="layout" svg:width="0.46cm" svg:height="0.46cm" svg:x="4.917cm" svg:y="8.161cm">
          <text:p/>
        </draw:rect>
        <draw:rect draw:style-name="gr71" draw:text-style-name="P22" draw:layer="layout" svg:width="0.46cm" svg:height="0.461cm" svg:x="4.917cm" svg:y="8.621cm">
          <text:p/>
        </draw:rect>
        <draw:rect draw:style-name="gr71" draw:text-style-name="P22" draw:layer="layout" svg:width="0.46cm" svg:height="0.46cm" svg:x="4.917cm" svg:y="9.082cm">
          <text:p/>
        </draw:rect>
        <draw:rect draw:style-name="gr71" draw:text-style-name="P22" draw:layer="layout" svg:width="0.46cm" svg:height="0.46cm" svg:x="4.917cm" svg:y="9.542cm">
          <text:p/>
        </draw:rect>
        <draw:rect draw:style-name="gr71" draw:text-style-name="P22" draw:layer="layout" svg:width="0.46cm" svg:height="0.46cm" svg:x="4.917cm" svg:y="10.002cm">
          <text:p/>
        </draw:rect>
        <draw:rect draw:style-name="gr71" draw:text-style-name="P22" draw:layer="layout" svg:width="0.46cm" svg:height="0.461cm" svg:x="4.917cm" svg:y="10.462cm">
          <text:p/>
        </draw:rect>
        <draw:rect draw:style-name="gr71" draw:text-style-name="P22" draw:layer="layout" svg:width="0.46cm" svg:height="0.461cm" svg:x="5.377cm" svg:y="3.557cm">
          <text:p/>
        </draw:rect>
        <draw:rect draw:style-name="gr71" draw:text-style-name="P22" draw:layer="layout" svg:width="0.46cm" svg:height="0.46cm" svg:x="5.377cm" svg:y="4.018cm">
          <text:p/>
        </draw:rect>
        <draw:rect draw:style-name="gr71" draw:text-style-name="P22" draw:layer="layout" svg:width="0.46cm" svg:height="0.46cm" svg:x="5.377cm" svg:y="4.478cm">
          <text:p/>
        </draw:rect>
        <draw:rect draw:style-name="gr71" draw:text-style-name="P22" draw:layer="layout" svg:width="0.46cm" svg:height="0.461cm" svg:x="5.377cm" svg:y="4.938cm">
          <text:p/>
        </draw:rect>
        <draw:rect draw:style-name="gr71" draw:text-style-name="P22" draw:layer="layout" svg:width="0.46cm" svg:height="0.46cm" svg:x="5.377cm" svg:y="5.399cm">
          <text:p/>
        </draw:rect>
        <draw:rect draw:style-name="gr71" draw:text-style-name="P22" draw:layer="layout" svg:width="0.46cm" svg:height="0.46cm" svg:x="5.377cm" svg:y="5.859cm">
          <text:p/>
        </draw:rect>
        <draw:rect draw:style-name="gr71" draw:text-style-name="P22" draw:layer="layout" svg:width="0.46cm" svg:height="0.46cm" svg:x="5.377cm" svg:y="6.319cm">
          <text:p/>
        </draw:rect>
        <draw:rect draw:style-name="gr71" draw:text-style-name="P22" draw:layer="layout" svg:width="0.46cm" svg:height="0.461cm" svg:x="5.377cm" svg:y="6.779cm">
          <text:p/>
        </draw:rect>
        <draw:rect draw:style-name="gr71" draw:text-style-name="P22" draw:layer="layout" svg:width="0.46cm" svg:height="0.461cm" svg:x="5.377cm" svg:y="7.24cm">
          <text:p/>
        </draw:rect>
        <draw:rect draw:style-name="gr71" draw:text-style-name="P22" draw:layer="layout" svg:width="0.46cm" svg:height="0.46cm" svg:x="5.377cm" svg:y="7.701cm">
          <text:p/>
        </draw:rect>
        <draw:rect draw:style-name="gr71" draw:text-style-name="P22" draw:layer="layout" svg:width="0.46cm" svg:height="0.46cm" svg:x="5.377cm" svg:y="8.161cm">
          <text:p/>
        </draw:rect>
        <draw:rect draw:style-name="gr71" draw:text-style-name="P22" draw:layer="layout" svg:width="0.46cm" svg:height="0.461cm" svg:x="5.377cm" svg:y="8.621cm">
          <text:p/>
        </draw:rect>
        <draw:rect draw:style-name="gr71" draw:text-style-name="P22" draw:layer="layout" svg:width="0.46cm" svg:height="0.46cm" svg:x="5.377cm" svg:y="9.082cm">
          <text:p/>
        </draw:rect>
        <draw:rect draw:style-name="gr71" draw:text-style-name="P22" draw:layer="layout" svg:width="0.46cm" svg:height="0.46cm" svg:x="5.377cm" svg:y="9.542cm">
          <text:p/>
        </draw:rect>
        <draw:rect draw:style-name="gr71" draw:text-style-name="P22" draw:layer="layout" svg:width="0.46cm" svg:height="0.46cm" svg:x="5.377cm" svg:y="10.002cm">
          <text:p/>
        </draw:rect>
        <draw:rect draw:style-name="gr71" draw:text-style-name="P22" draw:layer="layout" svg:width="0.46cm" svg:height="0.461cm" svg:x="5.377cm" svg:y="10.462cm">
          <text:p/>
        </draw:rect>
        <draw:rect draw:style-name="gr71" draw:text-style-name="P22" draw:layer="layout" svg:width="0.461cm" svg:height="0.461cm" svg:x="5.837cm" svg:y="3.557cm">
          <text:p/>
        </draw:rect>
        <draw:rect draw:style-name="gr71" draw:text-style-name="P22" draw:layer="layout" svg:width="0.461cm" svg:height="0.46cm" svg:x="5.837cm" svg:y="4.018cm">
          <text:p/>
        </draw:rect>
        <draw:rect draw:style-name="gr71" draw:text-style-name="P22" draw:layer="layout" svg:width="0.461cm" svg:height="0.46cm" svg:x="5.837cm" svg:y="4.478cm">
          <text:p/>
        </draw:rect>
        <draw:rect draw:style-name="gr71" draw:text-style-name="P22" draw:layer="layout" svg:width="0.461cm" svg:height="0.461cm" svg:x="5.837cm" svg:y="4.938cm">
          <text:p/>
        </draw:rect>
        <draw:rect draw:style-name="gr71" draw:text-style-name="P22" draw:layer="layout" svg:width="0.461cm" svg:height="0.46cm" svg:x="5.837cm" svg:y="5.399cm">
          <text:p/>
        </draw:rect>
        <draw:rect draw:style-name="gr71" draw:text-style-name="P22" draw:layer="layout" svg:width="0.461cm" svg:height="0.46cm" svg:x="5.837cm" svg:y="5.859cm">
          <text:p/>
        </draw:rect>
        <draw:rect draw:style-name="gr71" draw:text-style-name="P22" draw:layer="layout" svg:width="0.461cm" svg:height="0.46cm" svg:x="5.837cm" svg:y="6.319cm">
          <text:p/>
        </draw:rect>
        <draw:rect draw:style-name="gr71" draw:text-style-name="P22" draw:layer="layout" svg:width="0.461cm" svg:height="0.461cm" svg:x="5.837cm" svg:y="6.779cm">
          <text:p/>
        </draw:rect>
        <draw:rect draw:style-name="gr71" draw:text-style-name="P22" draw:layer="layout" svg:width="0.461cm" svg:height="0.461cm" svg:x="5.837cm" svg:y="7.24cm">
          <text:p/>
        </draw:rect>
        <draw:rect draw:style-name="gr71" draw:text-style-name="P22" draw:layer="layout" svg:width="0.461cm" svg:height="0.46cm" svg:x="5.837cm" svg:y="7.701cm">
          <text:p/>
        </draw:rect>
        <draw:rect draw:style-name="gr71" draw:text-style-name="P22" draw:layer="layout" svg:width="0.461cm" svg:height="0.46cm" svg:x="5.837cm" svg:y="8.161cm">
          <text:p/>
        </draw:rect>
        <draw:rect draw:style-name="gr71" draw:text-style-name="P22" draw:layer="layout" svg:width="0.461cm" svg:height="0.461cm" svg:x="5.837cm" svg:y="8.621cm">
          <text:p/>
        </draw:rect>
        <draw:rect draw:style-name="gr71" draw:text-style-name="P22" draw:layer="layout" svg:width="0.461cm" svg:height="0.46cm" svg:x="5.837cm" svg:y="9.082cm">
          <text:p/>
        </draw:rect>
        <draw:rect draw:style-name="gr71" draw:text-style-name="P22" draw:layer="layout" svg:width="0.461cm" svg:height="0.46cm" svg:x="5.837cm" svg:y="9.542cm">
          <text:p/>
        </draw:rect>
        <draw:rect draw:style-name="gr71" draw:text-style-name="P22" draw:layer="layout" svg:width="0.461cm" svg:height="0.46cm" svg:x="5.837cm" svg:y="10.002cm">
          <text:p/>
        </draw:rect>
        <draw:rect draw:style-name="gr71" draw:text-style-name="P22" draw:layer="layout" svg:width="0.461cm" svg:height="0.461cm" svg:x="5.837cm" svg:y="10.462cm">
          <text:p/>
        </draw:rect>
        <draw:rect draw:style-name="gr71" draw:text-style-name="P22" draw:layer="layout" svg:width="0.46cm" svg:height="0.461cm" svg:x="6.747cm" svg:y="3.556cm">
          <text:p/>
        </draw:rect>
        <draw:rect draw:style-name="gr71" draw:text-style-name="P22" draw:layer="layout" svg:width="0.46cm" svg:height="0.46cm" svg:x="6.747cm" svg:y="4.017cm">
          <text:p/>
        </draw:rect>
        <draw:rect draw:style-name="gr71" draw:text-style-name="P22" draw:layer="layout" svg:width="0.46cm" svg:height="0.46cm" svg:x="6.747cm" svg:y="4.477cm">
          <text:p/>
        </draw:rect>
        <draw:rect draw:style-name="gr71" draw:text-style-name="P22" draw:layer="layout" svg:width="0.46cm" svg:height="0.461cm" svg:x="6.747cm" svg:y="4.937cm">
          <text:p/>
        </draw:rect>
        <draw:rect draw:style-name="gr71" draw:text-style-name="P22" draw:layer="layout" svg:width="0.46cm" svg:height="0.46cm" svg:x="6.747cm" svg:y="5.398cm">
          <text:p/>
        </draw:rect>
        <draw:rect draw:style-name="gr71" draw:text-style-name="P22" draw:layer="layout" svg:width="0.46cm" svg:height="0.46cm" svg:x="6.747cm" svg:y="5.858cm">
          <text:p/>
        </draw:rect>
        <draw:rect draw:style-name="gr71" draw:text-style-name="P22" draw:layer="layout" svg:width="0.46cm" svg:height="0.46cm" svg:x="6.747cm" svg:y="6.318cm">
          <text:p/>
        </draw:rect>
        <draw:rect draw:style-name="gr71" draw:text-style-name="P22" draw:layer="layout" svg:width="0.46cm" svg:height="0.461cm" svg:x="6.747cm" svg:y="6.778cm">
          <text:p/>
        </draw:rect>
        <draw:rect draw:style-name="gr71" draw:text-style-name="P22" draw:layer="layout" svg:width="0.46cm" svg:height="0.461cm" svg:x="6.747cm" svg:y="7.239cm">
          <text:p/>
        </draw:rect>
        <draw:rect draw:style-name="gr71" draw:text-style-name="P22" draw:layer="layout" svg:width="0.46cm" svg:height="0.46cm" svg:x="6.747cm" svg:y="7.7cm">
          <text:p/>
        </draw:rect>
        <draw:rect draw:style-name="gr71" draw:text-style-name="P22" draw:layer="layout" svg:width="0.46cm" svg:height="0.46cm" svg:x="6.747cm" svg:y="8.16cm">
          <text:p/>
        </draw:rect>
        <draw:rect draw:style-name="gr71" draw:text-style-name="P22" draw:layer="layout" svg:width="0.46cm" svg:height="0.461cm" svg:x="6.747cm" svg:y="8.62cm">
          <text:p/>
        </draw:rect>
        <draw:rect draw:style-name="gr71" draw:text-style-name="P22" draw:layer="layout" svg:width="0.46cm" svg:height="0.46cm" svg:x="6.747cm" svg:y="9.081cm">
          <text:p/>
        </draw:rect>
        <draw:rect draw:style-name="gr71" draw:text-style-name="P22" draw:layer="layout" svg:width="0.46cm" svg:height="0.46cm" svg:x="6.747cm" svg:y="9.541cm">
          <text:p/>
        </draw:rect>
        <draw:rect draw:style-name="gr71" draw:text-style-name="P22" draw:layer="layout" svg:width="0.46cm" svg:height="0.46cm" svg:x="6.747cm" svg:y="10.001cm">
          <text:p/>
        </draw:rect>
        <draw:rect draw:style-name="gr71" draw:text-style-name="P22" draw:layer="layout" svg:width="0.46cm" svg:height="0.463cm" svg:x="6.748cm" svg:y="10.46cm">
          <text:p/>
        </draw:rect>
        <draw:rect draw:style-name="gr73" draw:text-style-name="P23" draw:layer="layout" svg:width="0.46cm" svg:height="0.461cm" svg:x="7.207cm" svg:y="3.556cm">
          <text:p text:style-name="P2"><text:span text:style-name="T4">F</text:span></text:p>
        </draw:rect>
        <draw:rect draw:style-name="gr71" draw:text-style-name="P22" draw:layer="layout" svg:width="0.46cm" svg:height="0.46cm" svg:x="7.207cm" svg:y="4.017cm">
          <text:p/>
        </draw:rect>
        <draw:rect draw:style-name="gr71" draw:text-style-name="P22" draw:layer="layout" svg:width="0.46cm" svg:height="0.46cm" svg:x="7.207cm" svg:y="4.477cm">
          <text:p/>
        </draw:rect>
        <draw:rect draw:style-name="gr71" draw:text-style-name="P22" draw:layer="layout" svg:width="0.46cm" svg:height="0.461cm" svg:x="7.207cm" svg:y="4.937cm">
          <text:p/>
        </draw:rect>
        <draw:rect draw:style-name="gr71" draw:text-style-name="P22" draw:layer="layout" svg:width="0.46cm" svg:height="0.46cm" svg:x="7.207cm" svg:y="5.398cm">
          <text:p/>
        </draw:rect>
        <draw:rect draw:style-name="gr71" draw:text-style-name="P22" draw:layer="layout" svg:width="0.46cm" svg:height="0.46cm" svg:x="7.207cm" svg:y="5.858cm">
          <text:p/>
        </draw:rect>
        <draw:rect draw:style-name="gr71" draw:text-style-name="P22" draw:layer="layout" svg:width="0.46cm" svg:height="0.46cm" svg:x="7.207cm" svg:y="6.318cm">
          <text:p/>
        </draw:rect>
        <draw:rect draw:style-name="gr71" draw:text-style-name="P22" draw:layer="layout" svg:width="0.46cm" svg:height="0.461cm" svg:x="7.207cm" svg:y="6.778cm">
          <text:p/>
        </draw:rect>
        <draw:rect draw:style-name="gr71" draw:text-style-name="P22" draw:layer="layout" svg:width="0.46cm" svg:height="0.461cm" svg:x="7.207cm" svg:y="7.239cm">
          <text:p/>
        </draw:rect>
        <draw:rect draw:style-name="gr71" draw:text-style-name="P22" draw:layer="layout" svg:width="0.46cm" svg:height="0.46cm" svg:x="7.207cm" svg:y="7.7cm">
          <text:p/>
        </draw:rect>
        <draw:rect draw:style-name="gr71" draw:text-style-name="P22" draw:layer="layout" svg:width="0.46cm" svg:height="0.46cm" svg:x="7.207cm" svg:y="8.16cm">
          <text:p/>
        </draw:rect>
        <draw:rect draw:style-name="gr71" draw:text-style-name="P22" draw:layer="layout" svg:width="0.46cm" svg:height="0.461cm" svg:x="7.207cm" svg:y="8.62cm">
          <text:p/>
        </draw:rect>
        <draw:rect draw:style-name="gr71" draw:text-style-name="P22" draw:layer="layout" svg:width="0.46cm" svg:height="0.46cm" svg:x="7.207cm" svg:y="9.081cm">
          <text:p/>
        </draw:rect>
        <draw:rect draw:style-name="gr71" draw:text-style-name="P22" draw:layer="layout" svg:width="0.46cm" svg:height="0.46cm" svg:x="7.207cm" svg:y="9.541cm">
          <text:p/>
        </draw:rect>
        <draw:rect draw:style-name="gr71" draw:text-style-name="P22" draw:layer="layout" svg:width="0.46cm" svg:height="0.46cm" svg:x="7.207cm" svg:y="10.001cm">
          <text:p/>
        </draw:rect>
        <draw:rect draw:style-name="gr71" draw:text-style-name="P22" draw:layer="layout" svg:width="0.46cm" svg:height="0.463cm" svg:x="7.208cm" svg:y="10.46cm">
          <text:p/>
        </draw:rect>
        <draw:rect draw:style-name="gr74" draw:text-style-name="P24" draw:layer="layout" svg:width="0.46cm" svg:height="0.461cm" svg:x="2.612cm" svg:y="3.557cm">
          <text:p text:style-name="P2"><text:span text:style-name="T10">T</text:span></text:p>
        </draw:rect>
        <draw:rect draw:style-name="gr74" draw:text-style-name="P24" draw:layer="layout" svg:width="0.46cm" svg:height="0.46cm" svg:x="2.612cm" svg:y="4.018cm">
          <text:p text:style-name="P2"><text:span text:style-name="T10">T</text:span></text:p>
        </draw:rect>
        <draw:rect draw:style-name="gr74" draw:text-style-name="P24" draw:layer="layout" svg:width="0.46cm" svg:height="0.46cm" svg:x="2.612cm" svg:y="4.478cm">
          <text:p text:style-name="P2"><text:span text:style-name="T10">T</text:span></text:p>
        </draw:rect>
        <draw:rect draw:style-name="gr74" draw:text-style-name="P24" draw:layer="layout" svg:width="0.46cm" svg:height="0.461cm" svg:x="2.612cm" svg:y="4.938cm">
          <text:p text:style-name="P2"><text:span text:style-name="T10">T</text:span></text:p>
        </draw:rect>
        <draw:rect draw:style-name="gr74" draw:text-style-name="P24" draw:layer="layout" svg:width="0.46cm" svg:height="0.46cm" svg:x="2.612cm" svg:y="5.399cm">
          <text:p text:style-name="P2"><text:span text:style-name="T10">T</text:span></text:p>
        </draw:rect>
        <draw:rect draw:style-name="gr74" draw:text-style-name="P24" draw:layer="layout" svg:width="0.46cm" svg:height="0.46cm" svg:x="2.612cm" svg:y="5.859cm">
          <text:p text:style-name="P2"><text:span text:style-name="T10">T</text:span></text:p>
        </draw:rect>
        <draw:rect draw:style-name="gr74" draw:text-style-name="P24" draw:layer="layout" svg:width="0.46cm" svg:height="0.46cm" svg:x="2.612cm" svg:y="6.319cm">
          <text:p text:style-name="P2"><text:span text:style-name="T10">T</text:span></text:p>
        </draw:rect>
        <draw:rect draw:style-name="gr74" draw:text-style-name="P24" draw:layer="layout" svg:width="0.46cm" svg:height="0.461cm" svg:x="2.612cm" svg:y="6.779cm">
          <text:p text:style-name="P2"><text:span text:style-name="T10">T</text:span></text:p>
        </draw:rect>
        <draw:rect draw:style-name="gr74" draw:text-style-name="P24" draw:layer="layout" svg:width="0.46cm" svg:height="0.461cm" svg:x="2.612cm" svg:y="7.24cm">
          <text:p text:style-name="P2"><text:span text:style-name="T10">T</text:span></text:p>
        </draw:rect>
        <draw:rect draw:style-name="gr74" draw:text-style-name="P24" draw:layer="layout" svg:width="0.46cm" svg:height="0.46cm" svg:x="2.612cm" svg:y="7.701cm">
          <text:p text:style-name="P2"><text:span text:style-name="T10">T</text:span></text:p>
        </draw:rect>
        <draw:rect draw:style-name="gr74" draw:text-style-name="P24" draw:layer="layout" svg:width="0.46cm" svg:height="0.46cm" svg:x="2.612cm" svg:y="8.161cm">
          <text:p text:style-name="P2"><text:span text:style-name="T10">T</text:span></text:p>
        </draw:rect>
        <draw:rect draw:style-name="gr72" draw:text-style-name="P14" draw:layer="layout" svg:width="0.46cm" svg:height="0.461cm" svg:x="2.612cm" svg:y="8.621cm">
          <text:p/>
        </draw:rect>
        <draw:rect draw:style-name="gr72" draw:text-style-name="P14" draw:layer="layout" svg:width="0.46cm" svg:height="0.46cm" svg:x="2.612cm" svg:y="9.082cm">
          <text:p/>
        </draw:rect>
        <draw:rect draw:style-name="gr74" draw:text-style-name="P24" draw:layer="layout" svg:width="0.46cm" svg:height="0.46cm" svg:x="2.612cm" svg:y="9.542cm">
          <text:p text:style-name="P2"><text:span text:style-name="T10">T</text:span></text:p>
        </draw:rect>
        <draw:rect draw:style-name="gr74" draw:text-style-name="P24" draw:layer="layout" svg:width="0.46cm" svg:height="0.46cm" svg:x="2.612cm" svg:y="10.002cm">
          <text:p text:style-name="P2"><text:span text:style-name="T10">T</text:span></text:p>
        </draw:rect>
        <draw:rect draw:style-name="gr74" draw:text-style-name="P25" draw:layer="layout" svg:width="0.46cm" svg:height="0.461cm" svg:x="2.612cm" svg:y="10.462cm">
          <text:p text:style-name="P2"><text:span text:style-name="T10">T</text:span></text:p>
        </draw:rect>
        <draw:rect draw:style-name="gr75" draw:text-style-name="P5" draw:layer="layout" svg:width="0.46cm" svg:height="0.461cm" svg:x="1.231cm" svg:y="3.557cm">
          <text:p/>
        </draw:rect>
        <draw:rect draw:style-name="gr75" draw:text-style-name="P5" draw:layer="layout" svg:width="0.46cm" svg:height="0.46cm" svg:x="1.231cm" svg:y="4.018cm">
          <text:p/>
        </draw:rect>
        <draw:rect draw:style-name="gr75" draw:text-style-name="P5" draw:layer="layout" svg:width="0.46cm" svg:height="0.46cm" svg:x="1.231cm" svg:y="4.478cm">
          <text:p/>
        </draw:rect>
        <draw:rect draw:style-name="gr75" draw:text-style-name="P5" draw:layer="layout" svg:width="0.46cm" svg:height="0.461cm" svg:x="1.231cm" svg:y="4.938cm">
          <text:p/>
        </draw:rect>
        <draw:rect draw:style-name="gr72" draw:text-style-name="P5" draw:layer="layout" svg:width="0.46cm" svg:height="0.46cm" svg:x="1.231cm" svg:y="5.399cm">
          <text:p/>
        </draw:rect>
        <draw:rect draw:style-name="gr75" draw:text-style-name="P5" draw:layer="layout" svg:width="0.46cm" svg:height="0.46cm" svg:x="1.231cm" svg:y="5.859cm">
          <text:p/>
        </draw:rect>
        <draw:rect draw:style-name="gr75" draw:text-style-name="P5" draw:layer="layout" svg:width="0.46cm" svg:height="0.46cm" svg:x="1.231cm" svg:y="6.319cm">
          <text:p/>
        </draw:rect>
        <draw:rect draw:style-name="gr75" draw:text-style-name="P5" draw:layer="layout" svg:width="0.46cm" svg:height="0.461cm" svg:x="1.231cm" svg:y="6.779cm">
          <text:p/>
        </draw:rect>
        <draw:rect draw:style-name="gr75" draw:text-style-name="P5" draw:layer="layout" svg:width="0.46cm" svg:height="0.461cm" svg:x="1.231cm" svg:y="7.24cm">
          <text:p/>
        </draw:rect>
        <draw:rect draw:style-name="gr75" draw:text-style-name="P5" draw:layer="layout" svg:width="0.46cm" svg:height="0.46cm" svg:x="1.231cm" svg:y="7.701cm">
          <text:p/>
        </draw:rect>
        <draw:rect draw:style-name="gr75" draw:text-style-name="P5" draw:layer="layout" svg:width="0.46cm" svg:height="0.46cm" svg:x="1.231cm" svg:y="8.161cm">
          <text:p/>
        </draw:rect>
        <draw:rect draw:style-name="gr75" draw:text-style-name="P5" draw:layer="layout" svg:width="0.46cm" svg:height="0.461cm" svg:x="1.231cm" svg:y="8.621cm">
          <text:p/>
        </draw:rect>
        <draw:rect draw:style-name="gr75" draw:text-style-name="P5" draw:layer="layout" svg:width="0.46cm" svg:height="0.46cm" svg:x="1.231cm" svg:y="9.082cm">
          <text:p/>
        </draw:rect>
        <draw:rect draw:style-name="gr75" draw:text-style-name="P5" draw:layer="layout" svg:width="0.46cm" svg:height="0.46cm" svg:x="1.231cm" svg:y="9.542cm">
          <text:p/>
        </draw:rect>
        <draw:rect draw:style-name="gr75" draw:text-style-name="P5" draw:layer="layout" svg:width="0.46cm" svg:height="0.46cm" svg:x="1.231cm" svg:y="10.002cm">
          <text:p/>
        </draw:rect>
        <draw:rect draw:style-name="gr75" draw:text-style-name="P5" draw:layer="layout" svg:width="0.46cm" svg:height="0.461cm" svg:x="1.231cm" svg:y="10.462cm">
          <text:p/>
        </draw:rect>
        <draw:rect draw:style-name="gr75" draw:text-style-name="P5" draw:layer="layout" svg:width="0.46cm" svg:height="0.461cm" svg:x="1.691cm" svg:y="3.557cm">
          <text:p/>
        </draw:rect>
        <draw:rect draw:style-name="gr75" draw:text-style-name="P5" draw:layer="layout" svg:width="0.46cm" svg:height="0.46cm" svg:x="1.691cm" svg:y="4.018cm">
          <text:p/>
        </draw:rect>
        <draw:rect draw:style-name="gr75" draw:text-style-name="P5" draw:layer="layout" svg:width="0.46cm" svg:height="0.46cm" svg:x="1.691cm" svg:y="4.478cm">
          <text:p/>
        </draw:rect>
        <draw:rect draw:style-name="gr72" draw:text-style-name="P5" draw:layer="layout" svg:width="0.46cm" svg:height="0.461cm" svg:x="1.691cm" svg:y="4.938cm">
          <text:p/>
        </draw:rect>
        <draw:rect draw:style-name="gr72" draw:text-style-name="P5" draw:layer="layout" svg:width="0.46cm" svg:height="0.46cm" svg:x="1.691cm" svg:y="5.399cm">
          <text:p/>
        </draw:rect>
        <draw:rect draw:style-name="gr72" draw:text-style-name="P5" draw:layer="layout" svg:width="0.46cm" svg:height="0.46cm" svg:x="1.691cm" svg:y="5.859cm">
          <text:p/>
        </draw:rect>
        <draw:rect draw:style-name="gr75" draw:text-style-name="P5" draw:layer="layout" svg:width="0.46cm" svg:height="0.46cm" svg:x="1.691cm" svg:y="6.319cm">
          <text:p/>
        </draw:rect>
        <draw:rect draw:style-name="gr72" draw:text-style-name="P5" draw:layer="layout" svg:width="0.46cm" svg:height="0.461cm" svg:x="1.691cm" svg:y="6.779cm">
          <text:p/>
        </draw:rect>
        <draw:rect draw:style-name="gr75" draw:text-style-name="P5" draw:layer="layout" svg:width="0.46cm" svg:height="0.461cm" svg:x="1.691cm" svg:y="7.24cm">
          <text:p/>
        </draw:rect>
        <draw:rect draw:style-name="gr72" draw:text-style-name="P5" draw:layer="layout" svg:width="0.46cm" svg:height="0.46cm" svg:x="1.691cm" svg:y="7.701cm">
          <text:p/>
        </draw:rect>
        <draw:rect draw:style-name="gr75" draw:text-style-name="P5" draw:layer="layout" svg:width="0.46cm" svg:height="0.46cm" svg:x="1.691cm" svg:y="8.161cm">
          <text:p/>
        </draw:rect>
        <draw:rect draw:style-name="gr75" draw:text-style-name="P5" draw:layer="layout" svg:width="0.46cm" svg:height="0.461cm" svg:x="1.691cm" svg:y="8.621cm">
          <text:p/>
        </draw:rect>
        <draw:rect draw:style-name="gr72" draw:text-style-name="P5" draw:layer="layout" svg:width="0.46cm" svg:height="0.46cm" svg:x="1.691cm" svg:y="9.082cm">
          <text:p/>
        </draw:rect>
        <draw:rect draw:style-name="gr72" draw:text-style-name="P5" draw:layer="layout" svg:width="0.46cm" svg:height="0.46cm" svg:x="1.691cm" svg:y="9.542cm">
          <text:p/>
        </draw:rect>
        <draw:rect draw:style-name="gr75" draw:text-style-name="P5" draw:layer="layout" svg:width="0.46cm" svg:height="0.46cm" svg:x="1.691cm" svg:y="10.002cm">
          <text:p/>
        </draw:rect>
        <draw:rect draw:style-name="gr72" draw:text-style-name="P5" draw:layer="layout" svg:width="0.46cm" svg:height="0.461cm" svg:x="1.691cm" svg:y="10.462cm">
          <text:p/>
        </draw:rect>
        <draw:rect draw:style-name="gr72" draw:text-style-name="P5" draw:layer="layout" svg:width="0.461cm" svg:height="0.461cm" svg:x="2.151cm" svg:y="3.557cm">
          <text:p/>
        </draw:rect>
        <draw:rect draw:style-name="gr72" draw:text-style-name="P5" draw:layer="layout" svg:width="0.461cm" svg:height="0.46cm" svg:x="2.151cm" svg:y="4.018cm">
          <text:p/>
        </draw:rect>
        <draw:rect draw:style-name="gr72" draw:text-style-name="P5" draw:layer="layout" svg:width="0.461cm" svg:height="0.46cm" svg:x="2.151cm" svg:y="4.478cm">
          <text:p/>
        </draw:rect>
        <draw:rect draw:style-name="gr72" draw:text-style-name="P5" draw:layer="layout" svg:width="0.461cm" svg:height="0.461cm" svg:x="2.151cm" svg:y="4.938cm">
          <text:p/>
        </draw:rect>
        <draw:rect draw:style-name="gr72" draw:text-style-name="P5" draw:layer="layout" svg:width="0.461cm" svg:height="0.46cm" svg:x="2.151cm" svg:y="5.399cm">
          <text:p/>
        </draw:rect>
        <draw:rect draw:style-name="gr72" draw:text-style-name="P5" draw:layer="layout" svg:width="0.461cm" svg:height="0.46cm" svg:x="2.151cm" svg:y="5.859cm">
          <text:p/>
        </draw:rect>
        <draw:rect draw:style-name="gr72" draw:text-style-name="P5" draw:layer="layout" svg:width="0.461cm" svg:height="0.46cm" svg:x="2.151cm" svg:y="6.319cm">
          <text:p/>
        </draw:rect>
        <draw:rect draw:style-name="gr72" draw:text-style-name="P5" draw:layer="layout" svg:width="0.461cm" svg:height="0.461cm" svg:x="2.151cm" svg:y="6.779cm">
          <text:p/>
        </draw:rect>
        <draw:rect draw:style-name="gr72" draw:text-style-name="P5" draw:layer="layout" svg:width="0.461cm" svg:height="0.461cm" svg:x="2.151cm" svg:y="7.24cm">
          <text:p/>
        </draw:rect>
        <draw:rect draw:style-name="gr72" draw:text-style-name="P5" draw:layer="layout" svg:width="0.461cm" svg:height="0.46cm" svg:x="2.151cm" svg:y="7.701cm">
          <text:p/>
        </draw:rect>
        <draw:rect draw:style-name="gr72" draw:text-style-name="P5" draw:layer="layout" svg:width="0.461cm" svg:height="0.46cm" svg:x="2.151cm" svg:y="8.161cm">
          <text:p/>
        </draw:rect>
        <draw:rect draw:style-name="gr72" draw:text-style-name="P5" draw:layer="layout" svg:width="0.461cm" svg:height="0.461cm" svg:x="2.151cm" svg:y="8.621cm">
          <text:p/>
        </draw:rect>
        <draw:rect draw:style-name="gr72" draw:text-style-name="P5" draw:layer="layout" svg:width="0.461cm" svg:height="0.46cm" svg:x="2.151cm" svg:y="9.082cm">
          <text:p/>
        </draw:rect>
        <draw:rect draw:style-name="gr72" draw:text-style-name="P5" draw:layer="layout" svg:width="0.461cm" svg:height="0.46cm" svg:x="2.151cm" svg:y="9.542cm">
          <text:p/>
        </draw:rect>
        <draw:rect draw:style-name="gr72" draw:text-style-name="P5" draw:layer="layout" svg:width="0.461cm" svg:height="0.46cm" svg:x="2.151cm" svg:y="10.002cm">
          <text:p/>
        </draw:rect>
        <draw:rect draw:style-name="gr72" draw:text-style-name="P5" draw:layer="layout" svg:width="0.461cm" svg:height="0.461cm" svg:x="2.151cm" svg:y="10.462cm">
          <text:p/>
        </draw:rect>
        <draw:rect draw:style-name="gr76" draw:text-style-name="P6" draw:layer="layout" svg:width="0.461cm" svg:height="0.461cm" svg:x="0.77cm" svg:y="3.557cm">
          <text:p text:style-name="P2"><text:span text:style-name="T3">A</text:span></text:p>
        </draw:rect>
        <draw:rect draw:style-name="gr76" draw:text-style-name="P6" draw:layer="layout" svg:width="0.461cm" svg:height="0.46cm" svg:x="0.77cm" svg:y="4.018cm">
          <text:p text:style-name="P2"><text:span text:style-name="T3">A</text:span></text:p>
        </draw:rect>
        <draw:rect draw:style-name="gr76" draw:text-style-name="P6" draw:layer="layout" svg:width="0.461cm" svg:height="0.46cm" svg:x="0.77cm" svg:y="4.478cm">
          <text:p text:style-name="P2"><text:span text:style-name="T3">A</text:span></text:p>
        </draw:rect>
        <draw:rect draw:style-name="gr75" draw:text-style-name="P5" draw:layer="layout" svg:width="0.461cm" svg:height="0.461cm" svg:x="0.77cm" svg:y="4.938cm">
          <text:p/>
        </draw:rect>
        <draw:rect draw:style-name="gr75" draw:text-style-name="P5" draw:layer="layout" svg:width="0.461cm" svg:height="0.46cm" svg:x="0.77cm" svg:y="5.399cm">
          <text:p/>
        </draw:rect>
        <draw:rect draw:style-name="gr75" draw:text-style-name="P5" draw:layer="layout" svg:width="0.461cm" svg:height="0.46cm" svg:x="0.77cm" svg:y="5.859cm">
          <text:p/>
        </draw:rect>
        <draw:rect draw:style-name="gr76" draw:text-style-name="P6" draw:layer="layout" svg:width="0.461cm" svg:height="0.46cm" svg:x="0.77cm" svg:y="6.319cm">
          <text:p text:style-name="P2"><text:span text:style-name="T3">A</text:span></text:p>
        </draw:rect>
        <draw:rect draw:style-name="gr75" draw:text-style-name="P5" draw:layer="layout" svg:width="0.461cm" svg:height="0.461cm" svg:x="0.77cm" svg:y="6.779cm">
          <text:p/>
        </draw:rect>
        <draw:rect draw:style-name="gr76" draw:text-style-name="P6" draw:layer="layout" svg:width="0.461cm" svg:height="0.461cm" svg:x="0.77cm" svg:y="7.24cm">
          <text:p text:style-name="P2"><text:span text:style-name="T3">A</text:span></text:p>
        </draw:rect>
        <draw:rect draw:style-name="gr75" draw:text-style-name="P5" draw:layer="layout" svg:width="0.461cm" svg:height="0.46cm" svg:x="0.77cm" svg:y="7.701cm">
          <text:p/>
        </draw:rect>
        <draw:rect draw:style-name="gr76" draw:text-style-name="P6" draw:layer="layout" svg:width="0.461cm" svg:height="0.46cm" svg:x="0.77cm" svg:y="8.161cm">
          <text:p text:style-name="P2"><text:span text:style-name="T3">A</text:span></text:p>
        </draw:rect>
        <draw:rect draw:style-name="gr76" draw:text-style-name="P6" draw:layer="layout" svg:width="0.461cm" svg:height="0.461cm" svg:x="0.77cm" svg:y="8.621cm">
          <text:p text:style-name="P2"><text:span text:style-name="T3">A</text:span></text:p>
        </draw:rect>
        <draw:rect draw:style-name="gr75" draw:text-style-name="P5" draw:layer="layout" svg:width="0.461cm" svg:height="0.46cm" svg:x="0.77cm" svg:y="9.082cm">
          <text:p/>
        </draw:rect>
        <draw:rect draw:style-name="gr75" draw:text-style-name="P5" draw:layer="layout" svg:width="0.461cm" svg:height="0.46cm" svg:x="0.77cm" svg:y="9.542cm">
          <text:p/>
        </draw:rect>
        <draw:rect draw:style-name="gr76" draw:text-style-name="P6" draw:layer="layout" svg:width="0.461cm" svg:height="0.46cm" svg:x="0.77cm" svg:y="10.002cm">
          <text:p text:style-name="P2"><text:span text:style-name="T3">A</text:span></text:p>
        </draw:rect>
        <draw:rect draw:style-name="gr75" draw:text-style-name="P5" draw:layer="layout" svg:width="0.461cm" svg:height="0.461cm" svg:x="0.77cm" svg:y="10.462cm">
          <text:p/>
        </draw:rect>
        <draw:rect draw:style-name="gr75" draw:text-style-name="P5" draw:layer="layout" svg:width="0.46cm" svg:height="0.461cm" svg:x="10.744cm" svg:y="3.831cm">
          <text:p/>
        </draw:rect>
        <draw:rect draw:style-name="gr72" draw:text-style-name="P5" draw:layer="layout" svg:width="0.46cm" svg:height="0.46cm" svg:x="10.744cm" svg:y="4.292cm">
          <text:p/>
        </draw:rect>
        <draw:rect draw:style-name="gr75" draw:text-style-name="P5" draw:layer="layout" svg:width="0.46cm" svg:height="0.46cm" svg:x="10.744cm" svg:y="4.752cm">
          <text:p/>
        </draw:rect>
        <draw:rect draw:style-name="gr75" draw:text-style-name="P5" draw:layer="layout" svg:width="0.46cm" svg:height="0.461cm" svg:x="10.744cm" svg:y="5.212cm">
          <text:p/>
        </draw:rect>
        <draw:rect draw:style-name="gr76" draw:text-style-name="P26" draw:layer="layout" svg:width="0.46cm" svg:height="0.46cm" svg:x="10.744cm" svg:y="5.673cm">
          <text:p text:style-name="P2"><text:span text:style-name="T3">A</text:span></text:p>
        </draw:rect>
        <draw:rect draw:style-name="gr75" draw:text-style-name="P5" draw:layer="layout" svg:width="0.46cm" svg:height="0.46cm" svg:x="10.744cm" svg:y="6.133cm">
          <text:p/>
        </draw:rect>
        <draw:rect draw:style-name="gr75" draw:text-style-name="P5" draw:layer="layout" svg:width="0.46cm" svg:height="0.46cm" svg:x="10.744cm" svg:y="6.593cm">
          <text:p/>
        </draw:rect>
        <draw:rect draw:style-name="gr72" draw:text-style-name="P5" draw:layer="layout" svg:width="0.46cm" svg:height="0.461cm" svg:x="10.744cm" svg:y="7.053cm">
          <text:p/>
        </draw:rect>
        <draw:rect draw:style-name="gr72" draw:text-style-name="P5" draw:layer="layout" svg:width="0.46cm" svg:height="0.461cm" svg:x="10.744cm" svg:y="7.514cm">
          <text:p/>
        </draw:rect>
        <draw:rect draw:style-name="gr72" draw:text-style-name="P5" draw:layer="layout" svg:width="0.46cm" svg:height="0.46cm" svg:x="10.744cm" svg:y="7.975cm">
          <text:p/>
        </draw:rect>
        <draw:rect draw:style-name="gr71" draw:text-style-name="P5" draw:layer="layout" svg:width="0.46cm" svg:height="0.46cm" svg:x="10.744cm" svg:y="8.435cm">
          <text:p/>
        </draw:rect>
        <draw:rect draw:style-name="gr71" draw:text-style-name="P5" draw:layer="layout" svg:width="0.46cm" svg:height="0.461cm" svg:x="10.744cm" svg:y="8.895cm">
          <text:p/>
        </draw:rect>
        <draw:rect draw:style-name="gr72" draw:text-style-name="P5" draw:layer="layout" svg:width="0.46cm" svg:height="0.46cm" svg:x="10.744cm" svg:y="9.356cm">
          <text:p/>
        </draw:rect>
        <draw:rect draw:style-name="gr72" draw:text-style-name="P5" draw:layer="layout" svg:width="0.46cm" svg:height="0.46cm" svg:x="10.744cm" svg:y="9.816cm">
          <text:p/>
        </draw:rect>
        <draw:rect draw:style-name="gr72" draw:text-style-name="P5" draw:layer="layout" svg:width="0.46cm" svg:height="0.46cm" svg:x="10.744cm" svg:y="10.276cm">
          <text:p/>
        </draw:rect>
        <draw:rect draw:style-name="gr72" draw:text-style-name="P5" draw:layer="layout" svg:width="0.46cm" svg:height="0.461cm" svg:x="10.744cm" svg:y="10.736cm">
          <text:p/>
        </draw:rect>
        <draw:rect draw:style-name="gr75" draw:text-style-name="P5" draw:layer="layout" svg:width="0.46cm" svg:height="0.461cm" svg:x="11.204cm" svg:y="3.831cm">
          <text:p/>
        </draw:rect>
        <draw:rect draw:style-name="gr75" draw:text-style-name="P5" draw:layer="layout" svg:width="0.46cm" svg:height="0.46cm" svg:x="11.204cm" svg:y="4.292cm">
          <text:p/>
        </draw:rect>
        <draw:rect draw:style-name="gr72" draw:text-style-name="P5" draw:layer="layout" svg:width="0.46cm" svg:height="0.46cm" svg:x="11.204cm" svg:y="4.752cm">
          <text:p/>
        </draw:rect>
        <draw:rect draw:style-name="gr76" draw:text-style-name="P26" draw:layer="layout" svg:width="0.46cm" svg:height="0.461cm" svg:x="11.204cm" svg:y="5.212cm">
          <text:p text:style-name="P2"><text:span text:style-name="T3">T</text:span></text:p>
        </draw:rect>
        <draw:rect draw:style-name="gr75" draw:text-style-name="P5" draw:layer="layout" svg:width="0.46cm" svg:height="0.46cm" svg:x="11.204cm" svg:y="5.673cm">
          <text:p/>
        </draw:rect>
        <draw:rect draw:style-name="gr75" draw:text-style-name="P5" draw:layer="layout" svg:width="0.46cm" svg:height="0.46cm" svg:x="11.204cm" svg:y="6.133cm">
          <text:p/>
        </draw:rect>
        <draw:rect draw:style-name="gr72" draw:text-style-name="P5" draw:layer="layout" svg:width="0.46cm" svg:height="0.46cm" svg:x="11.204cm" svg:y="6.593cm">
          <text:p/>
        </draw:rect>
        <draw:rect draw:style-name="gr72" draw:text-style-name="P5" draw:layer="layout" svg:width="0.46cm" svg:height="0.461cm" svg:x="11.204cm" svg:y="7.053cm">
          <text:p/>
        </draw:rect>
        <draw:rect draw:style-name="gr72" draw:text-style-name="P5" draw:layer="layout" svg:width="0.46cm" svg:height="0.461cm" svg:x="11.204cm" svg:y="7.514cm">
          <text:p/>
        </draw:rect>
        <draw:rect draw:style-name="gr71" draw:text-style-name="P5" draw:layer="layout" svg:width="0.46cm" svg:height="0.46cm" svg:x="11.204cm" svg:y="7.975cm">
          <text:p/>
        </draw:rect>
        <draw:rect draw:style-name="gr73" draw:text-style-name="P23" draw:layer="layout" svg:width="0.46cm" svg:height="0.46cm" svg:x="11.204cm" svg:y="8.435cm">
          <text:p text:style-name="P2"><text:span text:style-name="T4">T</text:span></text:p>
        </draw:rect>
        <draw:rect draw:style-name="gr73" draw:text-style-name="P23" draw:layer="layout" svg:width="0.46cm" svg:height="0.461cm" svg:x="11.204cm" svg:y="8.895cm">
          <text:p text:style-name="P2"><text:span text:style-name="T4">T</text:span></text:p>
        </draw:rect>
        <draw:rect draw:style-name="gr74" draw:text-style-name="P26" draw:layer="layout" svg:width="0.46cm" svg:height="0.46cm" svg:x="11.204cm" svg:y="9.356cm">
          <text:p text:style-name="P2"><text:span text:style-name="T3">T</text:span></text:p>
        </draw:rect>
        <draw:rect draw:style-name="gr72" draw:text-style-name="P5" draw:layer="layout" svg:width="0.46cm" svg:height="0.46cm" svg:x="11.204cm" svg:y="9.816cm">
          <text:p/>
        </draw:rect>
        <draw:rect draw:style-name="gr72" draw:text-style-name="P5" draw:layer="layout" svg:width="0.46cm" svg:height="0.46cm" svg:x="11.204cm" svg:y="10.276cm">
          <text:p/>
        </draw:rect>
        <draw:rect draw:style-name="gr75" draw:text-style-name="P5" draw:layer="layout" svg:width="0.46cm" svg:height="0.461cm" svg:x="11.204cm" svg:y="10.736cm">
          <text:p/>
        </draw:rect>
        <draw:rect draw:style-name="gr76" draw:text-style-name="P26" draw:layer="layout" svg:width="0.461cm" svg:height="0.461cm" svg:x="11.664cm" svg:y="3.831cm">
          <text:p text:style-name="P2"><text:span text:style-name="T3">A</text:span></text:p>
        </draw:rect>
        <draw:rect draw:style-name="gr75" draw:text-style-name="P5" draw:layer="layout" svg:width="0.461cm" svg:height="0.46cm" svg:x="11.664cm" svg:y="4.292cm">
          <text:p/>
        </draw:rect>
        <draw:rect draw:style-name="gr75" draw:text-style-name="P5" draw:layer="layout" svg:width="0.461cm" svg:height="0.46cm" svg:x="11.664cm" svg:y="4.752cm">
          <text:p/>
        </draw:rect>
        <draw:rect draw:style-name="gr76" draw:text-style-name="P26" draw:layer="layout" svg:width="0.461cm" svg:height="0.461cm" svg:x="11.664cm" svg:y="5.212cm">
          <text:p text:style-name="P2"><text:span text:style-name="T3">T</text:span></text:p>
        </draw:rect>
        <draw:rect draw:style-name="gr75" draw:text-style-name="P5" draw:layer="layout" svg:width="0.461cm" svg:height="0.46cm" svg:x="11.664cm" svg:y="5.673cm">
          <text:p/>
        </draw:rect>
        <draw:rect draw:style-name="gr75" draw:text-style-name="P5" draw:layer="layout" svg:width="0.461cm" svg:height="0.46cm" svg:x="11.664cm" svg:y="6.133cm">
          <text:p/>
        </draw:rect>
        <draw:rect draw:style-name="gr72" draw:text-style-name="P5" draw:layer="layout" svg:width="0.461cm" svg:height="0.46cm" svg:x="11.664cm" svg:y="6.593cm">
          <text:p/>
        </draw:rect>
        <draw:rect draw:style-name="gr72" draw:text-style-name="P5" draw:layer="layout" svg:width="0.461cm" svg:height="0.461cm" svg:x="11.664cm" svg:y="7.053cm">
          <text:p/>
        </draw:rect>
        <draw:rect draw:style-name="gr72" draw:text-style-name="P5" draw:layer="layout" svg:width="0.461cm" svg:height="0.461cm" svg:x="11.664cm" svg:y="7.514cm">
          <text:p/>
        </draw:rect>
        <draw:rect draw:style-name="gr72" draw:text-style-name="P5" draw:layer="layout" svg:width="0.461cm" svg:height="0.46cm" svg:x="11.664cm" svg:y="7.975cm">
          <text:p/>
        </draw:rect>
        <draw:rect draw:style-name="gr73" draw:text-style-name="P23" draw:layer="layout" svg:width="0.461cm" svg:height="0.46cm" svg:x="11.664cm" svg:y="8.435cm">
          <text:p text:style-name="P2"><text:span text:style-name="T4">T</text:span></text:p>
        </draw:rect>
        <draw:rect draw:style-name="gr74" draw:text-style-name="P26" draw:layer="layout" svg:width="0.461cm" svg:height="0.461cm" svg:x="11.664cm" svg:y="8.895cm">
          <text:p text:style-name="P2"><text:span text:style-name="T3">T</text:span></text:p>
        </draw:rect>
        <draw:rect draw:style-name="gr72" draw:text-style-name="P5" draw:layer="layout" svg:width="0.461cm" svg:height="0.46cm" svg:x="11.664cm" svg:y="9.356cm">
          <text:p/>
        </draw:rect>
        <draw:rect draw:style-name="gr72" draw:text-style-name="P5" draw:layer="layout" svg:width="0.461cm" svg:height="0.46cm" svg:x="11.664cm" svg:y="9.816cm">
          <text:p/>
        </draw:rect>
        <draw:rect draw:style-name="gr75" draw:text-style-name="P5" draw:layer="layout" svg:width="0.461cm" svg:height="0.46cm" svg:x="11.664cm" svg:y="10.276cm">
          <text:p/>
        </draw:rect>
        <draw:rect draw:style-name="gr75" draw:text-style-name="P5" draw:layer="layout" svg:width="0.461cm" svg:height="0.461cm" svg:x="11.664cm" svg:y="10.736cm">
          <text:p/>
        </draw:rect>
        <draw:rect draw:style-name="gr75" draw:text-style-name="P5" draw:layer="layout" svg:width="0.46cm" svg:height="0.461cm" svg:x="12.586cm" svg:y="3.831cm">
          <text:p/>
        </draw:rect>
        <draw:rect draw:style-name="gr72" draw:text-style-name="P5" draw:layer="layout" svg:width="0.46cm" svg:height="0.46cm" svg:x="12.586cm" svg:y="4.292cm">
          <text:p/>
        </draw:rect>
        <draw:rect draw:style-name="gr72" draw:text-style-name="P5" draw:layer="layout" svg:width="0.46cm" svg:height="0.46cm" svg:x="12.586cm" svg:y="4.752cm">
          <text:p/>
        </draw:rect>
        <draw:rect draw:style-name="gr75" draw:text-style-name="P5" draw:layer="layout" svg:width="0.46cm" svg:height="0.461cm" svg:x="12.586cm" svg:y="5.212cm">
          <text:p/>
        </draw:rect>
        <draw:rect draw:style-name="gr75" draw:text-style-name="P5" draw:layer="layout" svg:width="0.46cm" svg:height="0.46cm" svg:x="12.586cm" svg:y="5.673cm">
          <text:p/>
        </draw:rect>
        <draw:rect draw:style-name="gr76" draw:text-style-name="P26" draw:layer="layout" svg:width="0.46cm" svg:height="0.46cm" svg:x="12.586cm" svg:y="6.133cm">
          <text:p text:style-name="P2"><text:span text:style-name="T3">A</text:span></text:p>
        </draw:rect>
        <draw:rect draw:style-name="gr75" draw:text-style-name="P5" draw:layer="layout" svg:width="0.46cm" svg:height="0.46cm" svg:x="12.586cm" svg:y="6.593cm">
          <text:p/>
        </draw:rect>
        <draw:rect draw:style-name="gr75" draw:text-style-name="P5" draw:layer="layout" svg:width="0.46cm" svg:height="0.461cm" svg:x="12.586cm" svg:y="7.053cm">
          <text:p/>
        </draw:rect>
        <draw:rect draw:style-name="gr72" draw:text-style-name="P5" draw:layer="layout" svg:width="0.46cm" svg:height="0.461cm" svg:x="12.586cm" svg:y="7.514cm">
          <text:p/>
        </draw:rect>
        <draw:rect draw:style-name="gr72" draw:text-style-name="P5" draw:layer="layout" svg:width="0.46cm" svg:height="0.46cm" svg:x="12.586cm" svg:y="7.975cm">
          <text:p/>
        </draw:rect>
        <draw:rect draw:style-name="gr74" draw:text-style-name="P26" draw:layer="layout" svg:width="0.46cm" svg:height="0.46cm" svg:x="12.586cm" svg:y="8.435cm">
          <text:p text:style-name="P2"><text:span text:style-name="T3">T</text:span></text:p>
        </draw:rect>
        <draw:rect draw:style-name="gr73" draw:text-style-name="P23" draw:layer="layout" svg:width="0.46cm" svg:height="0.461cm" svg:x="12.586cm" svg:y="8.895cm">
          <text:p text:style-name="P2"><text:span text:style-name="T4">T</text:span></text:p>
        </draw:rect>
        <draw:rect draw:style-name="gr72" draw:text-style-name="P5" draw:layer="layout" svg:width="0.46cm" svg:height="0.46cm" svg:x="12.586cm" svg:y="9.356cm">
          <text:p/>
        </draw:rect>
        <draw:rect draw:style-name="gr72" draw:text-style-name="P5" draw:layer="layout" svg:width="0.46cm" svg:height="0.46cm" svg:x="12.586cm" svg:y="9.816cm">
          <text:p/>
        </draw:rect>
        <draw:rect draw:style-name="gr72" draw:text-style-name="P5" draw:layer="layout" svg:width="0.46cm" svg:height="0.46cm" svg:x="12.586cm" svg:y="10.276cm">
          <text:p/>
        </draw:rect>
        <draw:rect draw:style-name="gr72" draw:text-style-name="P5" draw:layer="layout" svg:width="0.46cm" svg:height="0.461cm" svg:x="12.586cm" svg:y="10.736cm">
          <text:p/>
        </draw:rect>
        <draw:rect draw:style-name="gr72" draw:text-style-name="P5" draw:layer="layout" svg:width="0.46cm" svg:height="0.461cm" svg:x="13.046cm" svg:y="3.831cm">
          <text:p/>
        </draw:rect>
        <draw:rect draw:style-name="gr72" draw:text-style-name="P5" draw:layer="layout" svg:width="0.46cm" svg:height="0.46cm" svg:x="13.046cm" svg:y="4.292cm">
          <text:p/>
        </draw:rect>
        <draw:rect draw:style-name="gr72" draw:text-style-name="P5" draw:layer="layout" svg:width="0.46cm" svg:height="0.46cm" svg:x="13.046cm" svg:y="4.752cm">
          <text:p/>
        </draw:rect>
        <draw:rect draw:style-name="gr72" draw:text-style-name="P5" draw:layer="layout" svg:width="0.46cm" svg:height="0.461cm" svg:x="13.046cm" svg:y="5.212cm">
          <text:p/>
        </draw:rect>
        <draw:rect draw:style-name="gr75" draw:text-style-name="P5" draw:layer="layout" svg:width="0.46cm" svg:height="0.46cm" svg:x="13.046cm" svg:y="5.673cm">
          <text:p/>
        </draw:rect>
        <draw:rect draw:style-name="gr75" draw:text-style-name="P5" draw:layer="layout" svg:width="0.46cm" svg:height="0.46cm" svg:x="13.046cm" svg:y="6.133cm">
          <text:p/>
        </draw:rect>
        <draw:rect draw:style-name="gr75" draw:text-style-name="P5" draw:layer="layout" svg:width="0.46cm" svg:height="0.46cm" svg:x="13.046cm" svg:y="6.593cm">
          <text:p/>
        </draw:rect>
        <draw:rect draw:style-name="gr72" draw:text-style-name="P5" draw:layer="layout" svg:width="0.46cm" svg:height="0.461cm" svg:x="13.046cm" svg:y="7.053cm">
          <text:p/>
        </draw:rect>
        <draw:rect draw:style-name="gr72" draw:text-style-name="P5" draw:layer="layout" svg:width="0.46cm" svg:height="0.461cm" svg:x="13.046cm" svg:y="7.514cm">
          <text:p/>
        </draw:rect>
        <draw:rect draw:style-name="gr72" draw:text-style-name="P5" draw:layer="layout" svg:width="0.46cm" svg:height="0.46cm" svg:x="13.046cm" svg:y="7.975cm">
          <text:p/>
        </draw:rect>
        <draw:rect draw:style-name="gr72" draw:text-style-name="P5" draw:layer="layout" svg:width="0.46cm" svg:height="0.46cm" svg:x="13.046cm" svg:y="8.435cm">
          <text:p/>
        </draw:rect>
        <draw:rect draw:style-name="gr73" draw:text-style-name="P23" draw:layer="layout" svg:width="0.46cm" svg:height="0.461cm" svg:x="13.046cm" svg:y="8.895cm">
          <text:p text:style-name="P2"><text:span text:style-name="T4">T</text:span></text:p>
        </draw:rect>
        <draw:rect draw:style-name="gr71" draw:text-style-name="P5" draw:layer="layout" svg:width="0.46cm" svg:height="0.46cm" svg:x="13.046cm" svg:y="9.356cm">
          <text:p/>
        </draw:rect>
        <draw:rect draw:style-name="gr72" draw:text-style-name="P5" draw:layer="layout" svg:width="0.46cm" svg:height="0.46cm" svg:x="13.046cm" svg:y="9.816cm">
          <text:p/>
        </draw:rect>
        <draw:rect draw:style-name="gr72" draw:text-style-name="P5" draw:layer="layout" svg:width="0.46cm" svg:height="0.46cm" svg:x="13.046cm" svg:y="10.276cm">
          <text:p/>
        </draw:rect>
        <draw:rect draw:style-name="gr72" draw:text-style-name="P5" draw:layer="layout" svg:width="0.46cm" svg:height="0.461cm" svg:x="13.046cm" svg:y="10.736cm">
          <text:p/>
        </draw:rect>
        <draw:rect draw:style-name="gr72" draw:text-style-name="P5" draw:layer="layout" svg:width="0.461cm" svg:height="0.461cm" svg:x="13.506cm" svg:y="3.831cm">
          <text:p/>
        </draw:rect>
        <draw:rect draw:style-name="gr72" draw:text-style-name="P5" draw:layer="layout" svg:width="0.461cm" svg:height="0.46cm" svg:x="13.506cm" svg:y="4.292cm">
          <text:p/>
        </draw:rect>
        <draw:rect draw:style-name="gr72" draw:text-style-name="P5" draw:layer="layout" svg:width="0.461cm" svg:height="0.46cm" svg:x="13.506cm" svg:y="4.752cm">
          <text:p/>
        </draw:rect>
        <draw:rect draw:style-name="gr72" draw:text-style-name="P5" draw:layer="layout" svg:width="0.461cm" svg:height="0.461cm" svg:x="13.506cm" svg:y="5.212cm">
          <text:p/>
        </draw:rect>
        <draw:rect draw:style-name="gr72" draw:text-style-name="P5" draw:layer="layout" svg:width="0.461cm" svg:height="0.46cm" svg:x="13.506cm" svg:y="5.673cm">
          <text:p/>
        </draw:rect>
        <draw:rect draw:style-name="gr76" draw:text-style-name="P26" draw:layer="layout" svg:width="0.461cm" svg:height="0.46cm" svg:x="13.506cm" svg:y="6.133cm">
          <text:p text:style-name="P2"><text:span text:style-name="T3">T</text:span></text:p>
        </draw:rect>
        <draw:rect draw:style-name="gr74" draw:text-style-name="P26" draw:layer="layout" svg:width="0.461cm" svg:height="0.46cm" svg:x="13.506cm" svg:y="6.593cm">
          <text:p text:style-name="P2"><text:span text:style-name="T3">T</text:span></text:p>
        </draw:rect>
        <draw:rect draw:style-name="gr72" draw:text-style-name="P5" draw:layer="layout" svg:width="0.461cm" svg:height="0.461cm" svg:x="13.506cm" svg:y="7.053cm">
          <text:p/>
        </draw:rect>
        <draw:rect draw:style-name="gr72" draw:text-style-name="P5" draw:layer="layout" svg:width="0.461cm" svg:height="0.461cm" svg:x="13.506cm" svg:y="7.514cm">
          <text:p/>
        </draw:rect>
        <draw:rect draw:style-name="gr72" draw:text-style-name="P5" draw:layer="layout" svg:width="0.461cm" svg:height="0.46cm" svg:x="13.506cm" svg:y="7.975cm">
          <text:p/>
        </draw:rect>
        <draw:rect draw:style-name="gr72" draw:text-style-name="P5" draw:layer="layout" svg:width="0.461cm" svg:height="0.46cm" svg:x="13.506cm" svg:y="8.435cm">
          <text:p/>
        </draw:rect>
        <draw:rect draw:style-name="gr74" draw:text-style-name="P26" draw:layer="layout" svg:width="0.461cm" svg:height="0.461cm" svg:x="13.506cm" svg:y="8.895cm">
          <text:p text:style-name="P2"><text:span text:style-name="T3">T</text:span></text:p>
        </draw:rect>
        <draw:rect draw:style-name="gr73" draw:text-style-name="P23" draw:layer="layout" svg:width="0.461cm" svg:height="0.46cm" svg:x="13.506cm" svg:y="9.356cm">
          <text:p text:style-name="P2"><text:span text:style-name="T4">T</text:span></text:p>
        </draw:rect>
        <draw:rect draw:style-name="gr71" draw:text-style-name="P5" draw:layer="layout" svg:width="0.461cm" svg:height="0.46cm" svg:x="13.506cm" svg:y="9.816cm">
          <text:p/>
        </draw:rect>
        <draw:rect draw:style-name="gr72" draw:text-style-name="P5" draw:layer="layout" svg:width="0.461cm" svg:height="0.46cm" svg:x="13.506cm" svg:y="10.276cm">
          <text:p/>
        </draw:rect>
        <draw:rect draw:style-name="gr72" draw:text-style-name="P5" draw:layer="layout" svg:width="0.461cm" svg:height="0.461cm" svg:x="13.506cm" svg:y="10.736cm">
          <text:p/>
        </draw:rect>
        <draw:rect draw:style-name="gr71" draw:text-style-name="P5" draw:layer="layout" svg:width="0.46cm" svg:height="0.461cm" svg:x="14.427cm" svg:y="3.831cm">
          <text:p/>
        </draw:rect>
        <draw:rect draw:style-name="gr73" draw:text-style-name="P23" draw:layer="layout" svg:width="0.46cm" svg:height="0.46cm" svg:x="14.427cm" svg:y="4.292cm">
          <text:p text:style-name="P2"><text:span text:style-name="T4">T</text:span></text:p>
        </draw:rect>
        <draw:rect draw:style-name="gr73" draw:text-style-name="P23" draw:layer="layout" svg:width="0.46cm" svg:height="0.46cm" svg:x="14.427cm" svg:y="4.752cm">
          <text:p text:style-name="P2"><text:span text:style-name="T4">T</text:span></text:p>
        </draw:rect>
        <draw:rect draw:style-name="gr76" draw:text-style-name="P26" draw:layer="layout" svg:width="0.46cm" svg:height="0.461cm" svg:x="14.427cm" svg:y="5.212cm">
          <text:p text:style-name="P2"><text:span text:style-name="T3">T</text:span></text:p>
        </draw:rect>
        <draw:rect draw:style-name="gr75" draw:text-style-name="P5" draw:layer="layout" svg:width="0.46cm" svg:height="0.46cm" svg:x="14.427cm" svg:y="5.673cm">
          <text:p/>
        </draw:rect>
        <draw:rect draw:style-name="gr75" draw:text-style-name="P5" draw:layer="layout" svg:width="0.46cm" svg:height="0.46cm" svg:x="14.427cm" svg:y="6.133cm">
          <text:p/>
        </draw:rect>
        <draw:rect draw:style-name="gr74" draw:text-style-name="P26" draw:layer="layout" svg:width="0.46cm" svg:height="0.46cm" svg:x="14.427cm" svg:y="6.593cm">
          <text:p text:style-name="P2"><text:span text:style-name="T3">T</text:span></text:p>
        </draw:rect>
        <draw:rect draw:style-name="gr75" draw:text-style-name="P5" draw:layer="layout" svg:width="0.46cm" svg:height="0.461cm" svg:x="14.427cm" svg:y="7.053cm">
          <text:p/>
        </draw:rect>
        <draw:rect draw:style-name="gr75" draw:text-style-name="P5" draw:layer="layout" svg:width="0.46cm" svg:height="0.461cm" svg:x="14.427cm" svg:y="7.514cm">
          <text:p/>
        </draw:rect>
        <draw:rect draw:style-name="gr75" draw:text-style-name="P5" draw:layer="layout" svg:width="0.46cm" svg:height="0.46cm" svg:x="14.427cm" svg:y="7.975cm">
          <text:p/>
        </draw:rect>
        <draw:rect draw:style-name="gr75" draw:text-style-name="P5" draw:layer="layout" svg:width="0.46cm" svg:height="0.46cm" svg:x="14.427cm" svg:y="8.435cm">
          <text:p/>
        </draw:rect>
        <draw:rect draw:style-name="gr72" draw:text-style-name="P5" draw:layer="layout" svg:width="0.46cm" svg:height="0.461cm" svg:x="14.427cm" svg:y="8.895cm">
          <text:p/>
        </draw:rect>
        <draw:rect draw:style-name="gr72" draw:text-style-name="P5" draw:layer="layout" svg:width="0.46cm" svg:height="0.46cm" svg:x="14.427cm" svg:y="9.356cm">
          <text:p/>
        </draw:rect>
        <draw:rect draw:style-name="gr72" draw:text-style-name="P5" draw:layer="layout" svg:width="0.46cm" svg:height="0.46cm" svg:x="14.427cm" svg:y="9.816cm">
          <text:p/>
        </draw:rect>
        <draw:rect draw:style-name="gr72" draw:text-style-name="P5" draw:layer="layout" svg:width="0.46cm" svg:height="0.46cm" svg:x="14.427cm" svg:y="10.276cm">
          <text:p/>
        </draw:rect>
        <draw:rect draw:style-name="gr73" draw:text-style-name="P27" draw:layer="layout" svg:width="0.46cm" svg:height="0.461cm" svg:x="14.427cm" svg:y="10.736cm">
          <text:p text:style-name="P2"><text:span text:style-name="T4">F</text:span></text:p>
        </draw:rect>
        <draw:rect draw:style-name="gr71" draw:text-style-name="P5" draw:layer="layout" svg:width="0.46cm" svg:height="0.461cm" svg:x="14.887cm" svg:y="3.831cm">
          <text:p/>
        </draw:rect>
        <draw:rect draw:style-name="gr71" draw:text-style-name="P5" draw:layer="layout" svg:width="0.46cm" svg:height="0.46cm" svg:x="14.887cm" svg:y="4.292cm">
          <text:p/>
        </draw:rect>
        <draw:rect draw:style-name="gr73" draw:text-style-name="P23" draw:layer="layout" svg:width="0.46cm" svg:height="0.46cm" svg:x="14.887cm" svg:y="4.752cm">
          <text:p text:style-name="P2"><text:span text:style-name="T4">T</text:span></text:p>
        </draw:rect>
        <draw:rect draw:style-name="gr76" draw:text-style-name="P26" draw:layer="layout" svg:width="0.46cm" svg:height="0.461cm" svg:x="14.887cm" svg:y="5.212cm">
          <text:p text:style-name="P2"><text:span text:style-name="T3">T</text:span></text:p>
        </draw:rect>
        <draw:rect draw:style-name="gr76" draw:text-style-name="P26" draw:layer="layout" svg:width="0.46cm" svg:height="0.46cm" svg:x="14.887cm" svg:y="5.673cm">
          <text:p text:style-name="P2"><text:span text:style-name="T3">A</text:span></text:p>
        </draw:rect>
        <draw:rect draw:style-name="gr75" draw:text-style-name="P5" draw:layer="layout" svg:width="0.46cm" svg:height="0.46cm" svg:x="14.887cm" svg:y="6.133cm">
          <text:p/>
        </draw:rect>
        <draw:rect draw:style-name="gr76" draw:text-style-name="P26" draw:layer="layout" svg:width="0.46cm" svg:height="0.46cm" svg:x="14.887cm" svg:y="6.593cm">
          <text:p text:style-name="P2"><text:span text:style-name="T3">T</text:span></text:p>
        </draw:rect>
        <draw:rect draw:style-name="gr76" draw:text-style-name="P26" draw:layer="layout" svg:width="0.46cm" svg:height="0.461cm" svg:x="14.887cm" svg:y="7.053cm">
          <text:p text:style-name="P2"><text:span text:style-name="T3">T</text:span></text:p>
        </draw:rect>
        <draw:rect draw:style-name="gr76" draw:text-style-name="P26" draw:layer="layout" svg:width="0.46cm" svg:height="0.461cm" svg:x="14.887cm" svg:y="7.514cm">
          <text:p text:style-name="P2"><text:span text:style-name="T3">A</text:span></text:p>
        </draw:rect>
        <draw:rect draw:style-name="gr75" draw:text-style-name="P5" draw:layer="layout" svg:width="0.46cm" svg:height="0.46cm" svg:x="14.887cm" svg:y="7.975cm">
          <text:p/>
        </draw:rect>
        <draw:rect draw:style-name="gr75" draw:text-style-name="P5" draw:layer="layout" svg:width="0.46cm" svg:height="0.46cm" svg:x="14.887cm" svg:y="8.435cm">
          <text:p/>
        </draw:rect>
        <draw:rect draw:style-name="gr75" draw:text-style-name="P5" draw:layer="layout" svg:width="0.46cm" svg:height="0.461cm" svg:x="14.887cm" svg:y="8.895cm">
          <text:p/>
        </draw:rect>
        <draw:rect draw:style-name="gr72" draw:text-style-name="P5" draw:layer="layout" svg:width="0.46cm" svg:height="0.46cm" svg:x="14.887cm" svg:y="9.356cm">
          <text:p/>
        </draw:rect>
        <draw:rect draw:style-name="gr72" draw:text-style-name="P5" draw:layer="layout" svg:width="0.46cm" svg:height="0.46cm" svg:x="14.887cm" svg:y="9.816cm">
          <text:p/>
        </draw:rect>
        <draw:rect draw:style-name="gr72" draw:text-style-name="P5" draw:layer="layout" svg:width="0.46cm" svg:height="0.46cm" svg:x="14.887cm" svg:y="10.276cm">
          <text:p/>
        </draw:rect>
        <draw:rect draw:style-name="gr71" draw:text-style-name="P5" draw:layer="layout" svg:width="0.46cm" svg:height="0.461cm" svg:x="14.887cm" svg:y="10.736cm">
          <text:p/>
        </draw:rect>
        <draw:rect draw:style-name="gr71" draw:text-style-name="P5" draw:layer="layout" svg:width="0.461cm" svg:height="0.461cm" svg:x="15.347cm" svg:y="3.831cm">
          <text:p/>
        </draw:rect>
        <draw:rect draw:style-name="gr71" draw:text-style-name="P5" draw:layer="layout" svg:width="0.461cm" svg:height="0.46cm" svg:x="15.347cm" svg:y="4.292cm">
          <text:p/>
        </draw:rect>
        <draw:rect draw:style-name="gr74" draw:text-style-name="P26" draw:layer="layout" svg:width="0.461cm" svg:height="0.46cm" svg:x="15.347cm" svg:y="4.752cm">
          <text:p text:style-name="P2"><text:span text:style-name="T3">T</text:span></text:p>
        </draw:rect>
        <draw:rect draw:style-name="gr75" draw:text-style-name="P5" draw:layer="layout" svg:width="0.461cm" svg:height="0.461cm" svg:x="15.347cm" svg:y="5.212cm">
          <text:p/>
        </draw:rect>
        <draw:rect draw:style-name="gr75" draw:text-style-name="P5" draw:layer="layout" svg:width="0.461cm" svg:height="0.46cm" svg:x="15.347cm" svg:y="5.673cm">
          <text:p/>
        </draw:rect>
        <draw:rect draw:style-name="gr75" draw:text-style-name="P5" draw:layer="layout" svg:width="0.461cm" svg:height="0.46cm" svg:x="15.347cm" svg:y="6.133cm">
          <text:p/>
        </draw:rect>
        <draw:rect draw:style-name="gr75" draw:text-style-name="P5" draw:layer="layout" svg:width="0.461cm" svg:height="0.46cm" svg:x="15.347cm" svg:y="6.593cm">
          <text:p/>
        </draw:rect>
        <draw:rect draw:style-name="gr76" draw:text-style-name="P26" draw:layer="layout" svg:width="0.461cm" svg:height="0.461cm" svg:x="15.347cm" svg:y="7.053cm">
          <text:p text:style-name="P2"><text:span text:style-name="T3">A</text:span></text:p>
        </draw:rect>
        <draw:rect draw:style-name="gr76" draw:text-style-name="P26" draw:layer="layout" svg:width="0.461cm" svg:height="0.461cm" svg:x="15.347cm" svg:y="7.514cm">
          <text:p text:style-name="P2"><text:span text:style-name="T3">T</text:span></text:p>
        </draw:rect>
        <draw:rect draw:style-name="gr76" draw:text-style-name="P26" draw:layer="layout" svg:width="0.461cm" svg:height="0.46cm" svg:x="15.347cm" svg:y="7.975cm">
          <text:p text:style-name="P2"><text:span text:style-name="T3">T</text:span></text:p>
        </draw:rect>
        <draw:rect draw:style-name="gr76" draw:text-style-name="P5" draw:layer="layout" svg:width="0.461cm" svg:height="0.46cm" svg:x="15.347cm" svg:y="8.435cm">
          <text:p text:style-name="P2"><text:span text:style-name="T3">A</text:span></text:p>
        </draw:rect>
        <draw:rect draw:style-name="gr75" draw:text-style-name="P5" draw:layer="layout" svg:width="0.461cm" svg:height="0.461cm" svg:x="15.347cm" svg:y="8.895cm">
          <text:p/>
        </draw:rect>
        <draw:rect draw:style-name="gr75" draw:text-style-name="P5" draw:layer="layout" svg:width="0.461cm" svg:height="0.46cm" svg:x="15.347cm" svg:y="9.356cm">
          <text:p/>
        </draw:rect>
        <draw:rect draw:style-name="gr72" draw:text-style-name="P26" draw:layer="layout" svg:width="0.461cm" svg:height="0.46cm" svg:x="15.347cm" svg:y="9.816cm">
          <text:p/>
        </draw:rect>
        <draw:rect draw:style-name="gr72" draw:text-style-name="P5" draw:layer="layout" svg:width="0.461cm" svg:height="0.46cm" svg:x="15.347cm" svg:y="10.276cm">
          <text:p/>
        </draw:rect>
        <draw:rect draw:style-name="gr72" draw:text-style-name="P5" draw:layer="layout" svg:width="0.461cm" svg:height="0.461cm" svg:x="15.347cm" svg:y="10.736cm">
          <text:p/>
        </draw:rect>
        <draw:rect draw:style-name="gr72" draw:text-style-name="P5" draw:layer="layout" svg:width="0.46cm" svg:height="0.461cm" svg:x="13.967cm" svg:y="3.831cm">
          <text:p/>
        </draw:rect>
        <draw:rect draw:style-name="gr72" draw:text-style-name="P5" draw:layer="layout" svg:width="0.46cm" svg:height="0.46cm" svg:x="13.967cm" svg:y="4.292cm">
          <text:p/>
        </draw:rect>
        <draw:rect draw:style-name="gr74" draw:text-style-name="P26" draw:layer="layout" svg:width="0.46cm" svg:height="0.46cm" svg:x="13.967cm" svg:y="4.752cm">
          <text:p text:style-name="P2"><text:span text:style-name="T3">T</text:span></text:p>
        </draw:rect>
        <draw:rect draw:style-name="gr72" draw:text-style-name="P5" draw:layer="layout" svg:width="0.46cm" svg:height="0.461cm" svg:x="13.967cm" svg:y="5.212cm">
          <text:p/>
        </draw:rect>
        <draw:rect draw:style-name="gr75" draw:text-style-name="P5" draw:layer="layout" svg:width="0.46cm" svg:height="0.46cm" svg:x="13.967cm" svg:y="5.673cm">
          <text:p/>
        </draw:rect>
        <draw:rect draw:style-name="gr76" draw:text-style-name="P26" draw:layer="layout" svg:width="0.46cm" svg:height="0.46cm" svg:x="13.967cm" svg:y="6.133cm">
          <text:p text:style-name="P2"><text:span text:style-name="T3">T</text:span></text:p>
        </draw:rect>
        <draw:rect draw:style-name="gr74" draw:text-style-name="P26" draw:layer="layout" svg:width="0.46cm" svg:height="0.46cm" svg:x="13.967cm" svg:y="6.593cm">
          <text:p text:style-name="P2"><text:span text:style-name="T3">T</text:span></text:p>
        </draw:rect>
        <draw:rect draw:style-name="gr74" draw:text-style-name="P26" draw:layer="layout" svg:width="0.46cm" svg:height="0.461cm" svg:x="13.967cm" svg:y="7.053cm">
          <text:p text:style-name="P2"><text:span text:style-name="T3">T</text:span></text:p>
        </draw:rect>
        <draw:rect draw:style-name="gr76" draw:text-style-name="P26" draw:layer="layout" svg:width="0.46cm" svg:height="0.461cm" svg:x="13.967cm" svg:y="7.514cm">
          <text:p text:style-name="P2"><text:span text:style-name="T3">T</text:span></text:p>
        </draw:rect>
        <draw:rect draw:style-name="gr72" draw:text-style-name="P5" draw:layer="layout" svg:width="0.46cm" svg:height="0.46cm" svg:x="13.967cm" svg:y="7.975cm">
          <text:p/>
        </draw:rect>
        <draw:rect draw:style-name="gr72" draw:text-style-name="P5" draw:layer="layout" svg:width="0.46cm" svg:height="0.46cm" svg:x="13.967cm" svg:y="8.435cm">
          <text:p/>
        </draw:rect>
        <draw:rect draw:style-name="gr72" draw:text-style-name="P5" draw:layer="layout" svg:width="0.46cm" svg:height="0.461cm" svg:x="13.967cm" svg:y="8.895cm">
          <text:p/>
        </draw:rect>
        <draw:rect draw:style-name="gr74" draw:text-style-name="P26" draw:layer="layout" svg:width="0.46cm" svg:height="0.46cm" svg:x="13.967cm" svg:y="9.356cm">
          <text:p text:style-name="P2"><text:span text:style-name="T3">T</text:span></text:p>
        </draw:rect>
        <draw:rect draw:style-name="gr72" draw:text-style-name="P5" draw:layer="layout" svg:width="0.46cm" svg:height="0.46cm" svg:x="13.967cm" svg:y="9.816cm">
          <text:p/>
        </draw:rect>
        <draw:rect draw:style-name="gr71" draw:text-style-name="P22" draw:layer="layout" svg:width="0.46cm" svg:height="0.46cm" svg:x="13.967cm" svg:y="10.276cm">
          <text:p/>
        </draw:rect>
        <draw:rect draw:style-name="gr71" draw:text-style-name="P5" draw:layer="layout" svg:width="0.46cm" svg:height="0.461cm" svg:x="13.967cm" svg:y="10.736cm">
          <text:p/>
        </draw:rect>
        <draw:rect draw:style-name="gr75" draw:text-style-name="P5" draw:layer="layout" svg:width="0.461cm" svg:height="0.461cm" svg:x="12.125cm" svg:y="3.831cm">
          <text:p/>
        </draw:rect>
        <draw:rect draw:style-name="gr75" draw:text-style-name="P5" draw:layer="layout" svg:width="0.461cm" svg:height="0.46cm" svg:x="12.125cm" svg:y="4.292cm">
          <text:p/>
        </draw:rect>
        <draw:rect draw:style-name="gr72" draw:text-style-name="P5" draw:layer="layout" svg:width="0.461cm" svg:height="0.46cm" svg:x="12.125cm" svg:y="4.752cm">
          <text:p/>
        </draw:rect>
        <draw:rect draw:style-name="gr72" draw:text-style-name="P5" draw:layer="layout" svg:width="0.461cm" svg:height="0.461cm" svg:x="12.125cm" svg:y="5.212cm">
          <text:p/>
        </draw:rect>
        <draw:rect draw:style-name="gr75" draw:text-style-name="P5" draw:layer="layout" svg:width="0.461cm" svg:height="0.46cm" svg:x="12.125cm" svg:y="5.673cm">
          <text:p/>
        </draw:rect>
        <draw:rect draw:style-name="gr75" draw:text-style-name="P5" draw:layer="layout" svg:width="0.461cm" svg:height="0.46cm" svg:x="12.125cm" svg:y="6.133cm">
          <text:p/>
        </draw:rect>
        <draw:rect draw:style-name="gr75" draw:text-style-name="P5" draw:layer="layout" svg:width="0.461cm" svg:height="0.46cm" svg:x="12.125cm" svg:y="6.593cm">
          <text:p/>
        </draw:rect>
        <draw:rect draw:style-name="gr72" draw:text-style-name="P5" draw:layer="layout" svg:width="0.461cm" svg:height="0.461cm" svg:x="12.125cm" svg:y="7.053cm">
          <text:p/>
        </draw:rect>
        <draw:rect draw:style-name="gr72" draw:text-style-name="P5" draw:layer="layout" svg:width="0.461cm" svg:height="0.461cm" svg:x="12.125cm" svg:y="7.514cm">
          <text:p/>
        </draw:rect>
        <draw:rect draw:style-name="gr72" draw:text-style-name="P5" draw:layer="layout" svg:width="0.461cm" svg:height="0.46cm" svg:x="12.125cm" svg:y="7.975cm">
          <text:p/>
        </draw:rect>
        <draw:rect draw:style-name="gr73" draw:text-style-name="P23" draw:layer="layout" svg:width="0.461cm" svg:height="0.46cm" svg:x="12.125cm" svg:y="8.435cm">
          <text:p text:style-name="P2"><text:span text:style-name="T4">T</text:span></text:p>
        </draw:rect>
        <draw:rect draw:style-name="gr73" draw:text-style-name="P23" draw:layer="layout" svg:width="0.461cm" svg:height="0.461cm" svg:x="12.125cm" svg:y="8.895cm">
          <text:p text:style-name="P2"><text:span text:style-name="T4">T</text:span></text:p>
        </draw:rect>
        <draw:rect draw:style-name="gr74" draw:text-style-name="P26" draw:layer="layout" svg:width="0.461cm" svg:height="0.46cm" svg:x="12.125cm" svg:y="9.356cm">
          <text:p text:style-name="P2"><text:span text:style-name="T3">T</text:span></text:p>
        </draw:rect>
        <draw:rect draw:style-name="gr74" draw:text-style-name="P26" draw:layer="layout" svg:width="0.461cm" svg:height="0.46cm" svg:x="12.125cm" svg:y="9.816cm">
          <text:p text:style-name="P2"><text:span text:style-name="T3">T</text:span></text:p>
        </draw:rect>
        <draw:rect draw:style-name="gr72" draw:text-style-name="P5" draw:layer="layout" svg:width="0.461cm" svg:height="0.46cm" svg:x="12.125cm" svg:y="10.276cm">
          <text:p/>
        </draw:rect>
        <draw:rect draw:style-name="gr75" draw:text-style-name="P5" draw:layer="layout" svg:width="0.461cm" svg:height="0.461cm" svg:x="12.125cm" svg:y="10.736cm">
          <text:p/>
        </draw:rect>
        <draw:rect draw:style-name="gr72" draw:text-style-name="P5" draw:layer="layout" svg:width="0.46cm" svg:height="0.461cm" svg:x="10.284cm" svg:y="3.831cm">
          <text:p/>
        </draw:rect>
        <draw:rect draw:style-name="gr72" draw:text-style-name="P5" draw:layer="layout" svg:width="0.46cm" svg:height="0.46cm" svg:x="10.284cm" svg:y="4.292cm">
          <text:p/>
        </draw:rect>
        <draw:rect draw:style-name="gr72" draw:text-style-name="P5" draw:layer="layout" svg:width="0.46cm" svg:height="0.46cm" svg:x="10.284cm" svg:y="4.752cm">
          <text:p/>
        </draw:rect>
        <draw:rect draw:style-name="gr75" draw:text-style-name="P5" draw:layer="layout" svg:width="0.46cm" svg:height="0.461cm" svg:x="10.284cm" svg:y="5.212cm">
          <text:p/>
        </draw:rect>
        <draw:rect draw:style-name="gr75" draw:text-style-name="P5" draw:layer="layout" svg:width="0.46cm" svg:height="0.46cm" svg:x="10.284cm" svg:y="5.673cm">
          <text:p/>
        </draw:rect>
        <draw:rect draw:style-name="gr75" draw:text-style-name="P5" draw:layer="layout" svg:width="0.46cm" svg:height="0.46cm" svg:x="10.284cm" svg:y="6.133cm">
          <text:p/>
        </draw:rect>
        <draw:rect draw:style-name="gr72" draw:text-style-name="P5" draw:layer="layout" svg:width="0.46cm" svg:height="0.46cm" svg:x="10.284cm" svg:y="6.593cm">
          <text:p/>
        </draw:rect>
        <draw:rect draw:style-name="gr72" draw:text-style-name="P5" draw:layer="layout" svg:width="0.46cm" svg:height="0.461cm" svg:x="10.284cm" svg:y="7.053cm">
          <text:p/>
        </draw:rect>
        <draw:rect draw:style-name="gr72" draw:text-style-name="P5" draw:layer="layout" svg:width="0.46cm" svg:height="0.461cm" svg:x="10.284cm" svg:y="7.514cm">
          <text:p/>
        </draw:rect>
        <draw:rect draw:style-name="gr71" draw:text-style-name="P5" draw:layer="layout" svg:width="0.46cm" svg:height="0.46cm" svg:x="10.284cm" svg:y="7.975cm">
          <text:p/>
        </draw:rect>
        <draw:rect draw:style-name="gr71" draw:text-style-name="P5" draw:layer="layout" svg:width="0.46cm" svg:height="0.46cm" svg:x="10.284cm" svg:y="8.435cm">
          <text:p/>
        </draw:rect>
        <draw:rect draw:style-name="gr71" draw:text-style-name="P5" draw:layer="layout" svg:width="0.46cm" svg:height="0.461cm" svg:x="10.284cm" svg:y="8.895cm">
          <text:p/>
        </draw:rect>
        <draw:rect draw:style-name="gr71" draw:text-style-name="P5" draw:layer="layout" svg:width="0.46cm" svg:height="0.46cm" svg:x="10.284cm" svg:y="9.356cm">
          <text:p/>
        </draw:rect>
        <draw:rect draw:style-name="gr72" draw:text-style-name="P5" draw:layer="layout" svg:width="0.46cm" svg:height="0.46cm" svg:x="10.284cm" svg:y="9.816cm">
          <text:p/>
        </draw:rect>
        <draw:rect draw:style-name="gr72" draw:text-style-name="P5" draw:layer="layout" svg:width="0.46cm" svg:height="0.46cm" svg:x="10.284cm" svg:y="10.276cm">
          <text:p/>
        </draw:rect>
        <draw:rect draw:style-name="gr72" draw:text-style-name="P28" draw:layer="layout" svg:width="0.46cm" svg:height="0.461cm" svg:x="10.284cm" svg:y="10.736cm">
          <text:p/>
        </draw:rect>
        <draw:rect draw:style-name="gr74" draw:text-style-name="P26" draw:layer="layout" svg:width="0.46cm" svg:height="0.461cm" svg:x="8.903cm" svg:y="3.831cm">
          <text:p text:style-name="P2"><text:span text:style-name="T3">T</text:span></text:p>
        </draw:rect>
        <draw:rect draw:style-name="gr75" draw:text-style-name="P5" draw:layer="layout" svg:width="0.46cm" svg:height="0.46cm" svg:x="8.903cm" svg:y="4.292cm">
          <text:p/>
        </draw:rect>
        <draw:rect draw:style-name="gr75" draw:text-style-name="P5" draw:layer="layout" svg:width="0.46cm" svg:height="0.46cm" svg:x="8.903cm" svg:y="4.752cm">
          <text:p/>
        </draw:rect>
        <draw:rect draw:style-name="gr76" draw:text-style-name="P26" draw:layer="layout" svg:width="0.46cm" svg:height="0.461cm" svg:x="8.903cm" svg:y="5.212cm">
          <text:p text:style-name="P2"><text:span text:style-name="T3">A</text:span></text:p>
        </draw:rect>
        <draw:rect draw:style-name="gr75" draw:text-style-name="P5" draw:layer="layout" svg:width="0.46cm" svg:height="0.46cm" svg:x="8.903cm" svg:y="5.673cm">
          <text:p/>
        </draw:rect>
        <draw:rect draw:style-name="gr75" draw:text-style-name="P5" draw:layer="layout" svg:width="0.46cm" svg:height="0.46cm" svg:x="8.903cm" svg:y="6.133cm">
          <text:p/>
        </draw:rect>
        <draw:rect draw:style-name="gr72" draw:text-style-name="P5" draw:layer="layout" svg:width="0.46cm" svg:height="0.46cm" svg:x="8.903cm" svg:y="6.593cm">
          <text:p/>
        </draw:rect>
        <draw:rect draw:style-name="gr72" draw:text-style-name="P5" draw:layer="layout" svg:width="0.46cm" svg:height="0.461cm" svg:x="8.903cm" svg:y="7.053cm">
          <text:p/>
        </draw:rect>
        <draw:rect draw:style-name="gr74" draw:text-style-name="P26" draw:layer="layout" svg:width="0.46cm" svg:height="0.461cm" svg:x="8.903cm" svg:y="7.514cm">
          <text:p text:style-name="P2"><text:span text:style-name="T3">T</text:span></text:p>
        </draw:rect>
        <draw:rect draw:style-name="gr73" draw:text-style-name="P23" draw:layer="layout" svg:width="0.46cm" svg:height="0.46cm" svg:x="8.903cm" svg:y="7.975cm">
          <text:p text:style-name="P2"><text:span text:style-name="T4">T</text:span></text:p>
        </draw:rect>
        <draw:rect draw:style-name="gr73" draw:text-style-name="P23" draw:layer="layout" svg:width="0.46cm" svg:height="0.46cm" svg:x="8.903cm" svg:y="8.435cm">
          <text:p text:style-name="P2"><text:span text:style-name="T4">T</text:span></text:p>
        </draw:rect>
        <draw:rect draw:style-name="gr72" draw:text-style-name="P5" draw:layer="layout" svg:width="0.46cm" svg:height="0.461cm" svg:x="8.903cm" svg:y="8.895cm">
          <text:p/>
        </draw:rect>
        <draw:rect draw:style-name="gr72" draw:text-style-name="P5" draw:layer="layout" svg:width="0.46cm" svg:height="0.46cm" svg:x="8.903cm" svg:y="9.356cm">
          <text:p/>
        </draw:rect>
        <draw:rect draw:style-name="gr72" draw:text-style-name="P5" draw:layer="layout" svg:width="0.46cm" svg:height="0.46cm" svg:x="8.903cm" svg:y="9.816cm">
          <text:p/>
        </draw:rect>
        <draw:rect draw:style-name="gr74" draw:text-style-name="P26" draw:layer="layout" svg:width="0.46cm" svg:height="0.46cm" svg:x="8.903cm" svg:y="10.276cm">
          <text:p text:style-name="P2"><text:span text:style-name="T3">T</text:span></text:p>
        </draw:rect>
        <draw:rect draw:style-name="gr73" draw:text-style-name="P23" draw:layer="layout" svg:width="0.46cm" svg:height="0.461cm" svg:x="8.903cm" svg:y="10.736cm">
          <text:p text:style-name="P2"><text:span text:style-name="T4">T</text:span></text:p>
        </draw:rect>
        <draw:rect draw:style-name="gr72" draw:text-style-name="P5" draw:layer="layout" svg:width="0.46cm" svg:height="0.461cm" svg:x="9.363cm" svg:y="3.831cm">
          <text:p/>
        </draw:rect>
        <draw:rect draw:style-name="gr72" draw:text-style-name="P5" draw:layer="layout" svg:width="0.46cm" svg:height="0.46cm" svg:x="9.363cm" svg:y="4.292cm">
          <text:p/>
        </draw:rect>
        <draw:rect draw:style-name="gr75" draw:text-style-name="P5" draw:layer="layout" svg:width="0.46cm" svg:height="0.46cm" svg:x="9.363cm" svg:y="4.752cm">
          <text:p/>
        </draw:rect>
        <draw:rect draw:style-name="gr75" draw:text-style-name="P5" draw:layer="layout" svg:width="0.46cm" svg:height="0.461cm" svg:x="9.363cm" svg:y="5.212cm">
          <text:p/>
        </draw:rect>
        <draw:rect draw:style-name="gr75" draw:text-style-name="P5" draw:layer="layout" svg:width="0.46cm" svg:height="0.46cm" svg:x="9.363cm" svg:y="5.673cm">
          <text:p/>
        </draw:rect>
        <draw:rect draw:style-name="gr72" draw:text-style-name="P5" draw:layer="layout" svg:width="0.46cm" svg:height="0.46cm" svg:x="9.363cm" svg:y="6.133cm">
          <text:p/>
        </draw:rect>
        <draw:rect draw:style-name="gr72" draw:text-style-name="P5" draw:layer="layout" svg:width="0.46cm" svg:height="0.46cm" svg:x="9.363cm" svg:y="6.593cm">
          <text:p/>
        </draw:rect>
        <draw:rect draw:style-name="gr72" draw:text-style-name="P5" draw:layer="layout" svg:width="0.46cm" svg:height="0.461cm" svg:x="9.363cm" svg:y="7.053cm">
          <text:p/>
        </draw:rect>
        <draw:rect draw:style-name="gr71" draw:text-style-name="P5" draw:layer="layout" svg:width="0.46cm" svg:height="0.461cm" svg:x="9.363cm" svg:y="7.514cm">
          <text:p/>
        </draw:rect>
        <draw:rect draw:style-name="gr71" draw:text-style-name="P5" draw:layer="layout" svg:width="0.46cm" svg:height="0.46cm" svg:x="9.363cm" svg:y="7.975cm">
          <text:p/>
        </draw:rect>
        <draw:rect draw:style-name="gr71" draw:text-style-name="P5" draw:layer="layout" svg:width="0.46cm" svg:height="0.46cm" svg:x="9.363cm" svg:y="8.435cm">
          <text:p/>
        </draw:rect>
        <draw:rect draw:style-name="gr71" draw:text-style-name="P5" draw:layer="layout" svg:width="0.46cm" svg:height="0.461cm" svg:x="9.363cm" svg:y="8.895cm">
          <text:p/>
        </draw:rect>
        <draw:rect draw:style-name="gr72" draw:text-style-name="P5" draw:layer="layout" svg:width="0.46cm" svg:height="0.46cm" svg:x="9.363cm" svg:y="9.356cm">
          <text:p/>
        </draw:rect>
        <draw:rect draw:style-name="gr72" draw:text-style-name="P5" draw:layer="layout" svg:width="0.46cm" svg:height="0.46cm" svg:x="9.363cm" svg:y="9.816cm">
          <text:p/>
        </draw:rect>
        <draw:rect draw:style-name="gr73" draw:text-style-name="P23" draw:layer="layout" svg:width="0.46cm" svg:height="0.46cm" svg:x="9.363cm" svg:y="10.276cm">
          <text:p text:style-name="P2"><text:span text:style-name="T4">T</text:span></text:p>
        </draw:rect>
        <draw:rect draw:style-name="gr73" draw:text-style-name="P23" draw:layer="layout" svg:width="0.46cm" svg:height="0.461cm" svg:x="9.363cm" svg:y="10.736cm">
          <text:p text:style-name="P2"><text:span text:style-name="T4">T</text:span></text:p>
        </draw:rect>
        <draw:rect draw:style-name="gr72" draw:text-style-name="P5" draw:layer="layout" svg:width="0.461cm" svg:height="0.461cm" svg:x="9.823cm" svg:y="3.831cm">
          <text:p/>
        </draw:rect>
        <draw:rect draw:style-name="gr72" draw:text-style-name="P5" draw:layer="layout" svg:width="0.461cm" svg:height="0.46cm" svg:x="9.823cm" svg:y="4.292cm">
          <text:p/>
        </draw:rect>
        <draw:rect draw:style-name="gr72" draw:text-style-name="P5" draw:layer="layout" svg:width="0.461cm" svg:height="0.46cm" svg:x="9.823cm" svg:y="4.752cm">
          <text:p/>
        </draw:rect>
        <draw:rect draw:style-name="gr75" draw:text-style-name="P5" draw:layer="layout" svg:width="0.461cm" svg:height="0.461cm" svg:x="9.823cm" svg:y="5.212cm">
          <text:p/>
        </draw:rect>
        <draw:rect draw:style-name="gr75" draw:text-style-name="P5" draw:layer="layout" svg:width="0.461cm" svg:height="0.46cm" svg:x="9.823cm" svg:y="5.673cm">
          <text:p/>
        </draw:rect>
        <draw:rect draw:style-name="gr72" draw:text-style-name="P5" draw:layer="layout" svg:width="0.461cm" svg:height="0.46cm" svg:x="9.823cm" svg:y="6.133cm">
          <text:p/>
        </draw:rect>
        <draw:rect draw:style-name="gr72" draw:text-style-name="P5" draw:layer="layout" svg:width="0.461cm" svg:height="0.46cm" svg:x="9.823cm" svg:y="6.593cm">
          <text:p/>
        </draw:rect>
        <draw:rect draw:style-name="gr72" draw:text-style-name="P5" draw:layer="layout" svg:width="0.461cm" svg:height="0.461cm" svg:x="9.823cm" svg:y="7.053cm">
          <text:p/>
        </draw:rect>
        <draw:rect draw:style-name="gr72" draw:text-style-name="P5" draw:layer="layout" svg:width="0.461cm" svg:height="0.461cm" svg:x="9.823cm" svg:y="7.514cm">
          <text:p/>
        </draw:rect>
        <draw:rect draw:style-name="gr71" draw:text-style-name="P5" draw:layer="layout" svg:width="0.461cm" svg:height="0.46cm" svg:x="9.823cm" svg:y="7.975cm">
          <text:p/>
        </draw:rect>
        <draw:rect draw:style-name="gr71" draw:text-style-name="P5" draw:layer="layout" svg:width="0.461cm" svg:height="0.46cm" svg:x="9.823cm" svg:y="8.435cm">
          <text:p/>
        </draw:rect>
        <draw:rect draw:style-name="gr71" draw:text-style-name="P5" draw:layer="layout" svg:width="0.461cm" svg:height="0.461cm" svg:x="9.823cm" svg:y="8.895cm">
          <text:p/>
        </draw:rect>
        <draw:rect draw:style-name="gr72" draw:text-style-name="P5" draw:layer="layout" svg:width="0.461cm" svg:height="0.46cm" svg:x="9.823cm" svg:y="9.356cm">
          <text:p/>
        </draw:rect>
        <draw:rect draw:style-name="gr71" draw:text-style-name="P5" draw:layer="layout" svg:width="0.461cm" svg:height="0.46cm" svg:x="9.823cm" svg:y="9.816cm">
          <text:p/>
        </draw:rect>
        <draw:rect draw:style-name="gr72" draw:text-style-name="P5" draw:layer="layout" svg:width="0.461cm" svg:height="0.46cm" svg:x="9.823cm" svg:y="10.276cm">
          <text:p/>
        </draw:rect>
        <draw:rect draw:style-name="gr72" draw:text-style-name="P5" draw:layer="layout" svg:width="0.461cm" svg:height="0.461cm" svg:x="9.823cm" svg:y="10.736cm">
          <text:p/>
        </draw:rect>
        <draw:rect draw:style-name="gr74" draw:text-style-name="P6" draw:layer="layout" svg:width="0.461cm" svg:height="0.461cm" svg:x="8.442cm" svg:y="3.831cm">
          <text:p text:style-name="P2"><text:span text:style-name="T3">T</text:span></text:p>
        </draw:rect>
        <draw:rect draw:style-name="gr71" draw:text-style-name="P28" draw:layer="layout" svg:width="0.461cm" svg:height="0.46cm" svg:x="8.442cm" svg:y="4.292cm">
          <text:p/>
        </draw:rect>
        <draw:rect draw:style-name="gr76" draw:text-style-name="P6" draw:layer="layout" svg:width="0.461cm" svg:height="0.46cm" svg:x="8.442cm" svg:y="4.752cm">
          <text:p text:style-name="P2"><text:span text:style-name="T3">T</text:span></text:p>
        </draw:rect>
        <draw:rect draw:style-name="gr75" draw:text-style-name="P5" draw:layer="layout" svg:width="0.461cm" svg:height="0.461cm" svg:x="8.442cm" svg:y="5.212cm">
          <text:p/>
        </draw:rect>
        <draw:rect draw:style-name="gr75" draw:text-style-name="P5" draw:layer="layout" svg:width="0.461cm" svg:height="0.46cm" svg:x="8.442cm" svg:y="5.673cm">
          <text:p/>
        </draw:rect>
        <draw:rect draw:style-name="gr72" draw:text-style-name="P5" draw:layer="layout" svg:width="0.461cm" svg:height="0.46cm" svg:x="8.442cm" svg:y="6.133cm">
          <text:p/>
        </draw:rect>
        <draw:rect draw:style-name="gr75" draw:text-style-name="P28" draw:layer="layout" svg:width="0.461cm" svg:height="0.46cm" svg:x="8.442cm" svg:y="6.593cm">
          <text:p/>
        </draw:rect>
        <draw:rect draw:style-name="gr76" draw:text-style-name="P26" draw:layer="layout" svg:width="0.461cm" svg:height="0.461cm" svg:x="8.442cm" svg:y="7.053cm">
          <text:p text:style-name="P2"><text:span text:style-name="T3">T</text:span></text:p>
        </draw:rect>
        <draw:rect draw:style-name="gr76" draw:text-style-name="P6" draw:layer="layout" svg:width="0.461cm" svg:height="0.461cm" svg:x="8.442cm" svg:y="7.514cm">
          <text:p text:style-name="P2"><text:span text:style-name="T3">T</text:span></text:p>
        </draw:rect>
        <draw:rect draw:style-name="gr76" draw:text-style-name="P26" draw:layer="layout" svg:width="0.461cm" svg:height="0.46cm" svg:x="8.442cm" svg:y="7.975cm">
          <text:p text:style-name="P2"><text:span text:style-name="T3">T</text:span></text:p>
        </draw:rect>
        <draw:rect draw:style-name="gr76" draw:text-style-name="P6" draw:layer="layout" svg:width="0.461cm" svg:height="0.46cm" svg:x="8.442cm" svg:y="8.435cm">
          <text:p text:style-name="P2"><text:span text:style-name="T3">T</text:span></text:p>
        </draw:rect>
        <draw:rect draw:style-name="gr75" draw:text-style-name="P28" draw:layer="layout" svg:width="0.461cm" svg:height="0.461cm" svg:x="8.442cm" svg:y="8.895cm">
          <text:p/>
        </draw:rect>
        <draw:rect draw:style-name="gr72" draw:text-style-name="P5" draw:layer="layout" svg:width="0.461cm" svg:height="0.46cm" svg:x="8.442cm" svg:y="9.356cm">
          <text:p/>
        </draw:rect>
        <draw:rect draw:style-name="gr72" draw:text-style-name="P5" draw:layer="layout" svg:width="0.461cm" svg:height="0.46cm" svg:x="8.442cm" svg:y="9.816cm">
          <text:p/>
        </draw:rect>
        <draw:rect draw:style-name="gr74" draw:text-style-name="P6" draw:layer="layout" svg:width="0.461cm" svg:height="0.46cm" svg:x="8.442cm" svg:y="10.276cm">
          <text:p text:style-name="P2"><text:span text:style-name="T3">T</text:span></text:p>
        </draw:rect>
        <draw:rect draw:style-name="gr73" draw:text-style-name="P23" draw:layer="layout" svg:width="0.461cm" svg:height="0.461cm" svg:x="8.442cm" svg:y="10.736cm">
          <text:p text:style-name="P2"><text:span text:style-name="T4">T</text:span></text:p>
        </draw:rect>
        <draw:rect draw:style-name="gr71" draw:text-style-name="P22" draw:layer="layout" svg:width="0.46cm" svg:height="0.461cm" svg:x="4.917cm" svg:y="8.622cm">
          <text:p/>
        </draw:rect>
        <draw:rect draw:style-name="gr76" draw:text-style-name="P26" draw:layer="layout" svg:width="0.46cm" svg:height="0.461cm" svg:x="7.667cm" svg:y="3.556cm">
          <text:p text:style-name="P2"><text:span text:style-name="T3">T</text:span></text:p>
        </draw:rect>
        <draw:rect draw:style-name="gr76" draw:text-style-name="P26" draw:layer="layout" svg:width="0.46cm" svg:height="0.46cm" svg:x="7.667cm" svg:y="4.017cm">
          <text:p text:style-name="P2"><text:span text:style-name="T3">T</text:span></text:p>
        </draw:rect>
        <draw:rect draw:style-name="gr76" draw:text-style-name="P26" draw:layer="layout" svg:width="0.46cm" svg:height="0.46cm" svg:x="7.667cm" svg:y="4.477cm">
          <text:p text:style-name="P2"><text:span text:style-name="T3">T</text:span></text:p>
        </draw:rect>
        <draw:rect draw:style-name="gr76" draw:text-style-name="P26" draw:layer="layout" svg:width="0.46cm" svg:height="0.461cm" svg:x="7.667cm" svg:y="4.937cm">
          <text:p text:style-name="P2"><text:span text:style-name="T3">T</text:span></text:p>
        </draw:rect>
        <draw:rect draw:style-name="gr74" draw:text-style-name="P24" draw:layer="layout" svg:width="0.46cm" svg:height="0.46cm" svg:x="7.667cm" svg:y="5.398cm">
          <text:p text:style-name="P2"><text:span text:style-name="T10">T</text:span></text:p>
        </draw:rect>
        <draw:rect draw:style-name="gr76" draw:text-style-name="P26" draw:layer="layout" svg:width="0.46cm" svg:height="0.46cm" svg:x="7.667cm" svg:y="5.858cm">
          <text:p text:style-name="P2"><text:span text:style-name="T3">T</text:span></text:p>
        </draw:rect>
        <draw:rect draw:style-name="gr76" draw:text-style-name="P26" draw:layer="layout" svg:width="0.46cm" svg:height="0.46cm" svg:x="7.667cm" svg:y="6.318cm">
          <text:p text:style-name="P2"><text:span text:style-name="T3">T</text:span></text:p>
        </draw:rect>
        <draw:rect draw:style-name="gr76" draw:text-style-name="P26" draw:layer="layout" svg:width="0.46cm" svg:height="0.461cm" svg:x="7.667cm" svg:y="6.778cm">
          <text:p text:style-name="P2"><text:span text:style-name="T3">T</text:span></text:p>
        </draw:rect>
        <draw:rect draw:style-name="gr76" draw:text-style-name="P26" draw:layer="layout" svg:width="0.46cm" svg:height="0.461cm" svg:x="7.667cm" svg:y="7.239cm">
          <text:p text:style-name="P2"><text:span text:style-name="T3">T</text:span></text:p>
        </draw:rect>
        <draw:rect draw:style-name="gr76" draw:text-style-name="P26" draw:layer="layout" svg:width="0.46cm" svg:height="0.46cm" svg:x="7.667cm" svg:y="7.7cm">
          <text:p text:style-name="P2"><text:span text:style-name="T3">T</text:span></text:p>
        </draw:rect>
        <draw:rect draw:style-name="gr76" draw:text-style-name="P26" draw:layer="layout" svg:width="0.46cm" svg:height="0.46cm" svg:x="7.667cm" svg:y="8.16cm">
          <text:p text:style-name="P2"><text:span text:style-name="T3">T</text:span></text:p>
        </draw:rect>
        <draw:rect draw:style-name="gr76" draw:text-style-name="P26" draw:layer="layout" svg:width="0.46cm" svg:height="0.46cm" svg:x="7.667cm" svg:y="9.54cm">
          <text:p text:style-name="P2"><text:span text:style-name="T3">T</text:span></text:p>
        </draw:rect>
        <draw:rect draw:style-name="gr76" draw:text-style-name="P26" draw:layer="layout" svg:width="0.46cm" svg:height="0.46cm" svg:x="7.667cm" svg:y="10cm">
          <text:p text:style-name="P2"><text:span text:style-name="T3">T</text:span></text:p>
        </draw:rect>
        <draw:rect draw:style-name="gr76" draw:text-style-name="P26" draw:layer="layout" svg:width="0.46cm" svg:height="0.46cm" svg:x="7.667cm" svg:y="8.619cm">
          <text:p text:style-name="P2"><text:span text:style-name="T3">T</text:span></text:p>
        </draw:rect>
        <draw:rect draw:style-name="gr76" draw:text-style-name="P6" draw:layer="layout" svg:width="0.46cm" svg:height="0.461cm" svg:x="7.667cm" svg:y="9.079cm">
          <text:p text:style-name="P2"><text:span text:style-name="T3">T</text:span></text:p>
        </draw:rect>
        <draw:rect draw:style-name="gr73" draw:text-style-name="P23" draw:layer="layout" svg:width="0.46cm" svg:height="0.461cm" svg:x="6.29cm" svg:y="3.557cm">
          <text:p text:style-name="P2"><text:span text:style-name="T4">T</text:span></text:p>
        </draw:rect>
        <draw:rect draw:style-name="gr73" draw:text-style-name="P23" draw:layer="layout" svg:width="0.46cm" svg:height="0.46cm" svg:x="6.29cm" svg:y="4.017cm">
          <text:p text:style-name="P2"><text:span text:style-name="T4">T</text:span></text:p>
        </draw:rect>
        <draw:rect draw:style-name="gr73" draw:text-style-name="P23" draw:layer="layout" svg:width="0.46cm" svg:height="0.46cm" svg:x="6.29cm" svg:y="4.477cm">
          <text:p text:style-name="P2"><text:span text:style-name="T4">T</text:span></text:p>
        </draw:rect>
        <draw:rect draw:style-name="gr73" draw:text-style-name="P23" draw:layer="layout" svg:width="0.46cm" svg:height="0.461cm" svg:x="6.29cm" svg:y="4.938cm">
          <text:p text:style-name="P2"><text:span text:style-name="T4">T</text:span></text:p>
        </draw:rect>
        <draw:rect draw:style-name="gr73" draw:text-style-name="P23" draw:layer="layout" svg:width="0.46cm" svg:height="0.46cm" svg:x="6.29cm" svg:y="5.399cm">
          <text:p text:style-name="P2"><text:span text:style-name="T4">T</text:span></text:p>
        </draw:rect>
        <draw:rect draw:style-name="gr73" draw:text-style-name="P23" draw:layer="layout" svg:width="0.46cm" svg:height="0.46cm" svg:x="6.29cm" svg:y="5.859cm">
          <text:p text:style-name="P2"><text:span text:style-name="T4">T</text:span></text:p>
        </draw:rect>
        <draw:rect draw:style-name="gr73" draw:text-style-name="P23" draw:layer="layout" svg:width="0.46cm" svg:height="0.46cm" svg:x="6.29cm" svg:y="6.319cm">
          <text:p text:style-name="P2"><text:span text:style-name="T4">T</text:span></text:p>
        </draw:rect>
        <draw:rect draw:style-name="gr73" draw:text-style-name="P23" draw:layer="layout" svg:width="0.46cm" svg:height="0.461cm" svg:x="6.29cm" svg:y="6.779cm">
          <text:p text:style-name="P2"><text:span text:style-name="T4">T</text:span></text:p>
        </draw:rect>
        <draw:rect draw:style-name="gr73" draw:text-style-name="P23" draw:layer="layout" svg:width="0.46cm" svg:height="0.461cm" svg:x="6.29cm" svg:y="7.24cm">
          <text:p text:style-name="P2"><text:span text:style-name="T4">T</text:span></text:p>
        </draw:rect>
        <draw:rect draw:style-name="gr73" draw:text-style-name="P23" draw:layer="layout" svg:width="0.46cm" svg:height="0.46cm" svg:x="6.29cm" svg:y="7.701cm">
          <text:p text:style-name="P2"><text:span text:style-name="T4">T</text:span></text:p>
        </draw:rect>
        <draw:rect draw:style-name="gr73" draw:text-style-name="P23" draw:layer="layout" svg:width="0.46cm" svg:height="0.46cm" svg:x="6.29cm" svg:y="8.161cm">
          <text:p text:style-name="P2"><text:span text:style-name="T4">T</text:span></text:p>
        </draw:rect>
        <draw:rect draw:style-name="gr73" draw:text-style-name="P23" draw:layer="layout" svg:width="0.46cm" svg:height="0.46cm" svg:x="6.29cm" svg:y="9.541cm">
          <text:p text:style-name="P2"><text:span text:style-name="T4">T</text:span></text:p>
        </draw:rect>
        <draw:rect draw:style-name="gr73" draw:text-style-name="P23" draw:layer="layout" svg:width="0.46cm" svg:height="0.46cm" svg:x="6.29cm" svg:y="10.001cm">
          <text:p text:style-name="P2"><text:span text:style-name="T4">T</text:span></text:p>
        </draw:rect>
        <draw:rect draw:style-name="gr73" draw:text-style-name="P7" draw:layer="layout" svg:width="0.46cm" svg:height="0.463cm" svg:x="6.291cm" svg:y="10.46cm">
          <text:p text:style-name="P2"><text:span text:style-name="T4">T</text:span></text:p>
        </draw:rect>
        <draw:rect draw:style-name="gr71" draw:text-style-name="P23" draw:layer="layout" svg:width="0.46cm" svg:height="0.46cm" svg:x="6.29cm" svg:y="8.62cm">
          <text:p/>
        </draw:rect>
        <draw:rect draw:style-name="gr71" draw:text-style-name="P7" draw:layer="layout" svg:width="0.46cm" svg:height="0.461cm" svg:x="6.29cm" svg:y="9.08cm">
          <text:p/>
        </draw:rect>
        <draw:rect draw:style-name="gr75" draw:text-style-name="P5" draw:layer="layout" svg:width="0.46cm" svg:height="0.461cm" svg:x="18.298cm" svg:y="3.82cm">
          <text:p/>
        </draw:rect>
        <draw:rect draw:style-name="gr72" draw:text-style-name="P5" draw:layer="layout" svg:width="0.46cm" svg:height="0.46cm" svg:x="18.298cm" svg:y="4.281cm">
          <text:p/>
        </draw:rect>
        <draw:rect draw:style-name="gr72" draw:text-style-name="P5" draw:layer="layout" svg:width="0.46cm" svg:height="0.46cm" svg:x="18.298cm" svg:y="4.741cm">
          <text:p/>
        </draw:rect>
        <draw:rect draw:style-name="gr72" draw:text-style-name="P5" draw:layer="layout" svg:width="0.46cm" svg:height="0.461cm" svg:x="18.298cm" svg:y="5.201cm">
          <text:p/>
        </draw:rect>
        <draw:rect draw:style-name="gr71" draw:text-style-name="P26" draw:layer="layout" svg:width="0.46cm" svg:height="0.46cm" svg:x="18.298cm" svg:y="5.662cm">
          <text:p/>
        </draw:rect>
        <draw:rect draw:style-name="gr71" draw:text-style-name="P5" draw:layer="layout" svg:width="0.46cm" svg:height="0.46cm" svg:x="18.298cm" svg:y="6.122cm">
          <text:p/>
        </draw:rect>
        <draw:rect draw:style-name="gr71" draw:text-style-name="P5" draw:layer="layout" svg:width="0.46cm" svg:height="0.46cm" svg:x="18.298cm" svg:y="6.582cm">
          <text:p/>
        </draw:rect>
        <draw:rect draw:style-name="gr71" draw:text-style-name="P5" draw:layer="layout" svg:width="0.46cm" svg:height="0.461cm" svg:x="18.298cm" svg:y="7.042cm">
          <text:p/>
        </draw:rect>
        <draw:rect draw:style-name="gr71" draw:text-style-name="P5" draw:layer="layout" svg:width="0.46cm" svg:height="0.461cm" svg:x="18.298cm" svg:y="7.503cm">
          <text:p/>
        </draw:rect>
        <draw:rect draw:style-name="gr71" draw:text-style-name="P5" draw:layer="layout" svg:width="0.46cm" svg:height="0.46cm" svg:x="18.298cm" svg:y="7.964cm">
          <text:p/>
        </draw:rect>
        <draw:rect draw:style-name="gr71" draw:text-style-name="P5" draw:layer="layout" svg:width="0.46cm" svg:height="0.46cm" svg:x="18.298cm" svg:y="8.424cm">
          <text:p/>
        </draw:rect>
        <draw:rect draw:style-name="gr72" draw:text-style-name="P5" draw:layer="layout" svg:width="0.46cm" svg:height="0.461cm" svg:x="18.298cm" svg:y="8.884cm">
          <text:p/>
        </draw:rect>
        <draw:rect draw:style-name="gr72" draw:text-style-name="P5" draw:layer="layout" svg:width="0.46cm" svg:height="0.46cm" svg:x="18.298cm" svg:y="9.345cm">
          <text:p/>
        </draw:rect>
        <draw:rect draw:style-name="gr72" draw:text-style-name="P5" draw:layer="layout" svg:width="0.46cm" svg:height="0.46cm" svg:x="18.298cm" svg:y="9.805cm">
          <text:p/>
        </draw:rect>
        <draw:rect draw:style-name="gr75" draw:text-style-name="P5" draw:layer="layout" svg:width="0.46cm" svg:height="0.46cm" svg:x="18.298cm" svg:y="10.265cm">
          <text:p/>
        </draw:rect>
        <draw:rect draw:style-name="gr75" draw:text-style-name="P5" draw:layer="layout" svg:width="0.46cm" svg:height="0.461cm" svg:x="18.298cm" svg:y="10.725cm">
          <text:p/>
        </draw:rect>
        <draw:rect draw:style-name="gr75" draw:text-style-name="P5" draw:layer="layout" svg:width="0.46cm" svg:height="0.461cm" svg:x="18.758cm" svg:y="3.82cm">
          <text:p/>
        </draw:rect>
        <draw:rect draw:style-name="gr75" draw:text-style-name="P5" draw:layer="layout" svg:width="0.46cm" svg:height="0.46cm" svg:x="18.758cm" svg:y="4.281cm">
          <text:p/>
        </draw:rect>
        <draw:rect draw:style-name="gr72" draw:text-style-name="P5" draw:layer="layout" svg:width="0.46cm" svg:height="0.46cm" svg:x="18.758cm" svg:y="4.741cm">
          <text:p/>
        </draw:rect>
        <draw:rect draw:style-name="gr72" draw:text-style-name="P26" draw:layer="layout" svg:width="0.46cm" svg:height="0.461cm" svg:x="18.758cm" svg:y="5.201cm">
          <text:p/>
        </draw:rect>
        <draw:rect draw:style-name="gr72" draw:text-style-name="P5" draw:layer="layout" svg:width="0.46cm" svg:height="0.46cm" svg:x="18.758cm" svg:y="5.662cm">
          <text:p/>
        </draw:rect>
        <draw:rect draw:style-name="gr71" draw:text-style-name="P5" draw:layer="layout" svg:width="0.46cm" svg:height="0.46cm" svg:x="18.758cm" svg:y="6.122cm">
          <text:p/>
        </draw:rect>
        <draw:rect draw:style-name="gr71" draw:text-style-name="P5" draw:layer="layout" svg:width="0.46cm" svg:height="0.46cm" svg:x="18.758cm" svg:y="6.582cm">
          <text:p/>
        </draw:rect>
        <draw:rect draw:style-name="gr71" draw:text-style-name="P5" draw:layer="layout" svg:width="0.46cm" svg:height="0.461cm" svg:x="18.758cm" svg:y="7.042cm">
          <text:p/>
        </draw:rect>
        <draw:rect draw:style-name="gr71" draw:text-style-name="P5" draw:layer="layout" svg:width="0.46cm" svg:height="0.461cm" svg:x="18.758cm" svg:y="7.503cm">
          <text:p/>
        </draw:rect>
        <draw:rect draw:style-name="gr71" draw:text-style-name="P5" draw:layer="layout" svg:width="0.46cm" svg:height="0.46cm" svg:x="18.758cm" svg:y="7.964cm">
          <text:p/>
        </draw:rect>
        <draw:rect draw:style-name="gr72" draw:text-style-name="P26" draw:layer="layout" svg:width="0.46cm" svg:height="0.46cm" svg:x="18.758cm" svg:y="8.424cm">
          <text:p/>
        </draw:rect>
        <draw:rect draw:style-name="gr72" draw:text-style-name="P26" draw:layer="layout" svg:width="0.46cm" svg:height="0.461cm" svg:x="18.758cm" svg:y="8.884cm">
          <text:p/>
        </draw:rect>
        <draw:rect draw:style-name="gr72" draw:text-style-name="P26" draw:layer="layout" svg:width="0.46cm" svg:height="0.46cm" svg:x="18.758cm" svg:y="9.345cm">
          <text:p/>
        </draw:rect>
        <draw:rect draw:style-name="gr75" draw:text-style-name="P5" draw:layer="layout" svg:width="0.46cm" svg:height="0.46cm" svg:x="18.758cm" svg:y="9.805cm">
          <text:p/>
        </draw:rect>
        <draw:rect draw:style-name="gr75" draw:text-style-name="P5" draw:layer="layout" svg:width="0.46cm" svg:height="0.46cm" svg:x="18.758cm" svg:y="10.265cm">
          <text:p/>
        </draw:rect>
        <draw:rect draw:style-name="gr76" draw:text-style-name="P6" draw:layer="layout" svg:width="0.46cm" svg:height="0.461cm" svg:x="18.758cm" svg:y="10.725cm">
          <text:p text:style-name="P2"><text:span text:style-name="T3">A</text:span></text:p>
        </draw:rect>
        <draw:rect draw:style-name="gr75" draw:text-style-name="P26" draw:layer="layout" svg:width="0.461cm" svg:height="0.461cm" svg:x="19.218cm" svg:y="3.82cm">
          <text:p/>
        </draw:rect>
        <draw:rect draw:style-name="gr72" draw:text-style-name="P5" draw:layer="layout" svg:width="0.461cm" svg:height="0.46cm" svg:x="19.218cm" svg:y="4.281cm">
          <text:p/>
        </draw:rect>
        <draw:rect draw:style-name="gr72" draw:text-style-name="P5" draw:layer="layout" svg:width="0.461cm" svg:height="0.46cm" svg:x="19.218cm" svg:y="4.741cm">
          <text:p/>
        </draw:rect>
        <draw:rect draw:style-name="gr72" draw:text-style-name="P26" draw:layer="layout" svg:width="0.461cm" svg:height="0.461cm" svg:x="19.218cm" svg:y="5.201cm">
          <text:p/>
        </draw:rect>
        <draw:rect draw:style-name="gr71" draw:text-style-name="P5" draw:layer="layout" svg:width="0.461cm" svg:height="0.46cm" svg:x="19.218cm" svg:y="5.662cm">
          <text:p/>
        </draw:rect>
        <draw:rect draw:style-name="gr71" draw:text-style-name="P5" draw:layer="layout" svg:width="0.461cm" svg:height="0.46cm" svg:x="19.218cm" svg:y="6.122cm">
          <text:p/>
        </draw:rect>
        <draw:rect draw:style-name="gr71" draw:text-style-name="P5" draw:layer="layout" svg:width="0.461cm" svg:height="0.46cm" svg:x="19.218cm" svg:y="6.582cm">
          <text:p/>
        </draw:rect>
        <draw:rect draw:style-name="gr71" draw:text-style-name="P5" draw:layer="layout" svg:width="0.461cm" svg:height="0.461cm" svg:x="19.218cm" svg:y="7.042cm">
          <text:p/>
        </draw:rect>
        <draw:rect draw:style-name="gr71" draw:text-style-name="P5" draw:layer="layout" svg:width="0.461cm" svg:height="0.461cm" svg:x="19.218cm" svg:y="7.503cm">
          <text:p/>
        </draw:rect>
        <draw:rect draw:style-name="gr71" draw:text-style-name="P5" draw:layer="layout" svg:width="0.461cm" svg:height="0.46cm" svg:x="19.218cm" svg:y="7.964cm">
          <text:p/>
        </draw:rect>
        <draw:rect draw:style-name="gr71" draw:text-style-name="P26" draw:layer="layout" svg:width="0.461cm" svg:height="0.46cm" svg:x="19.218cm" svg:y="8.424cm">
          <text:p/>
        </draw:rect>
        <draw:rect draw:style-name="gr72" draw:text-style-name="P26" draw:layer="layout" svg:width="0.461cm" svg:height="0.461cm" svg:x="19.218cm" svg:y="8.884cm">
          <text:p/>
        </draw:rect>
        <draw:rect draw:style-name="gr72" draw:text-style-name="P5" draw:layer="layout" svg:width="0.461cm" svg:height="0.46cm" svg:x="19.218cm" svg:y="9.345cm">
          <text:p/>
        </draw:rect>
        <draw:rect draw:style-name="gr72" draw:text-style-name="P5" draw:layer="layout" svg:width="0.461cm" svg:height="0.46cm" svg:x="19.218cm" svg:y="9.805cm">
          <text:p/>
        </draw:rect>
        <draw:rect draw:style-name="gr75" draw:text-style-name="P5" draw:layer="layout" svg:width="0.461cm" svg:height="0.46cm" svg:x="19.218cm" svg:y="10.265cm">
          <text:p/>
        </draw:rect>
        <draw:rect draw:style-name="gr75" draw:text-style-name="P5" draw:layer="layout" svg:width="0.461cm" svg:height="0.461cm" svg:x="19.218cm" svg:y="10.725cm">
          <text:p/>
        </draw:rect>
        <draw:rect draw:style-name="gr75" draw:text-style-name="P5" draw:layer="layout" svg:width="0.46cm" svg:height="0.461cm" svg:x="20.14cm" svg:y="3.82cm">
          <text:p/>
        </draw:rect>
        <draw:rect draw:style-name="gr72" draw:text-style-name="P5" draw:layer="layout" svg:width="0.46cm" svg:height="0.46cm" svg:x="20.14cm" svg:y="4.281cm">
          <text:p/>
        </draw:rect>
        <draw:rect draw:style-name="gr72" draw:text-style-name="P5" draw:layer="layout" svg:width="0.46cm" svg:height="0.46cm" svg:x="20.14cm" svg:y="4.741cm">
          <text:p/>
        </draw:rect>
        <draw:rect draw:style-name="gr72" draw:text-style-name="P5" draw:layer="layout" svg:width="0.46cm" svg:height="0.461cm" svg:x="20.14cm" svg:y="5.201cm">
          <text:p/>
        </draw:rect>
        <draw:rect draw:style-name="gr71" draw:text-style-name="P5" draw:layer="layout" svg:width="0.46cm" svg:height="0.46cm" svg:x="20.14cm" svg:y="5.662cm">
          <text:p/>
        </draw:rect>
        <draw:rect draw:style-name="gr71" draw:text-style-name="P26" draw:layer="layout" svg:width="0.46cm" svg:height="0.46cm" svg:x="20.14cm" svg:y="6.122cm">
          <text:p/>
        </draw:rect>
        <draw:rect draw:style-name="gr71" draw:text-style-name="P5" draw:layer="layout" svg:width="0.46cm" svg:height="0.46cm" svg:x="20.14cm" svg:y="6.582cm">
          <text:p/>
        </draw:rect>
        <draw:rect draw:style-name="gr71" draw:text-style-name="P5" draw:layer="layout" svg:width="0.46cm" svg:height="0.461cm" svg:x="20.14cm" svg:y="7.042cm">
          <text:p/>
        </draw:rect>
        <draw:rect draw:style-name="gr71" draw:text-style-name="P5" draw:layer="layout" svg:width="0.46cm" svg:height="0.461cm" svg:x="20.14cm" svg:y="7.503cm">
          <text:p/>
        </draw:rect>
        <draw:rect draw:style-name="gr71" draw:text-style-name="P5" draw:layer="layout" svg:width="0.46cm" svg:height="0.46cm" svg:x="20.14cm" svg:y="7.964cm">
          <text:p/>
        </draw:rect>
        <draw:rect draw:style-name="gr71" draw:text-style-name="P26" draw:layer="layout" svg:width="0.46cm" svg:height="0.46cm" svg:x="20.14cm" svg:y="8.424cm">
          <text:p/>
        </draw:rect>
        <draw:rect draw:style-name="gr72" draw:text-style-name="P26" draw:layer="layout" svg:width="0.46cm" svg:height="0.461cm" svg:x="20.14cm" svg:y="8.884cm">
          <text:p/>
        </draw:rect>
        <draw:rect draw:style-name="gr72" draw:text-style-name="P5" draw:layer="layout" svg:width="0.46cm" svg:height="0.46cm" svg:x="20.14cm" svg:y="9.345cm">
          <text:p/>
        </draw:rect>
        <draw:rect draw:style-name="gr72" draw:text-style-name="P5" draw:layer="layout" svg:width="0.46cm" svg:height="0.46cm" svg:x="20.14cm" svg:y="9.805cm">
          <text:p/>
        </draw:rect>
        <draw:rect draw:style-name="gr75" draw:text-style-name="P5" draw:layer="layout" svg:width="0.46cm" svg:height="0.46cm" svg:x="20.14cm" svg:y="10.265cm">
          <text:p/>
        </draw:rect>
        <draw:rect draw:style-name="gr75" draw:text-style-name="P5" draw:layer="layout" svg:width="0.46cm" svg:height="0.461cm" svg:x="20.14cm" svg:y="10.725cm">
          <text:p/>
        </draw:rect>
        <draw:rect draw:style-name="gr75" draw:text-style-name="P5" draw:layer="layout" svg:width="0.46cm" svg:height="0.461cm" svg:x="20.6cm" svg:y="3.82cm">
          <text:p/>
        </draw:rect>
        <draw:rect draw:style-name="gr75" draw:text-style-name="P5" draw:layer="layout" svg:width="0.46cm" svg:height="0.46cm" svg:x="20.6cm" svg:y="4.281cm">
          <text:p/>
        </draw:rect>
        <draw:rect draw:style-name="gr72" draw:text-style-name="P5" draw:layer="layout" svg:width="0.46cm" svg:height="0.46cm" svg:x="20.6cm" svg:y="4.741cm">
          <text:p/>
        </draw:rect>
        <draw:rect draw:style-name="gr72" draw:text-style-name="P5" draw:layer="layout" svg:width="0.46cm" svg:height="0.461cm" svg:x="20.6cm" svg:y="5.201cm">
          <text:p/>
        </draw:rect>
        <draw:rect draw:style-name="gr72" draw:text-style-name="P5" draw:layer="layout" svg:width="0.46cm" svg:height="0.46cm" svg:x="20.6cm" svg:y="5.662cm">
          <text:p/>
        </draw:rect>
        <draw:rect draw:style-name="gr71" draw:text-style-name="P5" draw:layer="layout" svg:width="0.46cm" svg:height="0.46cm" svg:x="20.6cm" svg:y="6.122cm">
          <text:p/>
        </draw:rect>
        <draw:rect draw:style-name="gr71" draw:text-style-name="P5" draw:layer="layout" svg:width="0.46cm" svg:height="0.46cm" svg:x="20.6cm" svg:y="6.582cm">
          <text:p/>
        </draw:rect>
        <draw:rect draw:style-name="gr71" draw:text-style-name="P5" draw:layer="layout" svg:width="0.46cm" svg:height="0.461cm" svg:x="20.6cm" svg:y="7.042cm">
          <text:p/>
        </draw:rect>
        <draw:rect draw:style-name="gr72" draw:text-style-name="P5" draw:layer="layout" svg:width="0.46cm" svg:height="0.461cm" svg:x="20.6cm" svg:y="7.503cm">
          <text:p/>
        </draw:rect>
        <draw:rect draw:style-name="gr71" draw:text-style-name="P5" draw:layer="layout" svg:width="0.46cm" svg:height="0.46cm" svg:x="20.6cm" svg:y="7.964cm">
          <text:p/>
        </draw:rect>
        <draw:rect draw:style-name="gr72" draw:text-style-name="P5" draw:layer="layout" svg:width="0.46cm" svg:height="0.46cm" svg:x="20.6cm" svg:y="8.424cm">
          <text:p/>
        </draw:rect>
        <draw:rect draw:style-name="gr72" draw:text-style-name="P26" draw:layer="layout" svg:width="0.46cm" svg:height="0.461cm" svg:x="20.6cm" svg:y="8.884cm">
          <text:p/>
        </draw:rect>
        <draw:rect draw:style-name="gr72" draw:text-style-name="P5" draw:layer="layout" svg:width="0.46cm" svg:height="0.46cm" svg:x="20.6cm" svg:y="9.345cm">
          <text:p/>
        </draw:rect>
        <draw:rect draw:style-name="gr75" draw:text-style-name="P5" draw:layer="layout" svg:width="0.46cm" svg:height="0.46cm" svg:x="20.6cm" svg:y="9.805cm">
          <text:p/>
        </draw:rect>
        <draw:rect draw:style-name="gr75" draw:text-style-name="P5" draw:layer="layout" svg:width="0.46cm" svg:height="0.46cm" svg:x="20.6cm" svg:y="10.265cm">
          <text:p/>
        </draw:rect>
        <draw:rect draw:style-name="gr76" draw:text-style-name="P6" draw:layer="layout" svg:width="0.46cm" svg:height="0.461cm" svg:x="20.6cm" svg:y="10.725cm">
          <text:p text:style-name="P2"><text:span text:style-name="T3">A</text:span></text:p>
        </draw:rect>
        <draw:rect draw:style-name="gr75" draw:text-style-name="P5" draw:layer="layout" svg:width="0.461cm" svg:height="0.461cm" svg:x="21.06cm" svg:y="3.82cm">
          <text:p/>
        </draw:rect>
        <draw:rect draw:style-name="gr72" draw:text-style-name="P5" draw:layer="layout" svg:width="0.461cm" svg:height="0.46cm" svg:x="21.06cm" svg:y="4.281cm">
          <text:p/>
        </draw:rect>
        <draw:rect draw:style-name="gr72" draw:text-style-name="P5" draw:layer="layout" svg:width="0.461cm" svg:height="0.46cm" svg:x="21.06cm" svg:y="4.741cm">
          <text:p/>
        </draw:rect>
        <draw:rect draw:style-name="gr72" draw:text-style-name="P6" draw:layer="layout" svg:width="0.461cm" svg:height="0.461cm" svg:x="21.06cm" svg:y="5.201cm">
          <text:p/>
        </draw:rect>
        <draw:rect draw:style-name="gr71" draw:text-style-name="P5" draw:layer="layout" svg:width="0.461cm" svg:height="0.46cm" svg:x="21.06cm" svg:y="5.662cm">
          <text:p/>
        </draw:rect>
        <draw:rect draw:style-name="gr72" draw:text-style-name="P26" draw:layer="layout" svg:width="0.461cm" svg:height="0.46cm" svg:x="21.06cm" svg:y="6.122cm">
          <text:p/>
        </draw:rect>
        <draw:rect draw:style-name="gr72" draw:text-style-name="P26" draw:layer="layout" svg:width="0.461cm" svg:height="0.46cm" svg:x="21.06cm" svg:y="6.582cm">
          <text:p/>
        </draw:rect>
        <draw:rect draw:style-name="gr72" draw:text-style-name="P5" draw:layer="layout" svg:width="0.461cm" svg:height="0.461cm" svg:x="21.06cm" svg:y="7.042cm">
          <text:p/>
        </draw:rect>
        <draw:rect draw:style-name="gr72" draw:text-style-name="P5" draw:layer="layout" svg:width="0.461cm" svg:height="0.461cm" svg:x="21.06cm" svg:y="7.503cm">
          <text:p/>
        </draw:rect>
        <draw:rect draw:style-name="gr72" draw:text-style-name="P5" draw:layer="layout" svg:width="0.461cm" svg:height="0.46cm" svg:x="21.06cm" svg:y="7.964cm">
          <text:p/>
        </draw:rect>
        <draw:rect draw:style-name="gr72" draw:text-style-name="P5" draw:layer="layout" svg:width="0.461cm" svg:height="0.46cm" svg:x="21.06cm" svg:y="8.424cm">
          <text:p/>
        </draw:rect>
        <draw:rect draw:style-name="gr72" draw:text-style-name="P6" draw:layer="layout" svg:width="0.461cm" svg:height="0.461cm" svg:x="21.06cm" svg:y="8.884cm">
          <text:p/>
        </draw:rect>
        <draw:rect draw:style-name="gr72" draw:text-style-name="P26" draw:layer="layout" svg:width="0.461cm" svg:height="0.46cm" svg:x="21.06cm" svg:y="9.345cm">
          <text:p/>
        </draw:rect>
        <draw:rect draw:style-name="gr72" draw:text-style-name="P5" draw:layer="layout" svg:width="0.461cm" svg:height="0.46cm" svg:x="21.06cm" svg:y="9.805cm">
          <text:p/>
        </draw:rect>
        <draw:rect draw:style-name="gr75" draw:text-style-name="P5" draw:layer="layout" svg:width="0.461cm" svg:height="0.46cm" svg:x="21.06cm" svg:y="10.265cm">
          <text:p/>
        </draw:rect>
        <draw:rect draw:style-name="gr75" draw:text-style-name="P5" draw:layer="layout" svg:width="0.461cm" svg:height="0.461cm" svg:x="21.06cm" svg:y="10.725cm">
          <text:p/>
        </draw:rect>
        <draw:rect draw:style-name="gr72" draw:text-style-name="P5" draw:layer="layout" svg:width="0.46cm" svg:height="0.461cm" svg:x="21.981cm" svg:y="3.82cm">
          <text:p/>
        </draw:rect>
        <draw:rect draw:style-name="gr72" draw:text-style-name="P26" draw:layer="layout" svg:width="0.46cm" svg:height="0.46cm" svg:x="21.981cm" svg:y="4.281cm">
          <text:p/>
        </draw:rect>
        <draw:rect draw:style-name="gr75" draw:text-style-name="P26" draw:layer="layout" svg:width="0.46cm" svg:height="0.46cm" svg:x="21.981cm" svg:y="4.741cm">
          <text:p/>
        </draw:rect>
        <draw:rect draw:style-name="gr72" draw:text-style-name="P26" draw:layer="layout" svg:width="0.46cm" svg:height="0.461cm" svg:x="21.981cm" svg:y="5.201cm">
          <text:p/>
        </draw:rect>
        <draw:rect draw:style-name="gr72" draw:text-style-name="P5" draw:layer="layout" svg:width="0.46cm" svg:height="0.46cm" svg:x="21.981cm" svg:y="5.662cm">
          <text:p/>
        </draw:rect>
        <draw:rect draw:style-name="gr72" draw:text-style-name="P5" draw:layer="layout" svg:width="0.46cm" svg:height="0.46cm" svg:x="21.981cm" svg:y="6.122cm">
          <text:p/>
        </draw:rect>
        <draw:rect draw:style-name="gr72" draw:text-style-name="P26" draw:layer="layout" svg:width="0.46cm" svg:height="0.46cm" svg:x="21.981cm" svg:y="6.582cm">
          <text:p/>
        </draw:rect>
        <draw:rect draw:style-name="gr72" draw:text-style-name="P5" draw:layer="layout" svg:width="0.46cm" svg:height="0.461cm" svg:x="21.981cm" svg:y="7.042cm">
          <text:p/>
        </draw:rect>
        <draw:rect draw:style-name="gr75" draw:text-style-name="P5" draw:layer="layout" svg:width="0.46cm" svg:height="0.461cm" svg:x="21.981cm" svg:y="7.503cm">
          <text:p/>
        </draw:rect>
        <draw:rect draw:style-name="gr72" draw:text-style-name="P5" draw:layer="layout" svg:width="0.46cm" svg:height="0.46cm" svg:x="21.981cm" svg:y="7.964cm">
          <text:p/>
        </draw:rect>
        <draw:rect draw:style-name="gr72" draw:text-style-name="P5" draw:layer="layout" svg:width="0.46cm" svg:height="0.46cm" svg:x="21.981cm" svg:y="8.424cm">
          <text:p/>
        </draw:rect>
        <draw:rect draw:style-name="gr75" draw:text-style-name="P5" draw:layer="layout" svg:width="0.46cm" svg:height="0.461cm" svg:x="21.981cm" svg:y="8.884cm">
          <text:p/>
        </draw:rect>
        <draw:rect draw:style-name="gr72" draw:text-style-name="P5" draw:layer="layout" svg:width="0.46cm" svg:height="0.46cm" svg:x="21.981cm" svg:y="9.345cm">
          <text:p/>
        </draw:rect>
        <draw:rect draw:style-name="gr72" draw:text-style-name="P5" draw:layer="layout" svg:width="0.46cm" svg:height="0.46cm" svg:x="21.981cm" svg:y="9.805cm">
          <text:p/>
        </draw:rect>
        <draw:rect draw:style-name="gr72" draw:text-style-name="P5" draw:layer="layout" svg:width="0.46cm" svg:height="0.46cm" svg:x="21.981cm" svg:y="10.265cm">
          <text:p/>
        </draw:rect>
        <draw:rect draw:style-name="gr72" draw:text-style-name="P29" draw:layer="layout" svg:width="0.46cm" svg:height="0.461cm" svg:x="21.981cm" svg:y="10.725cm">
          <text:p/>
        </draw:rect>
        <draw:rect draw:style-name="gr72" draw:text-style-name="P5" draw:layer="layout" svg:width="0.46cm" svg:height="0.461cm" svg:x="22.441cm" svg:y="3.82cm">
          <text:p/>
        </draw:rect>
        <draw:rect draw:style-name="gr75" draw:text-style-name="P5" draw:layer="layout" svg:width="0.46cm" svg:height="0.46cm" svg:x="22.441cm" svg:y="4.281cm">
          <text:p/>
        </draw:rect>
        <draw:rect draw:style-name="gr75" draw:text-style-name="P26" draw:layer="layout" svg:width="0.46cm" svg:height="0.46cm" svg:x="22.441cm" svg:y="4.741cm">
          <text:p/>
        </draw:rect>
        <draw:rect draw:style-name="gr75" draw:text-style-name="P26" draw:layer="layout" svg:width="0.46cm" svg:height="0.461cm" svg:x="22.441cm" svg:y="5.201cm">
          <text:p/>
        </draw:rect>
        <draw:rect draw:style-name="gr72" draw:text-style-name="P26" draw:layer="layout" svg:width="0.46cm" svg:height="0.46cm" svg:x="22.441cm" svg:y="5.662cm">
          <text:p/>
        </draw:rect>
        <draw:rect draw:style-name="gr72" draw:text-style-name="P5" draw:layer="layout" svg:width="0.46cm" svg:height="0.46cm" svg:x="22.441cm" svg:y="6.122cm">
          <text:p/>
        </draw:rect>
        <draw:rect draw:style-name="gr72" draw:text-style-name="P26" draw:layer="layout" svg:width="0.46cm" svg:height="0.46cm" svg:x="22.441cm" svg:y="6.582cm">
          <text:p/>
        </draw:rect>
        <draw:rect draw:style-name="gr75" draw:text-style-name="P26" draw:layer="layout" svg:width="0.46cm" svg:height="0.461cm" svg:x="22.441cm" svg:y="7.042cm">
          <text:p/>
        </draw:rect>
        <draw:rect draw:style-name="gr75" draw:text-style-name="P26" draw:layer="layout" svg:width="0.46cm" svg:height="0.461cm" svg:x="22.441cm" svg:y="7.503cm">
          <text:p/>
        </draw:rect>
        <draw:rect draw:style-name="gr75" draw:text-style-name="P5" draw:layer="layout" svg:width="0.46cm" svg:height="0.46cm" svg:x="22.441cm" svg:y="7.964cm">
          <text:p/>
        </draw:rect>
        <draw:rect draw:style-name="gr75" draw:text-style-name="P5" draw:layer="layout" svg:width="0.46cm" svg:height="0.46cm" svg:x="22.441cm" svg:y="8.424cm">
          <text:p/>
        </draw:rect>
        <draw:rect draw:style-name="gr75" draw:text-style-name="P5" draw:layer="layout" svg:width="0.46cm" svg:height="0.461cm" svg:x="22.441cm" svg:y="8.884cm">
          <text:p/>
        </draw:rect>
        <draw:rect draw:style-name="gr75" draw:text-style-name="P5" draw:layer="layout" svg:width="0.46cm" svg:height="0.46cm" svg:x="22.441cm" svg:y="9.345cm">
          <text:p/>
        </draw:rect>
        <draw:rect draw:style-name="gr72" draw:text-style-name="P5" draw:layer="layout" svg:width="0.46cm" svg:height="0.46cm" svg:x="22.441cm" svg:y="9.805cm">
          <text:p/>
        </draw:rect>
        <draw:rect draw:style-name="gr72" draw:text-style-name="P5" draw:layer="layout" svg:width="0.46cm" svg:height="0.46cm" svg:x="22.441cm" svg:y="10.265cm">
          <text:p/>
        </draw:rect>
        <draw:rect draw:style-name="gr72" draw:text-style-name="P5" draw:layer="layout" svg:width="0.46cm" svg:height="0.461cm" svg:x="22.441cm" svg:y="10.725cm">
          <text:p/>
        </draw:rect>
        <draw:rect draw:style-name="gr75" draw:text-style-name="P5" draw:layer="layout" svg:width="0.461cm" svg:height="0.461cm" svg:x="22.901cm" svg:y="3.82cm">
          <text:p/>
        </draw:rect>
        <draw:rect draw:style-name="gr75" draw:text-style-name="P5" draw:layer="layout" svg:width="0.461cm" svg:height="0.46cm" svg:x="22.901cm" svg:y="4.281cm">
          <text:p/>
        </draw:rect>
        <draw:rect draw:style-name="gr76" draw:text-style-name="P26" draw:layer="layout" svg:width="0.461cm" svg:height="0.46cm" svg:x="22.901cm" svg:y="4.741cm">
          <text:p text:style-name="P2"><text:span text:style-name="T3">A</text:span></text:p>
        </draw:rect>
        <draw:rect draw:style-name="gr75" draw:text-style-name="P5" draw:layer="layout" svg:width="0.461cm" svg:height="0.461cm" svg:x="22.901cm" svg:y="5.201cm">
          <text:p/>
        </draw:rect>
        <draw:rect draw:style-name="gr75" draw:text-style-name="P5" draw:layer="layout" svg:width="0.461cm" svg:height="0.46cm" svg:x="22.901cm" svg:y="5.662cm">
          <text:p/>
        </draw:rect>
        <draw:rect draw:style-name="gr72" draw:text-style-name="P5" draw:layer="layout" svg:width="0.461cm" svg:height="0.46cm" svg:x="22.901cm" svg:y="6.122cm">
          <text:p/>
        </draw:rect>
        <draw:rect draw:style-name="gr75" draw:text-style-name="P5" draw:layer="layout" svg:width="0.461cm" svg:height="0.46cm" svg:x="22.901cm" svg:y="6.582cm">
          <text:p/>
        </draw:rect>
        <draw:rect draw:style-name="gr75" draw:text-style-name="P26" draw:layer="layout" svg:width="0.461cm" svg:height="0.461cm" svg:x="22.901cm" svg:y="7.042cm">
          <text:p/>
        </draw:rect>
        <draw:rect draw:style-name="gr76" draw:text-style-name="P6" draw:layer="layout" svg:width="0.461cm" svg:height="0.461cm" svg:x="22.901cm" svg:y="7.503cm">
          <text:p text:style-name="P2"><text:span text:style-name="T3">A</text:span></text:p>
        </draw:rect>
        <draw:rect draw:style-name="gr75" draw:text-style-name="P26" draw:layer="layout" svg:width="0.461cm" svg:height="0.46cm" svg:x="22.901cm" svg:y="7.964cm">
          <text:p/>
        </draw:rect>
        <draw:rect draw:style-name="gr75" draw:text-style-name="P5" draw:layer="layout" svg:width="0.461cm" svg:height="0.46cm" svg:x="22.901cm" svg:y="8.424cm">
          <text:p/>
        </draw:rect>
        <draw:rect draw:style-name="gr76" draw:text-style-name="P6" draw:layer="layout" svg:width="0.461cm" svg:height="0.461cm" svg:x="22.901cm" svg:y="8.884cm">
          <text:p text:style-name="P2"><text:span text:style-name="T3">A</text:span></text:p>
        </draw:rect>
        <draw:rect draw:style-name="gr75" draw:text-style-name="P5" draw:layer="layout" svg:width="0.461cm" svg:height="0.46cm" svg:x="22.901cm" svg:y="9.345cm">
          <text:p/>
        </draw:rect>
        <draw:rect draw:style-name="gr75" draw:text-style-name="P26" draw:layer="layout" svg:width="0.461cm" svg:height="0.46cm" svg:x="22.901cm" svg:y="9.805cm">
          <text:p/>
        </draw:rect>
        <draw:rect draw:style-name="gr72" draw:text-style-name="P5" draw:layer="layout" svg:width="0.461cm" svg:height="0.46cm" svg:x="22.901cm" svg:y="10.265cm">
          <text:p/>
        </draw:rect>
        <draw:rect draw:style-name="gr72" draw:text-style-name="P5" draw:layer="layout" svg:width="0.461cm" svg:height="0.461cm" svg:x="22.901cm" svg:y="10.725cm">
          <text:p/>
        </draw:rect>
        <draw:rect draw:style-name="gr72" draw:text-style-name="P5" draw:layer="layout" svg:width="0.46cm" svg:height="0.461cm" svg:x="21.521cm" svg:y="3.82cm">
          <text:p/>
        </draw:rect>
        <draw:rect draw:style-name="gr72" draw:text-style-name="P5" draw:layer="layout" svg:width="0.46cm" svg:height="0.46cm" svg:x="21.521cm" svg:y="4.281cm">
          <text:p/>
        </draw:rect>
        <draw:rect draw:style-name="gr72" draw:text-style-name="P26" draw:layer="layout" svg:width="0.46cm" svg:height="0.46cm" svg:x="21.521cm" svg:y="4.741cm">
          <text:p/>
        </draw:rect>
        <draw:rect draw:style-name="gr72" draw:text-style-name="P5" draw:layer="layout" svg:width="0.46cm" svg:height="0.461cm" svg:x="21.521cm" svg:y="5.201cm">
          <text:p/>
        </draw:rect>
        <draw:rect draw:style-name="gr74" draw:text-style-name="P6" draw:layer="layout" svg:width="0.46cm" svg:height="0.46cm" svg:x="21.521cm" svg:y="5.662cm">
          <text:p text:style-name="P2"><text:span text:style-name="T3">T</text:span></text:p>
        </draw:rect>
        <draw:rect draw:style-name="gr72" draw:text-style-name="P26" draw:layer="layout" svg:width="0.46cm" svg:height="0.46cm" svg:x="21.521cm" svg:y="6.122cm">
          <text:p/>
        </draw:rect>
        <draw:rect draw:style-name="gr72" draw:text-style-name="P26" draw:layer="layout" svg:width="0.46cm" svg:height="0.46cm" svg:x="21.521cm" svg:y="6.582cm">
          <text:p/>
        </draw:rect>
        <draw:rect draw:style-name="gr72" draw:text-style-name="P26" draw:layer="layout" svg:width="0.46cm" svg:height="0.461cm" svg:x="21.521cm" svg:y="7.042cm">
          <text:p/>
        </draw:rect>
        <draw:rect draw:style-name="gr72" draw:text-style-name="P26" draw:layer="layout" svg:width="0.46cm" svg:height="0.461cm" svg:x="21.521cm" svg:y="7.503cm">
          <text:p/>
        </draw:rect>
        <draw:rect draw:style-name="gr72" draw:text-style-name="P5" draw:layer="layout" svg:width="0.46cm" svg:height="0.46cm" svg:x="21.521cm" svg:y="7.964cm">
          <text:p/>
        </draw:rect>
        <draw:rect draw:style-name="gr72" draw:text-style-name="P5" draw:layer="layout" svg:width="0.46cm" svg:height="0.46cm" svg:x="21.521cm" svg:y="8.424cm">
          <text:p/>
        </draw:rect>
        <draw:rect draw:style-name="gr72" draw:text-style-name="P5" draw:layer="layout" svg:width="0.46cm" svg:height="0.461cm" svg:x="21.521cm" svg:y="8.884cm">
          <text:p/>
        </draw:rect>
        <draw:rect draw:style-name="gr74" draw:text-style-name="P6" draw:layer="layout" svg:width="0.46cm" svg:height="0.46cm" svg:x="21.521cm" svg:y="9.345cm">
          <text:p text:style-name="P2"><text:span text:style-name="T3">T</text:span></text:p>
        </draw:rect>
        <draw:rect draw:style-name="gr72" draw:text-style-name="P5" draw:layer="layout" svg:width="0.46cm" svg:height="0.46cm" svg:x="21.521cm" svg:y="9.805cm">
          <text:p/>
        </draw:rect>
        <draw:rect draw:style-name="gr72" draw:text-style-name="P5" draw:layer="layout" svg:width="0.46cm" svg:height="0.46cm" svg:x="21.521cm" svg:y="10.265cm">
          <text:p/>
        </draw:rect>
        <draw:rect draw:style-name="gr75" draw:text-style-name="P5" draw:layer="layout" svg:width="0.46cm" svg:height="0.461cm" svg:x="21.521cm" svg:y="10.725cm">
          <text:p/>
        </draw:rect>
        <draw:rect draw:style-name="gr72" draw:text-style-name="P5" draw:layer="layout" svg:width="0.461cm" svg:height="0.461cm" svg:x="19.679cm" svg:y="3.82cm">
          <text:p/>
        </draw:rect>
        <draw:rect draw:style-name="gr72" draw:text-style-name="P5" draw:layer="layout" svg:width="0.461cm" svg:height="0.46cm" svg:x="19.679cm" svg:y="4.281cm">
          <text:p/>
        </draw:rect>
        <draw:rect draw:style-name="gr72" draw:text-style-name="P5" draw:layer="layout" svg:width="0.461cm" svg:height="0.46cm" svg:x="19.679cm" svg:y="4.741cm">
          <text:p/>
        </draw:rect>
        <draw:rect draw:style-name="gr72" draw:text-style-name="P5" draw:layer="layout" svg:width="0.461cm" svg:height="0.461cm" svg:x="19.679cm" svg:y="5.201cm">
          <text:p/>
        </draw:rect>
        <draw:rect draw:style-name="gr71" draw:text-style-name="P5" draw:layer="layout" svg:width="0.461cm" svg:height="0.46cm" svg:x="19.679cm" svg:y="5.662cm">
          <text:p/>
        </draw:rect>
        <draw:rect draw:style-name="gr71" draw:text-style-name="P5" draw:layer="layout" svg:width="0.461cm" svg:height="0.46cm" svg:x="19.679cm" svg:y="6.122cm">
          <text:p/>
        </draw:rect>
        <draw:rect draw:style-name="gr71" draw:text-style-name="P5" draw:layer="layout" svg:width="0.461cm" svg:height="0.46cm" svg:x="19.679cm" svg:y="6.582cm">
          <text:p/>
        </draw:rect>
        <draw:rect draw:style-name="gr71" draw:text-style-name="P5" draw:layer="layout" svg:width="0.461cm" svg:height="0.461cm" svg:x="19.679cm" svg:y="7.042cm">
          <text:p/>
        </draw:rect>
        <draw:rect draw:style-name="gr73" draw:text-style-name="P7" draw:layer="layout" svg:width="0.461cm" svg:height="0.461cm" svg:x="19.679cm" svg:y="7.503cm">
          <text:p text:style-name="P2"><text:span text:style-name="T4">F</text:span></text:p>
        </draw:rect>
        <draw:rect draw:style-name="gr71" draw:text-style-name="P5" draw:layer="layout" svg:width="0.461cm" svg:height="0.46cm" svg:x="19.679cm" svg:y="7.964cm">
          <text:p/>
        </draw:rect>
        <draw:rect draw:style-name="gr71" draw:text-style-name="P26" draw:layer="layout" svg:width="0.461cm" svg:height="0.46cm" svg:x="19.679cm" svg:y="8.424cm">
          <text:p/>
        </draw:rect>
        <draw:rect draw:style-name="gr72" draw:text-style-name="P26" draw:layer="layout" svg:width="0.461cm" svg:height="0.461cm" svg:x="19.679cm" svg:y="8.884cm">
          <text:p/>
        </draw:rect>
        <draw:rect draw:style-name="gr72" draw:text-style-name="P26" draw:layer="layout" svg:width="0.461cm" svg:height="0.46cm" svg:x="19.679cm" svg:y="9.345cm">
          <text:p/>
        </draw:rect>
        <draw:rect draw:style-name="gr72" draw:text-style-name="P26" draw:layer="layout" svg:width="0.461cm" svg:height="0.46cm" svg:x="19.679cm" svg:y="9.805cm">
          <text:p/>
        </draw:rect>
        <draw:rect draw:style-name="gr72" draw:text-style-name="P5" draw:layer="layout" svg:width="0.461cm" svg:height="0.46cm" svg:x="19.679cm" svg:y="10.265cm">
          <text:p/>
        </draw:rect>
        <draw:rect draw:style-name="gr75" draw:text-style-name="P5" draw:layer="layout" svg:width="0.461cm" svg:height="0.461cm" svg:x="19.679cm" svg:y="10.725cm">
          <text:p/>
        </draw:rect>
        <draw:rect draw:style-name="gr75" draw:text-style-name="P5" draw:layer="layout" svg:width="0.46cm" svg:height="0.461cm" svg:x="17.838cm" svg:y="3.82cm">
          <text:p/>
        </draw:rect>
        <draw:rect draw:style-name="gr72" draw:text-style-name="P5" draw:layer="layout" svg:width="0.46cm" svg:height="0.46cm" svg:x="17.838cm" svg:y="4.281cm">
          <text:p/>
        </draw:rect>
        <draw:rect draw:style-name="gr72" draw:text-style-name="P5" draw:layer="layout" svg:width="0.46cm" svg:height="0.46cm" svg:x="17.838cm" svg:y="4.741cm">
          <text:p/>
        </draw:rect>
        <draw:rect draw:style-name="gr72" draw:text-style-name="P5" draw:layer="layout" svg:width="0.46cm" svg:height="0.461cm" svg:x="17.838cm" svg:y="5.201cm">
          <text:p/>
        </draw:rect>
        <draw:rect draw:style-name="gr74" draw:text-style-name="P6" draw:layer="layout" svg:width="0.46cm" svg:height="0.46cm" svg:x="17.838cm" svg:y="5.662cm">
          <text:p text:style-name="P2"><text:span text:style-name="T3">T</text:span></text:p>
        </draw:rect>
        <draw:rect draw:style-name="gr71" draw:text-style-name="P5" draw:layer="layout" svg:width="0.46cm" svg:height="0.46cm" svg:x="17.838cm" svg:y="6.122cm">
          <text:p/>
        </draw:rect>
        <draw:rect draw:style-name="gr71" draw:text-style-name="P5" draw:layer="layout" svg:width="0.46cm" svg:height="0.46cm" svg:x="17.838cm" svg:y="6.582cm">
          <text:p/>
        </draw:rect>
        <draw:rect draw:style-name="gr71" draw:text-style-name="P5" draw:layer="layout" svg:width="0.46cm" svg:height="0.461cm" svg:x="17.838cm" svg:y="7.042cm">
          <text:p/>
        </draw:rect>
        <draw:rect draw:style-name="gr72" draw:text-style-name="P5" draw:layer="layout" svg:width="0.46cm" svg:height="0.461cm" svg:x="17.838cm" svg:y="7.503cm">
          <text:p/>
        </draw:rect>
        <draw:rect draw:style-name="gr71" draw:text-style-name="P5" draw:layer="layout" svg:width="0.46cm" svg:height="0.46cm" svg:x="17.838cm" svg:y="7.964cm">
          <text:p/>
        </draw:rect>
        <draw:rect draw:style-name="gr71" draw:text-style-name="P5" draw:layer="layout" svg:width="0.46cm" svg:height="0.46cm" svg:x="17.838cm" svg:y="8.424cm">
          <text:p/>
        </draw:rect>
        <draw:rect draw:style-name="gr72" draw:text-style-name="P6" draw:layer="layout" svg:width="0.46cm" svg:height="0.461cm" svg:x="17.838cm" svg:y="8.884cm">
          <text:p/>
        </draw:rect>
        <draw:rect draw:style-name="gr74" draw:text-style-name="P6" draw:layer="layout" svg:width="0.46cm" svg:height="0.46cm" svg:x="17.838cm" svg:y="9.345cm">
          <text:p text:style-name="P2"><text:span text:style-name="T3">T</text:span></text:p>
        </draw:rect>
        <draw:rect draw:style-name="gr72" draw:text-style-name="P5" draw:layer="layout" svg:width="0.46cm" svg:height="0.46cm" svg:x="17.838cm" svg:y="9.805cm">
          <text:p/>
        </draw:rect>
        <draw:rect draw:style-name="gr72" draw:text-style-name="P5" draw:layer="layout" svg:width="0.46cm" svg:height="0.46cm" svg:x="17.838cm" svg:y="10.265cm">
          <text:p/>
        </draw:rect>
        <draw:rect draw:style-name="gr75" draw:text-style-name="P28" draw:layer="layout" svg:width="0.46cm" svg:height="0.461cm" svg:x="17.838cm" svg:y="10.725cm">
          <text:p/>
        </draw:rect>
        <draw:rect draw:style-name="gr75" draw:text-style-name="P26" draw:layer="layout" svg:width="0.46cm" svg:height="0.461cm" svg:x="16.457cm" svg:y="3.82cm">
          <text:p/>
        </draw:rect>
        <draw:rect draw:style-name="gr75" draw:text-style-name="P5" draw:layer="layout" svg:width="0.46cm" svg:height="0.46cm" svg:x="16.457cm" svg:y="4.281cm">
          <text:p/>
        </draw:rect>
        <draw:rect draw:style-name="gr75" draw:text-style-name="P5" draw:layer="layout" svg:width="0.46cm" svg:height="0.46cm" svg:x="16.457cm" svg:y="4.741cm">
          <text:p/>
        </draw:rect>
        <draw:rect draw:style-name="gr72" draw:text-style-name="P26" draw:layer="layout" svg:width="0.46cm" svg:height="0.461cm" svg:x="16.457cm" svg:y="5.201cm">
          <text:p/>
        </draw:rect>
        <draw:rect draw:style-name="gr72" draw:text-style-name="P5" draw:layer="layout" svg:width="0.46cm" svg:height="0.46cm" svg:x="16.457cm" svg:y="5.662cm">
          <text:p/>
        </draw:rect>
        <draw:rect draw:style-name="gr72" draw:text-style-name="P5" draw:layer="layout" svg:width="0.46cm" svg:height="0.46cm" svg:x="16.457cm" svg:y="6.122cm">
          <text:p/>
        </draw:rect>
        <draw:rect draw:style-name="gr72" draw:text-style-name="P5" draw:layer="layout" svg:width="0.46cm" svg:height="0.46cm" svg:x="16.457cm" svg:y="6.582cm">
          <text:p/>
        </draw:rect>
        <draw:rect draw:style-name="gr72" draw:text-style-name="P5" draw:layer="layout" svg:width="0.46cm" svg:height="0.461cm" svg:x="16.457cm" svg:y="7.042cm">
          <text:p/>
        </draw:rect>
        <draw:rect draw:style-name="gr75" draw:text-style-name="P26" draw:layer="layout" svg:width="0.46cm" svg:height="0.461cm" svg:x="16.457cm" svg:y="7.503cm">
          <text:p/>
        </draw:rect>
        <draw:rect draw:style-name="gr72" draw:text-style-name="P26" draw:layer="layout" svg:width="0.46cm" svg:height="0.46cm" svg:x="16.457cm" svg:y="7.964cm">
          <text:p/>
        </draw:rect>
        <draw:rect draw:style-name="gr72" draw:text-style-name="P26" draw:layer="layout" svg:width="0.46cm" svg:height="0.46cm" svg:x="16.457cm" svg:y="8.424cm">
          <text:p/>
        </draw:rect>
        <draw:rect draw:style-name="gr75" draw:text-style-name="P5" draw:layer="layout" svg:width="0.46cm" svg:height="0.461cm" svg:x="16.457cm" svg:y="8.884cm">
          <text:p/>
        </draw:rect>
        <draw:rect draw:style-name="gr72" draw:text-style-name="P5" draw:layer="layout" svg:width="0.46cm" svg:height="0.46cm" svg:x="16.457cm" svg:y="9.345cm">
          <text:p/>
        </draw:rect>
        <draw:rect draw:style-name="gr72" draw:text-style-name="P5" draw:layer="layout" svg:width="0.46cm" svg:height="0.46cm" svg:x="16.457cm" svg:y="9.805cm">
          <text:p/>
        </draw:rect>
        <draw:rect draw:style-name="gr72" draw:text-style-name="P26" draw:layer="layout" svg:width="0.46cm" svg:height="0.46cm" svg:x="16.457cm" svg:y="10.265cm">
          <text:p/>
        </draw:rect>
        <draw:rect draw:style-name="gr75" draw:text-style-name="P26" draw:layer="layout" svg:width="0.46cm" svg:height="0.461cm" svg:x="16.457cm" svg:y="10.725cm">
          <text:p/>
        </draw:rect>
        <draw:rect draw:style-name="gr76" draw:text-style-name="P6" draw:layer="layout" svg:width="0.46cm" svg:height="0.461cm" svg:x="16.917cm" svg:y="3.82cm">
          <text:p text:style-name="P2"><text:span text:style-name="T3">A</text:span></text:p>
        </draw:rect>
        <draw:rect draw:style-name="gr75" draw:text-style-name="P5" draw:layer="layout" svg:width="0.46cm" svg:height="0.46cm" svg:x="16.917cm" svg:y="4.281cm">
          <text:p/>
        </draw:rect>
        <draw:rect draw:style-name="gr75" draw:text-style-name="P5" draw:layer="layout" svg:width="0.46cm" svg:height="0.46cm" svg:x="16.917cm" svg:y="4.741cm">
          <text:p/>
        </draw:rect>
        <draw:rect draw:style-name="gr72" draw:text-style-name="P5" draw:layer="layout" svg:width="0.46cm" svg:height="0.461cm" svg:x="16.917cm" svg:y="5.201cm">
          <text:p/>
        </draw:rect>
        <draw:rect draw:style-name="gr72" draw:text-style-name="P5" draw:layer="layout" svg:width="0.46cm" svg:height="0.46cm" svg:x="16.917cm" svg:y="5.662cm">
          <text:p/>
        </draw:rect>
        <draw:rect draw:style-name="gr72" draw:text-style-name="P5" draw:layer="layout" svg:width="0.46cm" svg:height="0.46cm" svg:x="16.917cm" svg:y="6.122cm">
          <text:p/>
        </draw:rect>
        <draw:rect draw:style-name="gr72" draw:text-style-name="P5" draw:layer="layout" svg:width="0.46cm" svg:height="0.46cm" svg:x="16.917cm" svg:y="6.582cm">
          <text:p/>
        </draw:rect>
        <draw:rect draw:style-name="gr72" draw:text-style-name="P5" draw:layer="layout" svg:width="0.46cm" svg:height="0.461cm" svg:x="16.917cm" svg:y="7.042cm">
          <text:p/>
        </draw:rect>
        <draw:rect draw:style-name="gr72" draw:text-style-name="P5" draw:layer="layout" svg:width="0.46cm" svg:height="0.461cm" svg:x="16.917cm" svg:y="7.503cm">
          <text:p/>
        </draw:rect>
        <draw:rect draw:style-name="gr72" draw:text-style-name="P5" draw:layer="layout" svg:width="0.46cm" svg:height="0.46cm" svg:x="16.917cm" svg:y="7.964cm">
          <text:p/>
        </draw:rect>
        <draw:rect draw:style-name="gr72" draw:text-style-name="P5" draw:layer="layout" svg:width="0.46cm" svg:height="0.46cm" svg:x="16.917cm" svg:y="8.424cm">
          <text:p/>
        </draw:rect>
        <draw:rect draw:style-name="gr72" draw:text-style-name="P5" draw:layer="layout" svg:width="0.46cm" svg:height="0.461cm" svg:x="16.917cm" svg:y="8.884cm">
          <text:p/>
        </draw:rect>
        <draw:rect draw:style-name="gr72" draw:text-style-name="P5" draw:layer="layout" svg:width="0.46cm" svg:height="0.46cm" svg:x="16.917cm" svg:y="9.345cm">
          <text:p/>
        </draw:rect>
        <draw:rect draw:style-name="gr72" draw:text-style-name="P5" draw:layer="layout" svg:width="0.46cm" svg:height="0.46cm" svg:x="16.917cm" svg:y="9.805cm">
          <text:p/>
        </draw:rect>
        <draw:rect draw:style-name="gr75" draw:text-style-name="P26" draw:layer="layout" svg:width="0.46cm" svg:height="0.46cm" svg:x="16.917cm" svg:y="10.265cm">
          <text:p/>
        </draw:rect>
        <draw:rect draw:style-name="gr75" draw:text-style-name="P26" draw:layer="layout" svg:width="0.46cm" svg:height="0.461cm" svg:x="16.917cm" svg:y="10.725cm">
          <text:p/>
        </draw:rect>
        <draw:rect draw:style-name="gr75" draw:text-style-name="P5" draw:layer="layout" svg:width="0.461cm" svg:height="0.461cm" svg:x="17.377cm" svg:y="3.82cm">
          <text:p/>
        </draw:rect>
        <draw:rect draw:style-name="gr75" draw:text-style-name="P5" draw:layer="layout" svg:width="0.461cm" svg:height="0.46cm" svg:x="17.377cm" svg:y="4.281cm">
          <text:p/>
        </draw:rect>
        <draw:rect draw:style-name="gr72" draw:text-style-name="P5" draw:layer="layout" svg:width="0.461cm" svg:height="0.46cm" svg:x="17.377cm" svg:y="4.741cm">
          <text:p/>
        </draw:rect>
        <draw:rect draw:style-name="gr72" draw:text-style-name="P5" draw:layer="layout" svg:width="0.461cm" svg:height="0.461cm" svg:x="17.377cm" svg:y="5.201cm">
          <text:p/>
        </draw:rect>
        <draw:rect draw:style-name="gr72" draw:text-style-name="P5" draw:layer="layout" svg:width="0.461cm" svg:height="0.46cm" svg:x="17.377cm" svg:y="5.662cm">
          <text:p/>
        </draw:rect>
        <draw:rect draw:style-name="gr72" draw:text-style-name="P5" draw:layer="layout" svg:width="0.461cm" svg:height="0.46cm" svg:x="17.377cm" svg:y="6.122cm">
          <text:p/>
        </draw:rect>
        <draw:rect draw:style-name="gr72" draw:text-style-name="P5" draw:layer="layout" svg:width="0.461cm" svg:height="0.46cm" svg:x="17.377cm" svg:y="6.582cm">
          <text:p/>
        </draw:rect>
        <draw:rect draw:style-name="gr72" draw:text-style-name="P5" draw:layer="layout" svg:width="0.461cm" svg:height="0.461cm" svg:x="17.377cm" svg:y="7.042cm">
          <text:p/>
        </draw:rect>
        <draw:rect draw:style-name="gr72" draw:text-style-name="P5" draw:layer="layout" svg:width="0.461cm" svg:height="0.461cm" svg:x="17.377cm" svg:y="7.503cm">
          <text:p/>
        </draw:rect>
        <draw:rect draw:style-name="gr72" draw:text-style-name="P5" draw:layer="layout" svg:width="0.461cm" svg:height="0.46cm" svg:x="17.377cm" svg:y="7.964cm">
          <text:p/>
        </draw:rect>
        <draw:rect draw:style-name="gr72" draw:text-style-name="P5" draw:layer="layout" svg:width="0.461cm" svg:height="0.46cm" svg:x="17.377cm" svg:y="8.424cm">
          <text:p/>
        </draw:rect>
        <draw:rect draw:style-name="gr72" draw:text-style-name="P5" draw:layer="layout" svg:width="0.461cm" svg:height="0.461cm" svg:x="17.377cm" svg:y="8.884cm">
          <text:p/>
        </draw:rect>
        <draw:rect draw:style-name="gr72" draw:text-style-name="P5" draw:layer="layout" svg:width="0.461cm" svg:height="0.46cm" svg:x="17.377cm" svg:y="9.345cm">
          <text:p/>
        </draw:rect>
        <draw:rect draw:style-name="gr72" draw:text-style-name="P5" draw:layer="layout" svg:width="0.461cm" svg:height="0.46cm" svg:x="17.377cm" svg:y="9.805cm">
          <text:p/>
        </draw:rect>
        <draw:rect draw:style-name="gr72" draw:text-style-name="P5" draw:layer="layout" svg:width="0.461cm" svg:height="0.46cm" svg:x="17.377cm" svg:y="10.265cm">
          <text:p/>
        </draw:rect>
        <draw:rect draw:style-name="gr75" draw:text-style-name="P5" draw:layer="layout" svg:width="0.461cm" svg:height="0.461cm" svg:x="17.377cm" svg:y="10.725cm">
          <text:p/>
        </draw:rect>
        <draw:rect draw:style-name="gr76" draw:text-style-name="P6" draw:layer="layout" svg:width="0.461cm" svg:height="0.461cm" svg:x="15.996cm" svg:y="3.82cm">
          <text:p text:style-name="P2"><text:span text:style-name="T3">A</text:span></text:p>
        </draw:rect>
        <draw:rect draw:style-name="gr76" draw:text-style-name="P6" draw:layer="layout" svg:width="0.461cm" svg:height="0.46cm" svg:x="15.996cm" svg:y="4.281cm">
          <text:p text:style-name="P2"><text:span text:style-name="T3">A</text:span></text:p>
        </draw:rect>
        <draw:rect draw:style-name="gr75" draw:text-style-name="P6" draw:layer="layout" svg:width="0.461cm" svg:height="0.46cm" svg:x="15.996cm" svg:y="4.741cm">
          <text:p/>
        </draw:rect>
        <draw:rect draw:style-name="gr75" draw:text-style-name="P5" draw:layer="layout" svg:width="0.461cm" svg:height="0.461cm" svg:x="15.996cm" svg:y="5.201cm">
          <text:p/>
        </draw:rect>
        <draw:rect draw:style-name="gr72" draw:text-style-name="P5" draw:layer="layout" svg:width="0.461cm" svg:height="0.46cm" svg:x="15.996cm" svg:y="5.662cm">
          <text:p/>
        </draw:rect>
        <draw:rect draw:style-name="gr72" draw:text-style-name="P5" draw:layer="layout" svg:width="0.461cm" svg:height="0.46cm" svg:x="15.996cm" svg:y="6.122cm">
          <text:p/>
        </draw:rect>
        <draw:rect draw:style-name="gr72" draw:text-style-name="P28" draw:layer="layout" svg:width="0.461cm" svg:height="0.46cm" svg:x="15.996cm" svg:y="6.582cm">
          <text:p/>
        </draw:rect>
        <draw:rect draw:style-name="gr75" draw:text-style-name="P26" draw:layer="layout" svg:width="0.461cm" svg:height="0.461cm" svg:x="15.996cm" svg:y="7.042cm">
          <text:p/>
        </draw:rect>
        <draw:rect draw:style-name="gr75" draw:text-style-name="P6" draw:layer="layout" svg:width="0.461cm" svg:height="0.461cm" svg:x="15.996cm" svg:y="7.503cm">
          <text:p/>
        </draw:rect>
        <draw:rect draw:style-name="gr75" draw:text-style-name="P26" draw:layer="layout" svg:width="0.461cm" svg:height="0.46cm" svg:x="15.996cm" svg:y="7.964cm">
          <text:p/>
        </draw:rect>
        <draw:rect draw:style-name="gr75" draw:text-style-name="P6" draw:layer="layout" svg:width="0.461cm" svg:height="0.46cm" svg:x="15.996cm" svg:y="8.424cm">
          <text:p/>
        </draw:rect>
        <draw:rect draw:style-name="gr75" draw:text-style-name="P28" draw:layer="layout" svg:width="0.461cm" svg:height="0.461cm" svg:x="15.996cm" svg:y="8.884cm">
          <text:p/>
        </draw:rect>
        <draw:rect draw:style-name="gr75" draw:text-style-name="P5" draw:layer="layout" svg:width="0.461cm" svg:height="0.46cm" svg:x="15.996cm" svg:y="9.345cm">
          <text:p/>
        </draw:rect>
        <draw:rect draw:style-name="gr72" draw:text-style-name="P5" draw:layer="layout" svg:width="0.461cm" svg:height="0.46cm" svg:x="15.996cm" svg:y="9.805cm">
          <text:p/>
        </draw:rect>
        <draw:rect draw:style-name="gr75" draw:text-style-name="P6" draw:layer="layout" svg:width="0.461cm" svg:height="0.46cm" svg:x="15.996cm" svg:y="10.265cm">
          <text:p/>
        </draw:rect>
        <draw:rect draw:style-name="gr75" draw:text-style-name="P26" draw:layer="layout" svg:width="0.461cm" svg:height="0.461cm" svg:x="15.996cm" svg:y="10.725cm">
          <text:p/>
        </draw:rect>
        <draw:rect draw:style-name="gr76" draw:text-style-name="P6" draw:layer="layout" svg:width="0.46cm" svg:height="0.461cm" svg:x="7.668cm" svg:y="10.462cm">
          <text:p text:style-name="P2"><text:span text:style-name="T3">T</text:span></text:p>
        </draw:rect>
        <draw:rect draw:style-name="gr73" draw:text-style-name="P23" draw:layer="layout" svg:width="0.46cm" svg:height="0.461cm" svg:x="4.453cm" svg:y="3.557cm">
          <text:p text:style-name="P2"><text:span text:style-name="T4">T</text:span></text:p>
        </draw:rect>
        <draw:rect draw:style-name="gr73" draw:text-style-name="P23" draw:layer="layout" svg:width="0.46cm" svg:height="0.46cm" svg:x="4.453cm" svg:y="4.017cm">
          <text:p text:style-name="P2"><text:span text:style-name="T4">T</text:span></text:p>
        </draw:rect>
        <draw:rect draw:style-name="gr73" draw:text-style-name="P23" draw:layer="layout" svg:width="0.46cm" svg:height="0.46cm" svg:x="4.453cm" svg:y="4.477cm">
          <text:p text:style-name="P2"><text:span text:style-name="T4">T</text:span></text:p>
        </draw:rect>
        <draw:rect draw:style-name="gr71" draw:text-style-name="P23" draw:layer="layout" svg:width="0.46cm" svg:height="0.461cm" svg:x="4.453cm" svg:y="4.938cm">
          <text:p/>
        </draw:rect>
        <draw:rect draw:style-name="gr71" draw:text-style-name="P23" draw:layer="layout" svg:width="0.46cm" svg:height="0.46cm" svg:x="4.453cm" svg:y="5.399cm">
          <text:p/>
        </draw:rect>
        <draw:rect draw:style-name="gr73" draw:text-style-name="P23" draw:layer="layout" svg:width="0.46cm" svg:height="0.46cm" svg:x="4.453cm" svg:y="5.859cm">
          <text:p text:style-name="P2"><text:span text:style-name="T4">T</text:span></text:p>
        </draw:rect>
        <draw:rect draw:style-name="gr73" draw:text-style-name="P23" draw:layer="layout" svg:width="0.46cm" svg:height="0.46cm" svg:x="4.453cm" svg:y="6.319cm">
          <text:p text:style-name="P2"><text:span text:style-name="T4">T</text:span></text:p>
        </draw:rect>
        <draw:rect draw:style-name="gr73" draw:text-style-name="P23" draw:layer="layout" svg:width="0.46cm" svg:height="0.461cm" svg:x="4.453cm" svg:y="6.779cm">
          <text:p text:style-name="P2"><text:span text:style-name="T4">T</text:span></text:p>
        </draw:rect>
        <draw:rect draw:style-name="gr73" draw:text-style-name="P23" draw:layer="layout" svg:width="0.46cm" svg:height="0.461cm" svg:x="4.453cm" svg:y="7.24cm">
          <text:p text:style-name="P2"><text:span text:style-name="T4">T</text:span></text:p>
        </draw:rect>
        <draw:rect draw:style-name="gr73" draw:text-style-name="P23" draw:layer="layout" svg:width="0.46cm" svg:height="0.46cm" svg:x="4.453cm" svg:y="7.701cm">
          <text:p text:style-name="P2"><text:span text:style-name="T4">T</text:span></text:p>
        </draw:rect>
        <draw:rect draw:style-name="gr73" draw:text-style-name="P23" draw:layer="layout" svg:width="0.46cm" svg:height="0.46cm" svg:x="4.453cm" svg:y="8.161cm">
          <text:p text:style-name="P2"><text:span text:style-name="T4">T</text:span></text:p>
        </draw:rect>
        <draw:rect draw:style-name="gr73" draw:text-style-name="P23" draw:layer="layout" svg:width="0.46cm" svg:height="0.46cm" svg:x="4.453cm" svg:y="9.541cm">
          <text:p text:style-name="P2"><text:span text:style-name="T4">T</text:span></text:p>
        </draw:rect>
        <draw:rect draw:style-name="gr73" draw:text-style-name="P23" draw:layer="layout" svg:width="0.46cm" svg:height="0.46cm" svg:x="4.453cm" svg:y="10.001cm">
          <text:p text:style-name="P2"><text:span text:style-name="T4">T</text:span></text:p>
        </draw:rect>
        <draw:rect draw:style-name="gr73" draw:text-style-name="P7" draw:layer="layout" svg:width="0.461cm" svg:height="0.463cm" svg:x="4.453cm" svg:y="10.46cm">
          <text:p text:style-name="P2"><text:span text:style-name="T4">T</text:span></text:p>
        </draw:rect>
        <draw:rect draw:style-name="gr73" draw:text-style-name="P23" draw:layer="layout" svg:width="0.46cm" svg:height="0.46cm" svg:x="4.453cm" svg:y="8.62cm">
          <text:p text:style-name="P2"><text:span text:style-name="T4">T</text:span></text:p>
        </draw:rect>
        <draw:rect draw:style-name="gr73" draw:text-style-name="P7" draw:layer="layout" svg:width="0.46cm" svg:height="0.461cm" svg:x="4.453cm" svg:y="9.08cm">
          <text:p text:style-name="P2"><text:span text:style-name="T4">T</text:span></text:p>
        </draw:rect>
        <presentation:notes draw:style-name="dp2">
          <draw:page-thumbnail draw:style-name="gr29"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frame draw:style-name="gr62" draw:text-style-name="P2" draw:layer="layout" svg:width="7.368cm" svg:height="7.368cm" svg:x="8.441cm" svg:y="3.83cm">
          <draw:image xlink:href="Pictures/20000E5900001CC900001CC9F78F821B.svm" xlink:type="simple" xlink:show="embed" xlink:actuate="onLoad">
            <text:p/>
          </draw:image>
        </draw:frame>
        <presentation:notes draw:style-name="dp2">
          <draw:page-thumbnail draw:style-name="gr29"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frame draw:style-name="gr77" draw:layer="layout" svg:width="15.24cm" svg:height="7.01cm" svg:x="1.905cm" svg:y="5.69cm">
          <draw:object xlink:href="./Object 1" xlink:type="simple" xlink:show="embed" xlink:actuate="onLoad"/>
          <draw:image xlink:href="./ObjectReplacements/Object 1" xlink:type="simple" xlink:show="embed" xlink:actuate="onLoad"/>
        </draw:frame>
        <presentation:notes draw:style-name="dp2">
          <draw:page-thumbnail draw:style-name="gr29"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frame draw:style-name="gr77" draw:layer="layout" svg:width="15.24cm" svg:height="7.01cm" svg:x="3.302cm" svg:y="6.198cm">
          <draw:object xlink:href="./Object 2" xlink:type="simple" xlink:show="embed" xlink:actuate="onLoad"/>
          <draw:image xlink:href="./ObjectReplacements/Object 2" xlink:type="simple" xlink:show="embed" xlink:actuate="onLoad"/>
        </draw:frame>
        <presentation:notes draw:style-name="dp2">
          <draw:page-thumbnail draw:style-name="gr29"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presentation:notes draw:style-name="dp2">
          <draw:page-thumbnail draw:style-name="gr29"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355e00"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lemens Lode</meta:initial-creator>
    <meta:creation-date>2009-05-15T16:12:28.98</meta:creation-date>
    <meta:editing-duration>PT42H16M07S</meta:editing-duration>
    <meta:editing-cycles>41</meta:editing-cycles>
    <dc:date>2010-06-27T11:59:27.64</dc:date>
    <dc:creator>Clemens Lode</dc:creator>
    <meta:generator>OpenOffice.org/3.2$Win32 OpenOffice.org_project/320m12$Build-9483</meta:generator>
    <meta:printed-by>Clemens Lode</meta:printed-by>
    <meta:print-date>2010-01-02T12:46:53.89</meta:print-date>
    <meta:document-statistic meta:object-count="42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width="0.088cm" svg:stroke-color="#000000" draw:fill-color="#000000" dr3d:edge-rounding="0%"/>
      <style:text-properties fo:font-size="6pt" style:font-size-asian="6pt" style:font-size-complex="6pt"/>
    </style:style>
    <style:style style:name="ch9" style:family="chart">
      <style:chart-properties chart:symbol-type="named-symbol" chart:symbol-name="diamond" chart:symbol-width="0.25cm" chart:symbol-height="0.25cm"/>
      <style:graphic-properties draw:stroke="solid" svg:stroke-width="0.088cm" svg:stroke-color="#666666" draw:fill-color="#666666" dr3d:edge-rounding="0%"/>
      <style:text-properties fo:font-size="6pt" style:font-size-asian="6pt" style:font-size-complex="6pt"/>
    </style:style>
    <style:style style:name="ch10" style:family="chart">
      <style:chart-properties chart:symbol-type="named-symbol" chart:symbol-name="arrow-down" chart:symbol-width="0.25cm" chart:symbol-height="0.25cm"/>
      <style:graphic-properties draw:stroke="solid" svg:stroke-width="0.088cm" svg:stroke-color="#999999" draw:fill-color="#999999" dr3d:edge-rounding="0%"/>
      <style:text-properties fo:font-size="6pt" style:font-size-asian="6pt" style:font-size-complex="6pt"/>
    </style:style>
    <style:style style:name="ch11" style:family="chart">
      <style:chart-properties chart:symbol-type="named-symbol" chart:symbol-name="arrow-up" chart:symbol-width="0.25cm" chart:symbol-height="0.25cm"/>
      <style:graphic-properties draw:stroke="solid" svg:stroke-width="0.088cm" svg:stroke-color="#cccccc" draw:fill-color="#cccccc"/>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5.241cm" svg:height="7.011cm" chart:class="chart:line" chart:style-name="ch1">
        <chart:legend chart:legend-position="end" svg:x="11.8cm" svg:y="2.187cm" chart:style-name="ch2"/>
        <chart:plot-area chart:style-name="ch3" chart:data-source-has-labels="both" svg:x="0.407cm" svg:y="0.14cm" svg:width="11.09cm" svg:height="6.652cm">
          <chart:axis chart:dimension="x" chart:name="primary-x" chart:style-name="ch4">
            <chart:title svg:x="5.155cm" svg:y="6.336cm" chart:style-name="ch5">
              <text:p>Learning rate β</text:p>
            </chart:title>
            <chart:categories table:cell-range-address="local-table.$A$2:.$A$19"/>
          </chart:axis>
          <chart:axis chart:dimension="y" chart:name="primary-y" chart:style-name="ch4">
            <chart:title svg:x="0.307cm" svg:y="4.013cm" chart:style-name="ch6">
              <text:p>Quality in %</text:p>
            </chart:title>
            <chart:grid chart:style-name="ch7" chart:class="major"/>
          </chart:axis>
          <chart:series chart:style-name="ch8" chart:values-cell-range-address="local-table.$B$2:.$B$19" chart:label-cell-address="local-table.$B$1" chart:class="chart:line">
            <chart:data-point chart:repeated="18"/>
          </chart:series>
          <chart:series chart:style-name="ch9" chart:values-cell-range-address="local-table.$C$2:.$C$19" chart:label-cell-address="local-table.$C$1" chart:class="chart:line">
            <chart:data-point chart:repeated="18"/>
          </chart:series>
          <chart:series chart:style-name="ch10" chart:values-cell-range-address="local-table.$D$2:.$D$19" chart:label-cell-address="local-table.$D$1" chart:class="chart:line">
            <chart:data-point chart:repeated="18"/>
          </chart:series>
          <chart:series chart:style-name="ch11" chart:values-cell-range-address="local-table.$E$2:.$E$19" chart:label-cell-address="local-table.$E$1" chart:class="chart:line">
            <chart:data-point chart:repeated="1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XCS</text:p>
              </table:table-cell>
              <table:table-cell office:value-type="string">
                <text:p>SXCS (maxStackSize=8)</text:p>
              </table:table-cell>
              <table:table-cell office:value-type="string">
                <text:p>SXCS (maxStackSize=32)</text:p>
              </table:table-cell>
              <table:table-cell office:value-type="string">
                <text:p>Random Walk</text:p>
              </table:table-cell>
            </table:table-row>
          </table:table-header-rows>
          <table:table-rows>
            <table:table-row>
              <table:table-cell office:value-type="string">
                <text:p>0.00001</text:p>
              </table:table-cell>
              <table:table-cell office:value-type="float" office:value="16.75">
                <text:p>16.75</text:p>
              </table:table-cell>
              <table:table-cell office:value-type="float" office:value="22.49">
                <text:p>22.49</text:p>
              </table:table-cell>
              <table:table-cell office:value-type="float" office:value="24.65">
                <text:p>24.65</text:p>
              </table:table-cell>
              <table:table-cell office:value-type="float" office:value="16.25">
                <text:p>16.25</text:p>
              </table:table-cell>
            </table:table-row>
            <table:table-row>
              <table:table-cell office:value-type="string">
                <text:p>0.00005</text:p>
              </table:table-cell>
              <table:table-cell office:value-type="float" office:value="17.31">
                <text:p>17.31</text:p>
              </table:table-cell>
              <table:table-cell office:value-type="float" office:value="23.03">
                <text:p>23.03</text:p>
              </table:table-cell>
              <table:table-cell office:value-type="float" office:value="23.42">
                <text:p>23.42</text:p>
              </table:table-cell>
              <table:table-cell office:value-type="float" office:value="16.25">
                <text:p>16.25</text:p>
              </table:table-cell>
            </table:table-row>
            <table:table-row>
              <table:table-cell office:value-type="string">
                <text:p>0.0001</text:p>
              </table:table-cell>
              <table:table-cell office:value-type="float" office:value="16.45">
                <text:p>16.45</text:p>
              </table:table-cell>
              <table:table-cell office:value-type="float" office:value="21.17">
                <text:p>21.17</text:p>
              </table:table-cell>
              <table:table-cell office:value-type="float" office:value="23.9">
                <text:p>23.9</text:p>
              </table:table-cell>
              <table:table-cell office:value-type="float" office:value="16.25">
                <text:p>16.25</text:p>
              </table:table-cell>
            </table:table-row>
            <table:table-row>
              <table:table-cell office:value-type="string">
                <text:p>0.0005</text:p>
              </table:table-cell>
              <table:table-cell office:value-type="float" office:value="17.55">
                <text:p>17.55</text:p>
              </table:table-cell>
              <table:table-cell office:value-type="float" office:value="19.76">
                <text:p>19.76</text:p>
              </table:table-cell>
              <table:table-cell office:value-type="float" office:value="24.39">
                <text:p>24.39</text:p>
              </table:table-cell>
              <table:table-cell office:value-type="float" office:value="16.25">
                <text:p>16.25</text:p>
              </table:table-cell>
            </table:table-row>
            <table:table-row>
              <table:table-cell office:value-type="string">
                <text:p>0.001</text:p>
              </table:table-cell>
              <table:table-cell office:value-type="float" office:value="17.42">
                <text:p>17.42</text:p>
              </table:table-cell>
              <table:table-cell office:value-type="float" office:value="19.66">
                <text:p>19.66</text:p>
              </table:table-cell>
              <table:table-cell office:value-type="float" office:value="25.33">
                <text:p>25.33</text:p>
              </table:table-cell>
              <table:table-cell office:value-type="float" office:value="16.25">
                <text:p>16.25</text:p>
              </table:table-cell>
            </table:table-row>
            <table:table-row>
              <table:table-cell office:value-type="string">
                <text:p>0.005</text:p>
              </table:table-cell>
              <table:table-cell office:value-type="float" office:value="16.06">
                <text:p>16.06</text:p>
              </table:table-cell>
              <table:table-cell office:value-type="float" office:value="24.34">
                <text:p>24.34</text:p>
              </table:table-cell>
              <table:table-cell office:value-type="float" office:value="26.16">
                <text:p>26.16</text:p>
              </table:table-cell>
              <table:table-cell office:value-type="float" office:value="16.25">
                <text:p>16.25</text:p>
              </table:table-cell>
            </table:table-row>
            <table:table-row>
              <table:table-cell office:value-type="string">
                <text:p>0.01</text:p>
              </table:table-cell>
              <table:table-cell office:value-type="float" office:value="16.71">
                <text:p>16.71</text:p>
              </table:table-cell>
              <table:table-cell office:value-type="float" office:value="24.77">
                <text:p>24.77</text:p>
              </table:table-cell>
              <table:table-cell office:value-type="float" office:value="26.81">
                <text:p>26.81</text:p>
              </table:table-cell>
              <table:table-cell office:value-type="float" office:value="16.25">
                <text:p>16.25</text:p>
              </table:table-cell>
            </table:table-row>
            <table:table-row>
              <table:table-cell office:value-type="string">
                <text:p>0.05</text:p>
              </table:table-cell>
              <table:table-cell office:value-type="float" office:value="18.9">
                <text:p>18.9</text:p>
              </table:table-cell>
              <table:table-cell office:value-type="float" office:value="27.27">
                <text:p>27.27</text:p>
              </table:table-cell>
              <table:table-cell office:value-type="float" office:value="28.24">
                <text:p>28.24</text:p>
              </table:table-cell>
              <table:table-cell office:value-type="float" office:value="16.25">
                <text:p>16.25</text:p>
              </table:table-cell>
            </table:table-row>
            <table:table-row>
              <table:table-cell office:value-type="string">
                <text:p>0.1</text:p>
              </table:table-cell>
              <table:table-cell office:value-type="float" office:value="20.06">
                <text:p>20.06</text:p>
              </table:table-cell>
              <table:table-cell office:value-type="float" office:value="26.47">
                <text:p>26.47</text:p>
              </table:table-cell>
              <table:table-cell office:value-type="float" office:value="29.44">
                <text:p>29.44</text:p>
              </table:table-cell>
              <table:table-cell office:value-type="float" office:value="16.25">
                <text:p>16.25</text:p>
              </table:table-cell>
            </table:table-row>
            <table:table-row>
              <table:table-cell office:value-type="string">
                <text:p>0.2</text:p>
              </table:table-cell>
              <table:table-cell office:value-type="float" office:value="20.46">
                <text:p>20.46</text:p>
              </table:table-cell>
              <table:table-cell office:value-type="float" office:value="28.16">
                <text:p>28.16</text:p>
              </table:table-cell>
              <table:table-cell office:value-type="float" office:value="30.2">
                <text:p>30.2</text:p>
              </table:table-cell>
              <table:table-cell office:value-type="float" office:value="16.25">
                <text:p>16.25</text:p>
              </table:table-cell>
            </table:table-row>
            <table:table-row>
              <table:table-cell office:value-type="string">
                <text:p>0.3</text:p>
              </table:table-cell>
              <table:table-cell office:value-type="float" office:value="20.56">
                <text:p>20.56</text:p>
              </table:table-cell>
              <table:table-cell office:value-type="float" office:value="27.93">
                <text:p>27.93</text:p>
              </table:table-cell>
              <table:table-cell office:value-type="float" office:value="29.87">
                <text:p>29.87</text:p>
              </table:table-cell>
              <table:table-cell office:value-type="float" office:value="16.25">
                <text:p>16.25</text:p>
              </table:table-cell>
            </table:table-row>
            <table:table-row>
              <table:table-cell office:value-type="string">
                <text:p>0.4</text:p>
              </table:table-cell>
              <table:table-cell office:value-type="float" office:value="24.09">
                <text:p>24.09</text:p>
              </table:table-cell>
              <table:table-cell office:value-type="float" office:value="26.9">
                <text:p>26.9</text:p>
              </table:table-cell>
              <table:table-cell office:value-type="float" office:value="31">
                <text:p>31</text:p>
              </table:table-cell>
              <table:table-cell office:value-type="float" office:value="16.25">
                <text:p>16.25</text:p>
              </table:table-cell>
            </table:table-row>
            <table:table-row>
              <table:table-cell office:value-type="string">
                <text:p>0.5</text:p>
              </table:table-cell>
              <table:table-cell office:value-type="float" office:value="24.69">
                <text:p>24.69</text:p>
              </table:table-cell>
              <table:table-cell office:value-type="float" office:value="29.61">
                <text:p>29.61</text:p>
              </table:table-cell>
              <table:table-cell office:value-type="float" office:value="29.81">
                <text:p>29.81</text:p>
              </table:table-cell>
              <table:table-cell office:value-type="float" office:value="16.25">
                <text:p>16.25</text:p>
              </table:table-cell>
            </table:table-row>
            <table:table-row>
              <table:table-cell office:value-type="string">
                <text:p>0.6</text:p>
              </table:table-cell>
              <table:table-cell office:value-type="float" office:value="24.15">
                <text:p>24.15</text:p>
              </table:table-cell>
              <table:table-cell office:value-type="float" office:value="27.03">
                <text:p>27.03</text:p>
              </table:table-cell>
              <table:table-cell office:value-type="float" office:value="28.76">
                <text:p>28.76</text:p>
              </table:table-cell>
              <table:table-cell office:value-type="float" office:value="16.25">
                <text:p>16.25</text:p>
              </table:table-cell>
            </table:table-row>
            <table:table-row>
              <table:table-cell office:value-type="string">
                <text:p>0.7</text:p>
              </table:table-cell>
              <table:table-cell office:value-type="float" office:value="24.34">
                <text:p>24.34</text:p>
              </table:table-cell>
              <table:table-cell office:value-type="float" office:value="26.46">
                <text:p>26.46</text:p>
              </table:table-cell>
              <table:table-cell office:value-type="float" office:value="28.66">
                <text:p>28.66</text:p>
              </table:table-cell>
              <table:table-cell office:value-type="float" office:value="16.25">
                <text:p>16.25</text:p>
              </table:table-cell>
            </table:table-row>
            <table:table-row>
              <table:table-cell office:value-type="string">
                <text:p>0.8</text:p>
              </table:table-cell>
              <table:table-cell office:value-type="float" office:value="24.24">
                <text:p>24.24</text:p>
              </table:table-cell>
              <table:table-cell office:value-type="float" office:value="25.67">
                <text:p>25.67</text:p>
              </table:table-cell>
              <table:table-cell office:value-type="float" office:value="27.08">
                <text:p>27.08</text:p>
              </table:table-cell>
              <table:table-cell office:value-type="float" office:value="16.25">
                <text:p>16.25</text:p>
              </table:table-cell>
            </table:table-row>
            <table:table-row>
              <table:table-cell office:value-type="string">
                <text:p>0.9</text:p>
              </table:table-cell>
              <table:table-cell office:value-type="float" office:value="23.77">
                <text:p>23.77</text:p>
              </table:table-cell>
              <table:table-cell office:value-type="float" office:value="25.44">
                <text:p>25.44</text:p>
              </table:table-cell>
              <table:table-cell office:value-type="float" office:value="24.1">
                <text:p>24.1</text:p>
              </table:table-cell>
              <table:table-cell office:value-type="float" office:value="16.25">
                <text:p>16.25</text:p>
              </table:table-cell>
            </table:table-row>
            <table:table-row>
              <table:table-cell office:value-type="string">
                <text:p>0.99</text:p>
              </table:table-cell>
              <table:table-cell office:value-type="float" office:value="21.02">
                <text:p>21.02</text:p>
              </table:table-cell>
              <table:table-cell office:value-type="float" office:value="19.2">
                <text:p>19.2</text:p>
              </table:table-cell>
              <table:table-cell office:value-type="float" office:value="20.95">
                <text:p>20.95</text:p>
              </table:table-cell>
              <table:table-cell office:value-type="float" office:value="16.25">
                <text:p>1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vertical="true" chart:connect-bars="false" chart:sort-by-x-values="false" chart:right-angled-axes="true"/>
    </style:style>
    <style:style style:name="ch4" style:family="chart" style:data-style-name="N0">
      <style:chart-properties chart:display-label="true" chart:logarithmic="false" chart:reverse-direction="tru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9pt" style:font-size-asian="9pt" style:font-size-complex="9pt"/>
    </style:style>
    <style:style style:name="ch7" style:family="chart">
      <style:graphic-properties svg:stroke-color="#b3b3b3"/>
    </style:style>
    <style:style style:name="ch8" style:family="chart">
      <style:graphic-properties draw:stroke="solid" draw:fill-color="#000000" dr3d:edge-rounding="0%"/>
      <style:text-properties fo:font-size="6pt" style:font-size-asian="6pt" style:font-size-complex="6pt"/>
    </style:style>
    <style:style style:name="ch9" style:family="chart">
      <style:graphic-properties draw:stroke="solid" draw:fill-color="#666666" dr3d:edge-rounding="0%"/>
      <style:text-properties fo:font-size="6pt" style:font-size-asian="6pt" style:font-size-complex="6pt"/>
    </style:style>
    <style:style style:name="ch10" style:family="chart">
      <style:graphic-properties draw:stroke="solid" draw:fill-color="#999999"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5.241cm" svg:height="7.011cm" chart:class="chart:bar" chart:style-name="ch1">
        <chart:legend chart:legend-position="end" svg:x="11.456cm" svg:y="2.77cm" chart:style-name="ch2"/>
        <chart:plot-area chart:style-name="ch3" chart:data-source-has-labels="both" svg:x="-1.804cm" svg:y="0.14cm" svg:width="12.957cm" svg:height="6.053cm">
          <chart:axis chart:dimension="x" chart:name="primary-x" chart:style-name="ch4">
            <chart:categories table:cell-range-address="local-table.$A$2:.$A$7"/>
          </chart:axis>
          <chart:axis chart:dimension="y" chart:name="primary-y" chart:style-name="ch5">
            <chart:title svg:x="4.775cm" svg:y="6.336cm" chart:style-name="ch6">
              <text:p>Quality (in %)</text:p>
            </chart:title>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andom Walk</text:p>
              </table:table-cell>
              <table:table-cell office:value-type="string">
                <text:p>Egotist Heuristic</text:p>
              </table:table-cell>
              <table:table-cell office:value-type="string">
                <text:p>Collaborative Heuristic</text:p>
              </table:table-cell>
            </table:table-row>
          </table:table-header-rows>
          <table:table-rows>
            <table:table-row>
              <table:table-cell office:value-type="string">
                <text:p>Difficult scenario (500 steps)</text:p>
              </table:table-cell>
              <table:table-cell office:value-type="float" office:value="1.78">
                <text:p>1.78</text:p>
              </table:table-cell>
              <table:table-cell office:value-type="float" office:value="9.69">
                <text:p>9.69</text:p>
              </table:table-cell>
              <table:table-cell office:value-type="float" office:value="17.24">
                <text:p>17.24</text:p>
              </table:table-cell>
            </table:table-row>
            <table:table-row>
              <table:table-cell office:value-type="string">
                <text:p>Difficult scenario</text:p>
              </table:table-cell>
              <table:table-cell office:value-type="float" office:value="16.25">
                <text:p>16.25</text:p>
              </table:table-cell>
              <table:table-cell office:value-type="float" office:value="37.07">
                <text:p>37.07</text:p>
              </table:table-cell>
              <table:table-cell office:value-type="float" office:value="40.39">
                <text:p>40.39</text:p>
              </table:table-cell>
            </table:table-row>
            <table:table-row>
              <table:table-cell office:value-type="string">
                <text:p>Pillar scenario (intelligent goal object)</text:p>
              </table:table-cell>
              <table:table-cell office:value-type="float" office:value="10.49">
                <text:p>10.49</text:p>
              </table:table-cell>
              <table:table-cell office:value-type="float" office:value="35.17">
                <text:p>35.17</text:p>
              </table:table-cell>
              <table:table-cell office:value-type="float" office:value="42.97">
                <text:p>42.97</text:p>
              </table:table-cell>
            </table:table-row>
            <table:table-row>
              <table:table-cell office:value-type="string">
                <text:p>Pillar scenario (goal object with random walk)</text:p>
              </table:table-cell>
              <table:table-cell office:value-type="float" office:value="29.91">
                <text:p>29.91</text:p>
              </table:table-cell>
              <table:table-cell office:value-type="float" office:value="53.29">
                <text:p>53.29</text:p>
              </table:table-cell>
              <table:table-cell office:value-type="float" office:value="56.46">
                <text:p>56.46</text:p>
              </table:table-cell>
            </table:table-row>
            <table:table-row>
              <table:table-cell office:value-type="string">
                <text:p>Random scenario (intelligent goal object)</text:p>
              </table:table-cell>
              <table:table-cell office:value-type="float" office:value="12.04">
                <text:p>12.04</text:p>
              </table:table-cell>
              <table:table-cell office:value-type="float" office:value="41.51">
                <text:p>41.51</text:p>
              </table:table-cell>
              <table:table-cell office:value-type="float" office:value="46.08">
                <text:p>46.08</text:p>
              </table:table-cell>
            </table:table-row>
            <table:table-row>
              <table:table-cell office:value-type="string">
                <text:p>Random scenario (goal object with random walk)</text:p>
              </table:table-cell>
              <table:table-cell office:value-type="float" office:value="33.24">
                <text:p>33.24</text:p>
              </table:table-cell>
              <table:table-cell office:value-type="float" office:value="54.67">
                <text:p>54.67</text:p>
              </table:table-cell>
              <table:table-cell office:value-type="float" office:value="57.65">
                <text:p>57.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